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A933"/>
    </style:style>
    <style:style style:name="ce3" style:family="table-cell" style:parent-style-name="Default" style:data-style-name="N0">
      <style:table-cell-properties fo:background-color="#FF0000"/>
    </style:style>
    <style:style style:name="ce4" style:family="table-cell" style:parent-style-name="Default" style:data-style-name="N38"/>
    <style:style style:name="ce5" style:family="table-cell" style:parent-style-name="Default" style:data-style-name="N38">
      <style:table-cell-properties fo:background-color="#00A933"/>
    </style:style>
    <style:style style:name="ce6" style:family="table-cell" style:parent-style-name="Default" style:data-style-name="N38">
      <style:table-cell-properties fo:background-color="#FF0000"/>
    </style:style>
    <style:style style:name="co1" style:family="table-column">
      <style:table-column-properties fo:break-before="auto" style:column-width="3.81cm" style:use-optimal-column-width="true"/>
    </style:style>
    <style:style style:name="co2" style:family="table-column">
      <style:table-column-properties fo:break-before="auto" style:column-width="3.38666666666667cm"/>
    </style:style>
    <style:style style:name="co3" style:family="table-column">
      <style:table-column-properties fo:break-before="auto" style:column-width="2.39183333333333cm"/>
    </style:style>
    <style:style style:name="co4" style:family="table-column">
      <style:table-column-properties fo:break-before="auto" style:column-width="2.26483333333333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3.7465cm"/>
    </style:style>
    <style:style style:name="co7" style:family="table-column">
      <style:table-column-properties fo:break-before="auto" style:column-width="6.24416666666667cm"/>
    </style:style>
    <style:style style:name="co8" style:family="table-column">
      <style:table-column-properties fo:break-before="auto" style:column-width="6.56166666666667cm"/>
    </style:style>
    <style:style style:name="co9" style:family="table-column">
      <style:table-column-properties fo:break-before="auto" style:column-width="4.55083333333333cm"/>
    </style:style>
    <style:style style:name="co10" style:family="table-column">
      <style:table-column-properties fo:break-before="auto" style:column-width="3.70416666666667cm"/>
    </style:style>
    <style:style style:name="co11" style:family="table-column">
      <style:table-column-properties fo:break-before="auto" style:column-width="3.937cm"/>
    </style:style>
    <style:style style:name="co12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Chart 1" svg:x="17.3453in" svg:y="118.2374in" svg:width="14.0035in" svg:height="4.6217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4" table:number-columns-repeated="1013" table:default-cell-style-name="ce1"/>
        <table:table-column table:style-name="co12" table:number-columns-repeated="15360" table:default-cell-style-name="ce1"/>
        <table:table-row table:style-name="ro1">
          <table:table-cell office:value-type="string" table:style-name="ce4">
            <text:p>msg_published_time</text:p>
          </table:table-cell>
          <table:table-cell office:value-type="string" table:style-name="ce4">
            <text:p>msg_received_time</text:p>
          </table:table-cell>
          <table:table-cell office:value-type="string" table:style-name="ce1">
            <text:p>uint32_height</text:p>
          </table:table-cell>
          <table:table-cell office:value-type="string" table:style-name="ce1">
            <text:p>uint32_width</text:p>
          </table:table-cell>
          <table:table-cell office:value-type="string" table:style-name="ce1">
            <text:p>uint32_step</text:p>
          </table:table-cell>
          <table:table-cell office:value-type="string" table:style-name="ce1">
            <text:p>uint8_data_size.bytes</text:p>
          </table:table-cell>
          <table:table-cell table:style-name="ce1"/>
          <table:table-cell office:value-type="string" table:style-name="ce1">
            <text:p>Latency = received – published time (s)</text:p>
          </table:table-cell>
          <table:table-cell table:style-name="ce1"/>
          <table:table-cell office:value-type="string" table:style-name="ce1">
            <text:p>Actual latency rap (s)</text:p>
          </table:table-cell>
          <table:table-cell office:value-type="string" table:style-name="ce1">
            <text:p>Median latency plot (s)</text:p>
          </table:table-cell>
          <table:table-cell table:number-columns-repeated="16373"/>
        </table:table-row>
        <table:table-row table:style-name="ro1">
          <table:table-cell office:value-type="float" office:value="1739043148.4719999" table:style-name="ce4">
            <text:p>1739043148.472</text:p>
          </table:table-cell>
          <table:table-cell office:value-type="float" office:value="1739043149.1010001" table:style-name="ce4">
            <text:p>1739043149.10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62900018692016602" table:formula="of:=[.B2]-[.A2]" table:style-name="ce1">
            <text:p>0.629000187</text:p>
          </table:table-cell>
          <table:table-cell table:style-name="ce1"/>
          <table:table-cell office:value-type="float" office:value="0.241000175476074" table:formula="of:=[.H2] - [.$I$720]" table:style-name="ce1">
            <text:p>0.24100017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48.506" table:style-name="ce4">
            <text:p>1739043148.506</text:p>
          </table:table-cell>
          <table:table-cell office:value-type="float" office:value="1739043149.1860001" table:style-name="ce4">
            <text:p>1739043149.18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68000006675720215" table:formula="of:=[.B3]-[.A3]" table:style-name="ce1">
            <text:p>0.680000067</text:p>
          </table:table-cell>
          <table:table-cell table:style-name="ce1"/>
          <table:table-cell office:value-type="float" office:value="0.29200005531311013" table:formula="of:=[.H3] - [.$I$720]" table:style-name="ce1">
            <text:p>0.29200005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48.539" table:style-name="ce4">
            <text:p>1739043148.539</text:p>
          </table:table-cell>
          <table:table-cell office:value-type="float" office:value="1739043149.211" table:style-name="ce4">
            <text:p>1739043149.21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67199993133544922" table:formula="of:=[.B4]-[.A4]" table:style-name="ce1">
            <text:p>0.671999931</text:p>
          </table:table-cell>
          <table:table-cell table:style-name="ce1"/>
          <table:table-cell office:value-type="float" office:value="0.2839999198913572" table:formula="of:=[.H4] - [.$I$720]" table:style-name="ce1">
            <text:p>0.2839999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48.572" table:style-name="ce4">
            <text:p>1739043148.572</text:p>
          </table:table-cell>
          <table:table-cell office:value-type="float" office:value="1739043149.306" table:style-name="ce4">
            <text:p>1739043149.30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73399996757507324" table:formula="of:=[.B5]-[.A5]" table:style-name="ce1">
            <text:p>0.733999968</text:p>
          </table:table-cell>
          <table:table-cell table:style-name="ce1"/>
          <table:table-cell office:value-type="float" office:value="0.34599995613098122" table:formula="of:=[.H5] - [.$I$720]" table:style-name="ce1">
            <text:p>0.345999956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48.6389999" table:style-name="ce4">
            <text:p>1739043148.639</text:p>
          </table:table-cell>
          <table:table-cell office:value-type="float" office:value="1739043149.753" table:style-name="ce4">
            <text:p>1739043149.75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1140000820159912" table:formula="of:=[.B6]-[.A6]" table:style-name="ce1">
            <text:p>1.114000082</text:p>
          </table:table-cell>
          <table:table-cell table:style-name="ce1"/>
          <table:table-cell office:value-type="float" office:value="0.72600007057189919" table:formula="of:=[.H6] - [.$I$720]" table:style-name="ce1">
            <text:p>0.72600007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48.839" table:style-name="ce4">
            <text:p>1739043148.839</text:p>
          </table:table-cell>
          <table:table-cell office:value-type="float" office:value="1739043150.7479999" table:style-name="ce4">
            <text:p>1739043150.74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9089999198913574" table:formula="of:=[.B7]-[.A7]" table:style-name="ce1">
            <text:p>1.90899992</text:p>
          </table:table-cell>
          <table:table-cell table:style-name="ce1"/>
          <table:table-cell office:value-type="float" office:value="1.5209999084472654" table:formula="of:=[.H7] - [.$I$720]" table:style-name="ce1">
            <text:p>1.52099990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49.4719999" table:style-name="ce4">
            <text:p>1739043149.472</text:p>
          </table:table-cell>
          <table:table-cell office:value-type="float" office:value="1739043150.845" table:style-name="ce4">
            <text:p>1739043150.84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730001449584961" table:formula="of:=[.B8]-[.A8]" table:style-name="ce1">
            <text:p>1.373000145</text:p>
          </table:table-cell>
          <table:table-cell table:style-name="ce1"/>
          <table:table-cell office:value-type="float" office:value="0.98500013351440407" table:formula="of:=[.H8] - [.$I$720]" table:style-name="ce1">
            <text:p>0.98500013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49.539" table:style-name="ce4">
            <text:p>1739043149.539</text:p>
          </table:table-cell>
          <table:table-cell office:value-type="float" office:value="1739043150.97" table:style-name="ce4">
            <text:p>1739043150.97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09999942779541" table:formula="of:=[.B9]-[.A9]" table:style-name="ce1">
            <text:p>1.430999994</text:p>
          </table:table-cell>
          <table:table-cell table:style-name="ce1"/>
          <table:table-cell office:value-type="float" office:value="1.0429999828338621" table:formula="of:=[.H9] - [.$I$720]" table:style-name="ce1">
            <text:p>1.04299998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49.7060001" table:style-name="ce4">
            <text:p>1739043149.706</text:p>
          </table:table-cell>
          <table:table-cell office:value-type="float" office:value="1739043151.9860001" table:style-name="ce4">
            <text:p>1739043151.98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2799999713897705" table:formula="of:=[.B10]-[.A10]" table:style-name="ce1">
            <text:p>2.279999971</text:p>
          </table:table-cell>
          <table:table-cell table:style-name="ce1"/>
          <table:table-cell office:value-type="float" office:value="1.8919999599456785" table:formula="of:=[.H10] - [.$I$720]" table:style-name="ce1">
            <text:p>1.89199996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49.9719999" table:style-name="ce4">
            <text:p>1739043149.972</text:p>
          </table:table-cell>
          <table:table-cell office:value-type="float" office:value="1739043152.108" table:style-name="ce4">
            <text:p>1739043152.10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1360001564025879" table:formula="of:=[.B11]-[.A11]" table:style-name="ce1">
            <text:p>2.136000156</text:p>
          </table:table-cell>
          <table:table-cell table:style-name="ce1"/>
          <table:table-cell office:value-type="float" office:value="1.7480001449584959" table:formula="of:=[.H11] - [.$I$720]" table:style-name="ce1">
            <text:p>1.74800014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50.9719999" table:style-name="ce4">
            <text:p>1739043150.972</text:p>
          </table:table-cell>
          <table:table-cell office:value-type="float" office:value="1739043152.789" table:style-name="ce4">
            <text:p>1739043152.78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817000150680542" table:formula="of:=[.B12]-[.A12]" table:style-name="ce1">
            <text:p>1.817000151</text:p>
          </table:table-cell>
          <table:table-cell table:style-name="ce1"/>
          <table:table-cell office:value-type="float" office:value="1.42900013923645" table:formula="of:=[.H12] - [.$I$720]" table:style-name="ce1">
            <text:p>1.42900013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54.2390001" table:style-name="ce4">
            <text:p>1739043154.239</text:p>
          </table:table-cell>
          <table:table-cell office:value-type="float" office:value="1739043155.698" table:style-name="ce4">
            <text:p>1739043155.69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589998722076416" table:formula="of:=[.B13]-[.A13]" table:style-name="ce1">
            <text:p>1.458999872</text:p>
          </table:table-cell>
          <table:table-cell table:style-name="ce1"/>
          <table:table-cell office:value-type="float" office:value="1.0709998607635496" table:formula="of:=[.H13] - [.$I$720]" table:style-name="ce1">
            <text:p>1.07099986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54.6719999" table:style-name="ce4">
            <text:p>1739043154.672</text:p>
          </table:table-cell>
          <table:table-cell office:value-type="float" office:value="1739043156.444" table:style-name="ce4">
            <text:p>1739043156.44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7720000743865967" table:formula="of:=[.B14]-[.A14]" table:style-name="ce1">
            <text:p>1.772000074</text:p>
          </table:table-cell>
          <table:table-cell table:style-name="ce1"/>
          <table:table-cell office:value-type="float" office:value="1.3840000629425047" table:formula="of:=[.H14] - [.$I$720]" table:style-name="ce1">
            <text:p>1.38400006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55.1719999" table:style-name="ce4">
            <text:p>1739043155.172</text:p>
          </table:table-cell>
          <table:table-cell office:value-type="float" office:value="1739043156.6960001" table:style-name="ce4">
            <text:p>1739043156.69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240001678466797" table:formula="of:=[.B15]-[.A15]" table:style-name="ce1">
            <text:p>1.524000168</text:p>
          </table:table-cell>
          <table:table-cell table:style-name="ce1"/>
          <table:table-cell office:value-type="float" office:value="1.1360001564025877" table:formula="of:=[.H15] - [.$I$720]" table:style-name="ce1">
            <text:p>1.136000156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55.2060001" table:style-name="ce4">
            <text:p>1739043155.206</text:p>
          </table:table-cell>
          <table:table-cell office:value-type="float" office:value="1739043156.7980001" table:style-name="ce4">
            <text:p>1739043156.79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920000076293945" table:formula="of:=[.B16]-[.A16]" table:style-name="ce1">
            <text:p>1.592000008</text:p>
          </table:table-cell>
          <table:table-cell table:style-name="ce1"/>
          <table:table-cell office:value-type="float" office:value="1.2039999961853025" table:formula="of:=[.H16] - [.$I$720]" table:style-name="ce1">
            <text:p>1.203999996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55.339" table:style-name="ce4">
            <text:p>1739043155.339</text:p>
          </table:table-cell>
          <table:table-cell office:value-type="float" office:value="1739043156.954" table:style-name="ce4">
            <text:p>1739043156.95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150000095367432" table:formula="of:=[.B17]-[.A17]" table:style-name="ce1">
            <text:p>1.61500001</text:p>
          </table:table-cell>
          <table:table-cell table:style-name="ce1"/>
          <table:table-cell office:value-type="float" office:value="1.2269999980926511" table:formula="of:=[.H17] - [.$I$720]" table:style-name="ce1">
            <text:p>1.22699999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55.4059999" table:style-name="ce4">
            <text:p>1739043155.406</text:p>
          </table:table-cell>
          <table:table-cell office:value-type="float" office:value="1739043157.0569999" table:style-name="ce4">
            <text:p>1739043157.05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510000228881836" table:formula="of:=[.B18]-[.A18]" table:style-name="ce1">
            <text:p>1.651000023</text:p>
          </table:table-cell>
          <table:table-cell table:style-name="ce1"/>
          <table:table-cell office:value-type="float" office:value="1.2630000114440916" table:formula="of:=[.H18] - [.$I$720]" table:style-name="ce1">
            <text:p>1.26300001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59.039" table:style-name="ce4">
            <text:p>1739043159.039</text:p>
          </table:table-cell>
          <table:table-cell office:value-type="float" office:value="1739043160.6289999" table:style-name="ce4">
            <text:p>1739043160.62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899999141693115" table:formula="of:=[.B19]-[.A19]" table:style-name="ce1">
            <text:p>1.589999914</text:p>
          </table:table-cell>
          <table:table-cell table:style-name="ce1"/>
          <table:table-cell office:value-type="float" office:value="1.2019999027252195" table:formula="of:=[.H19] - [.$I$720]" table:style-name="ce1">
            <text:p>1.20199990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59.2390001" table:style-name="ce4">
            <text:p>1739043159.239</text:p>
          </table:table-cell>
          <table:table-cell office:value-type="float" office:value="1739043160.72" table:style-name="ce4">
            <text:p>1739043160.72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09999465942383" table:formula="of:=[.B20]-[.A20]" table:style-name="ce1">
            <text:p>1.480999947</text:p>
          </table:table-cell>
          <table:table-cell table:style-name="ce1"/>
          <table:table-cell office:value-type="float" office:value="1.0929999351501463" table:formula="of:=[.H20] - [.$I$720]" table:style-name="ce1">
            <text:p>1.09299993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59.4389999" table:style-name="ce4">
            <text:p>1739043159.439</text:p>
          </table:table-cell>
          <table:table-cell office:value-type="float" office:value="1739043160.8429999" table:style-name="ce4">
            <text:p>1739043160.84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40000438690186" table:formula="of:=[.B21]-[.A21]" table:style-name="ce1">
            <text:p>1.404000044</text:p>
          </table:table-cell>
          <table:table-cell table:style-name="ce1"/>
          <table:table-cell office:value-type="float" office:value="1.0160000324249265" table:formula="of:=[.H21] - [.$I$720]" table:style-name="ce1">
            <text:p>1.01600003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59.4719999" table:style-name="ce4">
            <text:p>1739043159.472</text:p>
          </table:table-cell>
          <table:table-cell office:value-type="float" office:value="1739043160.9809999" table:style-name="ce4">
            <text:p>1739043160.98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090000629425049" table:formula="of:=[.B22]-[.A22]" table:style-name="ce1">
            <text:p>1.509000063</text:p>
          </table:table-cell>
          <table:table-cell table:style-name="ce1"/>
          <table:table-cell office:value-type="float" office:value="1.1210000514984129" table:formula="of:=[.H22] - [.$I$720]" table:style-name="ce1">
            <text:p>1.12100005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59.6059999" table:style-name="ce4">
            <text:p>1739043159.606</text:p>
          </table:table-cell>
          <table:table-cell office:value-type="float" office:value="1739043161.0799999" table:style-name="ce4">
            <text:p>1739043161.08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39999771118164" table:formula="of:=[.B23]-[.A23]" table:style-name="ce1">
            <text:p>1.473999977</text:p>
          </table:table-cell>
          <table:table-cell table:style-name="ce1"/>
          <table:table-cell office:value-type="float" office:value="1.0859999656677244" table:formula="of:=[.H23] - [.$I$720]" table:style-name="ce1">
            <text:p>1.085999966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59.7720001" table:style-name="ce4">
            <text:p>1739043159.772</text:p>
          </table:table-cell>
          <table:table-cell office:value-type="float" office:value="1739043161.244" table:style-name="ce4">
            <text:p>1739043161.24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19998836517334" table:formula="of:=[.B24]-[.A24]" table:style-name="ce1">
            <text:p>1.471999884</text:p>
          </table:table-cell>
          <table:table-cell table:style-name="ce1"/>
          <table:table-cell office:value-type="float" office:value="1.0839998722076414" table:formula="of:=[.H24] - [.$I$720]" table:style-name="ce1">
            <text:p>1.08399987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59.9719999" table:style-name="ce4">
            <text:p>1739043159.972</text:p>
          </table:table-cell>
          <table:table-cell office:value-type="float" office:value="1739043161.348" table:style-name="ce4">
            <text:p>1739043161.34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760001659393311" table:formula="of:=[.B25]-[.A25]" table:style-name="ce1">
            <text:p>1.376000166</text:p>
          </table:table-cell>
          <table:table-cell table:style-name="ce1"/>
          <table:table-cell office:value-type="float" office:value="0.98800015449523904" table:formula="of:=[.H25] - [.$I$720]" table:style-name="ce1">
            <text:p>0.98800015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60.006" table:style-name="ce4">
            <text:p>1739043160.006</text:p>
          </table:table-cell>
          <table:table-cell office:value-type="float" office:value="1739043161.4389999" table:style-name="ce4">
            <text:p>1739043161.43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2999849319458" table:formula="of:=[.B26]-[.A26]" table:style-name="ce1">
            <text:p>1.432999849</text:p>
          </table:table-cell>
          <table:table-cell table:style-name="ce1"/>
          <table:table-cell office:value-type="float" office:value="1.044999837875366" table:formula="of:=[.H26] - [.$I$720]" table:style-name="ce1">
            <text:p>1.04499983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60.1719999" table:style-name="ce4">
            <text:p>1739043160.172</text:p>
          </table:table-cell>
          <table:table-cell office:value-type="float" office:value="1739043161.8970001" table:style-name="ce4">
            <text:p>1739043161.89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7250001430511475" table:formula="of:=[.B27]-[.A27]" table:style-name="ce1">
            <text:p>1.725000143</text:p>
          </table:table-cell>
          <table:table-cell table:style-name="ce1"/>
          <table:table-cell office:value-type="float" office:value="1.3370001316070554" table:formula="of:=[.H27] - [.$I$720]" table:style-name="ce1">
            <text:p>1.33700013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60.4719999" table:style-name="ce4">
            <text:p>1739043160.472</text:p>
          </table:table-cell>
          <table:table-cell office:value-type="float" office:value="1739043161.997" table:style-name="ce4">
            <text:p>1739043161.99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250000953674316" table:formula="of:=[.B28]-[.A28]" table:style-name="ce1">
            <text:p>1.525000095</text:p>
          </table:table-cell>
          <table:table-cell table:style-name="ce1"/>
          <table:table-cell office:value-type="float" office:value="1.1370000839233396" table:formula="of:=[.H28] - [.$I$720]" table:style-name="ce1">
            <text:p>1.13700008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61.372" table:style-name="ce5">
            <text:p>1739043161.372</text:p>
          </table:table-cell>
          <table:table-cell office:value-type="float" office:value="1739043165.473" table:style-name="ce5">
            <text:p>1739043165.473</text:p>
          </table:table-cell>
          <table:table-cell office:value-type="float" office:value="480" table:style-name="ce2">
            <text:p>480</text:p>
          </table:table-cell>
          <table:table-cell office:value-type="float" office:value="640" table:style-name="ce2">
            <text:p>640</text:p>
          </table:table-cell>
          <table:table-cell office:value-type="float" office:value="1280" table:style-name="ce2">
            <text:p>1280</text:p>
          </table:table-cell>
          <table:table-cell office:value-type="float" office:value="614400" table:style-name="ce2">
            <text:p>614400</text:p>
          </table:table-cell>
          <table:table-cell table:style-name="ce2"/>
          <table:table-cell office:value-type="float" office:value="4.1010000705718994" table:formula="of:=[.B29]-[.A29]" table:style-name="ce2">
            <text:p>4.101000071</text:p>
          </table:table-cell>
          <table:table-cell table:style-name="ce2"/>
          <table:table-cell office:value-type="float" office:value="3.7130000591278076" table:formula="of:=[.H29] - [.$I$720]" table:style-name="ce2">
            <text:p>3.713000059</text:p>
          </table:table-cell>
          <table:table-cell office:value-type="float" office:value="1.0590000152587888" table:formula="of:=[.$J$719]" table:style-name="ce2">
            <text:p>1.059000015</text:p>
          </table:table-cell>
          <table:table-cell table:number-columns-repeated="16373" table:style-name="ce2"/>
        </table:table-row>
        <table:table-row table:style-name="ro1">
          <table:table-cell office:value-type="float" office:value="1739043161.4389999" table:style-name="ce4">
            <text:p>1739043161.439</text:p>
          </table:table-cell>
          <table:table-cell office:value-type="float" office:value="1739043165.5780001" table:style-name="ce4">
            <text:p>1739043165.57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4.1390001773834229" table:formula="of:=[.B30]-[.A30]" table:style-name="ce1">
            <text:p>4.139000177</text:p>
          </table:table-cell>
          <table:table-cell table:style-name="ce1"/>
          <table:table-cell office:value-type="float" office:value="3.7510001659393311" table:formula="of:=[.H30] - [.$I$720]" table:style-name="ce1">
            <text:p>3.751000166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64.506" table:style-name="ce4">
            <text:p>1739043164.506</text:p>
          </table:table-cell>
          <table:table-cell office:value-type="float" office:value="1739043166.7780001" table:style-name="ce4">
            <text:p>1739043166.77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2720000743865967" table:formula="of:=[.B31]-[.A31]" table:style-name="ce1">
            <text:p>2.272000074</text:p>
          </table:table-cell>
          <table:table-cell table:style-name="ce1"/>
          <table:table-cell office:value-type="float" office:value="1.8840000629425047" table:formula="of:=[.H31] - [.$I$720]" table:style-name="ce1">
            <text:p>1.88400006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65.572" table:style-name="ce4">
            <text:p>1739043165.572</text:p>
          </table:table-cell>
          <table:table-cell office:value-type="float" office:value="1739043166.881" table:style-name="ce4">
            <text:p>1739043166.88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090000152587891" table:formula="of:=[.B32]-[.A32]" table:style-name="ce1">
            <text:p>1.309000015</text:p>
          </table:table-cell>
          <table:table-cell table:style-name="ce1"/>
          <table:table-cell office:value-type="float" office:value="0.92100000381469704" table:formula="of:=[.H32] - [.$I$720]" table:style-name="ce1">
            <text:p>0.92100000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65.6059999" table:style-name="ce4">
            <text:p>1739043165.606</text:p>
          </table:table-cell>
          <table:table-cell office:value-type="float" office:value="1739043166.99" table:style-name="ce4">
            <text:p>1739043166.99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840000629425049" table:formula="of:=[.B33]-[.A33]" table:style-name="ce1">
            <text:p>1.384000063</text:p>
          </table:table-cell>
          <table:table-cell table:style-name="ce1"/>
          <table:table-cell office:value-type="float" office:value="0.99600005149841286" table:formula="of:=[.H33] - [.$I$720]" table:style-name="ce1">
            <text:p>0.99600005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65.9389999" table:style-name="ce4">
            <text:p>1739043165.939</text:p>
          </table:table-cell>
          <table:table-cell office:value-type="float" office:value="1739043167.825" table:style-name="ce4">
            <text:p>1739043167.82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8860001564025879" table:formula="of:=[.B34]-[.A34]" table:style-name="ce1">
            <text:p>1.886000156</text:p>
          </table:table-cell>
          <table:table-cell table:style-name="ce1"/>
          <table:table-cell office:value-type="float" office:value="1.4980001449584959" table:formula="of:=[.H34] - [.$I$720]" table:style-name="ce1">
            <text:p>1.49800014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65.9719999" table:style-name="ce4">
            <text:p>1739043165.972</text:p>
          </table:table-cell>
          <table:table-cell office:value-type="float" office:value="1739043167.9330001" table:style-name="ce4">
            <text:p>1739043167.93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9610002040863037" table:formula="of:=[.B35]-[.A35]" table:style-name="ce1">
            <text:p>1.961000204</text:p>
          </table:table-cell>
          <table:table-cell table:style-name="ce1"/>
          <table:table-cell office:value-type="float" office:value="1.5730001926422117" table:formula="of:=[.H35] - [.$I$720]" table:style-name="ce1">
            <text:p>1.57300019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66.4719999" table:style-name="ce4">
            <text:p>1739043166.472</text:p>
          </table:table-cell>
          <table:table-cell office:value-type="float" office:value="1739043168.033" table:style-name="ce4">
            <text:p>1739043168.03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610001087188721" table:formula="of:=[.B36]-[.A36]" table:style-name="ce1">
            <text:p>1.561000109</text:p>
          </table:table-cell>
          <table:table-cell table:style-name="ce1"/>
          <table:table-cell office:value-type="float" office:value="1.1730000972747801" table:formula="of:=[.H36] - [.$I$720]" table:style-name="ce1">
            <text:p>1.17300009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66.7390001" table:style-name="ce4">
            <text:p>1739043166.739</text:p>
          </table:table-cell>
          <table:table-cell office:value-type="float" office:value="1739043168.1370001" table:style-name="ce4">
            <text:p>1739043168.13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80000019073486" table:formula="of:=[.B37]-[.A37]" table:style-name="ce1">
            <text:p>1.398000002</text:p>
          </table:table-cell>
          <table:table-cell table:style-name="ce1"/>
          <table:table-cell office:value-type="float" office:value="1.0099999904632566" table:formula="of:=[.H37] - [.$I$720]" table:style-name="ce1">
            <text:p>1.0099999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66.7720001" table:style-name="ce4">
            <text:p>1739043166.772</text:p>
          </table:table-cell>
          <table:table-cell office:value-type="float" office:value="1739043168.2479999" table:style-name="ce4">
            <text:p>1739043168.24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59998321533203" table:formula="of:=[.B38]-[.A38]" table:style-name="ce1">
            <text:p>1.475999832</text:p>
          </table:table-cell>
          <table:table-cell table:style-name="ce1"/>
          <table:table-cell office:value-type="float" office:value="1.0879998207092283" table:formula="of:=[.H38] - [.$I$720]" table:style-name="ce1">
            <text:p>1.08799982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66.9719999" table:style-name="ce4">
            <text:p>1739043166.972</text:p>
          </table:table-cell>
          <table:table-cell office:value-type="float" office:value="1739043168.5150001" table:style-name="ce4">
            <text:p>1739043168.51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430002212524414" table:formula="of:=[.B39]-[.A39]" table:style-name="ce1">
            <text:p>1.543000221</text:p>
          </table:table-cell>
          <table:table-cell table:style-name="ce1"/>
          <table:table-cell office:value-type="float" office:value="1.1550002098083494" table:formula="of:=[.H39] - [.$I$720]" table:style-name="ce1">
            <text:p>1.1550002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67.7390001" table:style-name="ce4">
            <text:p>1739043167.739</text:p>
          </table:table-cell>
          <table:table-cell office:value-type="float" office:value="1739043170.187" table:style-name="ce4">
            <text:p>1739043170.18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4479999542236328" table:formula="of:=[.B40]-[.A40]" table:style-name="ce1">
            <text:p>2.447999954</text:p>
          </table:table-cell>
          <table:table-cell table:style-name="ce1"/>
          <table:table-cell office:value-type="float" office:value="2.059999942779541" table:formula="of:=[.H40] - [.$I$720]" table:style-name="ce1">
            <text:p>2.05999994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68.9389999" table:style-name="ce4">
            <text:p>1739043168.939</text:p>
          </table:table-cell>
          <table:table-cell office:value-type="float" office:value="1739043170.316" table:style-name="ce4">
            <text:p>1739043170.31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77000093460083" table:formula="of:=[.B41]-[.A41]" table:style-name="ce1">
            <text:p>1.377000093</text:p>
          </table:table-cell>
          <table:table-cell table:style-name="ce1"/>
          <table:table-cell office:value-type="float" office:value="0.98900008201599099" table:formula="of:=[.H41] - [.$I$720]" table:style-name="ce1">
            <text:p>0.98900008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69.039" table:style-name="ce4">
            <text:p>1739043169.039</text:p>
          </table:table-cell>
          <table:table-cell office:value-type="float" office:value="1739043170.4890001" table:style-name="ce4">
            <text:p>1739043170.48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500000476837158" table:formula="of:=[.B42]-[.A42]" table:style-name="ce1">
            <text:p>1.450000048</text:p>
          </table:table-cell>
          <table:table-cell table:style-name="ce1"/>
          <table:table-cell office:value-type="float" office:value="1.0620000362396238" table:formula="of:=[.H42] - [.$I$720]" table:style-name="ce1">
            <text:p>1.062000036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69.1389999" table:style-name="ce4">
            <text:p>1739043169.139</text:p>
          </table:table-cell>
          <table:table-cell office:value-type="float" office:value="1739043170.609" table:style-name="ce4">
            <text:p>1739043170.60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00000286102295" table:formula="of:=[.B43]-[.A43]" table:style-name="ce1">
            <text:p>1.470000029</text:p>
          </table:table-cell>
          <table:table-cell table:style-name="ce1"/>
          <table:table-cell office:value-type="float" office:value="1.0820000171661375" table:formula="of:=[.H43] - [.$I$720]" table:style-name="ce1">
            <text:p>1.08200001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69.2720001" table:style-name="ce4">
            <text:p>1739043169.272</text:p>
          </table:table-cell>
          <table:table-cell office:value-type="float" office:value="1739043170.957" table:style-name="ce4">
            <text:p>1739043170.95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84999942779541" table:formula="of:=[.B44]-[.A44]" table:style-name="ce1">
            <text:p>1.684999943</text:p>
          </table:table-cell>
          <table:table-cell table:style-name="ce1"/>
          <table:table-cell office:value-type="float" office:value="1.296999931335449" table:formula="of:=[.H44] - [.$I$720]" table:style-name="ce1">
            <text:p>1.29699993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70.1389999" table:style-name="ce4">
            <text:p>1739043170.139</text:p>
          </table:table-cell>
          <table:table-cell office:value-type="float" office:value="1739043171.994" table:style-name="ce4">
            <text:p>1739043171.99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8550000190734863" table:formula="of:=[.B45]-[.A45]" table:style-name="ce1">
            <text:p>1.855000019</text:p>
          </table:table-cell>
          <table:table-cell table:style-name="ce1"/>
          <table:table-cell office:value-type="float" office:value="1.4670000076293943" table:formula="of:=[.H45] - [.$I$720]" table:style-name="ce1">
            <text:p>1.46700000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71.6059999" table:style-name="ce4">
            <text:p>1739043171.606</text:p>
          </table:table-cell>
          <table:table-cell office:value-type="float" office:value="1739043173.1889999" table:style-name="ce4">
            <text:p>1739043173.18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829999446868896" table:formula="of:=[.B46]-[.A46]" table:style-name="ce1">
            <text:p>1.582999945</text:p>
          </table:table-cell>
          <table:table-cell table:style-name="ce1"/>
          <table:table-cell office:value-type="float" office:value="1.1949999332427976" table:formula="of:=[.H46] - [.$I$720]" table:style-name="ce1">
            <text:p>1.19499993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72.072" table:style-name="ce4">
            <text:p>1739043172.072</text:p>
          </table:table-cell>
          <table:table-cell office:value-type="float" office:value="1739043174.02" table:style-name="ce4">
            <text:p>1739043174.02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9479999542236328" table:formula="of:=[.B47]-[.A47]" table:style-name="ce1">
            <text:p>1.947999954</text:p>
          </table:table-cell>
          <table:table-cell table:style-name="ce1"/>
          <table:table-cell office:value-type="float" office:value="1.5599999427795408" table:formula="of:=[.H47] - [.$I$720]" table:style-name="ce1">
            <text:p>1.55999994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72.306" table:style-name="ce4">
            <text:p>1739043172.306</text:p>
          </table:table-cell>
          <table:table-cell office:value-type="float" office:value="1739043174.4230001" table:style-name="ce4">
            <text:p>1739043174.42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1170001029968262" table:formula="of:=[.B48]-[.A48]" table:style-name="ce1">
            <text:p>2.117000103</text:p>
          </table:table-cell>
          <table:table-cell table:style-name="ce1"/>
          <table:table-cell office:value-type="float" office:value="1.7290000915527342" table:formula="of:=[.H48] - [.$I$720]" table:style-name="ce1">
            <text:p>1.72900009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72.339" table:style-name="ce4">
            <text:p>1739043172.339</text:p>
          </table:table-cell>
          <table:table-cell office:value-type="float" office:value="1739043174.4760001" table:style-name="ce4">
            <text:p>1739043174.47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1370000839233398" table:formula="of:=[.B49]-[.A49]" table:style-name="ce1">
            <text:p>2.137000084</text:p>
          </table:table-cell>
          <table:table-cell table:style-name="ce1"/>
          <table:table-cell office:value-type="float" office:value="1.7490000724792478" table:formula="of:=[.H49] - [.$I$720]" table:style-name="ce1">
            <text:p>1.74900007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72.872" table:style-name="ce4">
            <text:p>1739043172.872</text:p>
          </table:table-cell>
          <table:table-cell office:value-type="float" office:value="1739043174.9860001" table:style-name="ce4">
            <text:p>1739043174.98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1140000820159912" table:formula="of:=[.B50]-[.A50]" table:style-name="ce1">
            <text:p>2.114000082</text:p>
          </table:table-cell>
          <table:table-cell table:style-name="ce1"/>
          <table:table-cell office:value-type="float" office:value="1.7260000705718992" table:formula="of:=[.H50] - [.$I$720]" table:style-name="ce1">
            <text:p>1.72600007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73.7720001" table:style-name="ce4">
            <text:p>1739043173.772</text:p>
          </table:table-cell>
          <table:table-cell office:value-type="float" office:value="1739043175.0869999" table:style-name="ce4">
            <text:p>1739043175.08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149998188018799" table:formula="of:=[.B51]-[.A51]" table:style-name="ce1">
            <text:p>1.314999819</text:p>
          </table:table-cell>
          <table:table-cell table:style-name="ce1"/>
          <table:table-cell office:value-type="float" office:value="0.92699980735778786" table:formula="of:=[.H51] - [.$I$720]" table:style-name="ce1">
            <text:p>0.92699980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73.839" table:style-name="ce4">
            <text:p>1739043173.839</text:p>
          </table:table-cell>
          <table:table-cell office:value-type="float" office:value="1739043175.2479999" table:style-name="ce4">
            <text:p>1739043175.24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89999198913574" table:formula="of:=[.B52]-[.A52]" table:style-name="ce1">
            <text:p>1.40899992</text:p>
          </table:table-cell>
          <table:table-cell table:style-name="ce1"/>
          <table:table-cell office:value-type="float" office:value="1.0209999084472654" table:formula="of:=[.H52] - [.$I$720]" table:style-name="ce1">
            <text:p>1.02099990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74.1719999" table:style-name="ce4">
            <text:p>1739043174.172</text:p>
          </table:table-cell>
          <table:table-cell office:value-type="float" office:value="1739043175.668" table:style-name="ce4">
            <text:p>1739043175.66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960000514984131" table:formula="of:=[.B53]-[.A53]" table:style-name="ce1">
            <text:p>1.496000051</text:p>
          </table:table-cell>
          <table:table-cell table:style-name="ce1"/>
          <table:table-cell office:value-type="float" office:value="1.1080000400543211" table:formula="of:=[.H53] - [.$I$720]" table:style-name="ce1">
            <text:p>1.1080000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74.2390001" table:style-name="ce4">
            <text:p>1739043174.239</text:p>
          </table:table-cell>
          <table:table-cell office:value-type="float" office:value="1739043175.7820001" table:style-name="ce4">
            <text:p>1739043175.78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429999828338623" table:formula="of:=[.B54]-[.A54]" table:style-name="ce1">
            <text:p>1.542999983</text:p>
          </table:table-cell>
          <table:table-cell table:style-name="ce1"/>
          <table:table-cell office:value-type="float" office:value="1.1549999713897703" table:formula="of:=[.H54] - [.$I$720]" table:style-name="ce1">
            <text:p>1.15499997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74.339" table:style-name="ce4">
            <text:p>1739043174.339</text:p>
          </table:table-cell>
          <table:table-cell office:value-type="float" office:value="1739043175.8870001" table:style-name="ce4">
            <text:p>1739043175.88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480000972747803" table:formula="of:=[.B55]-[.A55]" table:style-name="ce1">
            <text:p>1.548000097</text:p>
          </table:table-cell>
          <table:table-cell table:style-name="ce1"/>
          <table:table-cell office:value-type="float" office:value="1.1600000858306883" table:formula="of:=[.H55] - [.$I$720]" table:style-name="ce1">
            <text:p>1.160000086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74.4719999" table:style-name="ce4">
            <text:p>1739043174.472</text:p>
          </table:table-cell>
          <table:table-cell office:value-type="float" office:value="1739043175.994" table:style-name="ce4">
            <text:p>1739043175.99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220000743865967" table:formula="of:=[.B56]-[.A56]" table:style-name="ce1">
            <text:p>1.522000074</text:p>
          </table:table-cell>
          <table:table-cell table:style-name="ce1"/>
          <table:table-cell office:value-type="float" office:value="1.1340000629425047" table:formula="of:=[.H56] - [.$I$720]" table:style-name="ce1">
            <text:p>1.13400006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74.6059999" table:style-name="ce4">
            <text:p>1739043174.606</text:p>
          </table:table-cell>
          <table:table-cell office:value-type="float" office:value="1739043176.1070001" table:style-name="ce4">
            <text:p>1739043176.10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010001659393311" table:formula="of:=[.B57]-[.A57]" table:style-name="ce1">
            <text:p>1.501000166</text:p>
          </table:table-cell>
          <table:table-cell table:style-name="ce1"/>
          <table:table-cell office:value-type="float" office:value="1.113000154495239" table:formula="of:=[.H57] - [.$I$720]" table:style-name="ce1">
            <text:p>1.11300015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74.7720001" table:style-name="ce4">
            <text:p>1739043174.772</text:p>
          </table:table-cell>
          <table:table-cell office:value-type="float" office:value="1739043176.197" table:style-name="ce4">
            <text:p>1739043176.19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249999523162842" table:formula="of:=[.B58]-[.A58]" table:style-name="ce1">
            <text:p>1.424999952</text:p>
          </table:table-cell>
          <table:table-cell table:style-name="ce1"/>
          <table:table-cell office:value-type="float" office:value="1.0369999408721922" table:formula="of:=[.H58] - [.$I$720]" table:style-name="ce1">
            <text:p>1.03699994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74.9389999" table:style-name="ce4">
            <text:p>1739043174.939</text:p>
          </table:table-cell>
          <table:table-cell office:value-type="float" office:value="1739043176.4649999" table:style-name="ce4">
            <text:p>1739043176.46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260000228881836" table:formula="of:=[.B59]-[.A59]" table:style-name="ce1">
            <text:p>1.526000023</text:p>
          </table:table-cell>
          <table:table-cell table:style-name="ce1"/>
          <table:table-cell office:value-type="float" office:value="1.1380000114440916" table:formula="of:=[.H59] - [.$I$720]" table:style-name="ce1">
            <text:p>1.13800001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75.2060001" table:style-name="ce4">
            <text:p>1739043175.206</text:p>
          </table:table-cell>
          <table:table-cell office:value-type="float" office:value="1739043176.6289999" table:style-name="ce4">
            <text:p>1739043176.62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229998588562012" table:formula="of:=[.B60]-[.A60]" table:style-name="ce1">
            <text:p>1.422999859</text:p>
          </table:table-cell>
          <table:table-cell table:style-name="ce1"/>
          <table:table-cell office:value-type="float" office:value="1.0349998474121092" table:formula="of:=[.H60] - [.$I$720]" table:style-name="ce1">
            <text:p>1.03499984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75.4389999" table:style-name="ce4">
            <text:p>1739043175.439</text:p>
          </table:table-cell>
          <table:table-cell office:value-type="float" office:value="1739043178.266" table:style-name="ce4">
            <text:p>1739043178.26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8270001411437988" table:formula="of:=[.B61]-[.A61]" table:style-name="ce1">
            <text:p>2.827000141</text:p>
          </table:table-cell>
          <table:table-cell table:style-name="ce1"/>
          <table:table-cell office:value-type="float" office:value="2.439000129699707" table:formula="of:=[.H61] - [.$I$720]" table:style-name="ce1">
            <text:p>2.4390001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75.7060001" table:style-name="ce4">
            <text:p>1739043175.706</text:p>
          </table:table-cell>
          <table:table-cell office:value-type="float" office:value="1739043178.375" table:style-name="ce4">
            <text:p>1739043178.37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6689999103546143" table:formula="of:=[.B62]-[.A62]" table:style-name="ce1">
            <text:p>2.66899991</text:p>
          </table:table-cell>
          <table:table-cell table:style-name="ce1"/>
          <table:table-cell office:value-type="float" office:value="2.2809998989105225" table:formula="of:=[.H62] - [.$I$720]" table:style-name="ce1">
            <text:p>2.28099989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75.839" table:style-name="ce4">
            <text:p>1739043175.839</text:p>
          </table:table-cell>
          <table:table-cell office:value-type="float" office:value="1739043178.4779999" table:style-name="ce4">
            <text:p>1739043178.47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6389999389648438" table:formula="of:=[.B63]-[.A63]" table:style-name="ce1">
            <text:p>2.638999939</text:p>
          </table:table-cell>
          <table:table-cell table:style-name="ce1"/>
          <table:table-cell office:value-type="float" office:value="2.250999927520752" table:formula="of:=[.H63] - [.$I$720]" table:style-name="ce1">
            <text:p>2.25099992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77.2390001" table:style-name="ce4">
            <text:p>1739043177.239</text:p>
          </table:table-cell>
          <table:table-cell office:value-type="float" office:value="1739043178.5829999" table:style-name="ce4">
            <text:p>1739043178.58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439998626708984" table:formula="of:=[.B64]-[.A64]" table:style-name="ce1">
            <text:p>1.343999863</text:p>
          </table:table-cell>
          <table:table-cell table:style-name="ce1"/>
          <table:table-cell office:value-type="float" office:value="0.95599985122680642" table:formula="of:=[.H64] - [.$I$720]" table:style-name="ce1">
            <text:p>0.95599985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77.372" table:style-name="ce4">
            <text:p>1739043177.372</text:p>
          </table:table-cell>
          <table:table-cell office:value-type="float" office:value="1739043178.6849999" table:style-name="ce4">
            <text:p>1739043178.68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12999963760376" table:formula="of:=[.B65]-[.A65]" table:style-name="ce1">
            <text:p>1.312999964</text:p>
          </table:table-cell>
          <table:table-cell table:style-name="ce1"/>
          <table:table-cell office:value-type="float" office:value="0.92499995231628396" table:formula="of:=[.H65] - [.$I$720]" table:style-name="ce1">
            <text:p>0.92499995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77.4059999" table:style-name="ce4">
            <text:p>1739043177.406</text:p>
          </table:table-cell>
          <table:table-cell office:value-type="float" office:value="1739043178.793" table:style-name="ce4">
            <text:p>1739043178.79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870000839233398" table:formula="of:=[.B66]-[.A66]" table:style-name="ce1">
            <text:p>1.387000084</text:p>
          </table:table-cell>
          <table:table-cell table:style-name="ce1"/>
          <table:table-cell office:value-type="float" office:value="0.99900007247924782" table:formula="of:=[.H66] - [.$I$720]" table:style-name="ce1">
            <text:p>0.99900007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77.539" table:style-name="ce4">
            <text:p>1739043177.539</text:p>
          </table:table-cell>
          <table:table-cell office:value-type="float" office:value="1739043178.951" table:style-name="ce4">
            <text:p>1739043178.95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119999408721924" table:formula="of:=[.B67]-[.A67]" table:style-name="ce1">
            <text:p>1.411999941</text:p>
          </table:table-cell>
          <table:table-cell table:style-name="ce1"/>
          <table:table-cell office:value-type="float" office:value="1.0239999294281004" table:formula="of:=[.H67] - [.$I$720]" table:style-name="ce1">
            <text:p>1.02399992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77.7060001" table:style-name="ce4">
            <text:p>1739043177.706</text:p>
          </table:table-cell>
          <table:table-cell office:value-type="float" office:value="1739043180.0840001" table:style-name="ce4">
            <text:p>1739043180.08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378000020980835" table:formula="of:=[.B68]-[.A68]" table:style-name="ce1">
            <text:p>2.378000021</text:p>
          </table:table-cell>
          <table:table-cell table:style-name="ce1"/>
          <table:table-cell office:value-type="float" office:value="1.9900000095367429" table:formula="of:=[.H68] - [.$I$720]" table:style-name="ce1">
            <text:p>1.9900000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78.9389999" table:style-name="ce4">
            <text:p>1739043178.939</text:p>
          </table:table-cell>
          <table:table-cell office:value-type="float" office:value="1739043180.244" table:style-name="ce4">
            <text:p>1739043180.24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050000667572021" table:formula="of:=[.B69]-[.A69]" table:style-name="ce1">
            <text:p>1.305000067</text:p>
          </table:table-cell>
          <table:table-cell table:style-name="ce1"/>
          <table:table-cell office:value-type="float" office:value="0.91700005531311013" table:formula="of:=[.H69] - [.$I$720]" table:style-name="ce1">
            <text:p>0.91700005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78.9719999" table:style-name="ce4">
            <text:p>1739043178.972</text:p>
          </table:table-cell>
          <table:table-cell office:value-type="float" office:value="1739043180.345" table:style-name="ce4">
            <text:p>1739043180.34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730001449584961" table:formula="of:=[.B70]-[.A70]" table:style-name="ce1">
            <text:p>1.373000145</text:p>
          </table:table-cell>
          <table:table-cell table:style-name="ce1"/>
          <table:table-cell office:value-type="float" office:value="0.98500013351440407" table:formula="of:=[.H70] - [.$I$720]" table:style-name="ce1">
            <text:p>0.98500013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79.039" table:style-name="ce4">
            <text:p>1739043179.039</text:p>
          </table:table-cell>
          <table:table-cell office:value-type="float" office:value="1739043180.483" table:style-name="ce4">
            <text:p>1739043180.48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440000057220459" table:formula="of:=[.B71]-[.A71]" table:style-name="ce1">
            <text:p>1.444000006</text:p>
          </table:table-cell>
          <table:table-cell table:style-name="ce1"/>
          <table:table-cell office:value-type="float" office:value="1.0559999942779539" table:formula="of:=[.H71] - [.$I$720]" table:style-name="ce1">
            <text:p>1.05599999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80.6059999" table:style-name="ce4">
            <text:p>1739043180.606</text:p>
          </table:table-cell>
          <table:table-cell office:value-type="float" office:value="1739043182.086" table:style-name="ce4">
            <text:p>1739043182.08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00000190734863" table:formula="of:=[.B72]-[.A72]" table:style-name="ce1">
            <text:p>1.480000019</text:p>
          </table:table-cell>
          <table:table-cell table:style-name="ce1"/>
          <table:table-cell office:value-type="float" office:value="1.0920000076293943" table:formula="of:=[.H72] - [.$I$720]" table:style-name="ce1">
            <text:p>1.09200000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80.872" table:style-name="ce4">
            <text:p>1739043180.872</text:p>
          </table:table-cell>
          <table:table-cell office:value-type="float" office:value="1739043182.2" table:style-name="ce4">
            <text:p>1739043182.20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280000686645508" table:formula="of:=[.B73]-[.A73]" table:style-name="ce1">
            <text:p>1.328000069</text:p>
          </table:table-cell>
          <table:table-cell table:style-name="ce1"/>
          <table:table-cell office:value-type="float" office:value="0.94000005722045876" table:formula="of:=[.H73] - [.$I$720]" table:style-name="ce1">
            <text:p>0.94000005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80.9719999" table:style-name="ce4">
            <text:p>1739043180.972</text:p>
          </table:table-cell>
          <table:table-cell office:value-type="float" office:value="1739043182.4100001" table:style-name="ce4">
            <text:p>1739043182.41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80002021789551" table:formula="of:=[.B74]-[.A74]" table:style-name="ce1">
            <text:p>1.438000202</text:p>
          </table:table-cell>
          <table:table-cell table:style-name="ce1"/>
          <table:table-cell office:value-type="float" office:value="1.0500001907348631" table:formula="of:=[.H74] - [.$I$720]" table:style-name="ce1">
            <text:p>1.05000019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81.372" table:style-name="ce4">
            <text:p>1739043181.372</text:p>
          </table:table-cell>
          <table:table-cell office:value-type="float" office:value="1739043182.743" table:style-name="ce4">
            <text:p>1739043182.74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710000514984131" table:formula="of:=[.B75]-[.A75]" table:style-name="ce1">
            <text:p>1.371000051</text:p>
          </table:table-cell>
          <table:table-cell table:style-name="ce1"/>
          <table:table-cell office:value-type="float" office:value="0.98300004005432107" table:formula="of:=[.H75] - [.$I$720]" table:style-name="ce1">
            <text:p>0.9830000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81.4059999" table:style-name="ce4">
            <text:p>1739043181.406</text:p>
          </table:table-cell>
          <table:table-cell office:value-type="float" office:value="1739043182.891" table:style-name="ce4">
            <text:p>1739043182.89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50001335144043" table:formula="of:=[.B76]-[.A76]" table:style-name="ce1">
            <text:p>1.485000134</text:p>
          </table:table-cell>
          <table:table-cell table:style-name="ce1"/>
          <table:table-cell office:value-type="float" office:value="1.0970001220703123" table:formula="of:=[.H76] - [.$I$720]" table:style-name="ce1">
            <text:p>1.09700012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81.9719999" table:style-name="ce4">
            <text:p>1739043181.972</text:p>
          </table:table-cell>
          <table:table-cell office:value-type="float" office:value="1739043183.3970001" table:style-name="ce4">
            <text:p>1739043183.39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250001907348633" table:formula="of:=[.B77]-[.A77]" table:style-name="ce1">
            <text:p>1.425000191</text:p>
          </table:table-cell>
          <table:table-cell table:style-name="ce1"/>
          <table:table-cell office:value-type="float" office:value="1.0370001792907713" table:formula="of:=[.H77] - [.$I$720]" table:style-name="ce1">
            <text:p>1.03700017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82.372" table:style-name="ce4">
            <text:p>1739043182.372</text:p>
          </table:table-cell>
          <table:table-cell office:value-type="float" office:value="1739043184.974" table:style-name="ce4">
            <text:p>1739043184.97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6019999980926514" table:formula="of:=[.B78]-[.A78]" table:style-name="ce1">
            <text:p>2.601999998</text:p>
          </table:table-cell>
          <table:table-cell table:style-name="ce1"/>
          <table:table-cell office:value-type="float" office:value="2.2139999866485596" table:formula="of:=[.H78] - [.$I$720]" table:style-name="ce1">
            <text:p>2.21399998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82.4059999" table:style-name="ce4">
            <text:p>1739043182.406</text:p>
          </table:table-cell>
          <table:table-cell office:value-type="float" office:value="1739043185.075" table:style-name="ce4">
            <text:p>1739043185.07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6690001487731934" table:formula="of:=[.B79]-[.A79]" table:style-name="ce1">
            <text:p>2.669000149</text:p>
          </table:table-cell>
          <table:table-cell table:style-name="ce1"/>
          <table:table-cell office:value-type="float" office:value="2.2810001373291016" table:formula="of:=[.H79] - [.$I$720]" table:style-name="ce1">
            <text:p>2.28100013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82.572" table:style-name="ce4">
            <text:p>1739043182.572</text:p>
          </table:table-cell>
          <table:table-cell office:value-type="float" office:value="1739043185.2090001" table:style-name="ce4">
            <text:p>1739043185.20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6370000839233398" table:formula="of:=[.B80]-[.A80]" table:style-name="ce1">
            <text:p>2.637000084</text:p>
          </table:table-cell>
          <table:table-cell table:style-name="ce1"/>
          <table:table-cell office:value-type="float" office:value="2.249000072479248" table:formula="of:=[.H80] - [.$I$720]" table:style-name="ce1">
            <text:p>2.24900007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83.6719999" table:style-name="ce4">
            <text:p>1739043183.672</text:p>
          </table:table-cell>
          <table:table-cell office:value-type="float" office:value="1739043185.3069999" table:style-name="ce4">
            <text:p>1739043185.30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349999904632568" table:formula="of:=[.B81]-[.A81]" table:style-name="ce1">
            <text:p>1.63499999</text:p>
          </table:table-cell>
          <table:table-cell table:style-name="ce1"/>
          <table:table-cell office:value-type="float" office:value="1.2469999790191648" table:formula="of:=[.H81] - [.$I$720]" table:style-name="ce1">
            <text:p>1.24699997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84.1059999" table:style-name="ce4">
            <text:p>1739043184.106</text:p>
          </table:table-cell>
          <table:table-cell office:value-type="float" office:value="1739043185.4170001" table:style-name="ce4">
            <text:p>1739043185.41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110001087188721" table:formula="of:=[.B82]-[.A82]" table:style-name="ce1">
            <text:p>1.311000109</text:p>
          </table:table-cell>
          <table:table-cell table:style-name="ce1"/>
          <table:table-cell office:value-type="float" office:value="0.92300009727478005" table:formula="of:=[.H82] - [.$I$720]" table:style-name="ce1">
            <text:p>0.92300009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84.1389999" table:style-name="ce4">
            <text:p>1739043184.139</text:p>
          </table:table-cell>
          <table:table-cell office:value-type="float" office:value="1739043185.5280001" table:style-name="ce4">
            <text:p>1739043185.52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890001773834229" table:formula="of:=[.B83]-[.A83]" table:style-name="ce1">
            <text:p>1.389000177</text:p>
          </table:table-cell>
          <table:table-cell table:style-name="ce1"/>
          <table:table-cell office:value-type="float" office:value="1.0010001659393308" table:formula="of:=[.H83] - [.$I$720]" table:style-name="ce1">
            <text:p>1.001000166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84.339" table:style-name="ce4">
            <text:p>1739043184.339</text:p>
          </table:table-cell>
          <table:table-cell office:value-type="float" office:value="1739043185.7980001" table:style-name="ce4">
            <text:p>1739043185.79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590001106262207" table:formula="of:=[.B84]-[.A84]" table:style-name="ce1">
            <text:p>1.459000111</text:p>
          </table:table-cell>
          <table:table-cell table:style-name="ce1"/>
          <table:table-cell office:value-type="float" office:value="1.0710000991821287" table:formula="of:=[.H84] - [.$I$720]" table:style-name="ce1">
            <text:p>1.07100009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84.4719999" table:style-name="ce4">
            <text:p>1739043184.472</text:p>
          </table:table-cell>
          <table:table-cell office:value-type="float" office:value="1739043185.902" table:style-name="ce4">
            <text:p>1739043185.90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00000667572021" table:formula="of:=[.B85]-[.A85]" table:style-name="ce1">
            <text:p>1.430000067</text:p>
          </table:table-cell>
          <table:table-cell table:style-name="ce1"/>
          <table:table-cell office:value-type="float" office:value="1.0420000553131101" table:formula="of:=[.H85] - [.$I$720]" table:style-name="ce1">
            <text:p>1.04200005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84.6059999" table:style-name="ce4">
            <text:p>1739043184.606</text:p>
          </table:table-cell>
          <table:table-cell office:value-type="float" office:value="1739043186.1689999" table:style-name="ce4">
            <text:p>1739043186.16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62999963760376" table:formula="of:=[.B86]-[.A86]" table:style-name="ce1">
            <text:p>1.562999964</text:p>
          </table:table-cell>
          <table:table-cell table:style-name="ce1"/>
          <table:table-cell office:value-type="float" office:value="1.174999952316284" table:formula="of:=[.H86] - [.$I$720]" table:style-name="ce1">
            <text:p>1.17499995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86.839" table:style-name="ce4">
            <text:p>1739043186.839</text:p>
          </table:table-cell>
          <table:table-cell office:value-type="float" office:value="1739043188.3239999" table:style-name="ce4">
            <text:p>1739043188.32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49998950958252" table:formula="of:=[.B87]-[.A87]" table:style-name="ce1">
            <text:p>1.484999895</text:p>
          </table:table-cell>
          <table:table-cell table:style-name="ce1"/>
          <table:table-cell office:value-type="float" office:value="1.0969998836517332" table:formula="of:=[.H87] - [.$I$720]" table:style-name="ce1">
            <text:p>1.09699988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86.9059999" table:style-name="ce4">
            <text:p>1739043186.906</text:p>
          </table:table-cell>
          <table:table-cell office:value-type="float" office:value="1739043188.428" table:style-name="ce4">
            <text:p>1739043188.42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220000743865967" table:formula="of:=[.B88]-[.A88]" table:style-name="ce1">
            <text:p>1.522000074</text:p>
          </table:table-cell>
          <table:table-cell table:style-name="ce1"/>
          <table:table-cell office:value-type="float" office:value="1.1340000629425047" table:formula="of:=[.H88] - [.$I$720]" table:style-name="ce1">
            <text:p>1.13400006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87.372" table:style-name="ce4">
            <text:p>1739043187.372</text:p>
          </table:table-cell>
          <table:table-cell office:value-type="float" office:value="1739043188.914" table:style-name="ce4">
            <text:p>1739043188.91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420000553131104" table:formula="of:=[.B89]-[.A89]" table:style-name="ce1">
            <text:p>1.542000055</text:p>
          </table:table-cell>
          <table:table-cell table:style-name="ce1"/>
          <table:table-cell office:value-type="float" office:value="1.1540000438690183" table:formula="of:=[.H89] - [.$I$720]" table:style-name="ce1">
            <text:p>1.15400004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87.6059999" table:style-name="ce4">
            <text:p>1739043187.606</text:p>
          </table:table-cell>
          <table:table-cell office:value-type="float" office:value="1739043189.069" table:style-name="ce4">
            <text:p>1739043189.06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630000591278076" table:formula="of:=[.B90]-[.A90]" table:style-name="ce1">
            <text:p>1.463000059</text:p>
          </table:table-cell>
          <table:table-cell table:style-name="ce1"/>
          <table:table-cell office:value-type="float" office:value="1.0750000476837156" table:formula="of:=[.H90] - [.$I$720]" table:style-name="ce1">
            <text:p>1.07500004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87.806" table:style-name="ce4">
            <text:p>1739043187.806</text:p>
          </table:table-cell>
          <table:table-cell office:value-type="float" office:value="1739043189.1930001" table:style-name="ce4">
            <text:p>1739043189.19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870000839233398" table:formula="of:=[.B91]-[.A91]" table:style-name="ce1">
            <text:p>1.387000084</text:p>
          </table:table-cell>
          <table:table-cell table:style-name="ce1"/>
          <table:table-cell office:value-type="float" office:value="0.99900007247924782" table:formula="of:=[.H91] - [.$I$720]" table:style-name="ce1">
            <text:p>0.99900007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87.839" table:style-name="ce4">
            <text:p>1739043187.839</text:p>
          </table:table-cell>
          <table:table-cell office:value-type="float" office:value="1739043189.2909999" table:style-name="ce4">
            <text:p>1739043189.29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519999027252197" table:formula="of:=[.B92]-[.A92]" table:style-name="ce1">
            <text:p>1.451999903</text:p>
          </table:table-cell>
          <table:table-cell table:style-name="ce1"/>
          <table:table-cell office:value-type="float" office:value="1.0639998912811277" table:formula="of:=[.H92] - [.$I$720]" table:style-name="ce1">
            <text:p>1.06399989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92.1059999" table:style-name="ce4">
            <text:p>1739043192.106</text:p>
          </table:table-cell>
          <table:table-cell office:value-type="float" office:value="1739043193.974" table:style-name="ce4">
            <text:p>1739043193.97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8680000305175781" table:formula="of:=[.B93]-[.A93]" table:style-name="ce1">
            <text:p>1.868000031</text:p>
          </table:table-cell>
          <table:table-cell table:style-name="ce1"/>
          <table:table-cell office:value-type="float" office:value="1.4800000190734861" table:formula="of:=[.H93] - [.$I$720]" table:style-name="ce1">
            <text:p>1.48000001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92.9389999" table:style-name="ce4">
            <text:p>1739043192.939</text:p>
          </table:table-cell>
          <table:table-cell office:value-type="float" office:value="1739043194.4960001" table:style-name="ce4">
            <text:p>1739043194.49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570001602172852" table:formula="of:=[.B94]-[.A94]" table:style-name="ce1">
            <text:p>1.55700016</text:p>
          </table:table-cell>
          <table:table-cell table:style-name="ce1"/>
          <table:table-cell office:value-type="float" office:value="1.1690001487731931" table:formula="of:=[.H94] - [.$I$720]" table:style-name="ce1">
            <text:p>1.16900014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93.072" table:style-name="ce4">
            <text:p>1739043193.072</text:p>
          </table:table-cell>
          <table:table-cell office:value-type="float" office:value="1739043195.5250001" table:style-name="ce4">
            <text:p>1739043195.52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4530000686645508" table:formula="of:=[.B95]-[.A95]" table:style-name="ce1">
            <text:p>2.453000069</text:p>
          </table:table-cell>
          <table:table-cell table:style-name="ce1"/>
          <table:table-cell office:value-type="float" office:value="2.065000057220459" table:formula="of:=[.H95] - [.$I$720]" table:style-name="ce1">
            <text:p>2.06500005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93.4059999" table:style-name="ce4">
            <text:p>1739043193.406</text:p>
          </table:table-cell>
          <table:table-cell office:value-type="float" office:value="1739043195.628" table:style-name="ce4">
            <text:p>1739043195.62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2220001220703125" table:formula="of:=[.B96]-[.A96]" table:style-name="ce1">
            <text:p>2.222000122</text:p>
          </table:table-cell>
          <table:table-cell table:style-name="ce1"/>
          <table:table-cell office:value-type="float" office:value="1.8340001106262205" table:formula="of:=[.H96] - [.$I$720]" table:style-name="ce1">
            <text:p>1.83400011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94.4389999" table:style-name="ce4">
            <text:p>1739043194.439</text:p>
          </table:table-cell>
          <table:table-cell office:value-type="float" office:value="1739043197.9300001" table:style-name="ce4">
            <text:p>1739043197.93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3.4910001754760742" table:formula="of:=[.B97]-[.A97]" table:style-name="ce1">
            <text:p>3.491000175</text:p>
          </table:table-cell>
          <table:table-cell table:style-name="ce1"/>
          <table:table-cell office:value-type="float" office:value="3.1030001640319824" table:formula="of:=[.H97] - [.$I$720]" table:style-name="ce1">
            <text:p>3.10300016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96.6059999" table:style-name="ce4">
            <text:p>1739043196.606</text:p>
          </table:table-cell>
          <table:table-cell office:value-type="float" office:value="1739043197.984" table:style-name="ce4">
            <text:p>1739043197.98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78000020980835" table:formula="of:=[.B98]-[.A98]" table:style-name="ce1">
            <text:p>1.378000021</text:p>
          </table:table-cell>
          <table:table-cell table:style-name="ce1"/>
          <table:table-cell office:value-type="float" office:value="0.99000000953674294" table:formula="of:=[.H98] - [.$I$720]" table:style-name="ce1">
            <text:p>0.9900000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96.6389999" table:style-name="ce4">
            <text:p>1739043196.639</text:p>
          </table:table-cell>
          <table:table-cell office:value-type="float" office:value="1739043197.9849999" table:style-name="ce4">
            <text:p>1739043197.98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459999561309814" table:formula="of:=[.B99]-[.A99]" table:style-name="ce1">
            <text:p>1.345999956</text:p>
          </table:table-cell>
          <table:table-cell table:style-name="ce1"/>
          <table:table-cell office:value-type="float" office:value="0.95799994468688943" table:formula="of:=[.H99] - [.$I$720]" table:style-name="ce1">
            <text:p>0.95799994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96.9389999" table:style-name="ce4">
            <text:p>1739043196.939</text:p>
          </table:table-cell>
          <table:table-cell office:value-type="float" office:value="1739043198.072" table:style-name="ce4">
            <text:p>1739043198.07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1330001354217529" table:formula="of:=[.B100]-[.A100]" table:style-name="ce1">
            <text:p>1.133000135</text:p>
          </table:table-cell>
          <table:table-cell table:style-name="ce1"/>
          <table:table-cell office:value-type="float" office:value="0.74500012397766091" table:formula="of:=[.H100] - [.$I$720]" table:style-name="ce1">
            <text:p>0.74500012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97.006" table:style-name="ce4">
            <text:p>1739043197.006</text:p>
          </table:table-cell>
          <table:table-cell office:value-type="float" office:value="1739043198.1819999" table:style-name="ce4">
            <text:p>1739043198.18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1759998798370361" table:formula="of:=[.B101]-[.A101]" table:style-name="ce1">
            <text:p>1.17599988</text:p>
          </table:table-cell>
          <table:table-cell table:style-name="ce1"/>
          <table:table-cell office:value-type="float" office:value="0.78799986839294411" table:formula="of:=[.H101] - [.$I$720]" table:style-name="ce1">
            <text:p>0.78799986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97.039" table:style-name="ce4">
            <text:p>1739043197.039</text:p>
          </table:table-cell>
          <table:table-cell office:value-type="float" office:value="1739043198.2909999" table:style-name="ce4">
            <text:p>1739043198.29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519998550415039" table:formula="of:=[.B102]-[.A102]" table:style-name="ce1">
            <text:p>1.251999855</text:p>
          </table:table-cell>
          <table:table-cell table:style-name="ce1"/>
          <table:table-cell office:value-type="float" office:value="0.86399984359741189" table:formula="of:=[.H102] - [.$I$720]" table:style-name="ce1">
            <text:p>0.86399984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97.072" table:style-name="ce4">
            <text:p>1739043197.072</text:p>
          </table:table-cell>
          <table:table-cell office:value-type="float" office:value="1739043198.3959999" table:style-name="ce4">
            <text:p>1739043198.39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239998817443848" table:formula="of:=[.B103]-[.A103]" table:style-name="ce1">
            <text:p>1.323999882</text:p>
          </table:table-cell>
          <table:table-cell table:style-name="ce1"/>
          <table:table-cell office:value-type="float" office:value="0.93599987030029275" table:formula="of:=[.H103] - [.$I$720]" table:style-name="ce1">
            <text:p>0.9359998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97.1719999" table:style-name="ce4">
            <text:p>1739043197.172</text:p>
          </table:table-cell>
          <table:table-cell office:value-type="float" office:value="1739043198.51" table:style-name="ce4">
            <text:p>1739043198.51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380000591278076" table:formula="of:=[.B104]-[.A104]" table:style-name="ce1">
            <text:p>1.338000059</text:p>
          </table:table-cell>
          <table:table-cell table:style-name="ce1"/>
          <table:table-cell office:value-type="float" office:value="0.9500000476837156" table:formula="of:=[.H104] - [.$I$720]" table:style-name="ce1">
            <text:p>0.95000004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97.2060001" table:style-name="ce4">
            <text:p>1739043197.206</text:p>
          </table:table-cell>
          <table:table-cell office:value-type="float" office:value="1739043198.6140001" table:style-name="ce4">
            <text:p>1739043198.61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79999923706055" table:formula="of:=[.B105]-[.A105]" table:style-name="ce1">
            <text:p>1.407999992</text:p>
          </table:table-cell>
          <table:table-cell table:style-name="ce1"/>
          <table:table-cell office:value-type="float" office:value="1.0199999809265134" table:formula="of:=[.H105] - [.$I$720]" table:style-name="ce1">
            <text:p>1.01999998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97.2390001" table:style-name="ce4">
            <text:p>1739043197.239</text:p>
          </table:table-cell>
          <table:table-cell office:value-type="float" office:value="1739043198.7179999" table:style-name="ce4">
            <text:p>1739043198.71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89998531341553" table:formula="of:=[.B106]-[.A106]" table:style-name="ce1">
            <text:p>1.478999853</text:p>
          </table:table-cell>
          <table:table-cell table:style-name="ce1"/>
          <table:table-cell office:value-type="float" office:value="1.0909998416900633" table:formula="of:=[.H106] - [.$I$720]" table:style-name="ce1">
            <text:p>1.09099984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97.506" table:style-name="ce4">
            <text:p>1739043197.506</text:p>
          </table:table-cell>
          <table:table-cell office:value-type="float" office:value="1739043198.8239999" table:style-name="ce4">
            <text:p>1739043198.82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179998397827148" table:formula="of:=[.B107]-[.A107]" table:style-name="ce1">
            <text:p>1.31799984</text:p>
          </table:table-cell>
          <table:table-cell table:style-name="ce1"/>
          <table:table-cell office:value-type="float" office:value="0.92999982833862282" table:formula="of:=[.H107] - [.$I$720]" table:style-name="ce1">
            <text:p>0.92999982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97.539" table:style-name="ce4">
            <text:p>1739043197.539</text:p>
          </table:table-cell>
          <table:table-cell office:value-type="float" office:value="1739043199.1389999" table:style-name="ce4">
            <text:p>1739043199.13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999999046325684" table:formula="of:=[.B108]-[.A108]" table:style-name="ce1">
            <text:p>1.599999905</text:p>
          </table:table-cell>
          <table:table-cell table:style-name="ce1"/>
          <table:table-cell office:value-type="float" office:value="1.2119998931884763" table:formula="of:=[.H108] - [.$I$720]" table:style-name="ce1">
            <text:p>1.21199989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98.572" table:style-name="ce4">
            <text:p>1739043198.572</text:p>
          </table:table-cell>
          <table:table-cell office:value-type="float" office:value="1739043200.1229999" table:style-name="ce4">
            <text:p>1739043200.12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509998798370361" table:formula="of:=[.B109]-[.A109]" table:style-name="ce1">
            <text:p>1.55099988</text:p>
          </table:table-cell>
          <table:table-cell table:style-name="ce1"/>
          <table:table-cell office:value-type="float" office:value="1.1629998683929441" table:formula="of:=[.H109] - [.$I$720]" table:style-name="ce1">
            <text:p>1.16299986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98.6719999" table:style-name="ce4">
            <text:p>1739043198.672</text:p>
          </table:table-cell>
          <table:table-cell office:value-type="float" office:value="1739043200.224" table:style-name="ce4">
            <text:p>1739043200.22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520000457763672" table:formula="of:=[.B110]-[.A110]" table:style-name="ce1">
            <text:p>1.552000046</text:p>
          </table:table-cell>
          <table:table-cell table:style-name="ce1"/>
          <table:table-cell office:value-type="float" office:value="1.1640000343322752" table:formula="of:=[.H110] - [.$I$720]" table:style-name="ce1">
            <text:p>1.16400003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198.9719999" table:style-name="ce4">
            <text:p>1739043198.972</text:p>
          </table:table-cell>
          <table:table-cell office:value-type="float" office:value="1739043202.8859999" table:style-name="ce4">
            <text:p>1739043202.88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3.9140000343322754" table:formula="of:=[.B111]-[.A111]" table:style-name="ce1">
            <text:p>3.914000034</text:p>
          </table:table-cell>
          <table:table-cell table:style-name="ce1"/>
          <table:table-cell office:value-type="float" office:value="3.5260000228881836" table:formula="of:=[.H111] - [.$I$720]" table:style-name="ce1">
            <text:p>3.52600002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01.539" table:style-name="ce4">
            <text:p>1739043201.539</text:p>
          </table:table-cell>
          <table:table-cell office:value-type="float" office:value="1739043202.8929999" table:style-name="ce4">
            <text:p>1739043202.89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539998531341553" table:formula="of:=[.B112]-[.A112]" table:style-name="ce1">
            <text:p>1.353999853</text:p>
          </table:table-cell>
          <table:table-cell table:style-name="ce1"/>
          <table:table-cell office:value-type="float" office:value="0.96599984169006325" table:formula="of:=[.H112] - [.$I$720]" table:style-name="ce1">
            <text:p>0.96599984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01.572" table:style-name="ce4">
            <text:p>1739043201.572</text:p>
          </table:table-cell>
          <table:table-cell office:value-type="float" office:value="1739043203" table:style-name="ce4">
            <text:p>1739043203.00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279999732971191" table:formula="of:=[.B113]-[.A113]" table:style-name="ce1">
            <text:p>1.427999973</text:p>
          </table:table-cell>
          <table:table-cell table:style-name="ce1"/>
          <table:table-cell office:value-type="float" office:value="1.0399999618530271" table:formula="of:=[.H113] - [.$I$720]" table:style-name="ce1">
            <text:p>1.03999996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01.806" table:style-name="ce4">
            <text:p>1739043201.806</text:p>
          </table:table-cell>
          <table:table-cell office:value-type="float" office:value="1739043203.266" table:style-name="ce4">
            <text:p>1739043203.26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600000381469727" table:formula="of:=[.B114]-[.A114]" table:style-name="ce1">
            <text:p>1.460000038</text:p>
          </table:table-cell>
          <table:table-cell table:style-name="ce1"/>
          <table:table-cell office:value-type="float" office:value="1.0720000267028806" table:formula="of:=[.H114] - [.$I$720]" table:style-name="ce1">
            <text:p>1.07200002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02.2060001" table:style-name="ce4">
            <text:p>1739043202.206</text:p>
          </table:table-cell>
          <table:table-cell office:value-type="float" office:value="1739043203.684" table:style-name="ce4">
            <text:p>1739043203.68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79999256134033" table:formula="of:=[.B115]-[.A115]" table:style-name="ce1">
            <text:p>1.477999926</text:p>
          </table:table-cell>
          <table:table-cell table:style-name="ce1"/>
          <table:table-cell office:value-type="float" office:value="1.0899999141693113" table:formula="of:=[.H115] - [.$I$720]" table:style-name="ce1">
            <text:p>1.08999991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03.6719999" table:style-name="ce4">
            <text:p>1739043203.672</text:p>
          </table:table-cell>
          <table:table-cell office:value-type="float" office:value="1739043205.0580001" table:style-name="ce4">
            <text:p>1739043205.05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860001564025879" table:formula="of:=[.B116]-[.A116]" table:style-name="ce1">
            <text:p>1.386000156</text:p>
          </table:table-cell>
          <table:table-cell table:style-name="ce1"/>
          <table:table-cell office:value-type="float" office:value="0.99800014495849587" table:formula="of:=[.H116] - [.$I$720]" table:style-name="ce1">
            <text:p>0.99800014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03.7060001" table:style-name="ce4">
            <text:p>1739043203.706</text:p>
          </table:table-cell>
          <table:table-cell office:value-type="float" office:value="1739043205.1730001" table:style-name="ce4">
            <text:p>1739043205.17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670000076293945" table:formula="of:=[.B117]-[.A117]" table:style-name="ce1">
            <text:p>1.467000008</text:p>
          </table:table-cell>
          <table:table-cell table:style-name="ce1"/>
          <table:table-cell office:value-type="float" office:value="1.0789999961853025" table:formula="of:=[.H117] - [.$I$720]" table:style-name="ce1">
            <text:p>1.078999996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04.072" table:style-name="ce4">
            <text:p>1739043204.072</text:p>
          </table:table-cell>
          <table:table-cell office:value-type="float" office:value="1739043206.4400001" table:style-name="ce4">
            <text:p>1739043206.44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3680000305175781" table:formula="of:=[.B118]-[.A118]" table:style-name="ce1">
            <text:p>2.368000031</text:p>
          </table:table-cell>
          <table:table-cell table:style-name="ce1"/>
          <table:table-cell office:value-type="float" office:value="1.9800000190734861" table:formula="of:=[.H118] - [.$I$720]" table:style-name="ce1">
            <text:p>1.98000001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04.4059999" table:style-name="ce4">
            <text:p>1739043204.406</text:p>
          </table:table-cell>
          <table:table-cell office:value-type="float" office:value="1739043206.559" table:style-name="ce4">
            <text:p>1739043206.55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1530001163482666" table:formula="of:=[.B119]-[.A119]" table:style-name="ce1">
            <text:p>2.153000116</text:p>
          </table:table-cell>
          <table:table-cell table:style-name="ce1"/>
          <table:table-cell office:value-type="float" office:value="1.7650001049041746" table:formula="of:=[.H119] - [.$I$720]" table:style-name="ce1">
            <text:p>1.76500010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05.2060001" table:style-name="ce4">
            <text:p>1739043205.206</text:p>
          </table:table-cell>
          <table:table-cell office:value-type="float" office:value="1739043206.7060001" table:style-name="ce4">
            <text:p>1739043206.70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" table:formula="of:=[.B120]-[.A120]" table:style-name="ce1">
            <text:p>1.5</text:p>
          </table:table-cell>
          <table:table-cell table:style-name="ce1"/>
          <table:table-cell office:value-type="float" office:value="1.111999988555908" table:formula="of:=[.H120] - [.$I$720]" table:style-name="ce1">
            <text:p>1.11199998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05.306" table:style-name="ce4">
            <text:p>1739043205.306</text:p>
          </table:table-cell>
          <table:table-cell office:value-type="float" office:value="1739043208.1800001" table:style-name="ce4">
            <text:p>1739043208.18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874000072479248" table:formula="of:=[.B121]-[.A121]" table:style-name="ce1">
            <text:p>2.874000072</text:p>
          </table:table-cell>
          <table:table-cell table:style-name="ce1"/>
          <table:table-cell office:value-type="float" office:value="2.4860000610351563" table:formula="of:=[.H121] - [.$I$720]" table:style-name="ce1">
            <text:p>2.48600006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05.539" table:style-name="ce4">
            <text:p>1739043205.539</text:p>
          </table:table-cell>
          <table:table-cell office:value-type="float" office:value="1739043208.28" table:style-name="ce4">
            <text:p>1739043208.28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7409999370574951" table:formula="of:=[.B122]-[.A122]" table:style-name="ce1">
            <text:p>2.740999937</text:p>
          </table:table-cell>
          <table:table-cell table:style-name="ce1"/>
          <table:table-cell office:value-type="float" office:value="2.3529999256134033" table:formula="of:=[.H122] - [.$I$720]" table:style-name="ce1">
            <text:p>2.352999926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06.806" table:style-name="ce4">
            <text:p>1739043206.806</text:p>
          </table:table-cell>
          <table:table-cell office:value-type="float" office:value="1739043208.3989999" table:style-name="ce4">
            <text:p>1739043208.39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929999351501465" table:formula="of:=[.B123]-[.A123]" table:style-name="ce1">
            <text:p>1.592999935</text:p>
          </table:table-cell>
          <table:table-cell table:style-name="ce1"/>
          <table:table-cell office:value-type="float" office:value="1.2049999237060545" table:formula="of:=[.H123] - [.$I$720]" table:style-name="ce1">
            <text:p>1.20499992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06.9719999" table:style-name="ce4">
            <text:p>1739043206.972</text:p>
          </table:table-cell>
          <table:table-cell office:value-type="float" office:value="1739043208.4990001" table:style-name="ce4">
            <text:p>1739043208.49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270001888275146" table:formula="of:=[.B124]-[.A124]" table:style-name="ce1">
            <text:p>1.527000189</text:p>
          </table:table-cell>
          <table:table-cell table:style-name="ce1"/>
          <table:table-cell office:value-type="float" office:value="1.1390001773834226" table:formula="of:=[.H124] - [.$I$720]" table:style-name="ce1">
            <text:p>1.13900017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08.2720001" table:style-name="ce4">
            <text:p>1739043208.272</text:p>
          </table:table-cell>
          <table:table-cell office:value-type="float" office:value="1739043210.4030001" table:style-name="ce4">
            <text:p>1739043210.40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1310000419616699" table:formula="of:=[.B125]-[.A125]" table:style-name="ce1">
            <text:p>2.131000042</text:p>
          </table:table-cell>
          <table:table-cell table:style-name="ce1"/>
          <table:table-cell office:value-type="float" office:value="1.7430000305175779" table:formula="of:=[.H125] - [.$I$720]" table:style-name="ce1">
            <text:p>1.74300003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08.9389999" table:style-name="ce4">
            <text:p>1739043208.939</text:p>
          </table:table-cell>
          <table:table-cell office:value-type="float" office:value="1739043210.5020001" table:style-name="ce4">
            <text:p>1739043210.50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630002021789551" table:formula="of:=[.B126]-[.A126]" table:style-name="ce1">
            <text:p>1.563000202</text:p>
          </table:table-cell>
          <table:table-cell table:style-name="ce1"/>
          <table:table-cell office:value-type="float" office:value="1.1750001907348631" table:formula="of:=[.H126] - [.$I$720]" table:style-name="ce1">
            <text:p>1.17500019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09.2390001" table:style-name="ce4">
            <text:p>1739043209.239</text:p>
          </table:table-cell>
          <table:table-cell office:value-type="float" office:value="1739043210.6029999" table:style-name="ce4">
            <text:p>1739043210.60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639998435974121" table:formula="of:=[.B127]-[.A127]" table:style-name="ce1">
            <text:p>1.363999844</text:p>
          </table:table-cell>
          <table:table-cell table:style-name="ce1"/>
          <table:table-cell office:value-type="float" office:value="0.97599983215332009" table:formula="of:=[.H127] - [.$I$720]" table:style-name="ce1">
            <text:p>0.97599983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09.339" table:style-name="ce4">
            <text:p>1739043209.339</text:p>
          </table:table-cell>
          <table:table-cell office:value-type="float" office:value="1739043210.941" table:style-name="ce4">
            <text:p>1739043210.94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019999980926514" table:formula="of:=[.B128]-[.A128]" table:style-name="ce1">
            <text:p>1.601999998</text:p>
          </table:table-cell>
          <table:table-cell table:style-name="ce1"/>
          <table:table-cell office:value-type="float" office:value="1.2139999866485593" table:formula="of:=[.H128] - [.$I$720]" table:style-name="ce1">
            <text:p>1.21399998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09.4389999" table:style-name="ce4">
            <text:p>1739043209.439</text:p>
          </table:table-cell>
          <table:table-cell office:value-type="float" office:value="1739043211.0710001" table:style-name="ce4">
            <text:p>1739043211.07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32000207901001" table:formula="of:=[.B129]-[.A129]" table:style-name="ce1">
            <text:p>1.632000208</text:p>
          </table:table-cell>
          <table:table-cell table:style-name="ce1"/>
          <table:table-cell office:value-type="float" office:value="1.244000196456909" table:formula="of:=[.H129] - [.$I$720]" table:style-name="ce1">
            <text:p>1.244000196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09.6059999" table:style-name="ce4">
            <text:p>1739043209.606</text:p>
          </table:table-cell>
          <table:table-cell office:value-type="float" office:value="1739043211.188" table:style-name="ce4">
            <text:p>1739043211.18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820000171661377" table:formula="of:=[.B130]-[.A130]" table:style-name="ce1">
            <text:p>1.582000017</text:p>
          </table:table-cell>
          <table:table-cell table:style-name="ce1"/>
          <table:table-cell office:value-type="float" office:value="1.1940000057220457" table:formula="of:=[.H130] - [.$I$720]" table:style-name="ce1">
            <text:p>1.194000006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10.372" table:style-name="ce4">
            <text:p>1739043210.372</text:p>
          </table:table-cell>
          <table:table-cell office:value-type="float" office:value="1739043211.7920001" table:style-name="ce4">
            <text:p>1739043211.79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200000762939453" table:formula="of:=[.B131]-[.A131]" table:style-name="ce1">
            <text:p>1.420000076</text:p>
          </table:table-cell>
          <table:table-cell table:style-name="ce1"/>
          <table:table-cell office:value-type="float" office:value="1.0320000648498533" table:formula="of:=[.H131] - [.$I$720]" table:style-name="ce1">
            <text:p>1.03200006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13.506" table:style-name="ce4">
            <text:p>1739043213.506</text:p>
          </table:table-cell>
          <table:table-cell office:value-type="float" office:value="1739043215.533" table:style-name="ce4">
            <text:p>1739043215.53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0269999504089355" table:formula="of:=[.B132]-[.A132]" table:style-name="ce1">
            <text:p>2.02699995</text:p>
          </table:table-cell>
          <table:table-cell table:style-name="ce1"/>
          <table:table-cell office:value-type="float" office:value="1.6389999389648435" table:formula="of:=[.H132] - [.$I$720]" table:style-name="ce1">
            <text:p>1.63899993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13.7720001" table:style-name="ce4">
            <text:p>1739043213.772</text:p>
          </table:table-cell>
          <table:table-cell office:value-type="float" office:value="1739043215.6659999" table:style-name="ce4">
            <text:p>1739043215.66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8939998149871826" table:formula="of:=[.B133]-[.A133]" table:style-name="ce1">
            <text:p>1.893999815</text:p>
          </table:table-cell>
          <table:table-cell table:style-name="ce1"/>
          <table:table-cell office:value-type="float" office:value="1.5059998035430906" table:formula="of:=[.H133] - [.$I$720]" table:style-name="ce1">
            <text:p>1.50599980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14.1719999" table:style-name="ce4">
            <text:p>1739043214.172</text:p>
          </table:table-cell>
          <table:table-cell office:value-type="float" office:value="1739043215.7839999" table:style-name="ce4">
            <text:p>1739043215.78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119999885559082" table:formula="of:=[.B134]-[.A134]" table:style-name="ce1">
            <text:p>1.611999989</text:p>
          </table:table-cell>
          <table:table-cell table:style-name="ce1"/>
          <table:table-cell office:value-type="float" office:value="1.2239999771118162" table:formula="of:=[.H134] - [.$I$720]" table:style-name="ce1">
            <text:p>1.22399997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14.539" table:style-name="ce4">
            <text:p>1739043214.539</text:p>
          </table:table-cell>
          <table:table-cell office:value-type="float" office:value="1739043216.198" table:style-name="ce4">
            <text:p>1739043216.19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589999198913574" table:formula="of:=[.B135]-[.A135]" table:style-name="ce1">
            <text:p>1.65899992</text:p>
          </table:table-cell>
          <table:table-cell table:style-name="ce1"/>
          <table:table-cell office:value-type="float" office:value="1.2709999084472654" table:formula="of:=[.H135] - [.$I$720]" table:style-name="ce1">
            <text:p>1.27099990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14.839" table:style-name="ce4">
            <text:p>1739043214.839</text:p>
          </table:table-cell>
          <table:table-cell office:value-type="float" office:value="1739043216.26" table:style-name="ce4">
            <text:p>1739043216.26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210000038146973" table:formula="of:=[.B136]-[.A136]" table:style-name="ce1">
            <text:p>1.421000004</text:p>
          </table:table-cell>
          <table:table-cell table:style-name="ce1"/>
          <table:table-cell office:value-type="float" office:value="1.0329999923706052" table:formula="of:=[.H136] - [.$I$720]" table:style-name="ce1">
            <text:p>1.03299999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15.2060001" table:style-name="ce4">
            <text:p>1739043215.206</text:p>
          </table:table-cell>
          <table:table-cell office:value-type="float" office:value="1739043218.816" table:style-name="ce4">
            <text:p>1739043218.81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3.6099998950958252" table:formula="of:=[.B137]-[.A137]" table:style-name="ce1">
            <text:p>3.609999895</text:p>
          </table:table-cell>
          <table:table-cell table:style-name="ce1"/>
          <table:table-cell office:value-type="float" office:value="3.2219998836517334" table:formula="of:=[.H137] - [.$I$720]" table:style-name="ce1">
            <text:p>3.22199988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17.6389999" table:style-name="ce4">
            <text:p>1739043217.639</text:p>
          </table:table-cell>
          <table:table-cell office:value-type="float" office:value="1739043219.3369999" table:style-name="ce4">
            <text:p>1739043219.33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979999542236328" table:formula="of:=[.B138]-[.A138]" table:style-name="ce1">
            <text:p>1.697999954</text:p>
          </table:table-cell>
          <table:table-cell table:style-name="ce1"/>
          <table:table-cell office:value-type="float" office:value="1.3099999427795408" table:formula="of:=[.H138] - [.$I$720]" table:style-name="ce1">
            <text:p>1.30999994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18.1059999" table:style-name="ce4">
            <text:p>1739043218.106</text:p>
          </table:table-cell>
          <table:table-cell office:value-type="float" office:value="1739043219.447" table:style-name="ce4">
            <text:p>1739043219.44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410000801086426" table:formula="of:=[.B139]-[.A139]" table:style-name="ce1">
            <text:p>1.34100008</text:p>
          </table:table-cell>
          <table:table-cell table:style-name="ce1"/>
          <table:table-cell office:value-type="float" office:value="0.95300006866455056" table:formula="of:=[.H139] - [.$I$720]" table:style-name="ce1">
            <text:p>0.95300006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18.4059999" table:style-name="ce4">
            <text:p>1739043218.406</text:p>
          </table:table-cell>
          <table:table-cell office:value-type="float" office:value="1739043221.174" table:style-name="ce4">
            <text:p>1739043221.17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7680001258850098" table:formula="of:=[.B140]-[.A140]" table:style-name="ce1">
            <text:p>2.768000126</text:p>
          </table:table-cell>
          <table:table-cell table:style-name="ce1"/>
          <table:table-cell office:value-type="float" office:value="2.380000114440918" table:formula="of:=[.H140] - [.$I$720]" table:style-name="ce1">
            <text:p>2.38000011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19.9059999" table:style-name="ce4">
            <text:p>1739043219.906</text:p>
          </table:table-cell>
          <table:table-cell office:value-type="float" office:value="1739043221.286" table:style-name="ce4">
            <text:p>1739043221.28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80000114440918" table:formula="of:=[.B141]-[.A141]" table:style-name="ce1">
            <text:p>1.380000114</text:p>
          </table:table-cell>
          <table:table-cell table:style-name="ce1"/>
          <table:table-cell office:value-type="float" office:value="0.99200010299682595" table:formula="of:=[.H141] - [.$I$720]" table:style-name="ce1">
            <text:p>0.99200010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20.072" table:style-name="ce4">
            <text:p>1739043220.072</text:p>
          </table:table-cell>
          <table:table-cell office:value-type="float" office:value="1739043221.6429999" table:style-name="ce4">
            <text:p>1739043221.64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709998607635498" table:formula="of:=[.B142]-[.A142]" table:style-name="ce1">
            <text:p>1.570999861</text:p>
          </table:table-cell>
          <table:table-cell table:style-name="ce1"/>
          <table:table-cell office:value-type="float" office:value="1.1829998493194578" table:formula="of:=[.H142] - [.$I$720]" table:style-name="ce1">
            <text:p>1.18299984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20.872" table:style-name="ce4">
            <text:p>1739043220.872</text:p>
          </table:table-cell>
          <table:table-cell office:value-type="float" office:value="1739043222.6110001" table:style-name="ce4">
            <text:p>1739043222.61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7390000820159912" table:formula="of:=[.B143]-[.A143]" table:style-name="ce1">
            <text:p>1.739000082</text:p>
          </table:table-cell>
          <table:table-cell table:style-name="ce1"/>
          <table:table-cell office:value-type="float" office:value="1.3510000705718992" table:formula="of:=[.H143] - [.$I$720]" table:style-name="ce1">
            <text:p>1.35100007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21.2720001" table:style-name="ce4">
            <text:p>1739043221.272</text:p>
          </table:table-cell>
          <table:table-cell office:value-type="float" office:value="1739043222.7119999" table:style-name="ce4">
            <text:p>1739043222.71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99998188018799" table:formula="of:=[.B144]-[.A144]" table:style-name="ce1">
            <text:p>1.439999819</text:p>
          </table:table-cell>
          <table:table-cell table:style-name="ce1"/>
          <table:table-cell office:value-type="float" office:value="1.0519998073577879" table:formula="of:=[.H144] - [.$I$720]" table:style-name="ce1">
            <text:p>1.05199980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21.6059999" table:style-name="ce4">
            <text:p>1739043221.606</text:p>
          </table:table-cell>
          <table:table-cell office:value-type="float" office:value="1739043223.069" table:style-name="ce4">
            <text:p>1739043223.06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630000591278076" table:formula="of:=[.B145]-[.A145]" table:style-name="ce1">
            <text:p>1.463000059</text:p>
          </table:table-cell>
          <table:table-cell table:style-name="ce1"/>
          <table:table-cell office:value-type="float" office:value="1.0750000476837156" table:formula="of:=[.H145] - [.$I$720]" table:style-name="ce1">
            <text:p>1.07500004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22.039" table:style-name="ce4">
            <text:p>1739043222.039</text:p>
          </table:table-cell>
          <table:table-cell office:value-type="float" office:value="1739043223.9679999" table:style-name="ce4">
            <text:p>1739043223.96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9289999008178711" table:formula="of:=[.B146]-[.A146]" table:style-name="ce1">
            <text:p>1.928999901</text:p>
          </table:table-cell>
          <table:table-cell table:style-name="ce1"/>
          <table:table-cell office:value-type="float" office:value="1.5409998893737791" table:formula="of:=[.H146] - [.$I$720]" table:style-name="ce1">
            <text:p>1.54099988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22.2060001" table:style-name="ce4">
            <text:p>1739043222.206</text:p>
          </table:table-cell>
          <table:table-cell office:value-type="float" office:value="1739043223.9679999" table:style-name="ce4">
            <text:p>1739043223.96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7619998455047607" table:formula="of:=[.B147]-[.A147]" table:style-name="ce1">
            <text:p>1.761999846</text:p>
          </table:table-cell>
          <table:table-cell table:style-name="ce1"/>
          <table:table-cell office:value-type="float" office:value="1.3739998340606687" table:formula="of:=[.H147] - [.$I$720]" table:style-name="ce1">
            <text:p>1.37399983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22.9389999" table:style-name="ce4">
            <text:p>1739043222.939</text:p>
          </table:table-cell>
          <table:table-cell office:value-type="float" office:value="1739043224.079" table:style-name="ce4">
            <text:p>1739043224.07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1400001049041748" table:formula="of:=[.B148]-[.A148]" table:style-name="ce1">
            <text:p>1.140000105</text:p>
          </table:table-cell>
          <table:table-cell table:style-name="ce1"/>
          <table:table-cell office:value-type="float" office:value="0.75200009346008279" table:formula="of:=[.H148] - [.$I$720]" table:style-name="ce1">
            <text:p>0.75200009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22.9719999" table:style-name="ce4">
            <text:p>1739043222.972</text:p>
          </table:table-cell>
          <table:table-cell office:value-type="float" office:value="1739043224.2260001" table:style-name="ce4">
            <text:p>1739043224.22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54000186920166" table:formula="of:=[.B149]-[.A149]" table:style-name="ce1">
            <text:p>1.254000187</text:p>
          </table:table-cell>
          <table:table-cell table:style-name="ce1"/>
          <table:table-cell office:value-type="float" office:value="0.866000175476074" table:formula="of:=[.H149] - [.$I$720]" table:style-name="ce1">
            <text:p>0.86600017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23.2720001" table:style-name="ce4">
            <text:p>1739043223.272</text:p>
          </table:table-cell>
          <table:table-cell office:value-type="float" office:value="1739043225.312" table:style-name="ce4">
            <text:p>1739043225.31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0399999618530273" table:formula="of:=[.B150]-[.A150]" table:style-name="ce1">
            <text:p>2.039999962</text:p>
          </table:table-cell>
          <table:table-cell table:style-name="ce1"/>
          <table:table-cell office:value-type="float" office:value="1.6519999504089353" table:formula="of:=[.H150] - [.$I$720]" table:style-name="ce1">
            <text:p>1.6519999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23.306" table:style-name="ce4">
            <text:p>1739043223.306</text:p>
          </table:table-cell>
          <table:table-cell office:value-type="float" office:value="1739043225.4260001" table:style-name="ce4">
            <text:p>1739043225.42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1200001239776611" table:formula="of:=[.B151]-[.A151]" table:style-name="ce1">
            <text:p>2.120000124</text:p>
          </table:table-cell>
          <table:table-cell table:style-name="ce1"/>
          <table:table-cell office:value-type="float" office:value="1.7320001125335691" table:formula="of:=[.H151] - [.$I$720]" table:style-name="ce1">
            <text:p>1.73200011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24.2720001" table:style-name="ce4">
            <text:p>1739043224.272</text:p>
          </table:table-cell>
          <table:table-cell office:value-type="float" office:value="1739043225.575" table:style-name="ce4">
            <text:p>1739043225.57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029999732971191" table:formula="of:=[.B152]-[.A152]" table:style-name="ce1">
            <text:p>1.302999973</text:p>
          </table:table-cell>
          <table:table-cell table:style-name="ce1"/>
          <table:table-cell office:value-type="float" office:value="0.91499996185302712" table:formula="of:=[.H152] - [.$I$720]" table:style-name="ce1">
            <text:p>0.91499996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24.339" table:style-name="ce4">
            <text:p>1739043224.339</text:p>
          </table:table-cell>
          <table:table-cell office:value-type="float" office:value="1739043227.1659999" table:style-name="ce4">
            <text:p>1739043227.16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8269999027252197" table:formula="of:=[.B153]-[.A153]" table:style-name="ce1">
            <text:p>2.826999903</text:p>
          </table:table-cell>
          <table:table-cell table:style-name="ce1"/>
          <table:table-cell office:value-type="float" office:value="2.4389998912811279" table:formula="of:=[.H153] - [.$I$720]" table:style-name="ce1">
            <text:p>2.43899989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25.9059999" table:style-name="ce4">
            <text:p>1739043225.906</text:p>
          </table:table-cell>
          <table:table-cell office:value-type="float" office:value="1739043227.303" table:style-name="ce4">
            <text:p>1739043227.30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70000743865967" table:formula="of:=[.B154]-[.A154]" table:style-name="ce1">
            <text:p>1.397000074</text:p>
          </table:table-cell>
          <table:table-cell table:style-name="ce1"/>
          <table:table-cell office:value-type="float" office:value="1.0090000629425047" table:formula="of:=[.H154] - [.$I$720]" table:style-name="ce1">
            <text:p>1.00900006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26.1059999" table:style-name="ce4">
            <text:p>1739043226.106</text:p>
          </table:table-cell>
          <table:table-cell office:value-type="float" office:value="1739043229.017" table:style-name="ce4">
            <text:p>1739043229.01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9110000133514404" table:formula="of:=[.B155]-[.A155]" table:style-name="ce1">
            <text:p>2.911000013</text:p>
          </table:table-cell>
          <table:table-cell table:style-name="ce1"/>
          <table:table-cell office:value-type="float" office:value="2.5230000019073486" table:formula="of:=[.H155] - [.$I$720]" table:style-name="ce1">
            <text:p>2.52300000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26.372" table:style-name="ce4">
            <text:p>1739043226.372</text:p>
          </table:table-cell>
          <table:table-cell office:value-type="float" office:value="1739043229.125" table:style-name="ce4">
            <text:p>1739043229.12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753000020980835" table:formula="of:=[.B156]-[.A156]" table:style-name="ce1">
            <text:p>2.753000021</text:p>
          </table:table-cell>
          <table:table-cell table:style-name="ce1"/>
          <table:table-cell office:value-type="float" office:value="2.3650000095367432" table:formula="of:=[.H156] - [.$I$720]" table:style-name="ce1">
            <text:p>2.3650000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29.539" table:style-name="ce4">
            <text:p>1739043229.539</text:p>
          </table:table-cell>
          <table:table-cell office:value-type="float" office:value="1739043231.2620001" table:style-name="ce4">
            <text:p>1739043231.26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7230000495910645" table:formula="of:=[.B157]-[.A157]" table:style-name="ce1">
            <text:p>1.72300005</text:p>
          </table:table-cell>
          <table:table-cell table:style-name="ce1"/>
          <table:table-cell office:value-type="float" office:value="1.3350000381469724" table:formula="of:=[.H157] - [.$I$720]" table:style-name="ce1">
            <text:p>1.33500003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29.6719999" table:style-name="ce4">
            <text:p>1739043229.672</text:p>
          </table:table-cell>
          <table:table-cell office:value-type="float" office:value="1739043231.369" table:style-name="ce4">
            <text:p>1739043231.36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970000267028809" table:formula="of:=[.B158]-[.A158]" table:style-name="ce1">
            <text:p>1.697000027</text:p>
          </table:table-cell>
          <table:table-cell table:style-name="ce1"/>
          <table:table-cell office:value-type="float" office:value="1.3090000152587888" table:formula="of:=[.H158] - [.$I$720]" table:style-name="ce1">
            <text:p>1.30900001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30.339" table:style-name="ce4">
            <text:p>1739043230.339</text:p>
          </table:table-cell>
          <table:table-cell office:value-type="float" office:value="1739043231.632" table:style-name="ce4">
            <text:p>1739043231.63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929999828338623" table:formula="of:=[.B159]-[.A159]" table:style-name="ce1">
            <text:p>1.292999983</text:p>
          </table:table-cell>
          <table:table-cell table:style-name="ce1"/>
          <table:table-cell office:value-type="float" office:value="0.90499997138977029" table:formula="of:=[.H159] - [.$I$720]" table:style-name="ce1">
            <text:p>0.90499997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30.4059999" table:style-name="ce4">
            <text:p>1739043230.406</text:p>
          </table:table-cell>
          <table:table-cell office:value-type="float" office:value="1739043231.7360001" table:style-name="ce4">
            <text:p>1739043231.73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300001621246338" table:formula="of:=[.B160]-[.A160]" table:style-name="ce1">
            <text:p>1.330000162</text:p>
          </table:table-cell>
          <table:table-cell table:style-name="ce1"/>
          <table:table-cell office:value-type="float" office:value="0.94200015068054177" table:formula="of:=[.H160] - [.$I$720]" table:style-name="ce1">
            <text:p>0.94200015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30.539" table:style-name="ce4">
            <text:p>1739043230.539</text:p>
          </table:table-cell>
          <table:table-cell office:value-type="float" office:value="1739043231.836" table:style-name="ce4">
            <text:p>1739043231.83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969999313354492" table:formula="of:=[.B161]-[.A161]" table:style-name="ce1">
            <text:p>1.296999931</text:p>
          </table:table-cell>
          <table:table-cell table:style-name="ce1"/>
          <table:table-cell office:value-type="float" office:value="0.9089999198913572" table:formula="of:=[.H161] - [.$I$720]" table:style-name="ce1">
            <text:p>0.9089999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30.572" table:style-name="ce4">
            <text:p>1739043230.572</text:p>
          </table:table-cell>
          <table:table-cell office:value-type="float" office:value="1739043231.9289999" table:style-name="ce4">
            <text:p>1739043231.92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569998741149902" table:formula="of:=[.B162]-[.A162]" table:style-name="ce1">
            <text:p>1.356999874</text:p>
          </table:table-cell>
          <table:table-cell table:style-name="ce1"/>
          <table:table-cell office:value-type="float" office:value="0.96899986267089822" table:formula="of:=[.H162] - [.$I$720]" table:style-name="ce1">
            <text:p>0.96899986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30.7720001" table:style-name="ce4">
            <text:p>1739043230.772</text:p>
          </table:table-cell>
          <table:table-cell office:value-type="float" office:value="1739043232.658" table:style-name="ce4">
            <text:p>1739043232.65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8859999179840088" table:formula="of:=[.B163]-[.A163]" table:style-name="ce1">
            <text:p>1.885999918</text:p>
          </table:table-cell>
          <table:table-cell table:style-name="ce1"/>
          <table:table-cell office:value-type="float" office:value="1.4979999065399168" table:formula="of:=[.H163] - [.$I$720]" table:style-name="ce1">
            <text:p>1.49799990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31.2060001" table:style-name="ce4">
            <text:p>1739043231.206</text:p>
          </table:table-cell>
          <table:table-cell office:value-type="float" office:value="1739043232.7609999" table:style-name="ce4">
            <text:p>1739043232.76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54999828338623" table:formula="of:=[.B164]-[.A164]" table:style-name="ce1">
            <text:p>1.554999828</text:p>
          </table:table-cell>
          <table:table-cell table:style-name="ce1"/>
          <table:table-cell office:value-type="float" office:value="1.166999816894531" table:formula="of:=[.H164] - [.$I$720]" table:style-name="ce1">
            <text:p>1.16699981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31.2390001" table:style-name="ce4">
            <text:p>1739043231.239</text:p>
          </table:table-cell>
          <table:table-cell office:value-type="float" office:value="1739043232.868" table:style-name="ce4">
            <text:p>1739043232.86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289999485015869" table:formula="of:=[.B165]-[.A165]" table:style-name="ce1">
            <text:p>1.628999949</text:p>
          </table:table-cell>
          <table:table-cell table:style-name="ce1"/>
          <table:table-cell office:value-type="float" office:value="1.2409999370574949" table:formula="of:=[.H165] - [.$I$720]" table:style-name="ce1">
            <text:p>1.24099993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31.6389999" table:style-name="ce4">
            <text:p>1739043231.639</text:p>
          </table:table-cell>
          <table:table-cell office:value-type="float" office:value="1739043233.03" table:style-name="ce4">
            <text:p>1739043233.03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10000324249268" table:formula="of:=[.B166]-[.A166]" table:style-name="ce1">
            <text:p>1.391000032</text:p>
          </table:table-cell>
          <table:table-cell table:style-name="ce1"/>
          <table:table-cell office:value-type="float" office:value="1.0030000209808347" table:formula="of:=[.H166] - [.$I$720]" table:style-name="ce1">
            <text:p>1.00300002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31.6719999" table:style-name="ce4">
            <text:p>1739043231.672</text:p>
          </table:table-cell>
          <table:table-cell office:value-type="float" office:value="1739043233.128" table:style-name="ce4">
            <text:p>1739043233.12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560000896453857" table:formula="of:=[.B167]-[.A167]" table:style-name="ce1">
            <text:p>1.45600009</text:p>
          </table:table-cell>
          <table:table-cell table:style-name="ce1"/>
          <table:table-cell office:value-type="float" office:value="1.0680000782012937" table:formula="of:=[.H167] - [.$I$720]" table:style-name="ce1">
            <text:p>1.06800007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32.4059999" table:style-name="ce4">
            <text:p>1739043232.406</text:p>
          </table:table-cell>
          <table:table-cell office:value-type="float" office:value="1739043233.9070001" table:style-name="ce4">
            <text:p>1739043233.90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010001659393311" table:formula="of:=[.B168]-[.A168]" table:style-name="ce1">
            <text:p>1.501000166</text:p>
          </table:table-cell>
          <table:table-cell table:style-name="ce1"/>
          <table:table-cell office:value-type="float" office:value="1.113000154495239" table:formula="of:=[.H168] - [.$I$720]" table:style-name="ce1">
            <text:p>1.11300015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32.6059999" table:style-name="ce4">
            <text:p>1739043232.606</text:p>
          </table:table-cell>
          <table:table-cell office:value-type="float" office:value="1739043234.013" table:style-name="ce4">
            <text:p>1739043234.01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70000648498535" table:formula="of:=[.B169]-[.A169]" table:style-name="ce1">
            <text:p>1.407000065</text:p>
          </table:table-cell>
          <table:table-cell table:style-name="ce1"/>
          <table:table-cell office:value-type="float" office:value="1.0190000534057615" table:formula="of:=[.H169] - [.$I$720]" table:style-name="ce1">
            <text:p>1.01900005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32.6719999" table:style-name="ce4">
            <text:p>1739043232.672</text:p>
          </table:table-cell>
          <table:table-cell office:value-type="float" office:value="1739043234.1129999" table:style-name="ce4">
            <text:p>1739043234.11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409999847412109" table:formula="of:=[.B170]-[.A170]" table:style-name="ce1">
            <text:p>1.440999985</text:p>
          </table:table-cell>
          <table:table-cell table:style-name="ce1"/>
          <table:table-cell office:value-type="float" office:value="1.0529999732971189" table:formula="of:=[.H170] - [.$I$720]" table:style-name="ce1">
            <text:p>1.05299997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33.339" table:style-name="ce4">
            <text:p>1739043233.339</text:p>
          </table:table-cell>
          <table:table-cell office:value-type="float" office:value="1739043235.283" table:style-name="ce4">
            <text:p>1739043235.28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9440000057220459" table:formula="of:=[.B171]-[.A171]" table:style-name="ce1">
            <text:p>1.944000006</text:p>
          </table:table-cell>
          <table:table-cell table:style-name="ce1"/>
          <table:table-cell office:value-type="float" office:value="1.5559999942779539" table:formula="of:=[.H171] - [.$I$720]" table:style-name="ce1">
            <text:p>1.55599999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34.7390001" table:style-name="ce4">
            <text:p>1739043234.739</text:p>
          </table:table-cell>
          <table:table-cell office:value-type="float" office:value="1739043236.3150001" table:style-name="ce4">
            <text:p>1739043236.31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759999752044678" table:formula="of:=[.B172]-[.A172]" table:style-name="ce1">
            <text:p>1.575999975</text:p>
          </table:table-cell>
          <table:table-cell table:style-name="ce1"/>
          <table:table-cell office:value-type="float" office:value="1.1879999637603758" table:formula="of:=[.H172] - [.$I$720]" table:style-name="ce1">
            <text:p>1.18799996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35.039" table:style-name="ce4">
            <text:p>1739043235.039</text:p>
          </table:table-cell>
          <table:table-cell office:value-type="float" office:value="1739043236.4260001" table:style-name="ce4">
            <text:p>1739043236.42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870000839233398" table:formula="of:=[.B173]-[.A173]" table:style-name="ce1">
            <text:p>1.387000084</text:p>
          </table:table-cell>
          <table:table-cell table:style-name="ce1"/>
          <table:table-cell office:value-type="float" office:value="0.99900007247924782" table:formula="of:=[.H173] - [.$I$720]" table:style-name="ce1">
            <text:p>0.99900007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35.072" table:style-name="ce4">
            <text:p>1739043235.072</text:p>
          </table:table-cell>
          <table:table-cell office:value-type="float" office:value="1739043236.6400001" table:style-name="ce4">
            <text:p>1739043236.64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680000782012939" table:formula="of:=[.B174]-[.A174]" table:style-name="ce1">
            <text:p>1.568000078</text:p>
          </table:table-cell>
          <table:table-cell table:style-name="ce1"/>
          <table:table-cell office:value-type="float" office:value="1.1800000667572019" table:formula="of:=[.H174] - [.$I$720]" table:style-name="ce1">
            <text:p>1.18000006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35.2060001" table:style-name="ce4">
            <text:p>1739043235.206</text:p>
          </table:table-cell>
          <table:table-cell office:value-type="float" office:value="1739043236.885" table:style-name="ce4">
            <text:p>1739043236.88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789999008178711" table:formula="of:=[.B175]-[.A175]" table:style-name="ce1">
            <text:p>1.678999901</text:p>
          </table:table-cell>
          <table:table-cell table:style-name="ce1"/>
          <table:table-cell office:value-type="float" office:value="1.2909998893737791" table:formula="of:=[.H175] - [.$I$720]" table:style-name="ce1">
            <text:p>1.29099988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35.6389999" table:style-name="ce4">
            <text:p>1739043235.639</text:p>
          </table:table-cell>
          <table:table-cell office:value-type="float" office:value="1739043237.072" table:style-name="ce4">
            <text:p>1739043237.07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30000877380371" table:formula="of:=[.B176]-[.A176]" table:style-name="ce1">
            <text:p>1.433000088</text:p>
          </table:table-cell>
          <table:table-cell table:style-name="ce1"/>
          <table:table-cell office:value-type="float" office:value="1.0450000762939451" table:formula="of:=[.H176] - [.$I$720]" table:style-name="ce1">
            <text:p>1.045000076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35.806" table:style-name="ce4">
            <text:p>1739043235.806</text:p>
          </table:table-cell>
          <table:table-cell office:value-type="float" office:value="1739043237.171" table:style-name="ce4">
            <text:p>1739043237.17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650000095367432" table:formula="of:=[.B177]-[.A177]" table:style-name="ce1">
            <text:p>1.36500001</text:p>
          </table:table-cell>
          <table:table-cell table:style-name="ce1"/>
          <table:table-cell office:value-type="float" office:value="0.97699999809265115" table:formula="of:=[.H177] - [.$I$720]" table:style-name="ce1">
            <text:p>0.97699999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35.9059999" table:style-name="ce4">
            <text:p>1739043235.906</text:p>
          </table:table-cell>
          <table:table-cell office:value-type="float" office:value="1739043237.293" table:style-name="ce4">
            <text:p>1739043237.29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870000839233398" table:formula="of:=[.B178]-[.A178]" table:style-name="ce1">
            <text:p>1.387000084</text:p>
          </table:table-cell>
          <table:table-cell table:style-name="ce1"/>
          <table:table-cell office:value-type="float" office:value="0.99900007247924782" table:formula="of:=[.H178] - [.$I$720]" table:style-name="ce1">
            <text:p>0.99900007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36.006" table:style-name="ce4">
            <text:p>1739043236.006</text:p>
          </table:table-cell>
          <table:table-cell office:value-type="float" office:value="1739043238.3110001" table:style-name="ce4">
            <text:p>1739043238.31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3050000667572021" table:formula="of:=[.B179]-[.A179]" table:style-name="ce1">
            <text:p>2.305000067</text:p>
          </table:table-cell>
          <table:table-cell table:style-name="ce1"/>
          <table:table-cell office:value-type="float" office:value="1.9170000553131101" table:formula="of:=[.H179] - [.$I$720]" table:style-name="ce1">
            <text:p>1.91700005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37.006" table:style-name="ce4">
            <text:p>1739043237.006</text:p>
          </table:table-cell>
          <table:table-cell office:value-type="float" office:value="1739043238.408" table:style-name="ce4">
            <text:p>1739043238.40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19999504089355" table:formula="of:=[.B180]-[.A180]" table:style-name="ce1">
            <text:p>1.40199995</text:p>
          </table:table-cell>
          <table:table-cell table:style-name="ce1"/>
          <table:table-cell office:value-type="float" office:value="1.0139999389648435" table:formula="of:=[.H180] - [.$I$720]" table:style-name="ce1">
            <text:p>1.01399993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37.1719999" table:style-name="ce4">
            <text:p>1739043237.172</text:p>
          </table:table-cell>
          <table:table-cell office:value-type="float" office:value="1739043238.5139999" table:style-name="ce4">
            <text:p>1739043238.51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420000076293945" table:formula="of:=[.B181]-[.A181]" table:style-name="ce1">
            <text:p>1.342000008</text:p>
          </table:table-cell>
          <table:table-cell table:style-name="ce1"/>
          <table:table-cell office:value-type="float" office:value="0.95399999618530251" table:formula="of:=[.H181] - [.$I$720]" table:style-name="ce1">
            <text:p>0.953999996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37.2390001" table:style-name="ce4">
            <text:p>1739043237.239</text:p>
          </table:table-cell>
          <table:table-cell office:value-type="float" office:value="1739043238.6159999" table:style-name="ce4">
            <text:p>1739043238.61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769998550415039" table:formula="of:=[.B182]-[.A182]" table:style-name="ce1">
            <text:p>1.376999855</text:p>
          </table:table-cell>
          <table:table-cell table:style-name="ce1"/>
          <table:table-cell office:value-type="float" office:value="0.98899984359741189" table:formula="of:=[.H182] - [.$I$720]" table:style-name="ce1">
            <text:p>0.98899984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37.306" table:style-name="ce4">
            <text:p>1739043237.306</text:p>
          </table:table-cell>
          <table:table-cell office:value-type="float" office:value="1739043238.711" table:style-name="ce4">
            <text:p>1739043238.71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49999713897705" table:formula="of:=[.B183]-[.A183]" table:style-name="ce1">
            <text:p>1.404999971</text:p>
          </table:table-cell>
          <table:table-cell table:style-name="ce1"/>
          <table:table-cell office:value-type="float" office:value="1.0169999599456785" table:formula="of:=[.H183] - [.$I$720]" table:style-name="ce1">
            <text:p>1.01699996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37.339" table:style-name="ce4">
            <text:p>1739043237.339</text:p>
          </table:table-cell>
          <table:table-cell office:value-type="float" office:value="1739043238.813" table:style-name="ce4">
            <text:p>1739043238.81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39999771118164" table:formula="of:=[.B184]-[.A184]" table:style-name="ce1">
            <text:p>1.473999977</text:p>
          </table:table-cell>
          <table:table-cell table:style-name="ce1"/>
          <table:table-cell office:value-type="float" office:value="1.0859999656677244" table:formula="of:=[.H184] - [.$I$720]" table:style-name="ce1">
            <text:p>1.085999966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37.572" table:style-name="ce4">
            <text:p>1739043237.572</text:p>
          </table:table-cell>
          <table:table-cell office:value-type="float" office:value="1739043238.971" table:style-name="ce4">
            <text:p>1739043238.97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89999294281006" table:formula="of:=[.B185]-[.A185]" table:style-name="ce1">
            <text:p>1.398999929</text:p>
          </table:table-cell>
          <table:table-cell table:style-name="ce1"/>
          <table:table-cell office:value-type="float" office:value="1.0109999179840086" table:formula="of:=[.H185] - [.$I$720]" table:style-name="ce1">
            <text:p>1.01099991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37.6389999" table:style-name="ce4">
            <text:p>1739043237.639</text:p>
          </table:table-cell>
          <table:table-cell office:value-type="float" office:value="1739043239.1259999" table:style-name="ce4">
            <text:p>1739043239.12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69999885559082" table:formula="of:=[.B186]-[.A186]" table:style-name="ce1">
            <text:p>1.486999989</text:p>
          </table:table-cell>
          <table:table-cell table:style-name="ce1"/>
          <table:table-cell office:value-type="float" office:value="1.0989999771118162" table:formula="of:=[.H186] - [.$I$720]" table:style-name="ce1">
            <text:p>1.09899997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37.7390001" table:style-name="ce4">
            <text:p>1739043237.739</text:p>
          </table:table-cell>
          <table:table-cell office:value-type="float" office:value="1739043239.2390001" table:style-name="ce4">
            <text:p>1739043239.23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" table:formula="of:=[.B187]-[.A187]" table:style-name="ce1">
            <text:p>1.5</text:p>
          </table:table-cell>
          <table:table-cell table:style-name="ce1"/>
          <table:table-cell office:value-type="float" office:value="1.111999988555908" table:formula="of:=[.H187] - [.$I$720]" table:style-name="ce1">
            <text:p>1.11199998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37.9389999" table:style-name="ce4">
            <text:p>1739043237.939</text:p>
          </table:table-cell>
          <table:table-cell office:value-type="float" office:value="1739043239.3410001" table:style-name="ce4">
            <text:p>1739043239.34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20001888275146" table:formula="of:=[.B188]-[.A188]" table:style-name="ce1">
            <text:p>1.402000189</text:p>
          </table:table-cell>
          <table:table-cell table:style-name="ce1"/>
          <table:table-cell office:value-type="float" office:value="1.0140001773834226" table:formula="of:=[.H188] - [.$I$720]" table:style-name="ce1">
            <text:p>1.01400017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39.839" table:style-name="ce4">
            <text:p>1739043239.839</text:p>
          </table:table-cell>
          <table:table-cell office:value-type="float" office:value="1739043241.526" table:style-name="ce4">
            <text:p>1739043241.52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87000036239624" table:formula="of:=[.B189]-[.A189]" table:style-name="ce1">
            <text:p>1.687000036</text:p>
          </table:table-cell>
          <table:table-cell table:style-name="ce1"/>
          <table:table-cell office:value-type="float" office:value="1.299000024795532" table:formula="of:=[.H189] - [.$I$720]" table:style-name="ce1">
            <text:p>1.29900002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40.6719999" table:style-name="ce4">
            <text:p>1739043240.672</text:p>
          </table:table-cell>
          <table:table-cell office:value-type="float" office:value="1739043242.1340001" table:style-name="ce4">
            <text:p>1739043242.13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620001316070557" table:formula="of:=[.B190]-[.A190]" table:style-name="ce1">
            <text:p>1.462000132</text:p>
          </table:table-cell>
          <table:table-cell table:style-name="ce1"/>
          <table:table-cell office:value-type="float" office:value="1.0740001201629636" table:formula="of:=[.H190] - [.$I$720]" table:style-name="ce1">
            <text:p>1.0740001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43.306" table:style-name="ce4">
            <text:p>1739043243.306</text:p>
          </table:table-cell>
          <table:table-cell office:value-type="float" office:value="1739043244.5940001" table:style-name="ce4">
            <text:p>1739043244.59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880001068115234" table:formula="of:=[.B191]-[.A191]" table:style-name="ce1">
            <text:p>1.288000107</text:p>
          </table:table-cell>
          <table:table-cell table:style-name="ce1"/>
          <table:table-cell office:value-type="float" office:value="0.90000009536743142" table:formula="of:=[.H191] - [.$I$720]" table:style-name="ce1">
            <text:p>0.90000009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43.6719999" table:style-name="ce4">
            <text:p>1739043243.672</text:p>
          </table:table-cell>
          <table:table-cell office:value-type="float" office:value="1739043247.2479999" table:style-name="ce4">
            <text:p>1739043247.24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3.5759999752044678" table:formula="of:=[.B192]-[.A192]" table:style-name="ce1">
            <text:p>3.575999975</text:p>
          </table:table-cell>
          <table:table-cell table:style-name="ce1"/>
          <table:table-cell office:value-type="float" office:value="3.187999963760376" table:formula="of:=[.H192] - [.$I$720]" table:style-name="ce1">
            <text:p>3.18799996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43.806" table:style-name="ce4">
            <text:p>1739043243.806</text:p>
          </table:table-cell>
          <table:table-cell office:value-type="float" office:value="1739043247.3410001" table:style-name="ce4">
            <text:p>1739043247.34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3.5350000858306885" table:formula="of:=[.B193]-[.A193]" table:style-name="ce1">
            <text:p>3.535000086</text:p>
          </table:table-cell>
          <table:table-cell table:style-name="ce1"/>
          <table:table-cell office:value-type="float" office:value="3.1470000743865967" table:formula="of:=[.H193] - [.$I$720]" table:style-name="ce1">
            <text:p>3.14700007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45.9389999" table:style-name="ce4">
            <text:p>1739043245.939</text:p>
          </table:table-cell>
          <table:table-cell office:value-type="float" office:value="1739043247.448" table:style-name="ce4">
            <text:p>1739043247.44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090000629425049" table:formula="of:=[.B194]-[.A194]" table:style-name="ce1">
            <text:p>1.509000063</text:p>
          </table:table-cell>
          <table:table-cell table:style-name="ce1"/>
          <table:table-cell office:value-type="float" office:value="1.1210000514984129" table:formula="of:=[.H194] - [.$I$720]" table:style-name="ce1">
            <text:p>1.12100005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46.2720001" table:style-name="ce4">
            <text:p>1739043246.272</text:p>
          </table:table-cell>
          <table:table-cell office:value-type="float" office:value="1739043247.5639999" table:style-name="ce4">
            <text:p>1739043247.56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919998168945313" table:formula="of:=[.B195]-[.A195]" table:style-name="ce1">
            <text:p>1.291999817</text:p>
          </table:table-cell>
          <table:table-cell table:style-name="ce1"/>
          <table:table-cell office:value-type="float" office:value="0.90399980545043923" table:formula="of:=[.H195] - [.$I$720]" table:style-name="ce1">
            <text:p>0.90399980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46.306" table:style-name="ce4">
            <text:p>1739043246.306</text:p>
          </table:table-cell>
          <table:table-cell office:value-type="float" office:value="1739043247.707" table:style-name="ce4">
            <text:p>1739043247.70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10000228881836" table:formula="of:=[.B196]-[.A196]" table:style-name="ce1">
            <text:p>1.401000023</text:p>
          </table:table-cell>
          <table:table-cell table:style-name="ce1"/>
          <table:table-cell office:value-type="float" office:value="1.0130000114440916" table:formula="of:=[.H196] - [.$I$720]" table:style-name="ce1">
            <text:p>1.01300001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46.339" table:style-name="ce4">
            <text:p>1739043246.339</text:p>
          </table:table-cell>
          <table:table-cell office:value-type="float" office:value="1739043247.812" table:style-name="ce4">
            <text:p>1739043247.81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30000495910645" table:formula="of:=[.B197]-[.A197]" table:style-name="ce1">
            <text:p>1.47300005</text:p>
          </table:table-cell>
          <table:table-cell table:style-name="ce1"/>
          <table:table-cell office:value-type="float" office:value="1.0850000381469724" table:formula="of:=[.H197] - [.$I$720]" table:style-name="ce1">
            <text:p>1.08500003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49.2720001" table:style-name="ce4">
            <text:p>1739043249.272</text:p>
          </table:table-cell>
          <table:table-cell office:value-type="float" office:value="1739043250.8740001" table:style-name="ce4">
            <text:p>1739043250.87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019999980926514" table:formula="of:=[.B198]-[.A198]" table:style-name="ce1">
            <text:p>1.601999998</text:p>
          </table:table-cell>
          <table:table-cell table:style-name="ce1"/>
          <table:table-cell office:value-type="float" office:value="1.2139999866485593" table:formula="of:=[.H198] - [.$I$720]" table:style-name="ce1">
            <text:p>1.21399998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49.339" table:style-name="ce4">
            <text:p>1739043249.339</text:p>
          </table:table-cell>
          <table:table-cell office:value-type="float" office:value="1739043250.987" table:style-name="ce4">
            <text:p>1739043250.98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480000019073486" table:formula="of:=[.B199]-[.A199]" table:style-name="ce1">
            <text:p>1.648000002</text:p>
          </table:table-cell>
          <table:table-cell table:style-name="ce1"/>
          <table:table-cell office:value-type="float" office:value="1.2599999904632566" table:formula="of:=[.H199] - [.$I$720]" table:style-name="ce1">
            <text:p>1.2599999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49.6719999" table:style-name="ce4">
            <text:p>1739043249.672</text:p>
          </table:table-cell>
          <table:table-cell office:value-type="float" office:value="1739043251.0940001" table:style-name="ce4">
            <text:p>1739043251.09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220001697540283" table:formula="of:=[.B200]-[.A200]" table:style-name="ce1">
            <text:p>1.42200017</text:p>
          </table:table-cell>
          <table:table-cell table:style-name="ce1"/>
          <table:table-cell office:value-type="float" office:value="1.0340001583099363" table:formula="of:=[.H200] - [.$I$720]" table:style-name="ce1">
            <text:p>1.03400015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49.9719999" table:style-name="ce4">
            <text:p>1739043249.972</text:p>
          </table:table-cell>
          <table:table-cell office:value-type="float" office:value="1739043251.3529999" table:style-name="ce4">
            <text:p>1739043251.35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810000419616699" table:formula="of:=[.B201]-[.A201]" table:style-name="ce1">
            <text:p>1.381000042</text:p>
          </table:table-cell>
          <table:table-cell table:style-name="ce1"/>
          <table:table-cell office:value-type="float" office:value="0.9930000305175779" table:formula="of:=[.H201] - [.$I$720]" table:style-name="ce1">
            <text:p>0.99300003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50.1059999" table:style-name="ce4">
            <text:p>1739043250.106</text:p>
          </table:table-cell>
          <table:table-cell office:value-type="float" office:value="1739043251.507" table:style-name="ce4">
            <text:p>1739043251.50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10000228881836" table:formula="of:=[.B202]-[.A202]" table:style-name="ce1">
            <text:p>1.401000023</text:p>
          </table:table-cell>
          <table:table-cell table:style-name="ce1"/>
          <table:table-cell office:value-type="float" office:value="1.0130000114440916" table:formula="of:=[.H202] - [.$I$720]" table:style-name="ce1">
            <text:p>1.01300001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50.1719999" table:style-name="ce4">
            <text:p>1739043250.172</text:p>
          </table:table-cell>
          <table:table-cell office:value-type="float" office:value="1739043251.6140001" table:style-name="ce4">
            <text:p>1739043251.61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42000150680542" table:formula="of:=[.B203]-[.A203]" table:style-name="ce1">
            <text:p>1.442000151</text:p>
          </table:table-cell>
          <table:table-cell table:style-name="ce1"/>
          <table:table-cell office:value-type="float" office:value="1.05400013923645" table:formula="of:=[.H203] - [.$I$720]" table:style-name="ce1">
            <text:p>1.05400013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50.339" table:style-name="ce4">
            <text:p>1739043250.339</text:p>
          </table:table-cell>
          <table:table-cell office:value-type="float" office:value="1739043251.717" table:style-name="ce4">
            <text:p>1739043251.71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78000020980835" table:formula="of:=[.B204]-[.A204]" table:style-name="ce1">
            <text:p>1.378000021</text:p>
          </table:table-cell>
          <table:table-cell table:style-name="ce1"/>
          <table:table-cell office:value-type="float" office:value="0.99000000953674294" table:formula="of:=[.H204] - [.$I$720]" table:style-name="ce1">
            <text:p>0.9900000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50.4059999" table:style-name="ce4">
            <text:p>1739043250.406</text:p>
          </table:table-cell>
          <table:table-cell office:value-type="float" office:value="1739043251.836" table:style-name="ce4">
            <text:p>1739043251.83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00000667572021" table:formula="of:=[.B205]-[.A205]" table:style-name="ce1">
            <text:p>1.430000067</text:p>
          </table:table-cell>
          <table:table-cell table:style-name="ce1"/>
          <table:table-cell office:value-type="float" office:value="1.0420000553131101" table:formula="of:=[.H205] - [.$I$720]" table:style-name="ce1">
            <text:p>1.04200005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50.4389999" table:style-name="ce4">
            <text:p>1739043250.439</text:p>
          </table:table-cell>
          <table:table-cell office:value-type="float" office:value="1739043251.9360001" table:style-name="ce4">
            <text:p>1739043251.93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970002174377441" table:formula="of:=[.B206]-[.A206]" table:style-name="ce1">
            <text:p>1.497000217</text:p>
          </table:table-cell>
          <table:table-cell table:style-name="ce1"/>
          <table:table-cell office:value-type="float" office:value="1.1090002059936521" table:formula="of:=[.H206] - [.$I$720]" table:style-name="ce1">
            <text:p>1.109000206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50.539" table:style-name="ce4">
            <text:p>1739043250.539</text:p>
          </table:table-cell>
          <table:table-cell office:value-type="float" office:value="1739043252.052" table:style-name="ce4">
            <text:p>1739043252.05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130000114440918" table:formula="of:=[.B207]-[.A207]" table:style-name="ce1">
            <text:p>1.513000011</text:p>
          </table:table-cell>
          <table:table-cell table:style-name="ce1"/>
          <table:table-cell office:value-type="float" office:value="1.1249999999999998" table:formula="of:=[.H207] - [.$I$720]" table:style-name="ce1">
            <text:p>1.12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50.7390001" table:style-name="ce4">
            <text:p>1739043250.739</text:p>
          </table:table-cell>
          <table:table-cell office:value-type="float" office:value="1739043252.155" table:style-name="ce4">
            <text:p>1739043252.15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159998893737793" table:formula="of:=[.B208]-[.A208]" table:style-name="ce1">
            <text:p>1.415999889</text:p>
          </table:table-cell>
          <table:table-cell table:style-name="ce1"/>
          <table:table-cell office:value-type="float" office:value="1.0279998779296873" table:formula="of:=[.H208] - [.$I$720]" table:style-name="ce1">
            <text:p>1.02799987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50.806" table:style-name="ce4">
            <text:p>1739043250.806</text:p>
          </table:table-cell>
          <table:table-cell office:value-type="float" office:value="1739043252.2620001" table:style-name="ce4">
            <text:p>1739043252.26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560000896453857" table:formula="of:=[.B209]-[.A209]" table:style-name="ce1">
            <text:p>1.45600009</text:p>
          </table:table-cell>
          <table:table-cell table:style-name="ce1"/>
          <table:table-cell office:value-type="float" office:value="1.0680000782012937" table:formula="of:=[.H209] - [.$I$720]" table:style-name="ce1">
            <text:p>1.06800007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51.1389999" table:style-name="ce4">
            <text:p>1739043251.139</text:p>
          </table:table-cell>
          <table:table-cell office:value-type="float" office:value="1739043253.914" table:style-name="ce4">
            <text:p>1739043253.91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7750000953674316" table:formula="of:=[.B210]-[.A210]" table:style-name="ce1">
            <text:p>2.775000095</text:p>
          </table:table-cell>
          <table:table-cell table:style-name="ce1"/>
          <table:table-cell office:value-type="float" office:value="2.3870000839233398" table:formula="of:=[.H210] - [.$I$720]" table:style-name="ce1">
            <text:p>2.38700008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52.572" table:style-name="ce4">
            <text:p>1739043252.572</text:p>
          </table:table-cell>
          <table:table-cell office:value-type="float" office:value="1739043254.2460001" table:style-name="ce4">
            <text:p>1739043254.24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740000247955322" table:formula="of:=[.B211]-[.A211]" table:style-name="ce1">
            <text:p>1.674000025</text:p>
          </table:table-cell>
          <table:table-cell table:style-name="ce1"/>
          <table:table-cell office:value-type="float" office:value="1.2860000133514402" table:formula="of:=[.H211] - [.$I$720]" table:style-name="ce1">
            <text:p>1.28600001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52.8729999" table:style-name="ce4">
            <text:p>1739043252.873</text:p>
          </table:table-cell>
          <table:table-cell office:value-type="float" office:value="1739043254.365" table:style-name="ce4">
            <text:p>1739043254.36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920001029968262" table:formula="of:=[.B212]-[.A212]" table:style-name="ce1">
            <text:p>1.492000103</text:p>
          </table:table-cell>
          <table:table-cell table:style-name="ce1"/>
          <table:table-cell office:value-type="float" office:value="1.1040000915527342" table:formula="of:=[.H212] - [.$I$720]" table:style-name="ce1">
            <text:p>1.10400009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53.7390001" table:style-name="ce4">
            <text:p>1739043253.739</text:p>
          </table:table-cell>
          <table:table-cell office:value-type="float" office:value="1739043255.1760001" table:style-name="ce4">
            <text:p>1739043255.17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7000036239624" table:formula="of:=[.B213]-[.A213]" table:style-name="ce1">
            <text:p>1.437000036</text:p>
          </table:table-cell>
          <table:table-cell table:style-name="ce1"/>
          <table:table-cell office:value-type="float" office:value="1.049000024795532" table:formula="of:=[.H213] - [.$I$720]" table:style-name="ce1">
            <text:p>1.04900002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54.072" table:style-name="ce4">
            <text:p>1739043254.072</text:p>
          </table:table-cell>
          <table:table-cell office:value-type="float" office:value="1739043255.938" table:style-name="ce4">
            <text:p>1739043255.93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8659999370574951" table:formula="of:=[.B214]-[.A214]" table:style-name="ce1">
            <text:p>1.865999937</text:p>
          </table:table-cell>
          <table:table-cell table:style-name="ce1"/>
          <table:table-cell office:value-type="float" office:value="1.4779999256134031" table:formula="of:=[.H214] - [.$I$720]" table:style-name="ce1">
            <text:p>1.477999926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54.6059999" table:style-name="ce4">
            <text:p>1739043254.606</text:p>
          </table:table-cell>
          <table:table-cell office:value-type="float" office:value="1739043256.076" table:style-name="ce4">
            <text:p>1739043256.07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00000286102295" table:formula="of:=[.B215]-[.A215]" table:style-name="ce1">
            <text:p>1.470000029</text:p>
          </table:table-cell>
          <table:table-cell table:style-name="ce1"/>
          <table:table-cell office:value-type="float" office:value="1.0820000171661375" table:formula="of:=[.H215] - [.$I$720]" table:style-name="ce1">
            <text:p>1.08200001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54.9059999" table:style-name="ce4">
            <text:p>1739043254.906</text:p>
          </table:table-cell>
          <table:table-cell office:value-type="float" office:value="1739043256.191" table:style-name="ce4">
            <text:p>1739043256.19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850000858306885" table:formula="of:=[.B216]-[.A216]" table:style-name="ce1">
            <text:p>1.285000086</text:p>
          </table:table-cell>
          <table:table-cell table:style-name="ce1"/>
          <table:table-cell office:value-type="float" office:value="0.89700007438659646" table:formula="of:=[.H216] - [.$I$720]" table:style-name="ce1">
            <text:p>0.89700007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54.9389999" table:style-name="ce4">
            <text:p>1739043254.939</text:p>
          </table:table-cell>
          <table:table-cell office:value-type="float" office:value="1739043256.2939999" table:style-name="ce4">
            <text:p>1739043256.29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550000190734863" table:formula="of:=[.B217]-[.A217]" table:style-name="ce1">
            <text:p>1.355000019</text:p>
          </table:table-cell>
          <table:table-cell table:style-name="ce1"/>
          <table:table-cell office:value-type="float" office:value="0.96700000762939431" table:formula="of:=[.H217] - [.$I$720]" table:style-name="ce1">
            <text:p>0.96700000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55.573" table:style-name="ce4">
            <text:p>1739043255.573</text:p>
          </table:table-cell>
          <table:table-cell office:value-type="float" office:value="1739043257.1259999" table:style-name="ce4">
            <text:p>1739043257.12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529999732971191" table:formula="of:=[.B218]-[.A218]" table:style-name="ce1">
            <text:p>1.552999973</text:p>
          </table:table-cell>
          <table:table-cell table:style-name="ce1"/>
          <table:table-cell office:value-type="float" office:value="1.1649999618530271" table:formula="of:=[.H218] - [.$I$720]" table:style-name="ce1">
            <text:p>1.16499996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56.4389999" table:style-name="ce4">
            <text:p>1739043256.439</text:p>
          </table:table-cell>
          <table:table-cell office:value-type="float" office:value="1739043257.7390001" table:style-name="ce4">
            <text:p>1739043257.73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000001907348633" table:formula="of:=[.B219]-[.A219]" table:style-name="ce1">
            <text:p>1.300000191</text:p>
          </table:table-cell>
          <table:table-cell table:style-name="ce1"/>
          <table:table-cell office:value-type="float" office:value="0.91200017929077126" table:formula="of:=[.H219] - [.$I$720]" table:style-name="ce1">
            <text:p>0.91200017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56.473" table:style-name="ce4">
            <text:p>1739043256.473</text:p>
          </table:table-cell>
          <table:table-cell office:value-type="float" office:value="1739043257.744" table:style-name="ce4">
            <text:p>1739043257.74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709999084472656" table:formula="of:=[.B220]-[.A220]" table:style-name="ce1">
            <text:p>1.270999908</text:p>
          </table:table-cell>
          <table:table-cell table:style-name="ce1"/>
          <table:table-cell office:value-type="float" office:value="0.88299989700317361" table:formula="of:=[.H220] - [.$I$720]" table:style-name="ce1">
            <text:p>0.88299989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56.539" table:style-name="ce4">
            <text:p>1739043256.539</text:p>
          </table:table-cell>
          <table:table-cell office:value-type="float" office:value="1739043258.3310001" table:style-name="ce4">
            <text:p>1739043258.33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7920000553131104" table:formula="of:=[.B221]-[.A221]" table:style-name="ce1">
            <text:p>1.792000055</text:p>
          </table:table-cell>
          <table:table-cell table:style-name="ce1"/>
          <table:table-cell office:value-type="float" office:value="1.4040000438690183" table:formula="of:=[.H221] - [.$I$720]" table:style-name="ce1">
            <text:p>1.40400004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56.806" table:style-name="ce4">
            <text:p>1739043256.806</text:p>
          </table:table-cell>
          <table:table-cell office:value-type="float" office:value="1739043258.434" table:style-name="ce4">
            <text:p>1739043258.43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28000020980835" table:formula="of:=[.B222]-[.A222]" table:style-name="ce1">
            <text:p>1.628000021</text:p>
          </table:table-cell>
          <table:table-cell table:style-name="ce1"/>
          <table:table-cell office:value-type="float" office:value="1.2400000095367429" table:formula="of:=[.H222] - [.$I$720]" table:style-name="ce1">
            <text:p>1.2400000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58.039" table:style-name="ce4">
            <text:p>1739043258.039</text:p>
          </table:table-cell>
          <table:table-cell office:value-type="float" office:value="1739043259.477" table:style-name="ce4">
            <text:p>1739043259.47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7999963760376" table:formula="of:=[.B223]-[.A223]" table:style-name="ce1">
            <text:p>1.437999964</text:p>
          </table:table-cell>
          <table:table-cell table:style-name="ce1"/>
          <table:table-cell office:value-type="float" office:value="1.049999952316284" table:formula="of:=[.H223] - [.$I$720]" table:style-name="ce1">
            <text:p>1.04999995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58.1059999" table:style-name="ce4">
            <text:p>1739043258.106</text:p>
          </table:table-cell>
          <table:table-cell office:value-type="float" office:value="1739043259.5829999" table:style-name="ce4">
            <text:p>1739043259.58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69999980926514" table:formula="of:=[.B224]-[.A224]" table:style-name="ce1">
            <text:p>1.476999998</text:p>
          </table:table-cell>
          <table:table-cell table:style-name="ce1"/>
          <table:table-cell office:value-type="float" office:value="1.0889999866485593" table:formula="of:=[.H224] - [.$I$720]" table:style-name="ce1">
            <text:p>1.08899998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58.2060001" table:style-name="ce4">
            <text:p>1739043258.206</text:p>
          </table:table-cell>
          <table:table-cell office:value-type="float" office:value="1739043259.687" table:style-name="ce4">
            <text:p>1739043259.68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09999465942383" table:formula="of:=[.B225]-[.A225]" table:style-name="ce1">
            <text:p>1.480999947</text:p>
          </table:table-cell>
          <table:table-cell table:style-name="ce1"/>
          <table:table-cell office:value-type="float" office:value="1.0929999351501463" table:formula="of:=[.H225] - [.$I$720]" table:style-name="ce1">
            <text:p>1.09299993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58.339" table:style-name="ce4">
            <text:p>1739043258.339</text:p>
          </table:table-cell>
          <table:table-cell office:value-type="float" office:value="1739043259.79" table:style-name="ce4">
            <text:p>1739043259.79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509999752044678" table:formula="of:=[.B226]-[.A226]" table:style-name="ce1">
            <text:p>1.450999975</text:p>
          </table:table-cell>
          <table:table-cell table:style-name="ce1"/>
          <table:table-cell office:value-type="float" office:value="1.0629999637603758" table:formula="of:=[.H226] - [.$I$720]" table:style-name="ce1">
            <text:p>1.06299996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58.4059999" table:style-name="ce4">
            <text:p>1739043258.406</text:p>
          </table:table-cell>
          <table:table-cell office:value-type="float" office:value="1739043259.8870001" table:style-name="ce4">
            <text:p>1739043259.88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10001850128174" table:formula="of:=[.B227]-[.A227]" table:style-name="ce1">
            <text:p>1.481000185</text:p>
          </table:table-cell>
          <table:table-cell table:style-name="ce1"/>
          <table:table-cell office:value-type="float" office:value="1.0930001735687254" table:formula="of:=[.H227] - [.$I$720]" table:style-name="ce1">
            <text:p>1.09300017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58.473" table:style-name="ce4">
            <text:p>1739043258.473</text:p>
          </table:table-cell>
          <table:table-cell office:value-type="float" office:value="1739043259.99" table:style-name="ce4">
            <text:p>1739043259.99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169999599456787" table:formula="of:=[.B228]-[.A228]" table:style-name="ce1">
            <text:p>1.51699996</text:p>
          </table:table-cell>
          <table:table-cell table:style-name="ce1"/>
          <table:table-cell office:value-type="float" office:value="1.1289999485015867" table:formula="of:=[.H228] - [.$I$720]" table:style-name="ce1">
            <text:p>1.12899994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62.306" table:style-name="ce4">
            <text:p>1739043262.306</text:p>
          </table:table-cell>
          <table:table-cell office:value-type="float" office:value="1739043264.2390001" table:style-name="ce4">
            <text:p>1739043264.23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9330000877380371" table:formula="of:=[.B229]-[.A229]" table:style-name="ce1">
            <text:p>1.933000088</text:p>
          </table:table-cell>
          <table:table-cell table:style-name="ce1"/>
          <table:table-cell office:value-type="float" office:value="1.5450000762939451" table:formula="of:=[.H229] - [.$I$720]" table:style-name="ce1">
            <text:p>1.545000076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63.306" table:style-name="ce4">
            <text:p>1739043263.306</text:p>
          </table:table-cell>
          <table:table-cell office:value-type="float" office:value="1739043264.892" table:style-name="ce4">
            <text:p>1739043264.89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859999656677246" table:formula="of:=[.B230]-[.A230]" table:style-name="ce1">
            <text:p>1.585999966</text:p>
          </table:table-cell>
          <table:table-cell table:style-name="ce1"/>
          <table:table-cell office:value-type="float" office:value="1.1979999542236326" table:formula="of:=[.H230] - [.$I$720]" table:style-name="ce1">
            <text:p>1.19799995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63.339" table:style-name="ce4">
            <text:p>1739043263.339</text:p>
          </table:table-cell>
          <table:table-cell office:value-type="float" office:value="1739043264.8970001" table:style-name="ce4">
            <text:p>1739043264.89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580000877380371" table:formula="of:=[.B231]-[.A231]" table:style-name="ce1">
            <text:p>1.558000088</text:p>
          </table:table-cell>
          <table:table-cell table:style-name="ce1"/>
          <table:table-cell office:value-type="float" office:value="1.1700000762939451" table:formula="of:=[.H231] - [.$I$720]" table:style-name="ce1">
            <text:p>1.170000076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63.539" table:style-name="ce4">
            <text:p>1739043263.539</text:p>
          </table:table-cell>
          <table:table-cell office:value-type="float" office:value="1739043264.9030001" table:style-name="ce4">
            <text:p>1739043264.90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640000820159912" table:formula="of:=[.B232]-[.A232]" table:style-name="ce1">
            <text:p>1.364000082</text:p>
          </table:table-cell>
          <table:table-cell table:style-name="ce1"/>
          <table:table-cell office:value-type="float" office:value="0.97600007057189919" table:formula="of:=[.H232] - [.$I$720]" table:style-name="ce1">
            <text:p>0.97600007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63.572" table:style-name="ce4">
            <text:p>1739043263.572</text:p>
          </table:table-cell>
          <table:table-cell office:value-type="float" office:value="1739043265.086" table:style-name="ce4">
            <text:p>1739043265.08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139999389648438" table:formula="of:=[.B233]-[.A233]" table:style-name="ce1">
            <text:p>1.513999939</text:p>
          </table:table-cell>
          <table:table-cell table:style-name="ce1"/>
          <table:table-cell office:value-type="float" office:value="1.1259999275207517" table:formula="of:=[.H233] - [.$I$720]" table:style-name="ce1">
            <text:p>1.12599992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64.2390001" table:style-name="ce4">
            <text:p>1739043264.239</text:p>
          </table:table-cell>
          <table:table-cell office:value-type="float" office:value="1739043266.3529999" table:style-name="ce4">
            <text:p>1739043266.35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1139998435974121" table:formula="of:=[.B234]-[.A234]" table:style-name="ce1">
            <text:p>2.113999844</text:p>
          </table:table-cell>
          <table:table-cell table:style-name="ce1"/>
          <table:table-cell office:value-type="float" office:value="1.7259998321533201" table:formula="of:=[.H234] - [.$I$720]" table:style-name="ce1">
            <text:p>1.72599983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64.2720001" table:style-name="ce4">
            <text:p>1739043264.272</text:p>
          </table:table-cell>
          <table:table-cell office:value-type="float" office:value="1739043266.4560001" table:style-name="ce4">
            <text:p>1739043266.45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1840000152587891" table:formula="of:=[.B235]-[.A235]" table:style-name="ce1">
            <text:p>2.184000015</text:p>
          </table:table-cell>
          <table:table-cell table:style-name="ce1"/>
          <table:table-cell office:value-type="float" office:value="1.796000003814697" table:formula="of:=[.H235] - [.$I$720]" table:style-name="ce1">
            <text:p>1.79600000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65.2060001" table:style-name="ce4">
            <text:p>1739043265.206</text:p>
          </table:table-cell>
          <table:table-cell office:value-type="float" office:value="1739043266.5610001" table:style-name="ce4">
            <text:p>1739043266.56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550000190734863" table:formula="of:=[.B236]-[.A236]" table:style-name="ce1">
            <text:p>1.355000019</text:p>
          </table:table-cell>
          <table:table-cell table:style-name="ce1"/>
          <table:table-cell office:value-type="float" office:value="0.96700000762939431" table:formula="of:=[.H236] - [.$I$720]" table:style-name="ce1">
            <text:p>0.96700000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65.2390001" table:style-name="ce4">
            <text:p>1739043265.239</text:p>
          </table:table-cell>
          <table:table-cell office:value-type="float" office:value="1739043266.6700001" table:style-name="ce4">
            <text:p>1739043266.67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09999942779541" table:formula="of:=[.B237]-[.A237]" table:style-name="ce1">
            <text:p>1.430999994</text:p>
          </table:table-cell>
          <table:table-cell table:style-name="ce1"/>
          <table:table-cell office:value-type="float" office:value="1.0429999828338621" table:formula="of:=[.H237] - [.$I$720]" table:style-name="ce1">
            <text:p>1.04299998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65.372" table:style-name="ce4">
            <text:p>1739043265.372</text:p>
          </table:table-cell>
          <table:table-cell office:value-type="float" office:value="1739043266.7720001" table:style-name="ce4">
            <text:p>1739043266.77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00000953674316" table:formula="of:=[.B238]-[.A238]" table:style-name="ce1">
            <text:p>1.400000095</text:p>
          </table:table-cell>
          <table:table-cell table:style-name="ce1"/>
          <table:table-cell office:value-type="float" office:value="1.0120000839233396" table:formula="of:=[.H238] - [.$I$720]" table:style-name="ce1">
            <text:p>1.01200008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65.6059999" table:style-name="ce4">
            <text:p>1739043265.606</text:p>
          </table:table-cell>
          <table:table-cell office:value-type="float" office:value="1739043266.872" table:style-name="ce4">
            <text:p>1739043266.87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660000324249268" table:formula="of:=[.B239]-[.A239]" table:style-name="ce1">
            <text:p>1.266000032</text:p>
          </table:table-cell>
          <table:table-cell table:style-name="ce1"/>
          <table:table-cell office:value-type="float" office:value="0.87800002098083474" table:formula="of:=[.H239] - [.$I$720]" table:style-name="ce1">
            <text:p>0.87800002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65.6389999" table:style-name="ce4">
            <text:p>1739043265.639</text:p>
          </table:table-cell>
          <table:table-cell office:value-type="float" office:value="1739043267.059" table:style-name="ce4">
            <text:p>1739043267.05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200000762939453" table:formula="of:=[.B240]-[.A240]" table:style-name="ce1">
            <text:p>1.420000076</text:p>
          </table:table-cell>
          <table:table-cell table:style-name="ce1"/>
          <table:table-cell office:value-type="float" office:value="1.0320000648498533" table:formula="of:=[.H240] - [.$I$720]" table:style-name="ce1">
            <text:p>1.03200006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65.7720001" table:style-name="ce4">
            <text:p>1739043265.772</text:p>
          </table:table-cell>
          <table:table-cell office:value-type="float" office:value="1739043267.204" table:style-name="ce4">
            <text:p>1739043267.20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19999217987061" table:formula="of:=[.B241]-[.A241]" table:style-name="ce1">
            <text:p>1.431999922</text:p>
          </table:table-cell>
          <table:table-cell table:style-name="ce1"/>
          <table:table-cell office:value-type="float" office:value="1.043999910354614" table:formula="of:=[.H241] - [.$I$720]" table:style-name="ce1">
            <text:p>1.0439999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65.839" table:style-name="ce4">
            <text:p>1739043265.839</text:p>
          </table:table-cell>
          <table:table-cell office:value-type="float" office:value="1739043267.3139999" table:style-name="ce4">
            <text:p>1739043267.31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49999046325684" table:formula="of:=[.B242]-[.A242]" table:style-name="ce1">
            <text:p>1.474999905</text:p>
          </table:table-cell>
          <table:table-cell table:style-name="ce1"/>
          <table:table-cell office:value-type="float" office:value="1.0869998931884763" table:formula="of:=[.H242] - [.$I$720]" table:style-name="ce1">
            <text:p>1.08699989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65.9719999" table:style-name="ce4">
            <text:p>1739043265.972</text:p>
          </table:table-cell>
          <table:table-cell office:value-type="float" office:value="1739043267.4909999" table:style-name="ce4">
            <text:p>1739043267.49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190000534057617" table:formula="of:=[.B243]-[.A243]" table:style-name="ce1">
            <text:p>1.519000053</text:p>
          </table:table-cell>
          <table:table-cell table:style-name="ce1"/>
          <table:table-cell office:value-type="float" office:value="1.1310000419616697" table:formula="of:=[.H243] - [.$I$720]" table:style-name="ce1">
            <text:p>1.13100004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66.006" table:style-name="ce4">
            <text:p>1739043266.006</text:p>
          </table:table-cell>
          <table:table-cell office:value-type="float" office:value="1739043267.6010001" table:style-name="ce4">
            <text:p>1739043267.60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950000286102295" table:formula="of:=[.B244]-[.A244]" table:style-name="ce1">
            <text:p>1.595000029</text:p>
          </table:table-cell>
          <table:table-cell table:style-name="ce1"/>
          <table:table-cell office:value-type="float" office:value="1.2070000171661375" table:formula="of:=[.H244] - [.$I$720]" table:style-name="ce1">
            <text:p>1.20700001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66.2060001" table:style-name="ce4">
            <text:p>1739043266.206</text:p>
          </table:table-cell>
          <table:table-cell office:value-type="float" office:value="1739043267.704" table:style-name="ce4">
            <text:p>1739043267.70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97999906539917" table:formula="of:=[.B245]-[.A245]" table:style-name="ce1">
            <text:p>1.497999907</text:p>
          </table:table-cell>
          <table:table-cell table:style-name="ce1"/>
          <table:table-cell office:value-type="float" office:value="1.109999895095825" table:formula="of:=[.H245] - [.$I$720]" table:style-name="ce1">
            <text:p>1.10999989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66.2390001" table:style-name="ce4">
            <text:p>1739043266.239</text:p>
          </table:table-cell>
          <table:table-cell office:value-type="float" office:value="1739043267.8210001" table:style-name="ce4">
            <text:p>1739043267.82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820000171661377" table:formula="of:=[.B246]-[.A246]" table:style-name="ce1">
            <text:p>1.582000017</text:p>
          </table:table-cell>
          <table:table-cell table:style-name="ce1"/>
          <table:table-cell office:value-type="float" office:value="1.1940000057220457" table:formula="of:=[.H246] - [.$I$720]" table:style-name="ce1">
            <text:p>1.194000006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66.7060001" table:style-name="ce4">
            <text:p>1739043266.706</text:p>
          </table:table-cell>
          <table:table-cell office:value-type="float" office:value="1739043267.961" table:style-name="ce4">
            <text:p>1739043267.96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549998760223389" table:formula="of:=[.B247]-[.A247]" table:style-name="ce1">
            <text:p>1.254999876</text:p>
          </table:table-cell>
          <table:table-cell table:style-name="ce1"/>
          <table:table-cell office:value-type="float" office:value="0.86699986457824685" table:formula="of:=[.H247] - [.$I$720]" table:style-name="ce1">
            <text:p>0.86699986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67.1059999" table:style-name="ce4">
            <text:p>1739043267.106</text:p>
          </table:table-cell>
          <table:table-cell office:value-type="float" office:value="1739043268.6900001" table:style-name="ce4">
            <text:p>1739043268.69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840001106262207" table:formula="of:=[.B248]-[.A248]" table:style-name="ce1">
            <text:p>1.584000111</text:p>
          </table:table-cell>
          <table:table-cell table:style-name="ce1"/>
          <table:table-cell office:value-type="float" office:value="1.1960000991821287" table:formula="of:=[.H248] - [.$I$720]" table:style-name="ce1">
            <text:p>1.19600009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67.1389999" table:style-name="ce4">
            <text:p>1739043267.139</text:p>
          </table:table-cell>
          <table:table-cell office:value-type="float" office:value="1739043268.8039999" table:style-name="ce4">
            <text:p>1739043268.80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649999618530273" table:formula="of:=[.B249]-[.A249]" table:style-name="ce1">
            <text:p>1.664999962</text:p>
          </table:table-cell>
          <table:table-cell table:style-name="ce1"/>
          <table:table-cell office:value-type="float" office:value="1.2769999504089353" table:formula="of:=[.H249] - [.$I$720]" table:style-name="ce1">
            <text:p>1.2769999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67.6059999" table:style-name="ce4">
            <text:p>1739043267.606</text:p>
          </table:table-cell>
          <table:table-cell office:value-type="float" office:value="1739043270.536" table:style-name="ce4">
            <text:p>1739043270.53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9300000667572021" table:formula="of:=[.B250]-[.A250]" table:style-name="ce1">
            <text:p>2.930000067</text:p>
          </table:table-cell>
          <table:table-cell table:style-name="ce1"/>
          <table:table-cell office:value-type="float" office:value="2.5420000553131104" table:formula="of:=[.H250] - [.$I$720]" table:style-name="ce1">
            <text:p>2.54200005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69.1719999" table:style-name="ce4">
            <text:p>1739043269.172</text:p>
          </table:table-cell>
          <table:table-cell office:value-type="float" office:value="1739043270.652" table:style-name="ce4">
            <text:p>1739043270.65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00000190734863" table:formula="of:=[.B251]-[.A251]" table:style-name="ce1">
            <text:p>1.480000019</text:p>
          </table:table-cell>
          <table:table-cell table:style-name="ce1"/>
          <table:table-cell office:value-type="float" office:value="1.0920000076293943" table:formula="of:=[.H251] - [.$I$720]" table:style-name="ce1">
            <text:p>1.09200000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69.506" table:style-name="ce4">
            <text:p>1739043269.506</text:p>
          </table:table-cell>
          <table:table-cell office:value-type="float" office:value="1739043273.9289999" table:style-name="ce4">
            <text:p>1739043273.92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4.4229998588562012" table:formula="of:=[.B252]-[.A252]" table:style-name="ce1">
            <text:p>4.422999859</text:p>
          </table:table-cell>
          <table:table-cell table:style-name="ce1"/>
          <table:table-cell office:value-type="float" office:value="4.0349998474121094" table:formula="of:=[.H252] - [.$I$720]" table:style-name="ce1">
            <text:p>4.03499984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69.572" table:style-name="ce4">
            <text:p>1739043269.572</text:p>
          </table:table-cell>
          <table:table-cell office:value-type="float" office:value="1739043274.049" table:style-name="ce4">
            <text:p>1739043274.04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4.4769999980926514" table:formula="of:=[.B253]-[.A253]" table:style-name="ce1">
            <text:p>4.476999998</text:p>
          </table:table-cell>
          <table:table-cell table:style-name="ce1"/>
          <table:table-cell office:value-type="float" office:value="4.0889999866485596" table:formula="of:=[.H253] - [.$I$720]" table:style-name="ce1">
            <text:p>4.08899998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72.8729999" table:style-name="ce4">
            <text:p>1739043272.873</text:p>
          </table:table-cell>
          <table:table-cell office:value-type="float" office:value="1739043274.1589999" table:style-name="ce4">
            <text:p>1739043274.15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860000133514404" table:formula="of:=[.B254]-[.A254]" table:style-name="ce1">
            <text:p>1.286000013</text:p>
          </table:table-cell>
          <table:table-cell table:style-name="ce1"/>
          <table:table-cell office:value-type="float" office:value="0.89800000190734841" table:formula="of:=[.H254] - [.$I$720]" table:style-name="ce1">
            <text:p>0.89800000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74.806" table:style-name="ce4">
            <text:p>1739043274.806</text:p>
          </table:table-cell>
          <table:table-cell office:value-type="float" office:value="1739043277.533" table:style-name="ce4">
            <text:p>1739043277.53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7269999980926514" table:formula="of:=[.B255]-[.A255]" table:style-name="ce1">
            <text:p>2.726999998</text:p>
          </table:table-cell>
          <table:table-cell table:style-name="ce1"/>
          <table:table-cell office:value-type="float" office:value="2.3389999866485596" table:formula="of:=[.H255] - [.$I$720]" table:style-name="ce1">
            <text:p>2.33899998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76.4059999" table:style-name="ce4">
            <text:p>1739043276.406</text:p>
          </table:table-cell>
          <table:table-cell office:value-type="float" office:value="1739043277.6849999" table:style-name="ce4">
            <text:p>1739043277.68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790000438690186" table:formula="of:=[.B256]-[.A256]" table:style-name="ce1">
            <text:p>1.279000044</text:p>
          </table:table-cell>
          <table:table-cell table:style-name="ce1"/>
          <table:table-cell office:value-type="float" office:value="0.89100003242492654" table:formula="of:=[.H256] - [.$I$720]" table:style-name="ce1">
            <text:p>0.89100003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76.4389999" table:style-name="ce4">
            <text:p>1739043276.439</text:p>
          </table:table-cell>
          <table:table-cell office:value-type="float" office:value="1739043277.8050001" table:style-name="ce4">
            <text:p>1739043277.80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660001754760742" table:formula="of:=[.B257]-[.A257]" table:style-name="ce1">
            <text:p>1.366000175</text:p>
          </table:table-cell>
          <table:table-cell table:style-name="ce1"/>
          <table:table-cell office:value-type="float" office:value="0.9780001640319822" table:formula="of:=[.H257] - [.$I$720]" table:style-name="ce1">
            <text:p>0.97800016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76.6389999" table:style-name="ce4">
            <text:p>1739043276.639</text:p>
          </table:table-cell>
          <table:table-cell office:value-type="float" office:value="1739043277.9560001" table:style-name="ce4">
            <text:p>1739043277.95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17000150680542" table:formula="of:=[.B258]-[.A258]" table:style-name="ce1">
            <text:p>1.317000151</text:p>
          </table:table-cell>
          <table:table-cell table:style-name="ce1"/>
          <table:table-cell office:value-type="float" office:value="0.92900013923644997" table:formula="of:=[.H258] - [.$I$720]" table:style-name="ce1">
            <text:p>0.92900013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76.6730001" table:style-name="ce4">
            <text:p>1739043276.673</text:p>
          </table:table-cell>
          <table:table-cell office:value-type="float" office:value="1739043278.066" table:style-name="ce4">
            <text:p>1739043278.06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29998874664307" table:formula="of:=[.B259]-[.A259]" table:style-name="ce1">
            <text:p>1.392999887</text:p>
          </table:table-cell>
          <table:table-cell table:style-name="ce1"/>
          <table:table-cell office:value-type="float" office:value="1.0049998760223386" table:formula="of:=[.H259] - [.$I$720]" table:style-name="ce1">
            <text:p>1.004999876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76.7060001" table:style-name="ce4">
            <text:p>1739043276.706</text:p>
          </table:table-cell>
          <table:table-cell office:value-type="float" office:value="1739043278.1689999" table:style-name="ce4">
            <text:p>1739043278.16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629998207092285" table:formula="of:=[.B260]-[.A260]" table:style-name="ce1">
            <text:p>1.462999821</text:p>
          </table:table-cell>
          <table:table-cell table:style-name="ce1"/>
          <table:table-cell office:value-type="float" office:value="1.0749998092651365" table:formula="of:=[.H260] - [.$I$720]" table:style-name="ce1">
            <text:p>1.07499980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76.806" table:style-name="ce4">
            <text:p>1739043276.806</text:p>
          </table:table-cell>
          <table:table-cell office:value-type="float" office:value="1739043278.325" table:style-name="ce4">
            <text:p>1739043278.32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190000534057617" table:formula="of:=[.B261]-[.A261]" table:style-name="ce1">
            <text:p>1.519000053</text:p>
          </table:table-cell>
          <table:table-cell table:style-name="ce1"/>
          <table:table-cell office:value-type="float" office:value="1.1310000419616697" table:formula="of:=[.H261] - [.$I$720]" table:style-name="ce1">
            <text:p>1.13100004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77.006" table:style-name="ce4">
            <text:p>1739043277.006</text:p>
          </table:table-cell>
          <table:table-cell office:value-type="float" office:value="1739043278.484" table:style-name="ce4">
            <text:p>1739043278.48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79999256134033" table:formula="of:=[.B262]-[.A262]" table:style-name="ce1">
            <text:p>1.477999926</text:p>
          </table:table-cell>
          <table:table-cell table:style-name="ce1"/>
          <table:table-cell office:value-type="float" office:value="1.0899999141693113" table:formula="of:=[.H262] - [.$I$720]" table:style-name="ce1">
            <text:p>1.08999991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79.273" table:style-name="ce4">
            <text:p>1739043279.273</text:p>
          </table:table-cell>
          <table:table-cell office:value-type="float" office:value="1739043280.6630001" table:style-name="ce4">
            <text:p>1739043280.66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00001049041748" table:formula="of:=[.B263]-[.A263]" table:style-name="ce1">
            <text:p>1.390000105</text:p>
          </table:table-cell>
          <table:table-cell table:style-name="ce1"/>
          <table:table-cell office:value-type="float" office:value="1.0020000934600828" table:formula="of:=[.H263] - [.$I$720]" table:style-name="ce1">
            <text:p>1.00200009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79.306" table:style-name="ce4">
            <text:p>1739043279.306</text:p>
          </table:table-cell>
          <table:table-cell office:value-type="float" office:value="1739043280.8280001" table:style-name="ce4">
            <text:p>1739043280.82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220000743865967" table:formula="of:=[.B264]-[.A264]" table:style-name="ce1">
            <text:p>1.522000074</text:p>
          </table:table-cell>
          <table:table-cell table:style-name="ce1"/>
          <table:table-cell office:value-type="float" office:value="1.1340000629425047" table:formula="of:=[.H264] - [.$I$720]" table:style-name="ce1">
            <text:p>1.13400006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79.506" table:style-name="ce4">
            <text:p>1739043279.506</text:p>
          </table:table-cell>
          <table:table-cell office:value-type="float" office:value="1739043280.9430001" table:style-name="ce4">
            <text:p>1739043280.94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7000036239624" table:formula="of:=[.B265]-[.A265]" table:style-name="ce1">
            <text:p>1.437000036</text:p>
          </table:table-cell>
          <table:table-cell table:style-name="ce1"/>
          <table:table-cell office:value-type="float" office:value="1.049000024795532" table:formula="of:=[.H265] - [.$I$720]" table:style-name="ce1">
            <text:p>1.04900002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79.539" table:style-name="ce4">
            <text:p>1739043279.539</text:p>
          </table:table-cell>
          <table:table-cell office:value-type="float" office:value="1739043281.052" table:style-name="ce4">
            <text:p>1739043281.05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130000114440918" table:formula="of:=[.B266]-[.A266]" table:style-name="ce1">
            <text:p>1.513000011</text:p>
          </table:table-cell>
          <table:table-cell table:style-name="ce1"/>
          <table:table-cell office:value-type="float" office:value="1.1249999999999998" table:formula="of:=[.H266] - [.$I$720]" table:style-name="ce1">
            <text:p>1.12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79.6389999" table:style-name="ce4">
            <text:p>1739043279.639</text:p>
          </table:table-cell>
          <table:table-cell office:value-type="float" office:value="1739043281.1800001" table:style-name="ce4">
            <text:p>1739043281.18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410001277923584" table:formula="of:=[.B267]-[.A267]" table:style-name="ce1">
            <text:p>1.541000128</text:p>
          </table:table-cell>
          <table:table-cell table:style-name="ce1"/>
          <table:table-cell office:value-type="float" office:value="1.1530001163482664" table:formula="of:=[.H267] - [.$I$720]" table:style-name="ce1">
            <text:p>1.153000116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79.9059999" table:style-name="ce4">
            <text:p>1739043279.906</text:p>
          </table:table-cell>
          <table:table-cell office:value-type="float" office:value="1739043281.3570001" table:style-name="ce4">
            <text:p>1739043281.35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510002136230469" table:formula="of:=[.B268]-[.A268]" table:style-name="ce1">
            <text:p>1.451000214</text:p>
          </table:table-cell>
          <table:table-cell table:style-name="ce1"/>
          <table:table-cell office:value-type="float" office:value="1.0630002021789549" table:formula="of:=[.H268] - [.$I$720]" table:style-name="ce1">
            <text:p>1.06300020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79.9389999" table:style-name="ce4">
            <text:p>1739043279.939</text:p>
          </table:table-cell>
          <table:table-cell office:value-type="float" office:value="1739043281.4660001" table:style-name="ce4">
            <text:p>1739043281.46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270001888275146" table:formula="of:=[.B269]-[.A269]" table:style-name="ce1">
            <text:p>1.527000189</text:p>
          </table:table-cell>
          <table:table-cell table:style-name="ce1"/>
          <table:table-cell office:value-type="float" office:value="1.1390001773834226" table:formula="of:=[.H269] - [.$I$720]" table:style-name="ce1">
            <text:p>1.13900017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80.1059999" table:style-name="ce4">
            <text:p>1739043280.106</text:p>
          </table:table-cell>
          <table:table-cell office:value-type="float" office:value="1739043281.5739999" table:style-name="ce4">
            <text:p>1739043281.57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679999351501465" table:formula="of:=[.B270]-[.A270]" table:style-name="ce1">
            <text:p>1.467999935</text:p>
          </table:table-cell>
          <table:table-cell table:style-name="ce1"/>
          <table:table-cell office:value-type="float" office:value="1.0799999237060545" table:formula="of:=[.H270] - [.$I$720]" table:style-name="ce1">
            <text:p>1.07999992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80.1389999" table:style-name="ce4">
            <text:p>1739043280.139</text:p>
          </table:table-cell>
          <table:table-cell office:value-type="float" office:value="1739043281.678" table:style-name="ce4">
            <text:p>1739043281.67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390000343322754" table:formula="of:=[.B271]-[.A271]" table:style-name="ce1">
            <text:p>1.539000034</text:p>
          </table:table-cell>
          <table:table-cell table:style-name="ce1"/>
          <table:table-cell office:value-type="float" office:value="1.1510000228881834" table:formula="of:=[.H271] - [.$I$720]" table:style-name="ce1">
            <text:p>1.15100002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80.2060001" table:style-name="ce4">
            <text:p>1739043280.206</text:p>
          </table:table-cell>
          <table:table-cell office:value-type="float" office:value="1739043281.783" table:style-name="ce4">
            <text:p>1739043281.78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769999027252197" table:formula="of:=[.B272]-[.A272]" table:style-name="ce1">
            <text:p>1.576999903</text:p>
          </table:table-cell>
          <table:table-cell table:style-name="ce1"/>
          <table:table-cell office:value-type="float" office:value="1.1889998912811277" table:formula="of:=[.H272] - [.$I$720]" table:style-name="ce1">
            <text:p>1.18899989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81.839" table:style-name="ce4">
            <text:p>1739043281.839</text:p>
          </table:table-cell>
          <table:table-cell office:value-type="float" office:value="1739043284.0250001" table:style-name="ce4">
            <text:p>1739043284.02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1860001087188721" table:formula="of:=[.B273]-[.A273]" table:style-name="ce1">
            <text:p>2.186000109</text:p>
          </table:table-cell>
          <table:table-cell table:style-name="ce1"/>
          <table:table-cell office:value-type="float" office:value="1.7980000972747801" table:formula="of:=[.H273] - [.$I$720]" table:style-name="ce1">
            <text:p>1.79800009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82.1389999" table:style-name="ce4">
            <text:p>1739043282.139</text:p>
          </table:table-cell>
          <table:table-cell office:value-type="float" office:value="1739043284.128" table:style-name="ce4">
            <text:p>1739043284.12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9890000820159912" table:formula="of:=[.B274]-[.A274]" table:style-name="ce1">
            <text:p>1.989000082</text:p>
          </table:table-cell>
          <table:table-cell table:style-name="ce1"/>
          <table:table-cell office:value-type="float" office:value="1.6010000705718992" table:formula="of:=[.H274] - [.$I$720]" table:style-name="ce1">
            <text:p>1.60100007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82.839" table:style-name="ce4">
            <text:p>1739043282.839</text:p>
          </table:table-cell>
          <table:table-cell office:value-type="float" office:value="1739043284.2420001" table:style-name="ce4">
            <text:p>1739043284.24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30001163482666" table:formula="of:=[.B275]-[.A275]" table:style-name="ce1">
            <text:p>1.403000116</text:p>
          </table:table-cell>
          <table:table-cell table:style-name="ce1"/>
          <table:table-cell office:value-type="float" office:value="1.0150001049041746" table:formula="of:=[.H275] - [.$I$720]" table:style-name="ce1">
            <text:p>1.01500010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82.9389999" table:style-name="ce4">
            <text:p>1739043282.939</text:p>
          </table:table-cell>
          <table:table-cell office:value-type="float" office:value="1739043284.441" table:style-name="ce4">
            <text:p>1739043284.44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02000093460083" table:formula="of:=[.B276]-[.A276]" table:style-name="ce1">
            <text:p>1.502000093</text:p>
          </table:table-cell>
          <table:table-cell table:style-name="ce1"/>
          <table:table-cell office:value-type="float" office:value="1.114000082015991" table:formula="of:=[.H276] - [.$I$720]" table:style-name="ce1">
            <text:p>1.11400008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83.006" table:style-name="ce4">
            <text:p>1739043283.006</text:p>
          </table:table-cell>
          <table:table-cell office:value-type="float" office:value="1739043284.5480001" table:style-name="ce4">
            <text:p>1739043284.54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420000553131104" table:formula="of:=[.B277]-[.A277]" table:style-name="ce1">
            <text:p>1.542000055</text:p>
          </table:table-cell>
          <table:table-cell table:style-name="ce1"/>
          <table:table-cell office:value-type="float" office:value="1.1540000438690183" table:formula="of:=[.H277] - [.$I$720]" table:style-name="ce1">
            <text:p>1.15400004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85.1730001" table:style-name="ce4">
            <text:p>1739043285.173</text:p>
          </table:table-cell>
          <table:table-cell office:value-type="float" office:value="1739043286.4630001" table:style-name="ce4">
            <text:p>1739043286.46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899999618530273" table:formula="of:=[.B278]-[.A278]" table:style-name="ce1">
            <text:p>1.289999962</text:p>
          </table:table-cell>
          <table:table-cell table:style-name="ce1"/>
          <table:table-cell office:value-type="float" office:value="0.90199995040893532" table:formula="of:=[.H278] - [.$I$720]" table:style-name="ce1">
            <text:p>0.9019999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85.2060001" table:style-name="ce4">
            <text:p>1739043285.206</text:p>
          </table:table-cell>
          <table:table-cell office:value-type="float" office:value="1739043286.562" table:style-name="ce4">
            <text:p>1739043286.56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559999465942383" table:formula="of:=[.B279]-[.A279]" table:style-name="ce1">
            <text:p>1.355999947</text:p>
          </table:table-cell>
          <table:table-cell table:style-name="ce1"/>
          <table:table-cell office:value-type="float" office:value="0.96799993515014626" table:formula="of:=[.H279] - [.$I$720]" table:style-name="ce1">
            <text:p>0.96799993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85.2390001" table:style-name="ce4">
            <text:p>1739043285.239</text:p>
          </table:table-cell>
          <table:table-cell office:value-type="float" office:value="1739043286.6719999" table:style-name="ce4">
            <text:p>1739043286.67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2999849319458" table:formula="of:=[.B280]-[.A280]" table:style-name="ce1">
            <text:p>1.432999849</text:p>
          </table:table-cell>
          <table:table-cell table:style-name="ce1"/>
          <table:table-cell office:value-type="float" office:value="1.044999837875366" table:formula="of:=[.H280] - [.$I$720]" table:style-name="ce1">
            <text:p>1.04499983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85.473" table:style-name="ce4">
            <text:p>1739043285.473</text:p>
          </table:table-cell>
          <table:table-cell office:value-type="float" office:value="1739043286.7750001" table:style-name="ce4">
            <text:p>1739043286.77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020000457763672" table:formula="of:=[.B281]-[.A281]" table:style-name="ce1">
            <text:p>1.302000046</text:p>
          </table:table-cell>
          <table:table-cell table:style-name="ce1"/>
          <table:table-cell office:value-type="float" office:value="0.91400003433227517" table:formula="of:=[.H281] - [.$I$720]" table:style-name="ce1">
            <text:p>0.91400003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85.506" table:style-name="ce4">
            <text:p>1739043285.506</text:p>
          </table:table-cell>
          <table:table-cell office:value-type="float" office:value="1739043286.898" table:style-name="ce4">
            <text:p>1739043286.89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19999599456787" table:formula="of:=[.B282]-[.A282]" table:style-name="ce1">
            <text:p>1.39199996</text:p>
          </table:table-cell>
          <table:table-cell table:style-name="ce1"/>
          <table:table-cell office:value-type="float" office:value="1.0039999485015867" table:formula="of:=[.H282] - [.$I$720]" table:style-name="ce1">
            <text:p>1.00399994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85.6730001" table:style-name="ce4">
            <text:p>1739043285.673</text:p>
          </table:table-cell>
          <table:table-cell office:value-type="float" office:value="1739043286.99" table:style-name="ce4">
            <text:p>1739043286.99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169999122619629" table:formula="of:=[.B283]-[.A283]" table:style-name="ce1">
            <text:p>1.316999912</text:p>
          </table:table-cell>
          <table:table-cell table:style-name="ce1"/>
          <table:table-cell office:value-type="float" office:value="0.92899990081787087" table:formula="of:=[.H283] - [.$I$720]" table:style-name="ce1">
            <text:p>0.92899990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85.8729999" table:style-name="ce4">
            <text:p>1739043285.873</text:p>
          </table:table-cell>
          <table:table-cell office:value-type="float" office:value="1739043287.302" table:style-name="ce4">
            <text:p>1739043287.30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290001392364502" table:formula="of:=[.B284]-[.A284]" table:style-name="ce1">
            <text:p>1.429000139</text:p>
          </table:table-cell>
          <table:table-cell table:style-name="ce1"/>
          <table:table-cell office:value-type="float" office:value="1.0410001277923582" table:formula="of:=[.H284] - [.$I$720]" table:style-name="ce1">
            <text:p>1.04100012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86.806" table:style-name="ce4">
            <text:p>1739043286.806</text:p>
          </table:table-cell>
          <table:table-cell office:value-type="float" office:value="1739043288.0739999" table:style-name="ce4">
            <text:p>1739043288.07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679998874664307" table:formula="of:=[.B285]-[.A285]" table:style-name="ce1">
            <text:p>1.267999887</text:p>
          </table:table-cell>
          <table:table-cell table:style-name="ce1"/>
          <table:table-cell office:value-type="float" office:value="0.87999987602233865" table:formula="of:=[.H285] - [.$I$720]" table:style-name="ce1">
            <text:p>0.879999876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86.839" table:style-name="ce4">
            <text:p>1739043286.839</text:p>
          </table:table-cell>
          <table:table-cell office:value-type="float" office:value="1739043288.224" table:style-name="ce4">
            <text:p>1739043288.22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849999904632568" table:formula="of:=[.B286]-[.A286]" table:style-name="ce1">
            <text:p>1.38499999</text:p>
          </table:table-cell>
          <table:table-cell table:style-name="ce1"/>
          <table:table-cell office:value-type="float" office:value="0.99699997901916482" table:formula="of:=[.H286] - [.$I$720]" table:style-name="ce1">
            <text:p>0.99699997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87.1389999" table:style-name="ce4">
            <text:p>1739043287.139</text:p>
          </table:table-cell>
          <table:table-cell office:value-type="float" office:value="1739043289.7579999" table:style-name="ce4">
            <text:p>1739043289.75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6189999580383301" table:formula="of:=[.B287]-[.A287]" table:style-name="ce1">
            <text:p>2.618999958</text:p>
          </table:table-cell>
          <table:table-cell table:style-name="ce1"/>
          <table:table-cell office:value-type="float" office:value="2.2309999465942383" table:formula="of:=[.H287] - [.$I$720]" table:style-name="ce1">
            <text:p>2.23099994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88.7390001" table:style-name="ce4">
            <text:p>1739043288.739</text:p>
          </table:table-cell>
          <table:table-cell office:value-type="float" office:value="1739043290.3970001" table:style-name="ce4">
            <text:p>1739043290.39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579999923706055" table:formula="of:=[.B288]-[.A288]" table:style-name="ce1">
            <text:p>1.657999992</text:p>
          </table:table-cell>
          <table:table-cell table:style-name="ce1"/>
          <table:table-cell office:value-type="float" office:value="1.2699999809265134" table:formula="of:=[.H288] - [.$I$720]" table:style-name="ce1">
            <text:p>1.26999998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89.3729999" table:style-name="ce4">
            <text:p>1739043289.373</text:p>
          </table:table-cell>
          <table:table-cell office:value-type="float" office:value="1739043291.539" table:style-name="ce4">
            <text:p>1739043291.53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1660001277923584" table:formula="of:=[.B289]-[.A289]" table:style-name="ce1">
            <text:p>2.166000128</text:p>
          </table:table-cell>
          <table:table-cell table:style-name="ce1"/>
          <table:table-cell office:value-type="float" office:value="1.7780001163482664" table:formula="of:=[.H289] - [.$I$720]" table:style-name="ce1">
            <text:p>1.778000116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90.339" table:style-name="ce4">
            <text:p>1739043290.339</text:p>
          </table:table-cell>
          <table:table-cell office:value-type="float" office:value="1739043291.6559999" table:style-name="ce4">
            <text:p>1739043291.65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169999122619629" table:formula="of:=[.B290]-[.A290]" table:style-name="ce1">
            <text:p>1.316999912</text:p>
          </table:table-cell>
          <table:table-cell table:style-name="ce1"/>
          <table:table-cell office:value-type="float" office:value="0.92899990081787087" table:formula="of:=[.H290] - [.$I$720]" table:style-name="ce1">
            <text:p>0.92899990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90.3729999" table:style-name="ce4">
            <text:p>1739043290.373</text:p>
          </table:table-cell>
          <table:table-cell office:value-type="float" office:value="1739043291.757" table:style-name="ce4">
            <text:p>1739043291.75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840000629425049" table:formula="of:=[.B291]-[.A291]" table:style-name="ce1">
            <text:p>1.384000063</text:p>
          </table:table-cell>
          <table:table-cell table:style-name="ce1"/>
          <table:table-cell office:value-type="float" office:value="0.99600005149841286" table:formula="of:=[.H291] - [.$I$720]" table:style-name="ce1">
            <text:p>0.99600005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90.7060001" table:style-name="ce4">
            <text:p>1739043290.706</text:p>
          </table:table-cell>
          <table:table-cell office:value-type="float" office:value="1739043292.4100001" table:style-name="ce4">
            <text:p>1739043292.41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7039999961853027" table:formula="of:=[.B292]-[.A292]" table:style-name="ce1">
            <text:p>1.703999996</text:p>
          </table:table-cell>
          <table:table-cell table:style-name="ce1"/>
          <table:table-cell office:value-type="float" office:value="1.3159999847412107" table:formula="of:=[.H292] - [.$I$720]" table:style-name="ce1">
            <text:p>1.31599998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91.339" table:style-name="ce4">
            <text:p>1739043291.339</text:p>
          </table:table-cell>
          <table:table-cell office:value-type="float" office:value="1739043292.855" table:style-name="ce4">
            <text:p>1739043292.85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160000324249268" table:formula="of:=[.B293]-[.A293]" table:style-name="ce1">
            <text:p>1.516000032</text:p>
          </table:table-cell>
          <table:table-cell table:style-name="ce1"/>
          <table:table-cell office:value-type="float" office:value="1.1280000209808347" table:formula="of:=[.H293] - [.$I$720]" table:style-name="ce1">
            <text:p>1.12800002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92.306" table:style-name="ce4">
            <text:p>1739043292.306</text:p>
          </table:table-cell>
          <table:table-cell office:value-type="float" office:value="1739043293.717" table:style-name="ce4">
            <text:p>1739043293.71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110000133514404" table:formula="of:=[.B294]-[.A294]" table:style-name="ce1">
            <text:p>1.411000013</text:p>
          </table:table-cell>
          <table:table-cell table:style-name="ce1"/>
          <table:table-cell office:value-type="float" office:value="1.0230000019073484" table:formula="of:=[.H294] - [.$I$720]" table:style-name="ce1">
            <text:p>1.02300000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92.339" table:style-name="ce4">
            <text:p>1739043292.339</text:p>
          </table:table-cell>
          <table:table-cell office:value-type="float" office:value="1739043293.733" table:style-name="ce4">
            <text:p>1739043293.73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40000534057617" table:formula="of:=[.B295]-[.A295]" table:style-name="ce1">
            <text:p>1.394000053</text:p>
          </table:table-cell>
          <table:table-cell table:style-name="ce1"/>
          <table:table-cell office:value-type="float" office:value="1.0060000419616697" table:formula="of:=[.H295] - [.$I$720]" table:style-name="ce1">
            <text:p>1.00600004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92.539" table:style-name="ce4">
            <text:p>1739043292.539</text:p>
          </table:table-cell>
          <table:table-cell office:value-type="float" office:value="1739043294.9130001" table:style-name="ce4">
            <text:p>1739043294.91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374000072479248" table:formula="of:=[.B296]-[.A296]" table:style-name="ce1">
            <text:p>2.374000072</text:p>
          </table:table-cell>
          <table:table-cell table:style-name="ce1"/>
          <table:table-cell office:value-type="float" office:value="1.986000061035156" table:formula="of:=[.H296] - [.$I$720]" table:style-name="ce1">
            <text:p>1.98600006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92.573" table:style-name="ce4">
            <text:p>1739043292.573</text:p>
          </table:table-cell>
          <table:table-cell office:value-type="float" office:value="1739043294.977" table:style-name="ce4">
            <text:p>1739043294.97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4040000438690186" table:formula="of:=[.B297]-[.A297]" table:style-name="ce1">
            <text:p>2.404000044</text:p>
          </table:table-cell>
          <table:table-cell table:style-name="ce1"/>
          <table:table-cell office:value-type="float" office:value="2.0160000324249268" table:formula="of:=[.H297] - [.$I$720]" table:style-name="ce1">
            <text:p>2.01600003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92.6059999" table:style-name="ce4">
            <text:p>1739043292.606</text:p>
          </table:table-cell>
          <table:table-cell office:value-type="float" office:value="1739043295.079" table:style-name="ce4">
            <text:p>1739043295.07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4730000495910645" table:formula="of:=[.B298]-[.A298]" table:style-name="ce1">
            <text:p>2.47300005</text:p>
          </table:table-cell>
          <table:table-cell table:style-name="ce1"/>
          <table:table-cell office:value-type="float" office:value="2.0850000381469727" table:formula="of:=[.H298] - [.$I$720]" table:style-name="ce1">
            <text:p>2.08500003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94.339" table:style-name="ce4">
            <text:p>1739043294.339</text:p>
          </table:table-cell>
          <table:table-cell office:value-type="float" office:value="1739043295.8280001" table:style-name="ce4">
            <text:p>1739043295.82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90000820159912" table:formula="of:=[.B299]-[.A299]" table:style-name="ce1">
            <text:p>1.489000082</text:p>
          </table:table-cell>
          <table:table-cell table:style-name="ce1"/>
          <table:table-cell office:value-type="float" office:value="1.1010000705718992" table:formula="of:=[.H299] - [.$I$720]" table:style-name="ce1">
            <text:p>1.10100007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94.7060001" table:style-name="ce4">
            <text:p>1739043294.706</text:p>
          </table:table-cell>
          <table:table-cell office:value-type="float" office:value="1739043295.8929999" table:style-name="ce4">
            <text:p>1739043295.89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1869997978210449" table:formula="of:=[.B300]-[.A300]" table:style-name="ce1">
            <text:p>1.186999798</text:p>
          </table:table-cell>
          <table:table-cell table:style-name="ce1"/>
          <table:table-cell office:value-type="float" office:value="0.7989997863769529" table:formula="of:=[.H300] - [.$I$720]" table:style-name="ce1">
            <text:p>0.798999786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94.7390001" table:style-name="ce4">
            <text:p>1739043294.739</text:p>
          </table:table-cell>
          <table:table-cell office:value-type="float" office:value="1739043296.046" table:style-name="ce4">
            <text:p>1739043296.04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069999217987061" table:formula="of:=[.B301]-[.A301]" table:style-name="ce1">
            <text:p>1.306999922</text:p>
          </table:table-cell>
          <table:table-cell table:style-name="ce1"/>
          <table:table-cell office:value-type="float" office:value="0.91899991035461404" table:formula="of:=[.H301] - [.$I$720]" table:style-name="ce1">
            <text:p>0.9189999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94.773" table:style-name="ce4">
            <text:p>1739043294.773</text:p>
          </table:table-cell>
          <table:table-cell office:value-type="float" office:value="1739043296.1559999" table:style-name="ce4">
            <text:p>1739043296.15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829998970031738" table:formula="of:=[.B302]-[.A302]" table:style-name="ce1">
            <text:p>1.382999897</text:p>
          </table:table-cell>
          <table:table-cell table:style-name="ce1"/>
          <table:table-cell office:value-type="float" office:value="0.99499988555908181" table:formula="of:=[.H302] - [.$I$720]" table:style-name="ce1">
            <text:p>0.994999886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94.839" table:style-name="ce4">
            <text:p>1739043294.839</text:p>
          </table:table-cell>
          <table:table-cell office:value-type="float" office:value="1739043296.263" table:style-name="ce4">
            <text:p>1739043296.26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240000247955322" table:formula="of:=[.B303]-[.A303]" table:style-name="ce1">
            <text:p>1.424000025</text:p>
          </table:table-cell>
          <table:table-cell table:style-name="ce1"/>
          <table:table-cell office:value-type="float" office:value="1.0360000133514402" table:formula="of:=[.H303] - [.$I$720]" table:style-name="ce1">
            <text:p>1.03600001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94.8729999" table:style-name="ce4">
            <text:p>1739043294.873</text:p>
          </table:table-cell>
          <table:table-cell office:value-type="float" office:value="1739043296.3800001" table:style-name="ce4">
            <text:p>1739043296.38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07000207901001" table:formula="of:=[.B304]-[.A304]" table:style-name="ce1">
            <text:p>1.507000208</text:p>
          </table:table-cell>
          <table:table-cell table:style-name="ce1"/>
          <table:table-cell office:value-type="float" office:value="1.119000196456909" table:formula="of:=[.H304] - [.$I$720]" table:style-name="ce1">
            <text:p>1.119000196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95.1059999" table:style-name="ce4">
            <text:p>1739043295.106</text:p>
          </table:table-cell>
          <table:table-cell office:value-type="float" office:value="1739043298.082" table:style-name="ce4">
            <text:p>1739043298.08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9760000705718994" table:formula="of:=[.B305]-[.A305]" table:style-name="ce1">
            <text:p>2.976000071</text:p>
          </table:table-cell>
          <table:table-cell table:style-name="ce1"/>
          <table:table-cell office:value-type="float" office:value="2.5880000591278076" table:formula="of:=[.H305] - [.$I$720]" table:style-name="ce1">
            <text:p>2.58800005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96.839" table:style-name="ce4">
            <text:p>1739043296.839</text:p>
          </table:table-cell>
          <table:table-cell office:value-type="float" office:value="1739043298.171" table:style-name="ce4">
            <text:p>1739043298.17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320000171661377" table:formula="of:=[.B306]-[.A306]" table:style-name="ce1">
            <text:p>1.332000017</text:p>
          </table:table-cell>
          <table:table-cell table:style-name="ce1"/>
          <table:table-cell office:value-type="float" office:value="0.94400000572204568" table:formula="of:=[.H306] - [.$I$720]" table:style-name="ce1">
            <text:p>0.944000006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96.8729999" table:style-name="ce4">
            <text:p>1739043296.873</text:p>
          </table:table-cell>
          <table:table-cell office:value-type="float" office:value="1739043298.2920001" table:style-name="ce4">
            <text:p>1739043298.29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190001487731934" table:formula="of:=[.B307]-[.A307]" table:style-name="ce1">
            <text:p>1.419000149</text:p>
          </table:table-cell>
          <table:table-cell table:style-name="ce1"/>
          <table:table-cell office:value-type="float" office:value="1.0310001373291013" table:formula="of:=[.H307] - [.$I$720]" table:style-name="ce1">
            <text:p>1.03100013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96.9389999" table:style-name="ce4">
            <text:p>1739043296.939</text:p>
          </table:table-cell>
          <table:table-cell office:value-type="float" office:value="1739043298.6960001" table:style-name="ce4">
            <text:p>1739043298.69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757000207901001" table:formula="of:=[.B308]-[.A308]" table:style-name="ce1">
            <text:p>1.757000208</text:p>
          </table:table-cell>
          <table:table-cell table:style-name="ce1"/>
          <table:table-cell office:value-type="float" office:value="1.369000196456909" table:formula="of:=[.H308] - [.$I$720]" table:style-name="ce1">
            <text:p>1.369000196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97.073" table:style-name="ce4">
            <text:p>1739043297.073</text:p>
          </table:table-cell>
          <table:table-cell office:value-type="float" office:value="1739043298.7030001" table:style-name="ce4">
            <text:p>1739043298.70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30000114440918" table:formula="of:=[.B309]-[.A309]" table:style-name="ce1">
            <text:p>1.630000114</text:p>
          </table:table-cell>
          <table:table-cell table:style-name="ce1"/>
          <table:table-cell office:value-type="float" office:value="1.2420001029968259" table:formula="of:=[.H309] - [.$I$720]" table:style-name="ce1">
            <text:p>1.24200010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98.2390001" table:style-name="ce4">
            <text:p>1739043298.239</text:p>
          </table:table-cell>
          <table:table-cell office:value-type="float" office:value="1739043299.789" table:style-name="ce4">
            <text:p>1739043299.78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499999523162842" table:formula="of:=[.B310]-[.A310]" table:style-name="ce1">
            <text:p>1.549999952</text:p>
          </table:table-cell>
          <table:table-cell table:style-name="ce1"/>
          <table:table-cell office:value-type="float" office:value="1.1619999408721922" table:formula="of:=[.H310] - [.$I$720]" table:style-name="ce1">
            <text:p>1.16199994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98.506" table:style-name="ce4">
            <text:p>1739043298.506</text:p>
          </table:table-cell>
          <table:table-cell office:value-type="float" office:value="1739043299.888" table:style-name="ce4">
            <text:p>1739043299.88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819999694824219" table:formula="of:=[.B311]-[.A311]" table:style-name="ce1">
            <text:p>1.381999969</text:p>
          </table:table-cell>
          <table:table-cell table:style-name="ce1"/>
          <table:table-cell office:value-type="float" office:value="0.99399995803832986" table:formula="of:=[.H311] - [.$I$720]" table:style-name="ce1">
            <text:p>0.99399995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98.6059999" table:style-name="ce4">
            <text:p>1739043298.606</text:p>
          </table:table-cell>
          <table:table-cell office:value-type="float" office:value="1739043300.102" table:style-name="ce4">
            <text:p>1739043300.10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960000514984131" table:formula="of:=[.B312]-[.A312]" table:style-name="ce1">
            <text:p>1.496000051</text:p>
          </table:table-cell>
          <table:table-cell table:style-name="ce1"/>
          <table:table-cell office:value-type="float" office:value="1.1080000400543211" table:formula="of:=[.H312] - [.$I$720]" table:style-name="ce1">
            <text:p>1.1080000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98.839" table:style-name="ce4">
            <text:p>1739043298.839</text:p>
          </table:table-cell>
          <table:table-cell office:value-type="float" office:value="1739043300.224" table:style-name="ce4">
            <text:p>1739043300.22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849999904632568" table:formula="of:=[.B313]-[.A313]" table:style-name="ce1">
            <text:p>1.38499999</text:p>
          </table:table-cell>
          <table:table-cell table:style-name="ce1"/>
          <table:table-cell office:value-type="float" office:value="0.99699997901916482" table:formula="of:=[.H313] - [.$I$720]" table:style-name="ce1">
            <text:p>0.99699997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298.8729999" table:style-name="ce4">
            <text:p>1739043298.873</text:p>
          </table:table-cell>
          <table:table-cell office:value-type="float" office:value="1739043300.415" table:style-name="ce4">
            <text:p>1739043300.41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420000553131104" table:formula="of:=[.B314]-[.A314]" table:style-name="ce1">
            <text:p>1.542000055</text:p>
          </table:table-cell>
          <table:table-cell table:style-name="ce1"/>
          <table:table-cell office:value-type="float" office:value="1.1540000438690183" table:formula="of:=[.H314] - [.$I$720]" table:style-name="ce1">
            <text:p>1.15400004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00.6389999" table:style-name="ce4">
            <text:p>1739043300.639</text:p>
          </table:table-cell>
          <table:table-cell office:value-type="float" office:value="1739043302.1010001" table:style-name="ce4">
            <text:p>1739043302.10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620001316070557" table:formula="of:=[.B315]-[.A315]" table:style-name="ce1">
            <text:p>1.462000132</text:p>
          </table:table-cell>
          <table:table-cell table:style-name="ce1"/>
          <table:table-cell office:value-type="float" office:value="1.0740001201629636" table:formula="of:=[.H315] - [.$I$720]" table:style-name="ce1">
            <text:p>1.0740001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00.773" table:style-name="ce4">
            <text:p>1739043300.773</text:p>
          </table:table-cell>
          <table:table-cell office:value-type="float" office:value="1739043302.204" table:style-name="ce4">
            <text:p>1739043302.20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09999942779541" table:formula="of:=[.B316]-[.A316]" table:style-name="ce1">
            <text:p>1.430999994</text:p>
          </table:table-cell>
          <table:table-cell table:style-name="ce1"/>
          <table:table-cell office:value-type="float" office:value="1.0429999828338621" table:formula="of:=[.H316] - [.$I$720]" table:style-name="ce1">
            <text:p>1.04299998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00.8729999" table:style-name="ce4">
            <text:p>1739043300.873</text:p>
          </table:table-cell>
          <table:table-cell office:value-type="float" office:value="1739043302.352" table:style-name="ce4">
            <text:p>1739043302.35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90000915527344" table:formula="of:=[.B317]-[.A317]" table:style-name="ce1">
            <text:p>1.479000092</text:p>
          </table:table-cell>
          <table:table-cell table:style-name="ce1"/>
          <table:table-cell office:value-type="float" office:value="1.0910000801086424" table:formula="of:=[.H317] - [.$I$720]" table:style-name="ce1">
            <text:p>1.0910000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01.1730001" table:style-name="ce4">
            <text:p>1739043301.173</text:p>
          </table:table-cell>
          <table:table-cell office:value-type="float" office:value="1739043302.5810001" table:style-name="ce4">
            <text:p>1739043302.58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79999923706055" table:formula="of:=[.B318]-[.A318]" table:style-name="ce1">
            <text:p>1.407999992</text:p>
          </table:table-cell>
          <table:table-cell table:style-name="ce1"/>
          <table:table-cell office:value-type="float" office:value="1.0199999809265134" table:formula="of:=[.H318] - [.$I$720]" table:style-name="ce1">
            <text:p>1.01999998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01.4389999" table:style-name="ce4">
            <text:p>1739043301.439</text:p>
          </table:table-cell>
          <table:table-cell office:value-type="float" office:value="1739043303.007" table:style-name="ce4">
            <text:p>1739043303.00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680000782012939" table:formula="of:=[.B319]-[.A319]" table:style-name="ce1">
            <text:p>1.568000078</text:p>
          </table:table-cell>
          <table:table-cell table:style-name="ce1"/>
          <table:table-cell office:value-type="float" office:value="1.1800000667572019" table:formula="of:=[.H319] - [.$I$720]" table:style-name="ce1">
            <text:p>1.18000006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01.773" table:style-name="ce4">
            <text:p>1739043301.773</text:p>
          </table:table-cell>
          <table:table-cell office:value-type="float" office:value="1739043303.2720001" table:style-name="ce4">
            <text:p>1739043303.27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99000072479248" table:formula="of:=[.B320]-[.A320]" table:style-name="ce1">
            <text:p>1.499000072</text:p>
          </table:table-cell>
          <table:table-cell table:style-name="ce1"/>
          <table:table-cell office:value-type="float" office:value="1.111000061035156" table:formula="of:=[.H320] - [.$I$720]" table:style-name="ce1">
            <text:p>1.11100006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02.1059999" table:style-name="ce4">
            <text:p>1739043302.106</text:p>
          </table:table-cell>
          <table:table-cell office:value-type="float" office:value="1739043303.533" table:style-name="ce4">
            <text:p>1739043303.53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270000457763672" table:formula="of:=[.B321]-[.A321]" table:style-name="ce1">
            <text:p>1.427000046</text:p>
          </table:table-cell>
          <table:table-cell table:style-name="ce1"/>
          <table:table-cell office:value-type="float" office:value="1.0390000343322752" table:formula="of:=[.H321] - [.$I$720]" table:style-name="ce1">
            <text:p>1.03900003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02.273" table:style-name="ce4">
            <text:p>1739043302.273</text:p>
          </table:table-cell>
          <table:table-cell office:value-type="float" office:value="1739043303.6359999" table:style-name="ce4">
            <text:p>1739043303.63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629999160766602" table:formula="of:=[.B322]-[.A322]" table:style-name="ce1">
            <text:p>1.362999916</text:p>
          </table:table-cell>
          <table:table-cell table:style-name="ce1"/>
          <table:table-cell office:value-type="float" office:value="0.97499990463256814" table:formula="of:=[.H322] - [.$I$720]" table:style-name="ce1">
            <text:p>0.97499990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02.306" table:style-name="ce4">
            <text:p>1739043302.306</text:p>
          </table:table-cell>
          <table:table-cell office:value-type="float" office:value="1739043303.7950001" table:style-name="ce4">
            <text:p>1739043303.79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90000820159912" table:formula="of:=[.B323]-[.A323]" table:style-name="ce1">
            <text:p>1.489000082</text:p>
          </table:table-cell>
          <table:table-cell table:style-name="ce1"/>
          <table:table-cell office:value-type="float" office:value="1.1010000705718992" table:formula="of:=[.H323] - [.$I$720]" table:style-name="ce1">
            <text:p>1.10100007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02.6389999" table:style-name="ce4">
            <text:p>1739043302.639</text:p>
          </table:table-cell>
          <table:table-cell office:value-type="float" office:value="1739043305.267" table:style-name="ce4">
            <text:p>1739043305.26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628000020980835" table:formula="of:=[.B324]-[.A324]" table:style-name="ce1">
            <text:p>2.628000021</text:p>
          </table:table-cell>
          <table:table-cell table:style-name="ce1"/>
          <table:table-cell office:value-type="float" office:value="2.2400000095367432" table:formula="of:=[.H324] - [.$I$720]" table:style-name="ce1">
            <text:p>2.2400000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02.6730001" table:style-name="ce4">
            <text:p>1739043302.673</text:p>
          </table:table-cell>
          <table:table-cell office:value-type="float" office:value="1739043305.3859999" table:style-name="ce4">
            <text:p>1739043305.38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7129998207092285" table:formula="of:=[.B325]-[.A325]" table:style-name="ce1">
            <text:p>2.712999821</text:p>
          </table:table-cell>
          <table:table-cell table:style-name="ce1"/>
          <table:table-cell office:value-type="float" office:value="2.3249998092651367" table:formula="of:=[.H325] - [.$I$720]" table:style-name="ce1">
            <text:p>2.32499980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04.273" table:style-name="ce4">
            <text:p>1739043304.273</text:p>
          </table:table-cell>
          <table:table-cell office:value-type="float" office:value="1739043305.7690001" table:style-name="ce4">
            <text:p>1739043305.76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960000514984131" table:formula="of:=[.B326]-[.A326]" table:style-name="ce1">
            <text:p>1.496000051</text:p>
          </table:table-cell>
          <table:table-cell table:style-name="ce1"/>
          <table:table-cell office:value-type="float" office:value="1.1080000400543211" table:formula="of:=[.H326] - [.$I$720]" table:style-name="ce1">
            <text:p>1.1080000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04.7390001" table:style-name="ce4">
            <text:p>1739043304.739</text:p>
          </table:table-cell>
          <table:table-cell office:value-type="float" office:value="1739043306.0120001" table:style-name="ce4">
            <text:p>1739043306.01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730000019073486" table:formula="of:=[.B327]-[.A327]" table:style-name="ce1">
            <text:p>1.273000002</text:p>
          </table:table-cell>
          <table:table-cell table:style-name="ce1"/>
          <table:table-cell office:value-type="float" office:value="0.88499999046325661" table:formula="of:=[.H327] - [.$I$720]" table:style-name="ce1">
            <text:p>0.8849999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04.773" table:style-name="ce4">
            <text:p>1739043304.773</text:p>
          </table:table-cell>
          <table:table-cell office:value-type="float" office:value="1739043306.125" table:style-name="ce4">
            <text:p>1739043306.12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519999980926514" table:formula="of:=[.B328]-[.A328]" table:style-name="ce1">
            <text:p>1.351999998</text:p>
          </table:table-cell>
          <table:table-cell table:style-name="ce1"/>
          <table:table-cell office:value-type="float" office:value="0.96399998664855935" table:formula="of:=[.H328] - [.$I$720]" table:style-name="ce1">
            <text:p>0.96399998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05.1389999" table:style-name="ce4">
            <text:p>1739043305.139</text:p>
          </table:table-cell>
          <table:table-cell office:value-type="float" office:value="1739043308.142" table:style-name="ce4">
            <text:p>1739043308.14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3.003000020980835" table:formula="of:=[.B329]-[.A329]" table:style-name="ce1">
            <text:p>3.003000021</text:p>
          </table:table-cell>
          <table:table-cell table:style-name="ce1"/>
          <table:table-cell office:value-type="float" office:value="2.6150000095367432" table:formula="of:=[.H329] - [.$I$720]" table:style-name="ce1">
            <text:p>2.6150000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06.9389999" table:style-name="ce4">
            <text:p>1739043306.939</text:p>
          </table:table-cell>
          <table:table-cell office:value-type="float" office:value="1739043308.286" table:style-name="ce4">
            <text:p>1739043308.28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470001220703125" table:formula="of:=[.B330]-[.A330]" table:style-name="ce1">
            <text:p>1.347000122</text:p>
          </table:table-cell>
          <table:table-cell table:style-name="ce1"/>
          <table:table-cell office:value-type="float" office:value="0.95900011062622048" table:formula="of:=[.H330] - [.$I$720]" table:style-name="ce1">
            <text:p>0.95900011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07.806" table:style-name="ce4">
            <text:p>1739043307.806</text:p>
          </table:table-cell>
          <table:table-cell office:value-type="float" office:value="1739043309.967" table:style-name="ce4">
            <text:p>1739043309.96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1610000133514404" table:formula="of:=[.B331]-[.A331]" table:style-name="ce1">
            <text:p>2.161000013</text:p>
          </table:table-cell>
          <table:table-cell table:style-name="ce1"/>
          <table:table-cell office:value-type="float" office:value="1.7730000019073484" table:formula="of:=[.H331] - [.$I$720]" table:style-name="ce1">
            <text:p>1.77300000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08.506" table:style-name="ce4">
            <text:p>1739043308.506</text:p>
          </table:table-cell>
          <table:table-cell office:value-type="float" office:value="1739043310.0669999" table:style-name="ce4">
            <text:p>1739043310.06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60999870300293" table:formula="of:=[.B332]-[.A332]" table:style-name="ce1">
            <text:p>1.56099987</text:p>
          </table:table-cell>
          <table:table-cell table:style-name="ce1"/>
          <table:table-cell office:value-type="float" office:value="1.1729998588562009" table:formula="of:=[.H332] - [.$I$720]" table:style-name="ce1">
            <text:p>1.17299985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08.6389999" table:style-name="ce4">
            <text:p>1739043308.639</text:p>
          </table:table-cell>
          <table:table-cell office:value-type="float" office:value="1739043310.1860001" table:style-name="ce4">
            <text:p>1739043310.18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470001697540283" table:formula="of:=[.B333]-[.A333]" table:style-name="ce1">
            <text:p>1.54700017</text:p>
          </table:table-cell>
          <table:table-cell table:style-name="ce1"/>
          <table:table-cell office:value-type="float" office:value="1.1590001583099363" table:formula="of:=[.H333] - [.$I$720]" table:style-name="ce1">
            <text:p>1.15900015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08.773" table:style-name="ce4">
            <text:p>1739043308.773</text:p>
          </table:table-cell>
          <table:table-cell office:value-type="float" office:value="1739043310.2920001" table:style-name="ce4">
            <text:p>1739043310.29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190000534057617" table:formula="of:=[.B334]-[.A334]" table:style-name="ce1">
            <text:p>1.519000053</text:p>
          </table:table-cell>
          <table:table-cell table:style-name="ce1"/>
          <table:table-cell office:value-type="float" office:value="1.1310000419616697" table:formula="of:=[.H334] - [.$I$720]" table:style-name="ce1">
            <text:p>1.13100004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08.9059999" table:style-name="ce4">
            <text:p>1739043308.906</text:p>
          </table:table-cell>
          <table:table-cell office:value-type="float" office:value="1739043310.3959999" table:style-name="ce4">
            <text:p>1739043310.39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900000095367432" table:formula="of:=[.B335]-[.A335]" table:style-name="ce1">
            <text:p>1.49000001</text:p>
          </table:table-cell>
          <table:table-cell table:style-name="ce1"/>
          <table:table-cell office:value-type="float" office:value="1.1019999980926511" table:formula="of:=[.H335] - [.$I$720]" table:style-name="ce1">
            <text:p>1.10199999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09.1389999" table:style-name="ce4">
            <text:p>1739043309.139</text:p>
          </table:table-cell>
          <table:table-cell office:value-type="float" office:value="1739043310.497" table:style-name="ce4">
            <text:p>1739043310.49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580000400543213" table:formula="of:=[.B336]-[.A336]" table:style-name="ce1">
            <text:p>1.35800004</text:p>
          </table:table-cell>
          <table:table-cell table:style-name="ce1"/>
          <table:table-cell office:value-type="float" office:value="0.97000002861022927" table:formula="of:=[.H336] - [.$I$720]" table:style-name="ce1">
            <text:p>0.97000002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09.1730001" table:style-name="ce4">
            <text:p>1739043309.173</text:p>
          </table:table-cell>
          <table:table-cell office:value-type="float" office:value="1739043310.5999999" table:style-name="ce4">
            <text:p>1739043310.60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269998073577881" table:formula="of:=[.B337]-[.A337]" table:style-name="ce1">
            <text:p>1.426999807</text:p>
          </table:table-cell>
          <table:table-cell table:style-name="ce1"/>
          <table:table-cell office:value-type="float" office:value="1.0389997959136961" table:formula="of:=[.H337] - [.$I$720]" table:style-name="ce1">
            <text:p>1.038999796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09.306" table:style-name="ce4">
            <text:p>1739043309.306</text:p>
          </table:table-cell>
          <table:table-cell office:value-type="float" office:value="1739043310.8010001" table:style-name="ce4">
            <text:p>1739043310.80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950001239776611" table:formula="of:=[.B338]-[.A338]" table:style-name="ce1">
            <text:p>1.495000124</text:p>
          </table:table-cell>
          <table:table-cell table:style-name="ce1"/>
          <table:table-cell office:value-type="float" office:value="1.1070001125335691" table:formula="of:=[.H338] - [.$I$720]" table:style-name="ce1">
            <text:p>1.10700011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09.839" table:style-name="ce4">
            <text:p>1739043309.839</text:p>
          </table:table-cell>
          <table:table-cell office:value-type="float" office:value="1739043311.313" table:style-name="ce4">
            <text:p>1739043311.31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39999771118164" table:formula="of:=[.B339]-[.A339]" table:style-name="ce1">
            <text:p>1.473999977</text:p>
          </table:table-cell>
          <table:table-cell table:style-name="ce1"/>
          <table:table-cell office:value-type="float" office:value="1.0859999656677244" table:formula="of:=[.H339] - [.$I$720]" table:style-name="ce1">
            <text:p>1.085999966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10.1059999" table:style-name="ce4">
            <text:p>1739043310.106</text:p>
          </table:table-cell>
          <table:table-cell office:value-type="float" office:value="1739043311.5840001" table:style-name="ce4">
            <text:p>1739043311.58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80001640319824" table:formula="of:=[.B340]-[.A340]" table:style-name="ce1">
            <text:p>1.478000164</text:p>
          </table:table-cell>
          <table:table-cell table:style-name="ce1"/>
          <table:table-cell office:value-type="float" office:value="1.0900001525878904" table:formula="of:=[.H340] - [.$I$720]" table:style-name="ce1">
            <text:p>1.09000015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10.1389999" table:style-name="ce4">
            <text:p>1739043310.139</text:p>
          </table:table-cell>
          <table:table-cell office:value-type="float" office:value="1739043311.687" table:style-name="ce4">
            <text:p>1739043311.68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480000972747803" table:formula="of:=[.B341]-[.A341]" table:style-name="ce1">
            <text:p>1.548000097</text:p>
          </table:table-cell>
          <table:table-cell table:style-name="ce1"/>
          <table:table-cell office:value-type="float" office:value="1.1600000858306883" table:formula="of:=[.H341] - [.$I$720]" table:style-name="ce1">
            <text:p>1.160000086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10.2060001" table:style-name="ce4">
            <text:p>1739043310.206</text:p>
          </table:table-cell>
          <table:table-cell office:value-type="float" office:value="1739043311.7980001" table:style-name="ce4">
            <text:p>1739043311.79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920000076293945" table:formula="of:=[.B342]-[.A342]" table:style-name="ce1">
            <text:p>1.592000008</text:p>
          </table:table-cell>
          <table:table-cell table:style-name="ce1"/>
          <table:table-cell office:value-type="float" office:value="1.2039999961853025" table:formula="of:=[.H342] - [.$I$720]" table:style-name="ce1">
            <text:p>1.203999996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10.306" table:style-name="ce4">
            <text:p>1739043310.306</text:p>
          </table:table-cell>
          <table:table-cell office:value-type="float" office:value="1739043311.9070001" table:style-name="ce4">
            <text:p>1739043311.90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010000705718994" table:formula="of:=[.B343]-[.A343]" table:style-name="ce1">
            <text:p>1.601000071</text:p>
          </table:table-cell>
          <table:table-cell table:style-name="ce1"/>
          <table:table-cell office:value-type="float" office:value="1.2130000591278074" table:formula="of:=[.H343] - [.$I$720]" table:style-name="ce1">
            <text:p>1.21300005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10.7060001" table:style-name="ce4">
            <text:p>1739043310.706</text:p>
          </table:table-cell>
          <table:table-cell office:value-type="float" office:value="1739043312.0150001" table:style-name="ce4">
            <text:p>1739043312.01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090000152587891" table:formula="of:=[.B344]-[.A344]" table:style-name="ce1">
            <text:p>1.309000015</text:p>
          </table:table-cell>
          <table:table-cell table:style-name="ce1"/>
          <table:table-cell office:value-type="float" office:value="0.92100000381469704" table:formula="of:=[.H344] - [.$I$720]" table:style-name="ce1">
            <text:p>0.92100000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10.7390001" table:style-name="ce4">
            <text:p>1739043310.739</text:p>
          </table:table-cell>
          <table:table-cell office:value-type="float" office:value="1739043312.2260001" table:style-name="ce4">
            <text:p>1739043312.22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69999885559082" table:formula="of:=[.B345]-[.A345]" table:style-name="ce1">
            <text:p>1.486999989</text:p>
          </table:table-cell>
          <table:table-cell table:style-name="ce1"/>
          <table:table-cell office:value-type="float" office:value="1.0989999771118162" table:formula="of:=[.H345] - [.$I$720]" table:style-name="ce1">
            <text:p>1.09899997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10.773" table:style-name="ce4">
            <text:p>1739043310.773</text:p>
          </table:table-cell>
          <table:table-cell office:value-type="float" office:value="1739043312.2360001" table:style-name="ce4">
            <text:p>1739043312.23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630000591278076" table:formula="of:=[.B346]-[.A346]" table:style-name="ce1">
            <text:p>1.463000059</text:p>
          </table:table-cell>
          <table:table-cell table:style-name="ce1"/>
          <table:table-cell office:value-type="float" office:value="1.0750000476837156" table:formula="of:=[.H346] - [.$I$720]" table:style-name="ce1">
            <text:p>1.07500004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10.9059999" table:style-name="ce4">
            <text:p>1739043310.906</text:p>
          </table:table-cell>
          <table:table-cell office:value-type="float" office:value="1739043312.345" table:style-name="ce4">
            <text:p>1739043312.34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9000129699707" table:formula="of:=[.B347]-[.A347]" table:style-name="ce1">
            <text:p>1.43900013</text:p>
          </table:table-cell>
          <table:table-cell table:style-name="ce1"/>
          <table:table-cell office:value-type="float" office:value="1.051000118255615" table:formula="of:=[.H347] - [.$I$720]" table:style-name="ce1">
            <text:p>1.05100011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10.973" table:style-name="ce4">
            <text:p>1739043310.973</text:p>
          </table:table-cell>
          <table:table-cell office:value-type="float" office:value="1739043312.451" table:style-name="ce4">
            <text:p>1739043312.45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79999256134033" table:formula="of:=[.B348]-[.A348]" table:style-name="ce1">
            <text:p>1.477999926</text:p>
          </table:table-cell>
          <table:table-cell table:style-name="ce1"/>
          <table:table-cell office:value-type="float" office:value="1.0899999141693113" table:formula="of:=[.H348] - [.$I$720]" table:style-name="ce1">
            <text:p>1.08999991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11.073" table:style-name="ce4">
            <text:p>1739043311.073</text:p>
          </table:table-cell>
          <table:table-cell office:value-type="float" office:value="1739043315.427" table:style-name="ce4">
            <text:p>1739043315.42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4.3540000915527344" table:formula="of:=[.B349]-[.A349]" table:style-name="ce1">
            <text:p>4.354000092</text:p>
          </table:table-cell>
          <table:table-cell table:style-name="ce1"/>
          <table:table-cell office:value-type="float" office:value="3.9660000801086426" table:formula="of:=[.H349] - [.$I$720]" table:style-name="ce1">
            <text:p>3.9660000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14.4059999" table:style-name="ce4">
            <text:p>1739043314.406</text:p>
          </table:table-cell>
          <table:table-cell office:value-type="float" office:value="1739043317.868" table:style-name="ce4">
            <text:p>1739043317.86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3.4620001316070557" table:formula="of:=[.B350]-[.A350]" table:style-name="ce1">
            <text:p>3.462000132</text:p>
          </table:table-cell>
          <table:table-cell table:style-name="ce1"/>
          <table:table-cell office:value-type="float" office:value="3.0740001201629639" table:formula="of:=[.H350] - [.$I$720]" table:style-name="ce1">
            <text:p>3.0740001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16.9059999" table:style-name="ce4">
            <text:p>1739043316.906</text:p>
          </table:table-cell>
          <table:table-cell office:value-type="float" office:value="1739043318.3510001" table:style-name="ce4">
            <text:p>1739043318.35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45000171661377" table:formula="of:=[.B351]-[.A351]" table:style-name="ce1">
            <text:p>1.445000172</text:p>
          </table:table-cell>
          <table:table-cell table:style-name="ce1"/>
          <table:table-cell office:value-type="float" office:value="1.0570001602172849" table:formula="of:=[.H351] - [.$I$720]" table:style-name="ce1">
            <text:p>1.05700016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17.006" table:style-name="ce4">
            <text:p>1739043317.006</text:p>
          </table:table-cell>
          <table:table-cell office:value-type="float" office:value="1739043318.4489999" table:style-name="ce4">
            <text:p>1739043318.44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429998397827148" table:formula="of:=[.B352]-[.A352]" table:style-name="ce1">
            <text:p>1.44299984</text:p>
          </table:table-cell>
          <table:table-cell table:style-name="ce1"/>
          <table:table-cell office:value-type="float" office:value="1.0549998283386228" table:formula="of:=[.H352] - [.$I$720]" table:style-name="ce1">
            <text:p>1.05499982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17.073" table:style-name="ce4">
            <text:p>1739043317.073</text:p>
          </table:table-cell>
          <table:table-cell office:value-type="float" office:value="1739043318.5550001" table:style-name="ce4">
            <text:p>1739043318.55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20001125335693" table:formula="of:=[.B353]-[.A353]" table:style-name="ce1">
            <text:p>1.482000113</text:p>
          </table:table-cell>
          <table:table-cell table:style-name="ce1"/>
          <table:table-cell office:value-type="float" office:value="1.0940001010894773" table:formula="of:=[.H353] - [.$I$720]" table:style-name="ce1">
            <text:p>1.09400010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17.473" table:style-name="ce4">
            <text:p>1739043317.473</text:p>
          </table:table-cell>
          <table:table-cell office:value-type="float" office:value="1739043319.776" table:style-name="ce4">
            <text:p>1739043319.77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3029999732971191" table:formula="of:=[.B354]-[.A354]" table:style-name="ce1">
            <text:p>2.302999973</text:p>
          </table:table-cell>
          <table:table-cell table:style-name="ce1"/>
          <table:table-cell office:value-type="float" office:value="1.9149999618530271" table:formula="of:=[.H354] - [.$I$720]" table:style-name="ce1">
            <text:p>1.91499996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18.6730001" table:style-name="ce4">
            <text:p>1739043318.673</text:p>
          </table:table-cell>
          <table:table-cell office:value-type="float" office:value="1739043320.092" table:style-name="ce4">
            <text:p>1739043320.09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189999103546143" table:formula="of:=[.B355]-[.A355]" table:style-name="ce1">
            <text:p>1.41899991</text:p>
          </table:table-cell>
          <table:table-cell table:style-name="ce1"/>
          <table:table-cell office:value-type="float" office:value="1.0309998989105222" table:formula="of:=[.H355] - [.$I$720]" table:style-name="ce1">
            <text:p>1.03099989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18.773" table:style-name="ce4">
            <text:p>1739043318.773</text:p>
          </table:table-cell>
          <table:table-cell office:value-type="float" office:value="1739043320.198" table:style-name="ce4">
            <text:p>1739043320.19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249999523162842" table:formula="of:=[.B356]-[.A356]" table:style-name="ce1">
            <text:p>1.424999952</text:p>
          </table:table-cell>
          <table:table-cell table:style-name="ce1"/>
          <table:table-cell office:value-type="float" office:value="1.0369999408721922" table:formula="of:=[.H356] - [.$I$720]" table:style-name="ce1">
            <text:p>1.03699994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18.9389999" table:style-name="ce4">
            <text:p>1739043318.939</text:p>
          </table:table-cell>
          <table:table-cell office:value-type="float" office:value="1739043320.3" table:style-name="ce4">
            <text:p>1739043320.30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610000610351563" table:formula="of:=[.B357]-[.A357]" table:style-name="ce1">
            <text:p>1.361000061</text:p>
          </table:table-cell>
          <table:table-cell table:style-name="ce1"/>
          <table:table-cell office:value-type="float" office:value="0.97300004959106423" table:formula="of:=[.H357] - [.$I$720]" table:style-name="ce1">
            <text:p>0.9730000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18.973" table:style-name="ce4">
            <text:p>1739043318.973</text:p>
          </table:table-cell>
          <table:table-cell office:value-type="float" office:value="1739043320.4100001" table:style-name="ce4">
            <text:p>1739043320.41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7000036239624" table:formula="of:=[.B358]-[.A358]" table:style-name="ce1">
            <text:p>1.437000036</text:p>
          </table:table-cell>
          <table:table-cell table:style-name="ce1"/>
          <table:table-cell office:value-type="float" office:value="1.049000024795532" table:formula="of:=[.H358] - [.$I$720]" table:style-name="ce1">
            <text:p>1.04900002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19.073" table:style-name="ce4">
            <text:p>1739043319.073</text:p>
          </table:table-cell>
          <table:table-cell office:value-type="float" office:value="1739043320.5120001" table:style-name="ce4">
            <text:p>1739043320.51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9000129699707" table:formula="of:=[.B359]-[.A359]" table:style-name="ce1">
            <text:p>1.43900013</text:p>
          </table:table-cell>
          <table:table-cell table:style-name="ce1"/>
          <table:table-cell office:value-type="float" office:value="1.051000118255615" table:formula="of:=[.H359] - [.$I$720]" table:style-name="ce1">
            <text:p>1.05100011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19.1059999" table:style-name="ce4">
            <text:p>1739043319.106</text:p>
          </table:table-cell>
          <table:table-cell office:value-type="float" office:value="1739043320.664" table:style-name="ce4">
            <text:p>1739043320.66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580000877380371" table:formula="of:=[.B360]-[.A360]" table:style-name="ce1">
            <text:p>1.558000088</text:p>
          </table:table-cell>
          <table:table-cell table:style-name="ce1"/>
          <table:table-cell office:value-type="float" office:value="1.1700000762939451" table:formula="of:=[.H360] - [.$I$720]" table:style-name="ce1">
            <text:p>1.170000076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20.073" table:style-name="ce4">
            <text:p>1739043320.073</text:p>
          </table:table-cell>
          <table:table-cell office:value-type="float" office:value="1739043322.201" table:style-name="ce4">
            <text:p>1739043322.20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128000020980835" table:formula="of:=[.B361]-[.A361]" table:style-name="ce1">
            <text:p>2.128000021</text:p>
          </table:table-cell>
          <table:table-cell table:style-name="ce1"/>
          <table:table-cell office:value-type="float" office:value="1.7400000095367429" table:formula="of:=[.H361] - [.$I$720]" table:style-name="ce1">
            <text:p>1.7400000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20.1389999" table:style-name="ce4">
            <text:p>1739043320.139</text:p>
          </table:table-cell>
          <table:table-cell office:value-type="float" office:value="1739043322.306" table:style-name="ce4">
            <text:p>1739043322.30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1670000553131104" table:formula="of:=[.B362]-[.A362]" table:style-name="ce1">
            <text:p>2.167000055</text:p>
          </table:table-cell>
          <table:table-cell table:style-name="ce1"/>
          <table:table-cell office:value-type="float" office:value="1.7790000438690183" table:formula="of:=[.H362] - [.$I$720]" table:style-name="ce1">
            <text:p>1.77900004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21.073" table:style-name="ce4">
            <text:p>1739043321.073</text:p>
          </table:table-cell>
          <table:table-cell office:value-type="float" office:value="1739043322.46" table:style-name="ce4">
            <text:p>1739043322.46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870000839233398" table:formula="of:=[.B363]-[.A363]" table:style-name="ce1">
            <text:p>1.387000084</text:p>
          </table:table-cell>
          <table:table-cell table:style-name="ce1"/>
          <table:table-cell office:value-type="float" office:value="0.99900007247924782" table:formula="of:=[.H363] - [.$I$720]" table:style-name="ce1">
            <text:p>0.99900007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21.1059999" table:style-name="ce4">
            <text:p>1739043321.106</text:p>
          </table:table-cell>
          <table:table-cell office:value-type="float" office:value="1739043322.609" table:style-name="ce4">
            <text:p>1739043322.60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03000020980835" table:formula="of:=[.B364]-[.A364]" table:style-name="ce1">
            <text:p>1.503000021</text:p>
          </table:table-cell>
          <table:table-cell table:style-name="ce1"/>
          <table:table-cell office:value-type="float" office:value="1.1150000095367429" table:formula="of:=[.H364] - [.$I$720]" table:style-name="ce1">
            <text:p>1.1150000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21.2060001" table:style-name="ce4">
            <text:p>1739043321.206</text:p>
          </table:table-cell>
          <table:table-cell office:value-type="float" office:value="1739043322.9949999" table:style-name="ce4">
            <text:p>1739043322.99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7889997959136963" table:formula="of:=[.B365]-[.A365]" table:style-name="ce1">
            <text:p>1.788999796</text:p>
          </table:table-cell>
          <table:table-cell table:style-name="ce1"/>
          <table:table-cell office:value-type="float" office:value="1.4009997844696043" table:formula="of:=[.H365] - [.$I$720]" table:style-name="ce1">
            <text:p>1.40099978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21.7060001" table:style-name="ce4">
            <text:p>1739043321.706</text:p>
          </table:table-cell>
          <table:table-cell office:value-type="float" office:value="1739043323.098" table:style-name="ce4">
            <text:p>1739043323.09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19999599456787" table:formula="of:=[.B366]-[.A366]" table:style-name="ce1">
            <text:p>1.39199996</text:p>
          </table:table-cell>
          <table:table-cell table:style-name="ce1"/>
          <table:table-cell office:value-type="float" office:value="1.0039999485015867" table:formula="of:=[.H366] - [.$I$720]" table:style-name="ce1">
            <text:p>1.00399994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22.039" table:style-name="ce4">
            <text:p>1739043322.039</text:p>
          </table:table-cell>
          <table:table-cell office:value-type="float" office:value="1739043324.029" table:style-name="ce4">
            <text:p>1739043324.02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9900000095367432" table:formula="of:=[.B367]-[.A367]" table:style-name="ce1">
            <text:p>1.99000001</text:p>
          </table:table-cell>
          <table:table-cell table:style-name="ce1"/>
          <table:table-cell office:value-type="float" office:value="1.6019999980926511" table:formula="of:=[.H367] - [.$I$720]" table:style-name="ce1">
            <text:p>1.60199999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22.6059999" table:style-name="ce4">
            <text:p>1739043322.606</text:p>
          </table:table-cell>
          <table:table-cell office:value-type="float" office:value="1739043324.1359999" table:style-name="ce4">
            <text:p>1739043324.13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299999713897705" table:formula="of:=[.B368]-[.A368]" table:style-name="ce1">
            <text:p>1.529999971</text:p>
          </table:table-cell>
          <table:table-cell table:style-name="ce1"/>
          <table:table-cell office:value-type="float" office:value="1.1419999599456785" table:formula="of:=[.H368] - [.$I$720]" table:style-name="ce1">
            <text:p>1.14199996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23.2390001" table:style-name="ce4">
            <text:p>1739043323.239</text:p>
          </table:table-cell>
          <table:table-cell office:value-type="float" office:value="1739043324.247" table:style-name="ce4">
            <text:p>1739043324.24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0079998970031738" table:formula="of:=[.B369]-[.A369]" table:style-name="ce1">
            <text:p>1.007999897</text:p>
          </table:table-cell>
          <table:table-cell table:style-name="ce1"/>
          <table:table-cell office:value-type="float" office:value="0.61999988555908181" table:formula="of:=[.H369] - [.$I$720]" table:style-name="ce1">
            <text:p>0.619999886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23.273" table:style-name="ce4">
            <text:p>1739043323.273</text:p>
          </table:table-cell>
          <table:table-cell office:value-type="float" office:value="1739043324.3510001" table:style-name="ce4">
            <text:p>1739043324.35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0780000686645508" table:formula="of:=[.B370]-[.A370]" table:style-name="ce1">
            <text:p>1.078000069</text:p>
          </table:table-cell>
          <table:table-cell table:style-name="ce1"/>
          <table:table-cell office:value-type="float" office:value="0.69000005722045876" table:formula="of:=[.H370] - [.$I$720]" table:style-name="ce1">
            <text:p>0.69000005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23.306" table:style-name="ce4">
            <text:p>1739043323.306</text:p>
          </table:table-cell>
          <table:table-cell office:value-type="float" office:value="1739043324.494" table:style-name="ce4">
            <text:p>1739043324.49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187999963760376" table:formula="of:=[.B371]-[.A371]" table:style-name="ce1">
            <text:p>1.187999964</text:p>
          </table:table-cell>
          <table:table-cell table:style-name="ce1"/>
          <table:table-cell office:value-type="float" office:value="0.79999995231628396" table:formula="of:=[.H371] - [.$I$720]" table:style-name="ce1">
            <text:p>0.79999995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23.339" table:style-name="ce4">
            <text:p>1739043323.339</text:p>
          </table:table-cell>
          <table:table-cell office:value-type="float" office:value="1739043324.596" table:style-name="ce4">
            <text:p>1739043324.59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569999694824219" table:formula="of:=[.B372]-[.A372]" table:style-name="ce1">
            <text:p>1.256999969</text:p>
          </table:table-cell>
          <table:table-cell table:style-name="ce1"/>
          <table:table-cell office:value-type="float" office:value="0.86899995803832986" table:formula="of:=[.H372] - [.$I$720]" table:style-name="ce1">
            <text:p>0.86899995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23.3729999" table:style-name="ce4">
            <text:p>1739043323.373</text:p>
          </table:table-cell>
          <table:table-cell office:value-type="float" office:value="1739043324.704" table:style-name="ce4">
            <text:p>1739043324.70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310000896453857" table:formula="of:=[.B373]-[.A373]" table:style-name="ce1">
            <text:p>1.33100009</text:p>
          </table:table-cell>
          <table:table-cell table:style-name="ce1"/>
          <table:table-cell office:value-type="float" office:value="0.94300007820129372" table:formula="of:=[.H373] - [.$I$720]" table:style-name="ce1">
            <text:p>0.94300007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23.4389999" table:style-name="ce4">
            <text:p>1739043323.439</text:p>
          </table:table-cell>
          <table:table-cell office:value-type="float" office:value="1739043324.8110001" table:style-name="ce4">
            <text:p>1739043324.81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720002174377441" table:formula="of:=[.B374]-[.A374]" table:style-name="ce1">
            <text:p>1.372000217</text:p>
          </table:table-cell>
          <table:table-cell table:style-name="ce1"/>
          <table:table-cell office:value-type="float" office:value="0.98400020599365212" table:formula="of:=[.H374] - [.$I$720]" table:style-name="ce1">
            <text:p>0.984000206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23.506" table:style-name="ce4">
            <text:p>1739043323.506</text:p>
          </table:table-cell>
          <table:table-cell office:value-type="float" office:value="1739043324.96" table:style-name="ce4">
            <text:p>1739043324.96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539999961853027" table:formula="of:=[.B375]-[.A375]" table:style-name="ce1">
            <text:p>1.453999996</text:p>
          </table:table-cell>
          <table:table-cell table:style-name="ce1"/>
          <table:table-cell office:value-type="float" office:value="1.0659999847412107" table:formula="of:=[.H375] - [.$I$720]" table:style-name="ce1">
            <text:p>1.06599998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24.573" table:style-name="ce4">
            <text:p>1739043324.573</text:p>
          </table:table-cell>
          <table:table-cell office:value-type="float" office:value="1739043326.073" table:style-name="ce4">
            <text:p>1739043326.07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" table:formula="of:=[.B376]-[.A376]" table:style-name="ce1">
            <text:p>1.5</text:p>
          </table:table-cell>
          <table:table-cell table:style-name="ce1"/>
          <table:table-cell office:value-type="float" office:value="1.111999988555908" table:formula="of:=[.H376] - [.$I$720]" table:style-name="ce1">
            <text:p>1.11199998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26.339" table:style-name="ce4">
            <text:p>1739043326.339</text:p>
          </table:table-cell>
          <table:table-cell office:value-type="float" office:value="1739043328.105" table:style-name="ce4">
            <text:p>1739043328.10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7660000324249268" table:formula="of:=[.B377]-[.A377]" table:style-name="ce1">
            <text:p>1.766000032</text:p>
          </table:table-cell>
          <table:table-cell table:style-name="ce1"/>
          <table:table-cell office:value-type="float" office:value="1.3780000209808347" table:formula="of:=[.H377] - [.$I$720]" table:style-name="ce1">
            <text:p>1.37800002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26.839" table:style-name="ce4">
            <text:p>1739043326.839</text:p>
          </table:table-cell>
          <table:table-cell office:value-type="float" office:value="1739043328.2309999" table:style-name="ce4">
            <text:p>1739043328.23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19999599456787" table:formula="of:=[.B378]-[.A378]" table:style-name="ce1">
            <text:p>1.39199996</text:p>
          </table:table-cell>
          <table:table-cell table:style-name="ce1"/>
          <table:table-cell office:value-type="float" office:value="1.0039999485015867" table:formula="of:=[.H378] - [.$I$720]" table:style-name="ce1">
            <text:p>1.00399994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26.8729999" table:style-name="ce4">
            <text:p>1739043326.873</text:p>
          </table:table-cell>
          <table:table-cell office:value-type="float" office:value="1739043328.342" table:style-name="ce4">
            <text:p>1739043328.34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690001010894775" table:formula="of:=[.B379]-[.A379]" table:style-name="ce1">
            <text:p>1.469000101</text:p>
          </table:table-cell>
          <table:table-cell table:style-name="ce1"/>
          <table:table-cell office:value-type="float" office:value="1.0810000896453855" table:formula="of:=[.H379] - [.$I$720]" table:style-name="ce1">
            <text:p>1.0810000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27.2390001" table:style-name="ce4">
            <text:p>1739043327.239</text:p>
          </table:table-cell>
          <table:table-cell office:value-type="float" office:value="1739043329.7650001" table:style-name="ce4">
            <text:p>1739043329.76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5260000228881836" table:formula="of:=[.B380]-[.A380]" table:style-name="ce1">
            <text:p>2.526000023</text:p>
          </table:table-cell>
          <table:table-cell table:style-name="ce1"/>
          <table:table-cell office:value-type="float" office:value="2.1380000114440918" table:formula="of:=[.H380] - [.$I$720]" table:style-name="ce1">
            <text:p>2.13800001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28.6389999" table:style-name="ce4">
            <text:p>1739043328.639</text:p>
          </table:table-cell>
          <table:table-cell office:value-type="float" office:value="1739043330.0190001" table:style-name="ce4">
            <text:p>1739043330.01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80000114440918" table:formula="of:=[.B381]-[.A381]" table:style-name="ce1">
            <text:p>1.380000114</text:p>
          </table:table-cell>
          <table:table-cell table:style-name="ce1"/>
          <table:table-cell office:value-type="float" office:value="0.99200010299682595" table:formula="of:=[.H381] - [.$I$720]" table:style-name="ce1">
            <text:p>0.99200010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28.8729999" table:style-name="ce4">
            <text:p>1739043328.873</text:p>
          </table:table-cell>
          <table:table-cell office:value-type="float" office:value="1739043330.3859999" table:style-name="ce4">
            <text:p>1739043330.38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130000114440918" table:formula="of:=[.B382]-[.A382]" table:style-name="ce1">
            <text:p>1.513000011</text:p>
          </table:table-cell>
          <table:table-cell table:style-name="ce1"/>
          <table:table-cell office:value-type="float" office:value="1.1249999999999998" table:formula="of:=[.H382] - [.$I$720]" table:style-name="ce1">
            <text:p>1.12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29.1059999" table:style-name="ce4">
            <text:p>1739043329.106</text:p>
          </table:table-cell>
          <table:table-cell office:value-type="float" office:value="1739043330.516" table:style-name="ce4">
            <text:p>1739043330.51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100000858306885" table:formula="of:=[.B383]-[.A383]" table:style-name="ce1">
            <text:p>1.410000086</text:p>
          </table:table-cell>
          <table:table-cell table:style-name="ce1"/>
          <table:table-cell office:value-type="float" office:value="1.0220000743865965" table:formula="of:=[.H383] - [.$I$720]" table:style-name="ce1">
            <text:p>1.02200007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29.3729999" table:style-name="ce4">
            <text:p>1739043329.373</text:p>
          </table:table-cell>
          <table:table-cell office:value-type="float" office:value="1739043331.529" table:style-name="ce4">
            <text:p>1739043331.52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1560001373291016" table:formula="of:=[.B384]-[.A384]" table:style-name="ce1">
            <text:p>2.156000137</text:p>
          </table:table-cell>
          <table:table-cell table:style-name="ce1"/>
          <table:table-cell office:value-type="float" office:value="1.7680001258850095" table:formula="of:=[.H384] - [.$I$720]" table:style-name="ce1">
            <text:p>1.768000126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29.6730001" table:style-name="ce4">
            <text:p>1739043329.673</text:p>
          </table:table-cell>
          <table:table-cell office:value-type="float" office:value="1739043331.631" table:style-name="ce4">
            <text:p>1739043331.63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9579999446868896" table:formula="of:=[.B385]-[.A385]" table:style-name="ce1">
            <text:p>1.957999945</text:p>
          </table:table-cell>
          <table:table-cell table:style-name="ce1"/>
          <table:table-cell office:value-type="float" office:value="1.5699999332427976" table:formula="of:=[.H385] - [.$I$720]" table:style-name="ce1">
            <text:p>1.56999993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30.2390001" table:style-name="ce4">
            <text:p>1739043330.239</text:p>
          </table:table-cell>
          <table:table-cell office:value-type="float" office:value="1739043331.7260001" table:style-name="ce4">
            <text:p>1739043331.72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69999885559082" table:formula="of:=[.B386]-[.A386]" table:style-name="ce1">
            <text:p>1.486999989</text:p>
          </table:table-cell>
          <table:table-cell table:style-name="ce1"/>
          <table:table-cell office:value-type="float" office:value="1.0989999771118162" table:formula="of:=[.H386] - [.$I$720]" table:style-name="ce1">
            <text:p>1.09899997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30.4059999" table:style-name="ce4">
            <text:p>1739043330.406</text:p>
          </table:table-cell>
          <table:table-cell office:value-type="float" office:value="1739043331.973" table:style-name="ce4">
            <text:p>1739043331.97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67000150680542" table:formula="of:=[.B387]-[.A387]" table:style-name="ce1">
            <text:p>1.567000151</text:p>
          </table:table-cell>
          <table:table-cell table:style-name="ce1"/>
          <table:table-cell office:value-type="float" office:value="1.17900013923645" table:formula="of:=[.H387] - [.$I$720]" table:style-name="ce1">
            <text:p>1.17900013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30.973" table:style-name="ce4">
            <text:p>1739043330.973</text:p>
          </table:table-cell>
          <table:table-cell office:value-type="float" office:value="1739043332.5020001" table:style-name="ce4">
            <text:p>1739043332.50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290000438690186" table:formula="of:=[.B388]-[.A388]" table:style-name="ce1">
            <text:p>1.529000044</text:p>
          </table:table-cell>
          <table:table-cell table:style-name="ce1"/>
          <table:table-cell office:value-type="float" office:value="1.1410000324249265" table:formula="of:=[.H388] - [.$I$720]" table:style-name="ce1">
            <text:p>1.14100003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31.1059999" table:style-name="ce4">
            <text:p>1739043331.106</text:p>
          </table:table-cell>
          <table:table-cell office:value-type="float" office:value="1739043332.605" table:style-name="ce4">
            <text:p>1739043332.60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99000072479248" table:formula="of:=[.B389]-[.A389]" table:style-name="ce1">
            <text:p>1.499000072</text:p>
          </table:table-cell>
          <table:table-cell table:style-name="ce1"/>
          <table:table-cell office:value-type="float" office:value="1.111000061035156" table:formula="of:=[.H389] - [.$I$720]" table:style-name="ce1">
            <text:p>1.11100006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33.6389999" table:style-name="ce4">
            <text:p>1739043333.639</text:p>
          </table:table-cell>
          <table:table-cell office:value-type="float" office:value="1739043334.9990001" table:style-name="ce4">
            <text:p>1739043334.99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600001335144043" table:formula="of:=[.B390]-[.A390]" table:style-name="ce1">
            <text:p>1.360000134</text:p>
          </table:table-cell>
          <table:table-cell table:style-name="ce1"/>
          <table:table-cell office:value-type="float" office:value="0.97200012207031228" table:formula="of:=[.H390] - [.$I$720]" table:style-name="ce1">
            <text:p>0.97200012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33.6730001" table:style-name="ce4">
            <text:p>1739043333.673</text:p>
          </table:table-cell>
          <table:table-cell office:value-type="float" office:value="1739043335.0880001" table:style-name="ce4">
            <text:p>1739043335.08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149999618530273" table:formula="of:=[.B391]-[.A391]" table:style-name="ce1">
            <text:p>1.414999962</text:p>
          </table:table-cell>
          <table:table-cell table:style-name="ce1"/>
          <table:table-cell office:value-type="float" office:value="1.0269999504089353" table:formula="of:=[.H391] - [.$I$720]" table:style-name="ce1">
            <text:p>1.0269999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34.2390001" table:style-name="ce4">
            <text:p>1739043334.239</text:p>
          </table:table-cell>
          <table:table-cell office:value-type="float" office:value="1739043335.901" table:style-name="ce4">
            <text:p>1739043335.90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619999408721924" table:formula="of:=[.B392]-[.A392]" table:style-name="ce1">
            <text:p>1.661999941</text:p>
          </table:table-cell>
          <table:table-cell table:style-name="ce1"/>
          <table:table-cell office:value-type="float" office:value="1.2739999294281004" table:formula="of:=[.H392] - [.$I$720]" table:style-name="ce1">
            <text:p>1.27399992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34.573" table:style-name="ce4">
            <text:p>1739043334.573</text:p>
          </table:table-cell>
          <table:table-cell office:value-type="float" office:value="1739043336.0050001" table:style-name="ce4">
            <text:p>1739043336.00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20001602172852" table:formula="of:=[.B393]-[.A393]" table:style-name="ce1">
            <text:p>1.43200016</text:p>
          </table:table-cell>
          <table:table-cell table:style-name="ce1"/>
          <table:table-cell office:value-type="float" office:value="1.0440001487731931" table:formula="of:=[.H393] - [.$I$720]" table:style-name="ce1">
            <text:p>1.04400014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34.806" table:style-name="ce4">
            <text:p>1739043334.806</text:p>
          </table:table-cell>
          <table:table-cell office:value-type="float" office:value="1739043336.1689999" table:style-name="ce4">
            <text:p>1739043336.16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629999160766602" table:formula="of:=[.B394]-[.A394]" table:style-name="ce1">
            <text:p>1.362999916</text:p>
          </table:table-cell>
          <table:table-cell table:style-name="ce1"/>
          <table:table-cell office:value-type="float" office:value="0.97499990463256814" table:formula="of:=[.H394] - [.$I$720]" table:style-name="ce1">
            <text:p>0.97499990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34.839" table:style-name="ce4">
            <text:p>1739043334.839</text:p>
          </table:table-cell>
          <table:table-cell office:value-type="float" office:value="1739043336.3099999" table:style-name="ce4">
            <text:p>1739043336.31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09999561309814" table:formula="of:=[.B395]-[.A395]" table:style-name="ce1">
            <text:p>1.470999956</text:p>
          </table:table-cell>
          <table:table-cell table:style-name="ce1"/>
          <table:table-cell office:value-type="float" office:value="1.0829999446868894" table:formula="of:=[.H395] - [.$I$720]" table:style-name="ce1">
            <text:p>1.08299994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35.006" table:style-name="ce4">
            <text:p>1739043335.006</text:p>
          </table:table-cell>
          <table:table-cell office:value-type="float" office:value="1739043336.4119999" table:style-name="ce4">
            <text:p>1739043336.41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59998989105225" table:formula="of:=[.B396]-[.A396]" table:style-name="ce1">
            <text:p>1.405999899</text:p>
          </table:table-cell>
          <table:table-cell table:style-name="ce1"/>
          <table:table-cell office:value-type="float" office:value="1.0179998874664304" table:formula="of:=[.H396] - [.$I$720]" table:style-name="ce1">
            <text:p>1.01799988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35.073" table:style-name="ce4">
            <text:p>1739043335.073</text:p>
          </table:table-cell>
          <table:table-cell office:value-type="float" office:value="1739043336.5599999" table:style-name="ce4">
            <text:p>1739043336.56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69999885559082" table:formula="of:=[.B397]-[.A397]" table:style-name="ce1">
            <text:p>1.486999989</text:p>
          </table:table-cell>
          <table:table-cell table:style-name="ce1"/>
          <table:table-cell office:value-type="float" office:value="1.0989999771118162" table:formula="of:=[.H397] - [.$I$720]" table:style-name="ce1">
            <text:p>1.09899997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35.2390001" table:style-name="ce4">
            <text:p>1739043335.239</text:p>
          </table:table-cell>
          <table:table-cell office:value-type="float" office:value="1739043336.7579999" table:style-name="ce4">
            <text:p>1739043336.75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189998149871826" table:formula="of:=[.B398]-[.A398]" table:style-name="ce1">
            <text:p>1.518999815</text:p>
          </table:table-cell>
          <table:table-cell table:style-name="ce1"/>
          <table:table-cell office:value-type="float" office:value="1.1309998035430906" table:formula="of:=[.H398] - [.$I$720]" table:style-name="ce1">
            <text:p>1.13099980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35.6389999" table:style-name="ce4">
            <text:p>1739043335.639</text:p>
          </table:table-cell>
          <table:table-cell office:value-type="float" office:value="1739043337.04" table:style-name="ce4">
            <text:p>1739043337.04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10000228881836" table:formula="of:=[.B399]-[.A399]" table:style-name="ce1">
            <text:p>1.401000023</text:p>
          </table:table-cell>
          <table:table-cell table:style-name="ce1"/>
          <table:table-cell office:value-type="float" office:value="1.0130000114440916" table:formula="of:=[.H399] - [.$I$720]" table:style-name="ce1">
            <text:p>1.01300001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35.8729999" table:style-name="ce4">
            <text:p>1739043335.873</text:p>
          </table:table-cell>
          <table:table-cell office:value-type="float" office:value="1739043337.1459999" table:style-name="ce4">
            <text:p>1739043337.14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730000019073486" table:formula="of:=[.B400]-[.A400]" table:style-name="ce1">
            <text:p>1.273000002</text:p>
          </table:table-cell>
          <table:table-cell table:style-name="ce1"/>
          <table:table-cell office:value-type="float" office:value="0.88499999046325661" table:formula="of:=[.H400] - [.$I$720]" table:style-name="ce1">
            <text:p>0.8849999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35.9059999" table:style-name="ce4">
            <text:p>1739043335.906</text:p>
          </table:table-cell>
          <table:table-cell office:value-type="float" office:value="1739043337.26" table:style-name="ce4">
            <text:p>1739043337.26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540000915527344" table:formula="of:=[.B401]-[.A401]" table:style-name="ce1">
            <text:p>1.354000092</text:p>
          </table:table-cell>
          <table:table-cell table:style-name="ce1"/>
          <table:table-cell office:value-type="float" office:value="0.96600008010864236" table:formula="of:=[.H401] - [.$I$720]" table:style-name="ce1">
            <text:p>0.9660000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35.9389999" table:style-name="ce4">
            <text:p>1739043335.939</text:p>
          </table:table-cell>
          <table:table-cell office:value-type="float" office:value="1739043337.3710001" table:style-name="ce4">
            <text:p>1739043337.37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20001602172852" table:formula="of:=[.B402]-[.A402]" table:style-name="ce1">
            <text:p>1.43200016</text:p>
          </table:table-cell>
          <table:table-cell table:style-name="ce1"/>
          <table:table-cell office:value-type="float" office:value="1.0440001487731931" table:formula="of:=[.H402] - [.$I$720]" table:style-name="ce1">
            <text:p>1.04400014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36.2390001" table:style-name="ce4">
            <text:p>1739043336.239</text:p>
          </table:table-cell>
          <table:table-cell office:value-type="float" office:value="1739043337.6849999" table:style-name="ce4">
            <text:p>1739043337.68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459998607635498" table:formula="of:=[.B403]-[.A403]" table:style-name="ce1">
            <text:p>1.445999861</text:p>
          </table:table-cell>
          <table:table-cell table:style-name="ce1"/>
          <table:table-cell office:value-type="float" office:value="1.0579998493194578" table:formula="of:=[.H403] - [.$I$720]" table:style-name="ce1">
            <text:p>1.05799984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36.273" table:style-name="ce4">
            <text:p>1739043336.273</text:p>
          </table:table-cell>
          <table:table-cell office:value-type="float" office:value="1739043337.812" table:style-name="ce4">
            <text:p>1739043337.81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390000343322754" table:formula="of:=[.B404]-[.A404]" table:style-name="ce1">
            <text:p>1.539000034</text:p>
          </table:table-cell>
          <table:table-cell table:style-name="ce1"/>
          <table:table-cell office:value-type="float" office:value="1.1510000228881834" table:formula="of:=[.H404] - [.$I$720]" table:style-name="ce1">
            <text:p>1.15100002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36.3729999" table:style-name="ce4">
            <text:p>1739043336.373</text:p>
          </table:table-cell>
          <table:table-cell office:value-type="float" office:value="1739043337.964" table:style-name="ce4">
            <text:p>1739043337.96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910000801086426" table:formula="of:=[.B405]-[.A405]" table:style-name="ce1">
            <text:p>1.59100008</text:p>
          </table:table-cell>
          <table:table-cell table:style-name="ce1"/>
          <table:table-cell office:value-type="float" office:value="1.2030000686645506" table:formula="of:=[.H405] - [.$I$720]" table:style-name="ce1">
            <text:p>1.20300006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37.006" table:style-name="ce4">
            <text:p>1739043337.006</text:p>
          </table:table-cell>
          <table:table-cell office:value-type="float" office:value="1739043339.9170001" table:style-name="ce4">
            <text:p>1739043339.91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9110000133514404" table:formula="of:=[.B406]-[.A406]" table:style-name="ce1">
            <text:p>2.911000013</text:p>
          </table:table-cell>
          <table:table-cell table:style-name="ce1"/>
          <table:table-cell office:value-type="float" office:value="2.5230000019073486" table:formula="of:=[.H406] - [.$I$720]" table:style-name="ce1">
            <text:p>2.52300000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38.6389999" table:style-name="ce4">
            <text:p>1739043338.639</text:p>
          </table:table-cell>
          <table:table-cell office:value-type="float" office:value="1739043340.0739999" table:style-name="ce4">
            <text:p>1739043340.07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4999942779541" table:formula="of:=[.B407]-[.A407]" table:style-name="ce1">
            <text:p>1.434999943</text:p>
          </table:table-cell>
          <table:table-cell table:style-name="ce1"/>
          <table:table-cell office:value-type="float" office:value="1.046999931335449" table:formula="of:=[.H407] - [.$I$720]" table:style-name="ce1">
            <text:p>1.04699993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38.973" table:style-name="ce4">
            <text:p>1739043338.973</text:p>
          </table:table-cell>
          <table:table-cell office:value-type="float" office:value="1739043342.812" table:style-name="ce4">
            <text:p>1739043342.81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3.8389999866485596" table:formula="of:=[.B408]-[.A408]" table:style-name="ce1">
            <text:p>3.838999987</text:p>
          </table:table-cell>
          <table:table-cell table:style-name="ce1"/>
          <table:table-cell office:value-type="float" office:value="3.4509999752044678" table:formula="of:=[.H408] - [.$I$720]" table:style-name="ce1">
            <text:p>3.45099997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41.6059999" table:style-name="ce4">
            <text:p>1739043341.606</text:p>
          </table:table-cell>
          <table:table-cell office:value-type="float" office:value="1739043342.9119999" table:style-name="ce4">
            <text:p>1739043342.91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059999942779541" table:formula="of:=[.B409]-[.A409]" table:style-name="ce1">
            <text:p>1.305999994</text:p>
          </table:table-cell>
          <table:table-cell table:style-name="ce1"/>
          <table:table-cell office:value-type="float" office:value="0.91799998283386208" table:formula="of:=[.H409] - [.$I$720]" table:style-name="ce1">
            <text:p>0.91799998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41.6389999" table:style-name="ce4">
            <text:p>1739043341.639</text:p>
          </table:table-cell>
          <table:table-cell office:value-type="float" office:value="1739043343.013" table:style-name="ce4">
            <text:p>1739043343.01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74000072479248" table:formula="of:=[.B410]-[.A410]" table:style-name="ce1">
            <text:p>1.374000072</text:p>
          </table:table-cell>
          <table:table-cell table:style-name="ce1"/>
          <table:table-cell office:value-type="float" office:value="0.98600006103515603" table:formula="of:=[.H410] - [.$I$720]" table:style-name="ce1">
            <text:p>0.98600006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41.6730001" table:style-name="ce4">
            <text:p>1739043341.673</text:p>
          </table:table-cell>
          <table:table-cell office:value-type="float" office:value="1739043343.1029999" table:style-name="ce4">
            <text:p>1739043343.10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29999828338623" table:formula="of:=[.B411]-[.A411]" table:style-name="ce1">
            <text:p>1.429999828</text:p>
          </table:table-cell>
          <table:table-cell table:style-name="ce1"/>
          <table:table-cell office:value-type="float" office:value="1.041999816894531" table:formula="of:=[.H411] - [.$I$720]" table:style-name="ce1">
            <text:p>1.04199981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41.806" table:style-name="ce4">
            <text:p>1739043341.806</text:p>
          </table:table-cell>
          <table:table-cell office:value-type="float" office:value="1739043343.6359999" table:style-name="ce4">
            <text:p>1739043343.63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8299999237060547" table:formula="of:=[.B412]-[.A412]" table:style-name="ce1">
            <text:p>1.829999924</text:p>
          </table:table-cell>
          <table:table-cell table:style-name="ce1"/>
          <table:table-cell office:value-type="float" office:value="1.4419999122619627" table:formula="of:=[.H412] - [.$I$720]" table:style-name="ce1">
            <text:p>1.44199991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43.4389999" table:style-name="ce4">
            <text:p>1739043343.439</text:p>
          </table:table-cell>
          <table:table-cell office:value-type="float" office:value="1739043344.7490001" table:style-name="ce4">
            <text:p>1739043344.74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100001811981201" table:formula="of:=[.B413]-[.A413]" table:style-name="ce1">
            <text:p>1.310000181</text:p>
          </table:table-cell>
          <table:table-cell table:style-name="ce1"/>
          <table:table-cell office:value-type="float" office:value="0.9220001697540281" table:formula="of:=[.H413] - [.$I$720]" table:style-name="ce1">
            <text:p>0.9220001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43.506" table:style-name="ce4">
            <text:p>1739043343.506</text:p>
          </table:table-cell>
          <table:table-cell office:value-type="float" office:value="1739043344.95" table:style-name="ce4">
            <text:p>1739043344.95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440000057220459" table:formula="of:=[.B414]-[.A414]" table:style-name="ce1">
            <text:p>1.444000006</text:p>
          </table:table-cell>
          <table:table-cell table:style-name="ce1"/>
          <table:table-cell office:value-type="float" office:value="1.0559999942779539" table:formula="of:=[.H414] - [.$I$720]" table:style-name="ce1">
            <text:p>1.05599999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43.773" table:style-name="ce4">
            <text:p>1739043343.773</text:p>
          </table:table-cell>
          <table:table-cell office:value-type="float" office:value="1739043346.316" table:style-name="ce4">
            <text:p>1739043346.31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5429999828338623" table:formula="of:=[.B415]-[.A415]" table:style-name="ce1">
            <text:p>2.542999983</text:p>
          </table:table-cell>
          <table:table-cell table:style-name="ce1"/>
          <table:table-cell office:value-type="float" office:value="2.1549999713897705" table:formula="of:=[.H415] - [.$I$720]" table:style-name="ce1">
            <text:p>2.15499997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43.839" table:style-name="ce4">
            <text:p>1739043343.839</text:p>
          </table:table-cell>
          <table:table-cell office:value-type="float" office:value="1739043346.4189999" table:style-name="ce4">
            <text:p>1739043346.41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5799999237060547" table:formula="of:=[.B416]-[.A416]" table:style-name="ce1">
            <text:p>2.579999924</text:p>
          </table:table-cell>
          <table:table-cell table:style-name="ce1"/>
          <table:table-cell office:value-type="float" office:value="2.1919999122619629" table:formula="of:=[.H416] - [.$I$720]" table:style-name="ce1">
            <text:p>2.19199991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45.2390001" table:style-name="ce4">
            <text:p>1739043345.239</text:p>
          </table:table-cell>
          <table:table-cell office:value-type="float" office:value="1739043346.5120001" table:style-name="ce4">
            <text:p>1739043346.51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730000019073486" table:formula="of:=[.B417]-[.A417]" table:style-name="ce1">
            <text:p>1.273000002</text:p>
          </table:table-cell>
          <table:table-cell table:style-name="ce1"/>
          <table:table-cell office:value-type="float" office:value="0.88499999046325661" table:formula="of:=[.H417] - [.$I$720]" table:style-name="ce1">
            <text:p>0.8849999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45.306" table:style-name="ce4">
            <text:p>1739043345.306</text:p>
          </table:table-cell>
          <table:table-cell office:value-type="float" office:value="1739043346.6259999" table:style-name="ce4">
            <text:p>1739043346.62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199999332427979" table:formula="of:=[.B418]-[.A418]" table:style-name="ce1">
            <text:p>1.319999933</text:p>
          </table:table-cell>
          <table:table-cell table:style-name="ce1"/>
          <table:table-cell office:value-type="float" office:value="0.93199992179870583" table:formula="of:=[.H418] - [.$I$720]" table:style-name="ce1">
            <text:p>0.93199992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45.573" table:style-name="ce4">
            <text:p>1739043345.573</text:p>
          </table:table-cell>
          <table:table-cell office:value-type="float" office:value="1739043346.8110001" table:style-name="ce4">
            <text:p>1739043346.81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380001544952393" table:formula="of:=[.B419]-[.A419]" table:style-name="ce1">
            <text:p>1.238000154</text:p>
          </table:table-cell>
          <table:table-cell table:style-name="ce1"/>
          <table:table-cell office:value-type="float" office:value="0.85000014305114724" table:formula="of:=[.H419] - [.$I$720]" table:style-name="ce1">
            <text:p>0.85000014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45.6059999" table:style-name="ce4">
            <text:p>1739043345.606</text:p>
          </table:table-cell>
          <table:table-cell office:value-type="float" office:value="1739043347.0829999" table:style-name="ce4">
            <text:p>1739043347.08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69999980926514" table:formula="of:=[.B420]-[.A420]" table:style-name="ce1">
            <text:p>1.476999998</text:p>
          </table:table-cell>
          <table:table-cell table:style-name="ce1"/>
          <table:table-cell office:value-type="float" office:value="1.0889999866485593" table:formula="of:=[.H420] - [.$I$720]" table:style-name="ce1">
            <text:p>1.08899998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45.839" table:style-name="ce4">
            <text:p>1739043345.839</text:p>
          </table:table-cell>
          <table:table-cell office:value-type="float" office:value="1739043347.174" table:style-name="ce4">
            <text:p>1739043347.17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350000381469727" table:formula="of:=[.B421]-[.A421]" table:style-name="ce1">
            <text:p>1.335000038</text:p>
          </table:table-cell>
          <table:table-cell table:style-name="ce1"/>
          <table:table-cell office:value-type="float" office:value="0.94700002670288064" table:formula="of:=[.H421] - [.$I$720]" table:style-name="ce1">
            <text:p>0.94700002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45.8729999" table:style-name="ce4">
            <text:p>1739043345.873</text:p>
          </table:table-cell>
          <table:table-cell office:value-type="float" office:value="1739043347.3340001" table:style-name="ce4">
            <text:p>1739043347.33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610002040863037" table:formula="of:=[.B422]-[.A422]" table:style-name="ce1">
            <text:p>1.461000204</text:p>
          </table:table-cell>
          <table:table-cell table:style-name="ce1"/>
          <table:table-cell office:value-type="float" office:value="1.0730001926422117" table:formula="of:=[.H422] - [.$I$720]" table:style-name="ce1">
            <text:p>1.07300019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45.9059999" table:style-name="ce4">
            <text:p>1739043345.906</text:p>
          </table:table-cell>
          <table:table-cell office:value-type="float" office:value="1739043347.431" table:style-name="ce4">
            <text:p>1739043347.43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250000953674316" table:formula="of:=[.B423]-[.A423]" table:style-name="ce1">
            <text:p>1.525000095</text:p>
          </table:table-cell>
          <table:table-cell table:style-name="ce1"/>
          <table:table-cell office:value-type="float" office:value="1.1370000839233396" table:formula="of:=[.H423] - [.$I$720]" table:style-name="ce1">
            <text:p>1.13700008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46.2390001" table:style-name="ce4">
            <text:p>1739043346.239</text:p>
          </table:table-cell>
          <table:table-cell office:value-type="float" office:value="1739043347.7509999" table:style-name="ce4">
            <text:p>1739043347.75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119998455047607" table:formula="of:=[.B424]-[.A424]" table:style-name="ce1">
            <text:p>1.511999846</text:p>
          </table:table-cell>
          <table:table-cell table:style-name="ce1"/>
          <table:table-cell office:value-type="float" office:value="1.1239998340606687" table:formula="of:=[.H424] - [.$I$720]" table:style-name="ce1">
            <text:p>1.12399983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46.4059999" table:style-name="ce4">
            <text:p>1739043346.406</text:p>
          </table:table-cell>
          <table:table-cell office:value-type="float" office:value="1739043347.9619999" table:style-name="ce4">
            <text:p>1739043347.96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559999942779541" table:formula="of:=[.B425]-[.A425]" table:style-name="ce1">
            <text:p>1.555999994</text:p>
          </table:table-cell>
          <table:table-cell table:style-name="ce1"/>
          <table:table-cell office:value-type="float" office:value="1.1679999828338621" table:formula="of:=[.H425] - [.$I$720]" table:style-name="ce1">
            <text:p>1.16799998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46.506" table:style-name="ce4">
            <text:p>1739043346.506</text:p>
          </table:table-cell>
          <table:table-cell office:value-type="float" office:value="1739043348.0639999" table:style-name="ce4">
            <text:p>1739043348.06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57999849319458" table:formula="of:=[.B426]-[.A426]" table:style-name="ce1">
            <text:p>1.557999849</text:p>
          </table:table-cell>
          <table:table-cell table:style-name="ce1"/>
          <table:table-cell office:value-type="float" office:value="1.169999837875366" table:formula="of:=[.H426] - [.$I$720]" table:style-name="ce1">
            <text:p>1.16999983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46.6730001" table:style-name="ce4">
            <text:p>1739043346.673</text:p>
          </table:table-cell>
          <table:table-cell office:value-type="float" office:value="1739043348.1849999" table:style-name="ce4">
            <text:p>1739043348.18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119998455047607" table:formula="of:=[.B427]-[.A427]" table:style-name="ce1">
            <text:p>1.511999846</text:p>
          </table:table-cell>
          <table:table-cell table:style-name="ce1"/>
          <table:table-cell office:value-type="float" office:value="1.1239998340606687" table:formula="of:=[.H427] - [.$I$720]" table:style-name="ce1">
            <text:p>1.12399983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46.8729999" table:style-name="ce4">
            <text:p>1739043346.873</text:p>
          </table:table-cell>
          <table:table-cell office:value-type="float" office:value="1739043348.3050001" table:style-name="ce4">
            <text:p>1739043348.30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20001602172852" table:formula="of:=[.B428]-[.A428]" table:style-name="ce1">
            <text:p>1.43200016</text:p>
          </table:table-cell>
          <table:table-cell table:style-name="ce1"/>
          <table:table-cell office:value-type="float" office:value="1.0440001487731931" table:formula="of:=[.H428] - [.$I$720]" table:style-name="ce1">
            <text:p>1.04400014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47.073" table:style-name="ce4">
            <text:p>1739043347.073</text:p>
          </table:table-cell>
          <table:table-cell office:value-type="float" office:value="1739043348.457" table:style-name="ce4">
            <text:p>1739043348.45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840000629425049" table:formula="of:=[.B429]-[.A429]" table:style-name="ce1">
            <text:p>1.384000063</text:p>
          </table:table-cell>
          <table:table-cell table:style-name="ce1"/>
          <table:table-cell office:value-type="float" office:value="0.99600005149841286" table:formula="of:=[.H429] - [.$I$720]" table:style-name="ce1">
            <text:p>0.99600005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47.2060001" table:style-name="ce4">
            <text:p>1739043347.206</text:p>
          </table:table-cell>
          <table:table-cell office:value-type="float" office:value="1739043349.704" table:style-name="ce4">
            <text:p>1739043349.70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497999906539917" table:formula="of:=[.B430]-[.A430]" table:style-name="ce1">
            <text:p>2.497999907</text:p>
          </table:table-cell>
          <table:table-cell table:style-name="ce1"/>
          <table:table-cell office:value-type="float" office:value="2.1099998950958252" table:formula="of:=[.H430] - [.$I$720]" table:style-name="ce1">
            <text:p>2.10999989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47.506" table:style-name="ce4">
            <text:p>1739043347.506</text:p>
          </table:table-cell>
          <table:table-cell office:value-type="float" office:value="1739043349.8110001" table:style-name="ce4">
            <text:p>1739043349.81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3050000667572021" table:formula="of:=[.B431]-[.A431]" table:style-name="ce1">
            <text:p>2.305000067</text:p>
          </table:table-cell>
          <table:table-cell table:style-name="ce1"/>
          <table:table-cell office:value-type="float" office:value="1.9170000553131101" table:formula="of:=[.H431] - [.$I$720]" table:style-name="ce1">
            <text:p>1.91700005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48.473" table:style-name="ce4">
            <text:p>1739043348.473</text:p>
          </table:table-cell>
          <table:table-cell office:value-type="float" office:value="1739043349.918" table:style-name="ce4">
            <text:p>1739043349.91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449999332427979" table:formula="of:=[.B432]-[.A432]" table:style-name="ce1">
            <text:p>1.444999933</text:p>
          </table:table-cell>
          <table:table-cell table:style-name="ce1"/>
          <table:table-cell office:value-type="float" office:value="1.0569999217987058" table:formula="of:=[.H432] - [.$I$720]" table:style-name="ce1">
            <text:p>1.05699992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48.539" table:style-name="ce4">
            <text:p>1739043348.539</text:p>
          </table:table-cell>
          <table:table-cell office:value-type="float" office:value="1739043350.0190001" table:style-name="ce4">
            <text:p>1739043350.01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00000190734863" table:formula="of:=[.B433]-[.A433]" table:style-name="ce1">
            <text:p>1.480000019</text:p>
          </table:table-cell>
          <table:table-cell table:style-name="ce1"/>
          <table:table-cell office:value-type="float" office:value="1.0920000076293943" table:formula="of:=[.H433] - [.$I$720]" table:style-name="ce1">
            <text:p>1.09200000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48.6059999" table:style-name="ce4">
            <text:p>1739043348.606</text:p>
          </table:table-cell>
          <table:table-cell office:value-type="float" office:value="1739043350.1210001" table:style-name="ce4">
            <text:p>1739043350.12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150001049041748" table:formula="of:=[.B434]-[.A434]" table:style-name="ce1">
            <text:p>1.515000105</text:p>
          </table:table-cell>
          <table:table-cell table:style-name="ce1"/>
          <table:table-cell office:value-type="float" office:value="1.1270000934600828" table:formula="of:=[.H434] - [.$I$720]" table:style-name="ce1">
            <text:p>1.12700009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48.7060001" table:style-name="ce4">
            <text:p>1739043348.706</text:p>
          </table:table-cell>
          <table:table-cell office:value-type="float" office:value="1739043350.2279999" table:style-name="ce4">
            <text:p>1739043350.22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219998359680176" table:formula="of:=[.B435]-[.A435]" table:style-name="ce1">
            <text:p>1.521999836</text:p>
          </table:table-cell>
          <table:table-cell table:style-name="ce1"/>
          <table:table-cell office:value-type="float" office:value="1.1339998245239256" table:formula="of:=[.H435] - [.$I$720]" table:style-name="ce1">
            <text:p>1.13399982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48.8729999" table:style-name="ce4">
            <text:p>1739043348.873</text:p>
          </table:table-cell>
          <table:table-cell office:value-type="float" office:value="1739043350.3340001" table:style-name="ce4">
            <text:p>1739043350.33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610002040863037" table:formula="of:=[.B436]-[.A436]" table:style-name="ce1">
            <text:p>1.461000204</text:p>
          </table:table-cell>
          <table:table-cell table:style-name="ce1"/>
          <table:table-cell office:value-type="float" office:value="1.0730001926422117" table:formula="of:=[.H436] - [.$I$720]" table:style-name="ce1">
            <text:p>1.07300019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49.073" table:style-name="ce4">
            <text:p>1739043349.073</text:p>
          </table:table-cell>
          <table:table-cell office:value-type="float" office:value="1739043350.5840001" table:style-name="ce4">
            <text:p>1739043350.58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110001564025879" table:formula="of:=[.B437]-[.A437]" table:style-name="ce1">
            <text:p>1.511000156</text:p>
          </table:table-cell>
          <table:table-cell table:style-name="ce1"/>
          <table:table-cell office:value-type="float" office:value="1.1230001449584959" table:formula="of:=[.H437] - [.$I$720]" table:style-name="ce1">
            <text:p>1.12300014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49.473" table:style-name="ce4">
            <text:p>1739043349.473</text:p>
          </table:table-cell>
          <table:table-cell office:value-type="float" office:value="1739043350.822" table:style-name="ce4">
            <text:p>1739043350.82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489999771118164" table:formula="of:=[.B438]-[.A438]" table:style-name="ce1">
            <text:p>1.348999977</text:p>
          </table:table-cell>
          <table:table-cell table:style-name="ce1"/>
          <table:table-cell office:value-type="float" office:value="0.96099996566772439" table:formula="of:=[.H438] - [.$I$720]" table:style-name="ce1">
            <text:p>0.960999966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49.506" table:style-name="ce4">
            <text:p>1739043349.506</text:p>
          </table:table-cell>
          <table:table-cell office:value-type="float" office:value="1739043350.928" table:style-name="ce4">
            <text:p>1739043350.92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219999313354492" table:formula="of:=[.B439]-[.A439]" table:style-name="ce1">
            <text:p>1.421999931</text:p>
          </table:table-cell>
          <table:table-cell table:style-name="ce1"/>
          <table:table-cell office:value-type="float" office:value="1.0339999198913572" table:formula="of:=[.H439] - [.$I$720]" table:style-name="ce1">
            <text:p>1.0339999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49.7390001" table:style-name="ce4">
            <text:p>1739043349.739</text:p>
          </table:table-cell>
          <table:table-cell office:value-type="float" office:value="1739043351.079" table:style-name="ce4">
            <text:p>1739043351.07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399999141693115" table:formula="of:=[.B440]-[.A440]" table:style-name="ce1">
            <text:p>1.339999914</text:p>
          </table:table-cell>
          <table:table-cell table:style-name="ce1"/>
          <table:table-cell office:value-type="float" office:value="0.9519999027252195" table:formula="of:=[.H440] - [.$I$720]" table:style-name="ce1">
            <text:p>0.95199990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49.806" table:style-name="ce4">
            <text:p>1739043349.806</text:p>
          </table:table-cell>
          <table:table-cell office:value-type="float" office:value="1739043351.1730001" table:style-name="ce4">
            <text:p>1739043351.17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670001029968262" table:formula="of:=[.B441]-[.A441]" table:style-name="ce1">
            <text:p>1.367000103</text:p>
          </table:table-cell>
          <table:table-cell table:style-name="ce1"/>
          <table:table-cell office:value-type="float" office:value="0.97900009155273415" table:formula="of:=[.H441] - [.$I$720]" table:style-name="ce1">
            <text:p>0.97900009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49.839" table:style-name="ce4">
            <text:p>1739043349.839</text:p>
          </table:table-cell>
          <table:table-cell office:value-type="float" office:value="1739043351.2939999" table:style-name="ce4">
            <text:p>1739043351.29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549999237060547" table:formula="of:=[.B442]-[.A442]" table:style-name="ce1">
            <text:p>1.454999924</text:p>
          </table:table-cell>
          <table:table-cell table:style-name="ce1"/>
          <table:table-cell office:value-type="float" office:value="1.0669999122619627" table:formula="of:=[.H442] - [.$I$720]" table:style-name="ce1">
            <text:p>1.06699991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49.9059999" table:style-name="ce4">
            <text:p>1739043349.906</text:p>
          </table:table-cell>
          <table:table-cell office:value-type="float" office:value="1739043351.4159999" table:style-name="ce4">
            <text:p>1739043351.41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099999904632568" table:formula="of:=[.B443]-[.A443]" table:style-name="ce1">
            <text:p>1.50999999</text:p>
          </table:table-cell>
          <table:table-cell table:style-name="ce1"/>
          <table:table-cell office:value-type="float" office:value="1.1219999790191648" table:formula="of:=[.H443] - [.$I$720]" table:style-name="ce1">
            <text:p>1.12199997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50.339" table:style-name="ce4">
            <text:p>1739043350.339</text:p>
          </table:table-cell>
          <table:table-cell office:value-type="float" office:value="1739043351.7590001" table:style-name="ce4">
            <text:p>1739043351.75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200000762939453" table:formula="of:=[.B444]-[.A444]" table:style-name="ce1">
            <text:p>1.420000076</text:p>
          </table:table-cell>
          <table:table-cell table:style-name="ce1"/>
          <table:table-cell office:value-type="float" office:value="1.0320000648498533" table:formula="of:=[.H444] - [.$I$720]" table:style-name="ce1">
            <text:p>1.03200006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50.9059999" table:style-name="ce4">
            <text:p>1739043350.906</text:p>
          </table:table-cell>
          <table:table-cell office:value-type="float" office:value="1739043354.704" table:style-name="ce4">
            <text:p>1739043354.70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3.7980000972747803" table:formula="of:=[.B445]-[.A445]" table:style-name="ce1">
            <text:p>3.798000097</text:p>
          </table:table-cell>
          <table:table-cell table:style-name="ce1"/>
          <table:table-cell office:value-type="float" office:value="3.4100000858306885" table:formula="of:=[.H445] - [.$I$720]" table:style-name="ce1">
            <text:p>3.410000086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53.4059999" table:style-name="ce4">
            <text:p>1739043353.406</text:p>
          </table:table-cell>
          <table:table-cell office:value-type="float" office:value="1739043354.7969999" table:style-name="ce4">
            <text:p>1739043354.79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10000324249268" table:formula="of:=[.B446]-[.A446]" table:style-name="ce1">
            <text:p>1.391000032</text:p>
          </table:table-cell>
          <table:table-cell table:style-name="ce1"/>
          <table:table-cell office:value-type="float" office:value="1.0030000209808347" table:formula="of:=[.H446] - [.$I$720]" table:style-name="ce1">
            <text:p>1.00300002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53.806" table:style-name="ce4">
            <text:p>1739043353.806</text:p>
          </table:table-cell>
          <table:table-cell office:value-type="float" office:value="1739043355.2460001" table:style-name="ce4">
            <text:p>1739043355.24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40000057220459" table:formula="of:=[.B447]-[.A447]" table:style-name="ce1">
            <text:p>1.440000057</text:p>
          </table:table-cell>
          <table:table-cell table:style-name="ce1"/>
          <table:table-cell office:value-type="float" office:value="1.052000045776367" table:formula="of:=[.H447] - [.$I$720]" table:style-name="ce1">
            <text:p>1.052000046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54.006" table:style-name="ce4">
            <text:p>1739043354.006</text:p>
          </table:table-cell>
          <table:table-cell office:value-type="float" office:value="1739043355.3529999" table:style-name="ce4">
            <text:p>1739043355.35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469998836517334" table:formula="of:=[.B448]-[.A448]" table:style-name="ce1">
            <text:p>1.346999884</text:p>
          </table:table-cell>
          <table:table-cell table:style-name="ce1"/>
          <table:table-cell office:value-type="float" office:value="0.95899987220764138" table:formula="of:=[.H448] - [.$I$720]" table:style-name="ce1">
            <text:p>0.95899987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54.039" table:style-name="ce4">
            <text:p>1739043354.039</text:p>
          </table:table-cell>
          <table:table-cell office:value-type="float" office:value="1739043355.4630001" table:style-name="ce4">
            <text:p>1739043355.46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240000247955322" table:formula="of:=[.B449]-[.A449]" table:style-name="ce1">
            <text:p>1.424000025</text:p>
          </table:table-cell>
          <table:table-cell table:style-name="ce1"/>
          <table:table-cell office:value-type="float" office:value="1.0360000133514402" table:formula="of:=[.H449] - [.$I$720]" table:style-name="ce1">
            <text:p>1.03600001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54.1389999" table:style-name="ce4">
            <text:p>1739043354.139</text:p>
          </table:table-cell>
          <table:table-cell office:value-type="float" office:value="1739043355.6440001" table:style-name="ce4">
            <text:p>1739043355.64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05000114440918" table:formula="of:=[.B450]-[.A450]" table:style-name="ce1">
            <text:p>1.505000114</text:p>
          </table:table-cell>
          <table:table-cell table:style-name="ce1"/>
          <table:table-cell office:value-type="float" office:value="1.1170001029968259" table:formula="of:=[.H450] - [.$I$720]" table:style-name="ce1">
            <text:p>1.11700010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54.3729999" table:style-name="ce4">
            <text:p>1739043354.373</text:p>
          </table:table-cell>
          <table:table-cell office:value-type="float" office:value="1739043355.9579999" table:style-name="ce4">
            <text:p>1739043355.95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850000381469727" table:formula="of:=[.B451]-[.A451]" table:style-name="ce1">
            <text:p>1.585000038</text:p>
          </table:table-cell>
          <table:table-cell table:style-name="ce1"/>
          <table:table-cell office:value-type="float" office:value="1.1970000267028806" table:formula="of:=[.H451] - [.$I$720]" table:style-name="ce1">
            <text:p>1.19700002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54.9059999" table:style-name="ce4">
            <text:p>1739043354.906</text:p>
          </table:table-cell>
          <table:table-cell office:value-type="float" office:value="1739043356.2650001" table:style-name="ce4">
            <text:p>1739043356.26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590002059936523" table:formula="of:=[.B452]-[.A452]" table:style-name="ce1">
            <text:p>1.359000206</text:p>
          </table:table-cell>
          <table:table-cell table:style-name="ce1"/>
          <table:table-cell office:value-type="float" office:value="0.97100019454956032" table:formula="of:=[.H452] - [.$I$720]" table:style-name="ce1">
            <text:p>0.97100019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54.973" table:style-name="ce4">
            <text:p>1739043354.973</text:p>
          </table:table-cell>
          <table:table-cell office:value-type="float" office:value="1739043356.3640001" table:style-name="ce4">
            <text:p>1739043356.36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10000324249268" table:formula="of:=[.B453]-[.A453]" table:style-name="ce1">
            <text:p>1.391000032</text:p>
          </table:table-cell>
          <table:table-cell table:style-name="ce1"/>
          <table:table-cell office:value-type="float" office:value="1.0030000209808347" table:formula="of:=[.H453] - [.$I$720]" table:style-name="ce1">
            <text:p>1.00300002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55.1730001" table:style-name="ce4">
            <text:p>1739043355.173</text:p>
          </table:table-cell>
          <table:table-cell office:value-type="float" office:value="1739043356.7969999" table:style-name="ce4">
            <text:p>1739043356.79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239998340606689" table:formula="of:=[.B454]-[.A454]" table:style-name="ce1">
            <text:p>1.623999834</text:p>
          </table:table-cell>
          <table:table-cell table:style-name="ce1"/>
          <table:table-cell office:value-type="float" office:value="1.2359998226165769" table:formula="of:=[.H454] - [.$I$720]" table:style-name="ce1">
            <text:p>1.23599982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55.8729999" table:style-name="ce4">
            <text:p>1739043355.873</text:p>
          </table:table-cell>
          <table:table-cell office:value-type="float" office:value="1739043360.362" table:style-name="ce4">
            <text:p>1739043360.36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4.4890000820159912" table:formula="of:=[.B455]-[.A455]" table:style-name="ce1">
            <text:p>4.489000082</text:p>
          </table:table-cell>
          <table:table-cell table:style-name="ce1"/>
          <table:table-cell office:value-type="float" office:value="4.1010000705718994" table:formula="of:=[.H455] - [.$I$720]" table:style-name="ce1">
            <text:p>4.10100007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55.9059999" table:style-name="ce4">
            <text:p>1739043355.906</text:p>
          </table:table-cell>
          <table:table-cell office:value-type="float" office:value="1739043360.457" table:style-name="ce4">
            <text:p>1739043360.45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4.5510001182556152" table:formula="of:=[.B456]-[.A456]" table:style-name="ce1">
            <text:p>4.551000118</text:p>
          </table:table-cell>
          <table:table-cell table:style-name="ce1"/>
          <table:table-cell office:value-type="float" office:value="4.1630001068115234" table:formula="of:=[.H456] - [.$I$720]" table:style-name="ce1">
            <text:p>4.16300010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59.1730001" table:style-name="ce4">
            <text:p>1739043359.173</text:p>
          </table:table-cell>
          <table:table-cell office:value-type="float" office:value="1739043360.5580001" table:style-name="ce4">
            <text:p>1739043360.55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849999904632568" table:formula="of:=[.B457]-[.A457]" table:style-name="ce1">
            <text:p>1.38499999</text:p>
          </table:table-cell>
          <table:table-cell table:style-name="ce1"/>
          <table:table-cell office:value-type="float" office:value="0.99699997901916482" table:formula="of:=[.H457] - [.$I$720]" table:style-name="ce1">
            <text:p>0.99699997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59.2060001" table:style-name="ce4">
            <text:p>1739043359.206</text:p>
          </table:table-cell>
          <table:table-cell office:value-type="float" office:value="1739043360.6600001" table:style-name="ce4">
            <text:p>1739043360.66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539999961853027" table:formula="of:=[.B458]-[.A458]" table:style-name="ce1">
            <text:p>1.453999996</text:p>
          </table:table-cell>
          <table:table-cell table:style-name="ce1"/>
          <table:table-cell office:value-type="float" office:value="1.0659999847412107" table:formula="of:=[.H458] - [.$I$720]" table:style-name="ce1">
            <text:p>1.06599998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59.339" table:style-name="ce4">
            <text:p>1739043359.339</text:p>
          </table:table-cell>
          <table:table-cell office:value-type="float" office:value="1739043361.2449999" table:style-name="ce4">
            <text:p>1739043361.24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9059998989105225" table:formula="of:=[.B459]-[.A459]" table:style-name="ce1">
            <text:p>1.905999899</text:p>
          </table:table-cell>
          <table:table-cell table:style-name="ce1"/>
          <table:table-cell office:value-type="float" office:value="1.5179998874664304" table:formula="of:=[.H459] - [.$I$720]" table:style-name="ce1">
            <text:p>1.51799988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59.3729999" table:style-name="ce4">
            <text:p>1739043359.373</text:p>
          </table:table-cell>
          <table:table-cell office:value-type="float" office:value="1739043361.3380001" table:style-name="ce4">
            <text:p>1739043361.33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9650001525878906" table:formula="of:=[.B460]-[.A460]" table:style-name="ce1">
            <text:p>1.965000153</text:p>
          </table:table-cell>
          <table:table-cell table:style-name="ce1"/>
          <table:table-cell office:value-type="float" office:value="1.5770001411437986" table:formula="of:=[.H460] - [.$I$720]" table:style-name="ce1">
            <text:p>1.57700014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59.9059999" table:style-name="ce4">
            <text:p>1739043359.906</text:p>
          </table:table-cell>
          <table:table-cell office:value-type="float" office:value="1739043361.4579999" table:style-name="ce4">
            <text:p>1739043361.45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520000457763672" table:formula="of:=[.B461]-[.A461]" table:style-name="ce1">
            <text:p>1.552000046</text:p>
          </table:table-cell>
          <table:table-cell table:style-name="ce1"/>
          <table:table-cell office:value-type="float" office:value="1.1640000343322752" table:formula="of:=[.H461] - [.$I$720]" table:style-name="ce1">
            <text:p>1.16400003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60.2390001" table:style-name="ce4">
            <text:p>1739043360.239</text:p>
          </table:table-cell>
          <table:table-cell office:value-type="float" office:value="1739043361.5510001" table:style-name="ce4">
            <text:p>1739043361.55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12000036239624" table:formula="of:=[.B462]-[.A462]" table:style-name="ce1">
            <text:p>1.312000036</text:p>
          </table:table-cell>
          <table:table-cell table:style-name="ce1"/>
          <table:table-cell office:value-type="float" office:value="0.924000024795532" table:formula="of:=[.H462] - [.$I$720]" table:style-name="ce1">
            <text:p>0.92400002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60.273" table:style-name="ce4">
            <text:p>1739043360.273</text:p>
          </table:table-cell>
          <table:table-cell office:value-type="float" office:value="1739043361.7119999" table:style-name="ce4">
            <text:p>1739043361.71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89998912811279" table:formula="of:=[.B463]-[.A463]" table:style-name="ce1">
            <text:p>1.438999891</text:p>
          </table:table-cell>
          <table:table-cell table:style-name="ce1"/>
          <table:table-cell office:value-type="float" office:value="1.0509998798370359" table:formula="of:=[.H463] - [.$I$720]" table:style-name="ce1">
            <text:p>1.0509998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60.506" table:style-name="ce4">
            <text:p>1739043360.506</text:p>
          </table:table-cell>
          <table:table-cell office:value-type="float" office:value="1739043361.802" table:style-name="ce4">
            <text:p>1739043361.80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960000038146973" table:formula="of:=[.B464]-[.A464]" table:style-name="ce1">
            <text:p>1.296000004</text:p>
          </table:table-cell>
          <table:table-cell table:style-name="ce1"/>
          <table:table-cell office:value-type="float" office:value="0.90799999237060525" table:formula="of:=[.H464] - [.$I$720]" table:style-name="ce1">
            <text:p>0.90799999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60.6730001" table:style-name="ce4">
            <text:p>1739043360.673</text:p>
          </table:table-cell>
          <table:table-cell office:value-type="float" office:value="1739043363.128" table:style-name="ce4">
            <text:p>1739043363.12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4549999237060547" table:formula="of:=[.B465]-[.A465]" table:style-name="ce1">
            <text:p>2.454999924</text:p>
          </table:table-cell>
          <table:table-cell table:style-name="ce1"/>
          <table:table-cell office:value-type="float" office:value="2.0669999122619629" table:formula="of:=[.H465] - [.$I$720]" table:style-name="ce1">
            <text:p>2.06699991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60.9059999" table:style-name="ce4">
            <text:p>1739043360.906</text:p>
          </table:table-cell>
          <table:table-cell office:value-type="float" office:value="1739043363.2290001" table:style-name="ce4">
            <text:p>1739043363.22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3230001926422119" table:formula="of:=[.B466]-[.A466]" table:style-name="ce1">
            <text:p>2.323000193</text:p>
          </table:table-cell>
          <table:table-cell table:style-name="ce1"/>
          <table:table-cell office:value-type="float" office:value="1.9350001811981199" table:formula="of:=[.H466] - [.$I$720]" table:style-name="ce1">
            <text:p>1.93500018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62.039" table:style-name="ce4">
            <text:p>1739043362.039</text:p>
          </table:table-cell>
          <table:table-cell office:value-type="float" office:value="1739043363.335" table:style-name="ce4">
            <text:p>1739043363.33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960000038146973" table:formula="of:=[.B467]-[.A467]" table:style-name="ce1">
            <text:p>1.296000004</text:p>
          </table:table-cell>
          <table:table-cell table:style-name="ce1"/>
          <table:table-cell office:value-type="float" office:value="0.90799999237060525" table:formula="of:=[.H467] - [.$I$720]" table:style-name="ce1">
            <text:p>0.90799999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62.073" table:style-name="ce4">
            <text:p>1739043362.073</text:p>
          </table:table-cell>
          <table:table-cell office:value-type="float" office:value="1739043363.4319999" table:style-name="ce4">
            <text:p>1739043363.43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589999675750732" table:formula="of:=[.B468]-[.A468]" table:style-name="ce1">
            <text:p>1.358999968</text:p>
          </table:table-cell>
          <table:table-cell table:style-name="ce1"/>
          <table:table-cell office:value-type="float" office:value="0.97099995613098122" table:formula="of:=[.H468] - [.$I$720]" table:style-name="ce1">
            <text:p>0.970999956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62.2390001" table:style-name="ce4">
            <text:p>1739043362.239</text:p>
          </table:table-cell>
          <table:table-cell office:value-type="float" office:value="1739043364.7030001" table:style-name="ce4">
            <text:p>1739043364.70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4639999866485596" table:formula="of:=[.B469]-[.A469]" table:style-name="ce1">
            <text:p>2.463999987</text:p>
          </table:table-cell>
          <table:table-cell table:style-name="ce1"/>
          <table:table-cell office:value-type="float" office:value="2.0759999752044678" table:formula="of:=[.H469] - [.$I$720]" table:style-name="ce1">
            <text:p>2.07599997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62.273" table:style-name="ce4">
            <text:p>1739043362.273</text:p>
          </table:table-cell>
          <table:table-cell office:value-type="float" office:value="1739043364.717" table:style-name="ce4">
            <text:p>1739043364.71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4440000057220459" table:formula="of:=[.B470]-[.A470]" table:style-name="ce1">
            <text:p>2.444000006</text:p>
          </table:table-cell>
          <table:table-cell table:style-name="ce1"/>
          <table:table-cell office:value-type="float" office:value="2.0559999942779541" table:formula="of:=[.H470] - [.$I$720]" table:style-name="ce1">
            <text:p>2.05599999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62.473" table:style-name="ce4">
            <text:p>1739043362.473</text:p>
          </table:table-cell>
          <table:table-cell office:value-type="float" office:value="1739043364.8169999" table:style-name="ce4">
            <text:p>1739043364.81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3439998626708984" table:formula="of:=[.B471]-[.A471]" table:style-name="ce1">
            <text:p>2.343999863</text:p>
          </table:table-cell>
          <table:table-cell table:style-name="ce1"/>
          <table:table-cell office:value-type="float" office:value="1.9559998512268064" table:formula="of:=[.H471] - [.$I$720]" table:style-name="ce1">
            <text:p>1.95599985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63.473" table:style-name="ce4">
            <text:p>1739043363.473</text:p>
          </table:table-cell>
          <table:table-cell office:value-type="float" office:value="1739043364.97" table:style-name="ce4">
            <text:p>1739043364.97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96999979019165" table:formula="of:=[.B472]-[.A472]" table:style-name="ce1">
            <text:p>1.496999979</text:p>
          </table:table-cell>
          <table:table-cell table:style-name="ce1"/>
          <table:table-cell office:value-type="float" office:value="1.108999967575073" table:formula="of:=[.H472] - [.$I$720]" table:style-name="ce1">
            <text:p>1.10899996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63.773" table:style-name="ce4">
            <text:p>1739043363.773</text:p>
          </table:table-cell>
          <table:table-cell office:value-type="float" office:value="1739043365.0769999" table:style-name="ce4">
            <text:p>1739043365.07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039999008178711" table:formula="of:=[.B473]-[.A473]" table:style-name="ce1">
            <text:p>1.303999901</text:p>
          </table:table-cell>
          <table:table-cell table:style-name="ce1"/>
          <table:table-cell office:value-type="float" office:value="0.91599988937377907" table:formula="of:=[.H473] - [.$I$720]" table:style-name="ce1">
            <text:p>0.91599988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63.806" table:style-name="ce4">
            <text:p>1739043363.806</text:p>
          </table:table-cell>
          <table:table-cell office:value-type="float" office:value="1739043365.194" table:style-name="ce4">
            <text:p>1739043365.19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880000114440918" table:formula="of:=[.B474]-[.A474]" table:style-name="ce1">
            <text:p>1.388000011</text:p>
          </table:table-cell>
          <table:table-cell table:style-name="ce1"/>
          <table:table-cell office:value-type="float" office:value="0.99999999999999978" table:formula="of:=[.H474] - [.$I$720]" table:style-name="ce1">
            <text:p>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64.073" table:style-name="ce4">
            <text:p>1739043364.073</text:p>
          </table:table-cell>
          <table:table-cell office:value-type="float" office:value="1739043365.3510001" table:style-name="ce4">
            <text:p>1739043365.35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780001163482666" table:formula="of:=[.B475]-[.A475]" table:style-name="ce1">
            <text:p>1.278000116</text:p>
          </table:table-cell>
          <table:table-cell table:style-name="ce1"/>
          <table:table-cell office:value-type="float" office:value="0.89000010490417458" table:formula="of:=[.H475] - [.$I$720]" table:style-name="ce1">
            <text:p>0.89000010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65.273" table:style-name="ce4">
            <text:p>1739043365.273</text:p>
          </table:table-cell>
          <table:table-cell office:value-type="float" office:value="1739043366.7539999" table:style-name="ce4">
            <text:p>1739043366.75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09999465942383" table:formula="of:=[.B476]-[.A476]" table:style-name="ce1">
            <text:p>1.480999947</text:p>
          </table:table-cell>
          <table:table-cell table:style-name="ce1"/>
          <table:table-cell office:value-type="float" office:value="1.0929999351501463" table:formula="of:=[.H476] - [.$I$720]" table:style-name="ce1">
            <text:p>1.09299993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65.573" table:style-name="ce4">
            <text:p>1739043365.573</text:p>
          </table:table-cell>
          <table:table-cell office:value-type="float" office:value="1739043366.848" table:style-name="ce4">
            <text:p>1739043366.84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750000953674316" table:formula="of:=[.B477]-[.A477]" table:style-name="ce1">
            <text:p>1.275000095</text:p>
          </table:table-cell>
          <table:table-cell table:style-name="ce1"/>
          <table:table-cell office:value-type="float" office:value="0.88700008392333962" table:formula="of:=[.H477] - [.$I$720]" table:style-name="ce1">
            <text:p>0.88700008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65.6059999" table:style-name="ce4">
            <text:p>1739043365.606</text:p>
          </table:table-cell>
          <table:table-cell office:value-type="float" office:value="1739043366.96" table:style-name="ce4">
            <text:p>1739043366.96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540000915527344" table:formula="of:=[.B478]-[.A478]" table:style-name="ce1">
            <text:p>1.354000092</text:p>
          </table:table-cell>
          <table:table-cell table:style-name="ce1"/>
          <table:table-cell office:value-type="float" office:value="0.96600008010864236" table:formula="of:=[.H478] - [.$I$720]" table:style-name="ce1">
            <text:p>0.9660000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65.9059999" table:style-name="ce4">
            <text:p>1739043365.906</text:p>
          </table:table-cell>
          <table:table-cell office:value-type="float" office:value="1739043367.0599999" table:style-name="ce4">
            <text:p>1739043367.06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1540000438690186" table:formula="of:=[.B479]-[.A479]" table:style-name="ce1">
            <text:p>1.154000044</text:p>
          </table:table-cell>
          <table:table-cell table:style-name="ce1"/>
          <table:table-cell office:value-type="float" office:value="0.76600003242492654" table:formula="of:=[.H479] - [.$I$720]" table:style-name="ce1">
            <text:p>0.76600003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65.9389999" table:style-name="ce4">
            <text:p>1739043365.939</text:p>
          </table:table-cell>
          <table:table-cell office:value-type="float" office:value="1739043367.1619999" table:style-name="ce4">
            <text:p>1739043367.16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230000495910645" table:formula="of:=[.B480]-[.A480]" table:style-name="ce1">
            <text:p>1.22300005</text:p>
          </table:table-cell>
          <table:table-cell table:style-name="ce1"/>
          <table:table-cell office:value-type="float" office:value="0.83500003814697243" table:formula="of:=[.H480] - [.$I$720]" table:style-name="ce1">
            <text:p>0.83500003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66.039" table:style-name="ce4">
            <text:p>1739043366.039</text:p>
          </table:table-cell>
          <table:table-cell office:value-type="float" office:value="1739043367.2679999" table:style-name="ce4">
            <text:p>1739043367.26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289998531341553" table:formula="of:=[.B481]-[.A481]" table:style-name="ce1">
            <text:p>1.228999853</text:p>
          </table:table-cell>
          <table:table-cell table:style-name="ce1"/>
          <table:table-cell office:value-type="float" office:value="0.84099984169006325" table:formula="of:=[.H481] - [.$I$720]" table:style-name="ce1">
            <text:p>0.84099984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66.073" table:style-name="ce4">
            <text:p>1739043366.073</text:p>
          </table:table-cell>
          <table:table-cell office:value-type="float" office:value="1739043367.3670001" table:style-name="ce4">
            <text:p>1739043367.36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940001487731934" table:formula="of:=[.B482]-[.A482]" table:style-name="ce1">
            <text:p>1.294000149</text:p>
          </table:table-cell>
          <table:table-cell table:style-name="ce1"/>
          <table:table-cell office:value-type="float" office:value="0.90600013732910134" table:formula="of:=[.H482] - [.$I$720]" table:style-name="ce1">
            <text:p>0.90600013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66.1059999" table:style-name="ce4">
            <text:p>1739043366.106</text:p>
          </table:table-cell>
          <table:table-cell office:value-type="float" office:value="1739043367.473" table:style-name="ce4">
            <text:p>1739043367.47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670001029968262" table:formula="of:=[.B483]-[.A483]" table:style-name="ce1">
            <text:p>1.367000103</text:p>
          </table:table-cell>
          <table:table-cell table:style-name="ce1"/>
          <table:table-cell office:value-type="float" office:value="0.97900009155273415" table:formula="of:=[.H483] - [.$I$720]" table:style-name="ce1">
            <text:p>0.97900009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66.1389999" table:style-name="ce4">
            <text:p>1739043366.139</text:p>
          </table:table-cell>
          <table:table-cell office:value-type="float" office:value="1739043367.6140001" table:style-name="ce4">
            <text:p>1739043367.61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50001430511475" table:formula="of:=[.B484]-[.A484]" table:style-name="ce1">
            <text:p>1.475000143</text:p>
          </table:table-cell>
          <table:table-cell table:style-name="ce1"/>
          <table:table-cell office:value-type="float" office:value="1.0870001316070554" table:formula="of:=[.H484] - [.$I$720]" table:style-name="ce1">
            <text:p>1.08700013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67.3729999" table:style-name="ce4">
            <text:p>1739043367.373</text:p>
          </table:table-cell>
          <table:table-cell office:value-type="float" office:value="1739043368.8540001" table:style-name="ce4">
            <text:p>1739043368.85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10001850128174" table:formula="of:=[.B485]-[.A485]" table:style-name="ce1">
            <text:p>1.481000185</text:p>
          </table:table-cell>
          <table:table-cell table:style-name="ce1"/>
          <table:table-cell office:value-type="float" office:value="1.0930001735687254" table:formula="of:=[.H485] - [.$I$720]" table:style-name="ce1">
            <text:p>1.09300017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67.506" table:style-name="ce4">
            <text:p>1739043367.506</text:p>
          </table:table-cell>
          <table:table-cell office:value-type="float" office:value="1739043368.95" table:style-name="ce4">
            <text:p>1739043368.95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440000057220459" table:formula="of:=[.B486]-[.A486]" table:style-name="ce1">
            <text:p>1.444000006</text:p>
          </table:table-cell>
          <table:table-cell table:style-name="ce1"/>
          <table:table-cell office:value-type="float" office:value="1.0559999942779539" table:formula="of:=[.H486] - [.$I$720]" table:style-name="ce1">
            <text:p>1.05599999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67.806" table:style-name="ce4">
            <text:p>1739043367.806</text:p>
          </table:table-cell>
          <table:table-cell office:value-type="float" office:value="1739043369.108" table:style-name="ce4">
            <text:p>1739043369.10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020000457763672" table:formula="of:=[.B487]-[.A487]" table:style-name="ce1">
            <text:p>1.302000046</text:p>
          </table:table-cell>
          <table:table-cell table:style-name="ce1"/>
          <table:table-cell office:value-type="float" office:value="0.91400003433227517" table:formula="of:=[.H487] - [.$I$720]" table:style-name="ce1">
            <text:p>0.91400003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67.9059999" table:style-name="ce4">
            <text:p>1739043367.906</text:p>
          </table:table-cell>
          <table:table-cell office:value-type="float" office:value="1739043370.74" table:style-name="ce4">
            <text:p>1739043370.74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8340001106262207" table:formula="of:=[.B488]-[.A488]" table:style-name="ce1">
            <text:p>2.834000111</text:p>
          </table:table-cell>
          <table:table-cell table:style-name="ce1"/>
          <table:table-cell office:value-type="float" office:value="2.4460000991821289" table:formula="of:=[.H488] - [.$I$720]" table:style-name="ce1">
            <text:p>2.44600009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68.2060001" table:style-name="ce4">
            <text:p>1739043368.206</text:p>
          </table:table-cell>
          <table:table-cell office:value-type="float" office:value="1739043370.842" table:style-name="ce4">
            <text:p>1739043370.84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6359999179840088" table:formula="of:=[.B489]-[.A489]" table:style-name="ce1">
            <text:p>2.635999918</text:p>
          </table:table-cell>
          <table:table-cell table:style-name="ce1"/>
          <table:table-cell office:value-type="float" office:value="2.247999906539917" table:formula="of:=[.H489] - [.$I$720]" table:style-name="ce1">
            <text:p>2.24799990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69.573" table:style-name="ce4">
            <text:p>1739043369.573</text:p>
          </table:table-cell>
          <table:table-cell office:value-type="float" office:value="1739043370.937" table:style-name="ce4">
            <text:p>1739043370.93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640000820159912" table:formula="of:=[.B490]-[.A490]" table:style-name="ce1">
            <text:p>1.364000082</text:p>
          </table:table-cell>
          <table:table-cell table:style-name="ce1"/>
          <table:table-cell office:value-type="float" office:value="0.97600007057189919" table:formula="of:=[.H490] - [.$I$720]" table:style-name="ce1">
            <text:p>0.97600007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69.6059999" table:style-name="ce4">
            <text:p>1739043369.606</text:p>
          </table:table-cell>
          <table:table-cell office:value-type="float" office:value="1739043371.05" table:style-name="ce4">
            <text:p>1739043371.05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440000057220459" table:formula="of:=[.B491]-[.A491]" table:style-name="ce1">
            <text:p>1.444000006</text:p>
          </table:table-cell>
          <table:table-cell table:style-name="ce1"/>
          <table:table-cell office:value-type="float" office:value="1.0559999942779539" table:formula="of:=[.H491] - [.$I$720]" table:style-name="ce1">
            <text:p>1.05599999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69.7060001" table:style-name="ce4">
            <text:p>1739043369.706</text:p>
          </table:table-cell>
          <table:table-cell office:value-type="float" office:value="1739043371.1659999" table:style-name="ce4">
            <text:p>1739043371.16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599997997283936" table:formula="of:=[.B492]-[.A492]" table:style-name="ce1">
            <text:p>1.4599998</text:p>
          </table:table-cell>
          <table:table-cell table:style-name="ce1"/>
          <table:table-cell office:value-type="float" office:value="1.0719997882843015" table:formula="of:=[.H492] - [.$I$720]" table:style-name="ce1">
            <text:p>1.07199978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71.039" table:style-name="ce4">
            <text:p>1739043371.039</text:p>
          </table:table-cell>
          <table:table-cell office:value-type="float" office:value="1739043372.4809999" table:style-name="ce4">
            <text:p>1739043372.48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419999122619629" table:formula="of:=[.B493]-[.A493]" table:style-name="ce1">
            <text:p>1.441999912</text:p>
          </table:table-cell>
          <table:table-cell table:style-name="ce1"/>
          <table:table-cell office:value-type="float" office:value="1.0539999008178709" table:formula="of:=[.H493] - [.$I$720]" table:style-name="ce1">
            <text:p>1.05399990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71.073" table:style-name="ce4">
            <text:p>1739043371.073</text:p>
          </table:table-cell>
          <table:table-cell office:value-type="float" office:value="1739043372.483" table:style-name="ce4">
            <text:p>1739043372.48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100000858306885" table:formula="of:=[.B494]-[.A494]" table:style-name="ce1">
            <text:p>1.410000086</text:p>
          </table:table-cell>
          <table:table-cell table:style-name="ce1"/>
          <table:table-cell office:value-type="float" office:value="1.0220000743865965" table:formula="of:=[.H494] - [.$I$720]" table:style-name="ce1">
            <text:p>1.02200007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71.4059999" table:style-name="ce4">
            <text:p>1739043371.406</text:p>
          </table:table-cell>
          <table:table-cell office:value-type="float" office:value="1739043372.618" table:style-name="ce4">
            <text:p>1739043372.61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120001316070557" table:formula="of:=[.B495]-[.A495]" table:style-name="ce1">
            <text:p>1.212000132</text:p>
          </table:table-cell>
          <table:table-cell table:style-name="ce1"/>
          <table:table-cell office:value-type="float" office:value="0.82400012016296365" table:formula="of:=[.H495] - [.$I$720]" table:style-name="ce1">
            <text:p>0.8240001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71.4389999" table:style-name="ce4">
            <text:p>1739043371.439</text:p>
          </table:table-cell>
          <table:table-cell office:value-type="float" office:value="1739043372.7179999" table:style-name="ce4">
            <text:p>1739043372.71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790000438690186" table:formula="of:=[.B496]-[.A496]" table:style-name="ce1">
            <text:p>1.279000044</text:p>
          </table:table-cell>
          <table:table-cell table:style-name="ce1"/>
          <table:table-cell office:value-type="float" office:value="0.89100003242492654" table:formula="of:=[.H496] - [.$I$720]" table:style-name="ce1">
            <text:p>0.89100003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71.573" table:style-name="ce4">
            <text:p>1739043371.573</text:p>
          </table:table-cell>
          <table:table-cell office:value-type="float" office:value="1739043372.8080001" table:style-name="ce4">
            <text:p>1739043372.80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350001335144043" table:formula="of:=[.B497]-[.A497]" table:style-name="ce1">
            <text:p>1.235000134</text:p>
          </table:table-cell>
          <table:table-cell table:style-name="ce1"/>
          <table:table-cell office:value-type="float" office:value="0.84700012207031228" table:formula="of:=[.H497] - [.$I$720]" table:style-name="ce1">
            <text:p>0.84700012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71.6059999" table:style-name="ce4">
            <text:p>1739043371.606</text:p>
          </table:table-cell>
          <table:table-cell office:value-type="float" office:value="1739043372.9070001" table:style-name="ce4">
            <text:p>1739043372.90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010001182556152" table:formula="of:=[.B498]-[.A498]" table:style-name="ce1">
            <text:p>1.301000118</text:p>
          </table:table-cell>
          <table:table-cell table:style-name="ce1"/>
          <table:table-cell office:value-type="float" office:value="0.91300010681152322" table:formula="of:=[.H498] - [.$I$720]" table:style-name="ce1">
            <text:p>0.91300010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71.6389999" table:style-name="ce4">
            <text:p>1739043371.639</text:p>
          </table:table-cell>
          <table:table-cell office:value-type="float" office:value="1739043373.0039999" table:style-name="ce4">
            <text:p>1739043373.00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650000095367432" table:formula="of:=[.B499]-[.A499]" table:style-name="ce1">
            <text:p>1.36500001</text:p>
          </table:table-cell>
          <table:table-cell table:style-name="ce1"/>
          <table:table-cell office:value-type="float" office:value="0.97699999809265115" table:formula="of:=[.H499] - [.$I$720]" table:style-name="ce1">
            <text:p>0.97699999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74.339" table:style-name="ce4">
            <text:p>1739043374.339</text:p>
          </table:table-cell>
          <table:table-cell office:value-type="float" office:value="1739043375.8759999" table:style-name="ce4">
            <text:p>1739043375.87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369999408721924" table:formula="of:=[.B500]-[.A500]" table:style-name="ce1">
            <text:p>1.536999941</text:p>
          </table:table-cell>
          <table:table-cell table:style-name="ce1"/>
          <table:table-cell office:value-type="float" office:value="1.1489999294281004" table:formula="of:=[.H500] - [.$I$720]" table:style-name="ce1">
            <text:p>1.14899992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74.4389999" table:style-name="ce4">
            <text:p>1739043374.439</text:p>
          </table:table-cell>
          <table:table-cell office:value-type="float" office:value="1739043376.063" table:style-name="ce4">
            <text:p>1739043376.06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24000072479248" table:formula="of:=[.B501]-[.A501]" table:style-name="ce1">
            <text:p>1.624000072</text:p>
          </table:table-cell>
          <table:table-cell table:style-name="ce1"/>
          <table:table-cell office:value-type="float" office:value="1.236000061035156" table:formula="of:=[.H501] - [.$I$720]" table:style-name="ce1">
            <text:p>1.23600006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74.7390001" table:style-name="ce4">
            <text:p>1739043374.739</text:p>
          </table:table-cell>
          <table:table-cell office:value-type="float" office:value="1739043376.181" table:style-name="ce4">
            <text:p>1739043376.18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419999122619629" table:formula="of:=[.B502]-[.A502]" table:style-name="ce1">
            <text:p>1.441999912</text:p>
          </table:table-cell>
          <table:table-cell table:style-name="ce1"/>
          <table:table-cell office:value-type="float" office:value="1.0539999008178709" table:formula="of:=[.H502] - [.$I$720]" table:style-name="ce1">
            <text:p>1.05399990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74.806" table:style-name="ce4">
            <text:p>1739043374.806</text:p>
          </table:table-cell>
          <table:table-cell office:value-type="float" office:value="1739043376.329" table:style-name="ce4">
            <text:p>1739043376.32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230000019073486" table:formula="of:=[.B503]-[.A503]" table:style-name="ce1">
            <text:p>1.523000002</text:p>
          </table:table-cell>
          <table:table-cell table:style-name="ce1"/>
          <table:table-cell office:value-type="float" office:value="1.1349999904632566" table:formula="of:=[.H503] - [.$I$720]" table:style-name="ce1">
            <text:p>1.1349999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75.1059999" table:style-name="ce4">
            <text:p>1739043375.106</text:p>
          </table:table-cell>
          <table:table-cell office:value-type="float" office:value="1739043376.4360001" table:style-name="ce4">
            <text:p>1739043376.43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300001621246338" table:formula="of:=[.B504]-[.A504]" table:style-name="ce1">
            <text:p>1.330000162</text:p>
          </table:table-cell>
          <table:table-cell table:style-name="ce1"/>
          <table:table-cell office:value-type="float" office:value="0.94200015068054177" table:formula="of:=[.H504] - [.$I$720]" table:style-name="ce1">
            <text:p>0.94200015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75.1389999" table:style-name="ce4">
            <text:p>1739043375.139</text:p>
          </table:table-cell>
          <table:table-cell office:value-type="float" office:value="1739043376.54" table:style-name="ce4">
            <text:p>1739043376.54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10000228881836" table:formula="of:=[.B505]-[.A505]" table:style-name="ce1">
            <text:p>1.401000023</text:p>
          </table:table-cell>
          <table:table-cell table:style-name="ce1"/>
          <table:table-cell office:value-type="float" office:value="1.0130000114440916" table:formula="of:=[.H505] - [.$I$720]" table:style-name="ce1">
            <text:p>1.01300001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75.1730001" table:style-name="ce4">
            <text:p>1739043375.173</text:p>
          </table:table-cell>
          <table:table-cell office:value-type="float" office:value="1739043376.648" table:style-name="ce4">
            <text:p>1739043376.64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49999046325684" table:formula="of:=[.B506]-[.A506]" table:style-name="ce1">
            <text:p>1.474999905</text:p>
          </table:table-cell>
          <table:table-cell table:style-name="ce1"/>
          <table:table-cell office:value-type="float" office:value="1.0869998931884763" table:formula="of:=[.H506] - [.$I$720]" table:style-name="ce1">
            <text:p>1.08699989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75.806" table:style-name="ce4">
            <text:p>1739043375.806</text:p>
          </table:table-cell>
          <table:table-cell office:value-type="float" office:value="1739043378.911" table:style-name="ce4">
            <text:p>1739043378.91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3.1050000190734863" table:formula="of:=[.B507]-[.A507]" table:style-name="ce1">
            <text:p>3.105000019</text:p>
          </table:table-cell>
          <table:table-cell table:style-name="ce1"/>
          <table:table-cell office:value-type="float" office:value="2.7170000076293945" table:formula="of:=[.H507] - [.$I$720]" table:style-name="ce1">
            <text:p>2.71700000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75.839" table:style-name="ce4">
            <text:p>1739043375.839</text:p>
          </table:table-cell>
          <table:table-cell office:value-type="float" office:value="1739043378.9979999" table:style-name="ce4">
            <text:p>1739043378.99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3.1589999198913574" table:formula="of:=[.B508]-[.A508]" table:style-name="ce1">
            <text:p>3.15899992</text:p>
          </table:table-cell>
          <table:table-cell table:style-name="ce1"/>
          <table:table-cell office:value-type="float" office:value="2.7709999084472656" table:formula="of:=[.H508] - [.$I$720]" table:style-name="ce1">
            <text:p>2.77099990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76.1059999" table:style-name="ce4">
            <text:p>1739043376.106</text:p>
          </table:table-cell>
          <table:table-cell office:value-type="float" office:value="1739043379.0940001" table:style-name="ce4">
            <text:p>1739043379.09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9880001544952393" table:formula="of:=[.B509]-[.A509]" table:style-name="ce1">
            <text:p>2.988000154</text:p>
          </table:table-cell>
          <table:table-cell table:style-name="ce1"/>
          <table:table-cell office:value-type="float" office:value="2.6000001430511475" table:formula="of:=[.H509] - [.$I$720]" table:style-name="ce1">
            <text:p>2.60000014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77.839" table:style-name="ce4">
            <text:p>1739043377.839</text:p>
          </table:table-cell>
          <table:table-cell office:value-type="float" office:value="1739043379.3210001" table:style-name="ce4">
            <text:p>1739043379.32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20001125335693" table:formula="of:=[.B510]-[.A510]" table:style-name="ce1">
            <text:p>1.482000113</text:p>
          </table:table-cell>
          <table:table-cell table:style-name="ce1"/>
          <table:table-cell office:value-type="float" office:value="1.0940001010894773" table:formula="of:=[.H510] - [.$I$720]" table:style-name="ce1">
            <text:p>1.09400010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78.1730001" table:style-name="ce4">
            <text:p>1739043378.173</text:p>
          </table:table-cell>
          <table:table-cell office:value-type="float" office:value="1739043379.411" table:style-name="ce4">
            <text:p>1739043379.41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379999160766602" table:formula="of:=[.B511]-[.A511]" table:style-name="ce1">
            <text:p>1.237999916</text:p>
          </table:table-cell>
          <table:table-cell table:style-name="ce1"/>
          <table:table-cell office:value-type="float" office:value="0.84999990463256814" table:formula="of:=[.H511] - [.$I$720]" table:style-name="ce1">
            <text:p>0.84999990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78.2060001" table:style-name="ce4">
            <text:p>1739043378.206</text:p>
          </table:table-cell>
          <table:table-cell office:value-type="float" office:value="1739043379.566" table:style-name="ce4">
            <text:p>1739043379.56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599998950958252" table:formula="of:=[.B512]-[.A512]" table:style-name="ce1">
            <text:p>1.359999895</text:p>
          </table:table-cell>
          <table:table-cell table:style-name="ce1"/>
          <table:table-cell office:value-type="float" office:value="0.97199988365173318" table:formula="of:=[.H512] - [.$I$720]" table:style-name="ce1">
            <text:p>0.97199988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78.506" table:style-name="ce4">
            <text:p>1739043378.506</text:p>
          </table:table-cell>
          <table:table-cell office:value-type="float" office:value="1739043379.7190001" table:style-name="ce4">
            <text:p>1739043379.71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130000591278076" table:formula="of:=[.B513]-[.A513]" table:style-name="ce1">
            <text:p>1.213000059</text:p>
          </table:table-cell>
          <table:table-cell table:style-name="ce1"/>
          <table:table-cell office:value-type="float" office:value="0.8250000476837156" table:formula="of:=[.H513] - [.$I$720]" table:style-name="ce1">
            <text:p>0.82500004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78.539" table:style-name="ce4">
            <text:p>1739043378.539</text:p>
          </table:table-cell>
          <table:table-cell office:value-type="float" office:value="1739043379.8210001" table:style-name="ce4">
            <text:p>1739043379.82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820000648498535" table:formula="of:=[.B514]-[.A514]" table:style-name="ce1">
            <text:p>1.282000065</text:p>
          </table:table-cell>
          <table:table-cell table:style-name="ce1"/>
          <table:table-cell office:value-type="float" office:value="0.8940000534057615" table:formula="of:=[.H514] - [.$I$720]" table:style-name="ce1">
            <text:p>0.89400005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78.8729999" table:style-name="ce4">
            <text:p>1739043378.873</text:p>
          </table:table-cell>
          <table:table-cell office:value-type="float" office:value="1739043383.622" table:style-name="ce4">
            <text:p>1739043383.62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4.749000072479248" table:formula="of:=[.B515]-[.A515]" table:style-name="ce1">
            <text:p>4.749000072</text:p>
          </table:table-cell>
          <table:table-cell table:style-name="ce1"/>
          <table:table-cell office:value-type="float" office:value="4.3610000610351563" table:formula="of:=[.H515] - [.$I$720]" table:style-name="ce1">
            <text:p>4.36100006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82.6730001" table:style-name="ce4">
            <text:p>1739043382.673</text:p>
          </table:table-cell>
          <table:table-cell office:value-type="float" office:value="1739043384.6070001" table:style-name="ce4">
            <text:p>1739043384.60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9340000152587891" table:formula="of:=[.B516]-[.A516]" table:style-name="ce1">
            <text:p>1.934000015</text:p>
          </table:table-cell>
          <table:table-cell table:style-name="ce1"/>
          <table:table-cell office:value-type="float" office:value="1.546000003814697" table:formula="of:=[.H516] - [.$I$720]" table:style-name="ce1">
            <text:p>1.54600000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83.339" table:style-name="ce4">
            <text:p>1739043383.339</text:p>
          </table:table-cell>
          <table:table-cell office:value-type="float" office:value="1739043384.7079999" table:style-name="ce4">
            <text:p>1739043384.70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689999580383301" table:formula="of:=[.B517]-[.A517]" table:style-name="ce1">
            <text:p>1.368999958</text:p>
          </table:table-cell>
          <table:table-cell table:style-name="ce1"/>
          <table:table-cell office:value-type="float" office:value="0.98099994659423806" table:formula="of:=[.H517] - [.$I$720]" table:style-name="ce1">
            <text:p>0.98099994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83.3729999" table:style-name="ce4">
            <text:p>1739043383.373</text:p>
          </table:table-cell>
          <table:table-cell office:value-type="float" office:value="1739043384.8080001" table:style-name="ce4">
            <text:p>1739043384.80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50001811981201" table:formula="of:=[.B518]-[.A518]" table:style-name="ce1">
            <text:p>1.435000181</text:p>
          </table:table-cell>
          <table:table-cell table:style-name="ce1"/>
          <table:table-cell office:value-type="float" office:value="1.0470001697540281" table:formula="of:=[.H518] - [.$I$720]" table:style-name="ce1">
            <text:p>1.0470001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83.4059999" table:style-name="ce4">
            <text:p>1739043383.406</text:p>
          </table:table-cell>
          <table:table-cell office:value-type="float" office:value="1739043384.9030001" table:style-name="ce4">
            <text:p>1739043384.90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970002174377441" table:formula="of:=[.B519]-[.A519]" table:style-name="ce1">
            <text:p>1.497000217</text:p>
          </table:table-cell>
          <table:table-cell table:style-name="ce1"/>
          <table:table-cell office:value-type="float" office:value="1.1090002059936521" table:formula="of:=[.H519] - [.$I$720]" table:style-name="ce1">
            <text:p>1.109000206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83.573" table:style-name="ce4">
            <text:p>1739043383.573</text:p>
          </table:table-cell>
          <table:table-cell office:value-type="float" office:value="1739043385.0780001" table:style-name="ce4">
            <text:p>1739043385.07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05000114440918" table:formula="of:=[.B520]-[.A520]" table:style-name="ce1">
            <text:p>1.505000114</text:p>
          </table:table-cell>
          <table:table-cell table:style-name="ce1"/>
          <table:table-cell office:value-type="float" office:value="1.1170001029968259" table:formula="of:=[.H520] - [.$I$720]" table:style-name="ce1">
            <text:p>1.11700010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83.6730001" table:style-name="ce4">
            <text:p>1739043383.673</text:p>
          </table:table-cell>
          <table:table-cell office:value-type="float" office:value="1739043385.174" table:style-name="ce4">
            <text:p>1739043385.17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00999927520752" table:formula="of:=[.B521]-[.A521]" table:style-name="ce1">
            <text:p>1.500999928</text:p>
          </table:table-cell>
          <table:table-cell table:style-name="ce1"/>
          <table:table-cell office:value-type="float" office:value="1.1129999160766599" table:formula="of:=[.H521] - [.$I$720]" table:style-name="ce1">
            <text:p>1.112999916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83.9059999" table:style-name="ce4">
            <text:p>1739043383.906</text:p>
          </table:table-cell>
          <table:table-cell office:value-type="float" office:value="1739043385.3529999" table:style-name="ce4">
            <text:p>1739043385.35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470000267028809" table:formula="of:=[.B522]-[.A522]" table:style-name="ce1">
            <text:p>1.447000027</text:p>
          </table:table-cell>
          <table:table-cell table:style-name="ce1"/>
          <table:table-cell office:value-type="float" office:value="1.0590000152587888" table:formula="of:=[.H522] - [.$I$720]" table:style-name="ce1">
            <text:p>1.05900001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84.506" table:style-name="ce4">
            <text:p>1739043384.506</text:p>
          </table:table-cell>
          <table:table-cell office:value-type="float" office:value="1739043385.934" table:style-name="ce4">
            <text:p>1739043385.93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279999732971191" table:formula="of:=[.B523]-[.A523]" table:style-name="ce1">
            <text:p>1.427999973</text:p>
          </table:table-cell>
          <table:table-cell table:style-name="ce1"/>
          <table:table-cell office:value-type="float" office:value="1.0399999618530271" table:formula="of:=[.H523] - [.$I$720]" table:style-name="ce1">
            <text:p>1.03999996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85.273" table:style-name="ce4">
            <text:p>1739043385.273</text:p>
          </table:table-cell>
          <table:table-cell office:value-type="float" office:value="1739043386.5799999" table:style-name="ce4">
            <text:p>1739043386.58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069999217987061" table:formula="of:=[.B524]-[.A524]" table:style-name="ce1">
            <text:p>1.306999922</text:p>
          </table:table-cell>
          <table:table-cell table:style-name="ce1"/>
          <table:table-cell office:value-type="float" office:value="0.91899991035461404" table:formula="of:=[.H524] - [.$I$720]" table:style-name="ce1">
            <text:p>0.9189999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85.6389999" table:style-name="ce4">
            <text:p>1739043385.639</text:p>
          </table:table-cell>
          <table:table-cell office:value-type="float" office:value="1739043388.3729999" table:style-name="ce4">
            <text:p>1739043388.37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7339999675750732" table:formula="of:=[.B525]-[.A525]" table:style-name="ce1">
            <text:p>2.733999968</text:p>
          </table:table-cell>
          <table:table-cell table:style-name="ce1"/>
          <table:table-cell office:value-type="float" office:value="2.3459999561309814" table:formula="of:=[.H525] - [.$I$720]" table:style-name="ce1">
            <text:p>2.345999956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85.6730001" table:style-name="ce4">
            <text:p>1739043385.673</text:p>
          </table:table-cell>
          <table:table-cell office:value-type="float" office:value="1739043388.4760001" table:style-name="ce4">
            <text:p>1739043388.47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8029999732971191" table:formula="of:=[.B526]-[.A526]" table:style-name="ce1">
            <text:p>2.802999973</text:p>
          </table:table-cell>
          <table:table-cell table:style-name="ce1"/>
          <table:table-cell office:value-type="float" office:value="2.4149999618530273" table:formula="of:=[.H526] - [.$I$720]" table:style-name="ce1">
            <text:p>2.41499996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85.7060001" table:style-name="ce4">
            <text:p>1739043385.706</text:p>
          </table:table-cell>
          <table:table-cell office:value-type="float" office:value="1739043388.566" table:style-name="ce4">
            <text:p>1739043388.56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8599998950958252" table:formula="of:=[.B527]-[.A527]" table:style-name="ce1">
            <text:p>2.859999895</text:p>
          </table:table-cell>
          <table:table-cell table:style-name="ce1"/>
          <table:table-cell office:value-type="float" office:value="2.4719998836517334" table:formula="of:=[.H527] - [.$I$720]" table:style-name="ce1">
            <text:p>2.47199988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87.3729999" table:style-name="ce4">
            <text:p>1739043387.373</text:p>
          </table:table-cell>
          <table:table-cell office:value-type="float" office:value="1739043388.661" table:style-name="ce4">
            <text:p>1739043388.66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880001068115234" table:formula="of:=[.B528]-[.A528]" table:style-name="ce1">
            <text:p>1.288000107</text:p>
          </table:table-cell>
          <table:table-cell table:style-name="ce1"/>
          <table:table-cell office:value-type="float" office:value="0.90000009536743142" table:formula="of:=[.H528] - [.$I$720]" table:style-name="ce1">
            <text:p>0.90000009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87.4059999" table:style-name="ce4">
            <text:p>1739043387.406</text:p>
          </table:table-cell>
          <table:table-cell office:value-type="float" office:value="1739043388.757" table:style-name="ce4">
            <text:p>1739043388.75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510000705718994" table:formula="of:=[.B529]-[.A529]" table:style-name="ce1">
            <text:p>1.351000071</text:p>
          </table:table-cell>
          <table:table-cell table:style-name="ce1"/>
          <table:table-cell office:value-type="float" office:value="0.9630000591278074" table:formula="of:=[.H529] - [.$I$720]" table:style-name="ce1">
            <text:p>0.96300005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87.473" table:style-name="ce4">
            <text:p>1739043387.473</text:p>
          </table:table-cell>
          <table:table-cell office:value-type="float" office:value="1739043388.904" table:style-name="ce4">
            <text:p>1739043388.90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09999942779541" table:formula="of:=[.B530]-[.A530]" table:style-name="ce1">
            <text:p>1.430999994</text:p>
          </table:table-cell>
          <table:table-cell table:style-name="ce1"/>
          <table:table-cell office:value-type="float" office:value="1.0429999828338621" table:formula="of:=[.H530] - [.$I$720]" table:style-name="ce1">
            <text:p>1.04299998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90.073" table:style-name="ce4">
            <text:p>1739043390.073</text:p>
          </table:table-cell>
          <table:table-cell office:value-type="float" office:value="1739043391.4300001" table:style-name="ce4">
            <text:p>1739043391.43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570001125335693" table:formula="of:=[.B531]-[.A531]" table:style-name="ce1">
            <text:p>1.357000113</text:p>
          </table:table-cell>
          <table:table-cell table:style-name="ce1"/>
          <table:table-cell office:value-type="float" office:value="0.96900010108947732" table:formula="of:=[.H531] - [.$I$720]" table:style-name="ce1">
            <text:p>0.96900010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90.1059999" table:style-name="ce4">
            <text:p>1739043390.106</text:p>
          </table:table-cell>
          <table:table-cell office:value-type="float" office:value="1739043391.586" table:style-name="ce4">
            <text:p>1739043391.58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00000190734863" table:formula="of:=[.B532]-[.A532]" table:style-name="ce1">
            <text:p>1.480000019</text:p>
          </table:table-cell>
          <table:table-cell table:style-name="ce1"/>
          <table:table-cell office:value-type="float" office:value="1.0920000076293943" table:formula="of:=[.H532] - [.$I$720]" table:style-name="ce1">
            <text:p>1.09200000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90.473" table:style-name="ce4">
            <text:p>1739043390.473</text:p>
          </table:table-cell>
          <table:table-cell office:value-type="float" office:value="1739043394.5880001" table:style-name="ce4">
            <text:p>1739043394.58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4.1150000095367432" table:formula="of:=[.B533]-[.A533]" table:style-name="ce1">
            <text:p>4.11500001</text:p>
          </table:table-cell>
          <table:table-cell table:style-name="ce1"/>
          <table:table-cell office:value-type="float" office:value="3.7269999980926514" table:formula="of:=[.H533] - [.$I$720]" table:style-name="ce1">
            <text:p>3.72699999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90.54" table:style-name="ce4">
            <text:p>1739043390.540</text:p>
          </table:table-cell>
          <table:table-cell office:value-type="float" office:value="1739043394.6849999" table:style-name="ce4">
            <text:p>1739043394.68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4.1449999809265137" table:formula="of:=[.B534]-[.A534]" table:style-name="ce1">
            <text:p>4.144999981</text:p>
          </table:table-cell>
          <table:table-cell table:style-name="ce1"/>
          <table:table-cell office:value-type="float" office:value="3.7569999694824219" table:formula="of:=[.H534] - [.$I$720]" table:style-name="ce1">
            <text:p>3.75699996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93.3729999" table:style-name="ce4">
            <text:p>1739043393.373</text:p>
          </table:table-cell>
          <table:table-cell office:value-type="float" office:value="1739043394.7950001" table:style-name="ce4">
            <text:p>1739043394.79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220001697540283" table:formula="of:=[.B535]-[.A535]" table:style-name="ce1">
            <text:p>1.42200017</text:p>
          </table:table-cell>
          <table:table-cell table:style-name="ce1"/>
          <table:table-cell office:value-type="float" office:value="1.0340001583099363" table:formula="of:=[.H535] - [.$I$720]" table:style-name="ce1">
            <text:p>1.03400015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93.4059999" table:style-name="ce4">
            <text:p>1739043393.406</text:p>
          </table:table-cell>
          <table:table-cell office:value-type="float" office:value="1739043394.892" table:style-name="ce4">
            <text:p>1739043394.89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60000610351563" table:formula="of:=[.B536]-[.A536]" table:style-name="ce1">
            <text:p>1.486000061</text:p>
          </table:table-cell>
          <table:table-cell table:style-name="ce1"/>
          <table:table-cell office:value-type="float" office:value="1.0980000495910642" table:formula="of:=[.H536] - [.$I$720]" table:style-name="ce1">
            <text:p>1.0980000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93.4400001" table:style-name="ce4">
            <text:p>1739043393.440</text:p>
          </table:table-cell>
          <table:table-cell office:value-type="float" office:value="1739043394.987" table:style-name="ce4">
            <text:p>1739043394.98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469999313354492" table:formula="of:=[.B537]-[.A537]" table:style-name="ce1">
            <text:p>1.546999931</text:p>
          </table:table-cell>
          <table:table-cell table:style-name="ce1"/>
          <table:table-cell office:value-type="float" office:value="1.1589999198913572" table:formula="of:=[.H537] - [.$I$720]" table:style-name="ce1">
            <text:p>1.1589999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93.506" table:style-name="ce4">
            <text:p>1739043393.506</text:p>
          </table:table-cell>
          <table:table-cell office:value-type="float" office:value="1739043395.135" table:style-name="ce4">
            <text:p>1739043395.13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289999485015869" table:formula="of:=[.B538]-[.A538]" table:style-name="ce1">
            <text:p>1.628999949</text:p>
          </table:table-cell>
          <table:table-cell table:style-name="ce1"/>
          <table:table-cell office:value-type="float" office:value="1.2409999370574949" table:formula="of:=[.H538] - [.$I$720]" table:style-name="ce1">
            <text:p>1.24099993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93.9400001" table:style-name="ce4">
            <text:p>1739043393.940</text:p>
          </table:table-cell>
          <table:table-cell office:value-type="float" office:value="1739043395.24" table:style-name="ce4">
            <text:p>1739043395.24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999999523162842" table:formula="of:=[.B539]-[.A539]" table:style-name="ce1">
            <text:p>1.299999952</text:p>
          </table:table-cell>
          <table:table-cell table:style-name="ce1"/>
          <table:table-cell office:value-type="float" office:value="0.91199994087219216" table:formula="of:=[.H539] - [.$I$720]" table:style-name="ce1">
            <text:p>0.91199994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93.973" table:style-name="ce4">
            <text:p>1739043393.973</text:p>
          </table:table-cell>
          <table:table-cell office:value-type="float" office:value="1739043395.3440001" table:style-name="ce4">
            <text:p>1739043395.34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710000514984131" table:formula="of:=[.B540]-[.A540]" table:style-name="ce1">
            <text:p>1.371000051</text:p>
          </table:table-cell>
          <table:table-cell table:style-name="ce1"/>
          <table:table-cell office:value-type="float" office:value="0.98300004005432107" table:formula="of:=[.H540] - [.$I$720]" table:style-name="ce1">
            <text:p>0.9830000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94.1059999" table:style-name="ce4">
            <text:p>1739043394.106</text:p>
          </table:table-cell>
          <table:table-cell office:value-type="float" office:value="1739043395.454" table:style-name="ce4">
            <text:p>1739043395.45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480000495910645" table:formula="of:=[.B541]-[.A541]" table:style-name="ce1">
            <text:p>1.34800005</text:p>
          </table:table-cell>
          <table:table-cell table:style-name="ce1"/>
          <table:table-cell office:value-type="float" office:value="0.96000003814697243" table:formula="of:=[.H541] - [.$I$720]" table:style-name="ce1">
            <text:p>0.96000003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94.1400001" table:style-name="ce4">
            <text:p>1739043394.140</text:p>
          </table:table-cell>
          <table:table-cell office:value-type="float" office:value="1739043395.572" table:style-name="ce4">
            <text:p>1739043395.57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19999217987061" table:formula="of:=[.B542]-[.A542]" table:style-name="ce1">
            <text:p>1.431999922</text:p>
          </table:table-cell>
          <table:table-cell table:style-name="ce1"/>
          <table:table-cell office:value-type="float" office:value="1.043999910354614" table:formula="of:=[.H542] - [.$I$720]" table:style-name="ce1">
            <text:p>1.0439999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94.24" table:style-name="ce4">
            <text:p>1739043394.240</text:p>
          </table:table-cell>
          <table:table-cell office:value-type="float" office:value="1739043395.7190001" table:style-name="ce4">
            <text:p>1739043395.71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90000915527344" table:formula="of:=[.B543]-[.A543]" table:style-name="ce1">
            <text:p>1.479000092</text:p>
          </table:table-cell>
          <table:table-cell table:style-name="ce1"/>
          <table:table-cell office:value-type="float" office:value="1.0910000801086424" table:formula="of:=[.H543] - [.$I$720]" table:style-name="ce1">
            <text:p>1.0910000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94.273" table:style-name="ce4">
            <text:p>1739043394.273</text:p>
          </table:table-cell>
          <table:table-cell office:value-type="float" office:value="1739043395.823" table:style-name="ce4">
            <text:p>1739043395.82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499999523162842" table:formula="of:=[.B544]-[.A544]" table:style-name="ce1">
            <text:p>1.549999952</text:p>
          </table:table-cell>
          <table:table-cell table:style-name="ce1"/>
          <table:table-cell office:value-type="float" office:value="1.1619999408721922" table:formula="of:=[.H544] - [.$I$720]" table:style-name="ce1">
            <text:p>1.16199994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94.773" table:style-name="ce4">
            <text:p>1739043394.773</text:p>
          </table:table-cell>
          <table:table-cell office:value-type="float" office:value="1739043396.9200001" table:style-name="ce4">
            <text:p>1739043396.92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1470000743865967" table:formula="of:=[.B545]-[.A545]" table:style-name="ce1">
            <text:p>2.147000074</text:p>
          </table:table-cell>
          <table:table-cell table:style-name="ce1"/>
          <table:table-cell office:value-type="float" office:value="1.7590000629425047" table:formula="of:=[.H545] - [.$I$720]" table:style-name="ce1">
            <text:p>1.75900006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95.073" table:style-name="ce4">
            <text:p>1739043395.073</text:p>
          </table:table-cell>
          <table:table-cell office:value-type="float" office:value="1739043397.0120001" table:style-name="ce4">
            <text:p>1739043397.01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939000129699707" table:formula="of:=[.B546]-[.A546]" table:style-name="ce1">
            <text:p>1.93900013</text:p>
          </table:table-cell>
          <table:table-cell table:style-name="ce1"/>
          <table:table-cell office:value-type="float" office:value="1.551000118255615" table:formula="of:=[.H546] - [.$I$720]" table:style-name="ce1">
            <text:p>1.55100011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95.6400001" table:style-name="ce4">
            <text:p>1739043395.640</text:p>
          </table:table-cell>
          <table:table-cell office:value-type="float" office:value="1739043397.1129999" table:style-name="ce4">
            <text:p>1739043397.11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29998111724854" table:formula="of:=[.B547]-[.A547]" table:style-name="ce1">
            <text:p>1.472999811</text:p>
          </table:table-cell>
          <table:table-cell table:style-name="ce1"/>
          <table:table-cell office:value-type="float" office:value="1.0849997997283933" table:formula="of:=[.H547] - [.$I$720]" table:style-name="ce1">
            <text:p>1.084999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95.9400001" table:style-name="ce4">
            <text:p>1739043395.940</text:p>
          </table:table-cell>
          <table:table-cell office:value-type="float" office:value="1739043397.2709999" table:style-name="ce4">
            <text:p>1739043397.27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309998512268066" table:formula="of:=[.B548]-[.A548]" table:style-name="ce1">
            <text:p>1.330999851</text:p>
          </table:table-cell>
          <table:table-cell table:style-name="ce1"/>
          <table:table-cell office:value-type="float" office:value="0.94299983978271462" table:formula="of:=[.H548] - [.$I$720]" table:style-name="ce1">
            <text:p>0.9429998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95.973" table:style-name="ce4">
            <text:p>1739043395.973</text:p>
          </table:table-cell>
          <table:table-cell office:value-type="float" office:value="1739043397.365" table:style-name="ce4">
            <text:p>1739043397.36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19999599456787" table:formula="of:=[.B549]-[.A549]" table:style-name="ce1">
            <text:p>1.39199996</text:p>
          </table:table-cell>
          <table:table-cell table:style-name="ce1"/>
          <table:table-cell office:value-type="float" office:value="1.0039999485015867" table:formula="of:=[.H549] - [.$I$720]" table:style-name="ce1">
            <text:p>1.00399994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96.006" table:style-name="ce4">
            <text:p>1739043396.006</text:p>
          </table:table-cell>
          <table:table-cell office:value-type="float" office:value="1739043397.4590001" table:style-name="ce4">
            <text:p>1739043397.45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530000686645508" table:formula="of:=[.B550]-[.A550]" table:style-name="ce1">
            <text:p>1.453000069</text:p>
          </table:table-cell>
          <table:table-cell table:style-name="ce1"/>
          <table:table-cell office:value-type="float" office:value="1.0650000572204588" table:formula="of:=[.H550] - [.$I$720]" table:style-name="ce1">
            <text:p>1.06500005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96.4400001" table:style-name="ce4">
            <text:p>1739043396.440</text:p>
          </table:table-cell>
          <table:table-cell office:value-type="float" office:value="1739043397.858" table:style-name="ce4">
            <text:p>1739043397.85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179999828338623" table:formula="of:=[.B551]-[.A551]" table:style-name="ce1">
            <text:p>1.417999983</text:p>
          </table:table-cell>
          <table:table-cell table:style-name="ce1"/>
          <table:table-cell office:value-type="float" office:value="1.0299999713897703" table:formula="of:=[.H551] - [.$I$720]" table:style-name="ce1">
            <text:p>1.02999997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96.6730001" table:style-name="ce4">
            <text:p>1739043396.673</text:p>
          </table:table-cell>
          <table:table-cell office:value-type="float" office:value="1739043398.0020001" table:style-name="ce4">
            <text:p>1739043398.00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289999961853027" table:formula="of:=[.B552]-[.A552]" table:style-name="ce1">
            <text:p>1.328999996</text:p>
          </table:table-cell>
          <table:table-cell table:style-name="ce1"/>
          <table:table-cell office:value-type="float" office:value="0.94099998474121072" table:formula="of:=[.H552] - [.$I$720]" table:style-name="ce1">
            <text:p>0.94099998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96.7060001" table:style-name="ce4">
            <text:p>1739043396.706</text:p>
          </table:table-cell>
          <table:table-cell office:value-type="float" office:value="1739043398.108" table:style-name="ce4">
            <text:p>1739043398.10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19999504089355" table:formula="of:=[.B553]-[.A553]" table:style-name="ce1">
            <text:p>1.40199995</text:p>
          </table:table-cell>
          <table:table-cell table:style-name="ce1"/>
          <table:table-cell office:value-type="float" office:value="1.0139999389648435" table:formula="of:=[.H553] - [.$I$720]" table:style-name="ce1">
            <text:p>1.01399993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96.74" table:style-name="ce4">
            <text:p>1739043396.740</text:p>
          </table:table-cell>
          <table:table-cell office:value-type="float" office:value="1739043398.204" table:style-name="ce4">
            <text:p>1739043398.20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639999866485596" table:formula="of:=[.B554]-[.A554]" table:style-name="ce1">
            <text:p>1.463999987</text:p>
          </table:table-cell>
          <table:table-cell table:style-name="ce1"/>
          <table:table-cell office:value-type="float" office:value="1.0759999752044676" table:formula="of:=[.H554] - [.$I$720]" table:style-name="ce1">
            <text:p>1.07599997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97.073" table:style-name="ce4">
            <text:p>1739043397.073</text:p>
          </table:table-cell>
          <table:table-cell office:value-type="float" office:value="1739043400.2260001" table:style-name="ce4">
            <text:p>1739043400.22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3.1530001163482666" table:formula="of:=[.B555]-[.A555]" table:style-name="ce1">
            <text:p>3.153000116</text:p>
          </table:table-cell>
          <table:table-cell table:style-name="ce1"/>
          <table:table-cell office:value-type="float" office:value="2.7650001049041748" table:formula="of:=[.H555] - [.$I$720]" table:style-name="ce1">
            <text:p>2.76500010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97.1059999" table:style-name="ce4">
            <text:p>1739043397.106</text:p>
          </table:table-cell>
          <table:table-cell office:value-type="float" office:value="1739043400.325" table:style-name="ce4">
            <text:p>1739043400.32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3.2190001010894775" table:formula="of:=[.B556]-[.A556]" table:style-name="ce1">
            <text:p>3.219000101</text:p>
          </table:table-cell>
          <table:table-cell table:style-name="ce1"/>
          <table:table-cell office:value-type="float" office:value="2.8310000896453857" table:formula="of:=[.H556] - [.$I$720]" table:style-name="ce1">
            <text:p>2.8310000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99.04" table:style-name="ce4">
            <text:p>1739043399.040</text:p>
          </table:table-cell>
          <table:table-cell office:value-type="float" office:value="1739043400.46" table:style-name="ce4">
            <text:p>1739043400.46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200000762939453" table:formula="of:=[.B557]-[.A557]" table:style-name="ce1">
            <text:p>1.420000076</text:p>
          </table:table-cell>
          <table:table-cell table:style-name="ce1"/>
          <table:table-cell office:value-type="float" office:value="1.0320000648498533" table:formula="of:=[.H557] - [.$I$720]" table:style-name="ce1">
            <text:p>1.03200006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99.473" table:style-name="ce4">
            <text:p>1739043399.473</text:p>
          </table:table-cell>
          <table:table-cell office:value-type="float" office:value="1739043400.7750001" table:style-name="ce4">
            <text:p>1739043400.77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020000457763672" table:formula="of:=[.B558]-[.A558]" table:style-name="ce1">
            <text:p>1.302000046</text:p>
          </table:table-cell>
          <table:table-cell table:style-name="ce1"/>
          <table:table-cell office:value-type="float" office:value="0.91400003433227517" table:formula="of:=[.H558] - [.$I$720]" table:style-name="ce1">
            <text:p>0.91400003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99.54" table:style-name="ce4">
            <text:p>1739043399.540</text:p>
          </table:table-cell>
          <table:table-cell office:value-type="float" office:value="1739043400.872" table:style-name="ce4">
            <text:p>1739043400.87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320000171661377" table:formula="of:=[.B559]-[.A559]" table:style-name="ce1">
            <text:p>1.332000017</text:p>
          </table:table-cell>
          <table:table-cell table:style-name="ce1"/>
          <table:table-cell office:value-type="float" office:value="0.94400000572204568" table:formula="of:=[.H559] - [.$I$720]" table:style-name="ce1">
            <text:p>0.944000006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99.6730001" table:style-name="ce4">
            <text:p>1739043399.673</text:p>
          </table:table-cell>
          <table:table-cell office:value-type="float" office:value="1739043400.971" table:style-name="ce4">
            <text:p>1739043400.97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979998588562012" table:formula="of:=[.B560]-[.A560]" table:style-name="ce1">
            <text:p>1.297999859</text:p>
          </table:table-cell>
          <table:table-cell table:style-name="ce1"/>
          <table:table-cell office:value-type="float" office:value="0.90999984741210915" table:formula="of:=[.H560] - [.$I$720]" table:style-name="ce1">
            <text:p>0.90999984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99.7060001" table:style-name="ce4">
            <text:p>1739043399.706</text:p>
          </table:table-cell>
          <table:table-cell office:value-type="float" office:value="1739043401.076" table:style-name="ce4">
            <text:p>1739043401.07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69999885559082" table:formula="of:=[.B561]-[.A561]" table:style-name="ce1">
            <text:p>1.369999886</text:p>
          </table:table-cell>
          <table:table-cell table:style-name="ce1"/>
          <table:table-cell office:value-type="float" office:value="0.98199987411499001" table:formula="of:=[.H561] - [.$I$720]" table:style-name="ce1">
            <text:p>0.98199987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99.806" table:style-name="ce4">
            <text:p>1739043399.806</text:p>
          </table:table-cell>
          <table:table-cell office:value-type="float" office:value="1739043401.325" table:style-name="ce4">
            <text:p>1739043401.32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190000534057617" table:formula="of:=[.B562]-[.A562]" table:style-name="ce1">
            <text:p>1.519000053</text:p>
          </table:table-cell>
          <table:table-cell table:style-name="ce1"/>
          <table:table-cell office:value-type="float" office:value="1.1310000419616697" table:formula="of:=[.H562] - [.$I$720]" table:style-name="ce1">
            <text:p>1.13100004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399.8399999" table:style-name="ce4">
            <text:p>1739043399.840</text:p>
          </table:table-cell>
          <table:table-cell office:value-type="float" office:value="1739043401.4300001" table:style-name="ce4">
            <text:p>1739043401.43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900001525878906" table:formula="of:=[.B563]-[.A563]" table:style-name="ce1">
            <text:p>1.590000153</text:p>
          </table:table-cell>
          <table:table-cell table:style-name="ce1"/>
          <table:table-cell office:value-type="float" office:value="1.2020001411437986" table:formula="of:=[.H563] - [.$I$720]" table:style-name="ce1">
            <text:p>1.20200014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00.1059999" table:style-name="ce4">
            <text:p>1739043400.106</text:p>
          </table:table-cell>
          <table:table-cell office:value-type="float" office:value="1739043401.572" table:style-name="ce4">
            <text:p>1739043401.57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660000801086426" table:formula="of:=[.B564]-[.A564]" table:style-name="ce1">
            <text:p>1.46600008</text:p>
          </table:table-cell>
          <table:table-cell table:style-name="ce1"/>
          <table:table-cell office:value-type="float" office:value="1.0780000686645506" table:formula="of:=[.H564] - [.$I$720]" table:style-name="ce1">
            <text:p>1.07800006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01.8729999" table:style-name="ce4">
            <text:p>1739043401.873</text:p>
          </table:table-cell>
          <table:table-cell office:value-type="float" office:value="1739043403.1489999" table:style-name="ce4">
            <text:p>1739043403.14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760000228881836" table:formula="of:=[.B565]-[.A565]" table:style-name="ce1">
            <text:p>1.276000023</text:p>
          </table:table-cell>
          <table:table-cell table:style-name="ce1"/>
          <table:table-cell office:value-type="float" office:value="0.88800001144409157" table:formula="of:=[.H565] - [.$I$720]" table:style-name="ce1">
            <text:p>0.88800001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01.9059999" table:style-name="ce4">
            <text:p>1739043401.906</text:p>
          </table:table-cell>
          <table:table-cell office:value-type="float" office:value="1739043403.2739999" table:style-name="ce4">
            <text:p>1739043403.27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680000305175781" table:formula="of:=[.B566]-[.A566]" table:style-name="ce1">
            <text:p>1.368000031</text:p>
          </table:table-cell>
          <table:table-cell table:style-name="ce1"/>
          <table:table-cell office:value-type="float" office:value="0.98000001907348611" table:formula="of:=[.H566] - [.$I$720]" table:style-name="ce1">
            <text:p>0.98000001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02.006" table:style-name="ce4">
            <text:p>1739043402.006</text:p>
          </table:table-cell>
          <table:table-cell office:value-type="float" office:value="1739043403.398" table:style-name="ce4">
            <text:p>1739043403.39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19999599456787" table:formula="of:=[.B567]-[.A567]" table:style-name="ce1">
            <text:p>1.39199996</text:p>
          </table:table-cell>
          <table:table-cell table:style-name="ce1"/>
          <table:table-cell office:value-type="float" office:value="1.0039999485015867" table:formula="of:=[.H567] - [.$I$720]" table:style-name="ce1">
            <text:p>1.00399994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02.1059999" table:style-name="ce4">
            <text:p>1739043402.106</text:p>
          </table:table-cell>
          <table:table-cell office:value-type="float" office:value="1739043403.487" table:style-name="ce4">
            <text:p>1739043403.48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810000419616699" table:formula="of:=[.B568]-[.A568]" table:style-name="ce1">
            <text:p>1.381000042</text:p>
          </table:table-cell>
          <table:table-cell table:style-name="ce1"/>
          <table:table-cell office:value-type="float" office:value="0.9930000305175779" table:formula="of:=[.H568] - [.$I$720]" table:style-name="ce1">
            <text:p>0.99300003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02.54" table:style-name="ce4">
            <text:p>1739043402.540</text:p>
          </table:table-cell>
          <table:table-cell office:value-type="float" office:value="1739043404.096" table:style-name="ce4">
            <text:p>1739043404.09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559999942779541" table:formula="of:=[.B569]-[.A569]" table:style-name="ce1">
            <text:p>1.555999994</text:p>
          </table:table-cell>
          <table:table-cell table:style-name="ce1"/>
          <table:table-cell office:value-type="float" office:value="1.1679999828338621" table:formula="of:=[.H569] - [.$I$720]" table:style-name="ce1">
            <text:p>1.16799998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02.74" table:style-name="ce4">
            <text:p>1739043402.740</text:p>
          </table:table-cell>
          <table:table-cell office:value-type="float" office:value="1739043404.1960001" table:style-name="ce4">
            <text:p>1739043404.19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560000896453857" table:formula="of:=[.B570]-[.A570]" table:style-name="ce1">
            <text:p>1.45600009</text:p>
          </table:table-cell>
          <table:table-cell table:style-name="ce1"/>
          <table:table-cell office:value-type="float" office:value="1.0680000782012937" table:formula="of:=[.H570] - [.$I$720]" table:style-name="ce1">
            <text:p>1.06800007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02.773" table:style-name="ce4">
            <text:p>1739043402.773</text:p>
          </table:table-cell>
          <table:table-cell office:value-type="float" office:value="1739043404.289" table:style-name="ce4">
            <text:p>1739043404.28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160000324249268" table:formula="of:=[.B571]-[.A571]" table:style-name="ce1">
            <text:p>1.516000032</text:p>
          </table:table-cell>
          <table:table-cell table:style-name="ce1"/>
          <table:table-cell office:value-type="float" office:value="1.1280000209808347" table:formula="of:=[.H571] - [.$I$720]" table:style-name="ce1">
            <text:p>1.12800002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03.1400001" table:style-name="ce4">
            <text:p>1739043403.140</text:p>
          </table:table-cell>
          <table:table-cell office:value-type="float" office:value="1739043404.471" table:style-name="ce4">
            <text:p>1739043404.47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309998512268066" table:formula="of:=[.B572]-[.A572]" table:style-name="ce1">
            <text:p>1.330999851</text:p>
          </table:table-cell>
          <table:table-cell table:style-name="ce1"/>
          <table:table-cell office:value-type="float" office:value="0.94299983978271462" table:formula="of:=[.H572] - [.$I$720]" table:style-name="ce1">
            <text:p>0.9429998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03.1730001" table:style-name="ce4">
            <text:p>1739043403.173</text:p>
          </table:table-cell>
          <table:table-cell office:value-type="float" office:value="1739043404.5810001" table:style-name="ce4">
            <text:p>1739043404.58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79999923706055" table:formula="of:=[.B573]-[.A573]" table:style-name="ce1">
            <text:p>1.407999992</text:p>
          </table:table-cell>
          <table:table-cell table:style-name="ce1"/>
          <table:table-cell office:value-type="float" office:value="1.0199999809265134" table:formula="of:=[.H573] - [.$I$720]" table:style-name="ce1">
            <text:p>1.01999998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03.2060001" table:style-name="ce4">
            <text:p>1739043403.206</text:p>
          </table:table-cell>
          <table:table-cell office:value-type="float" office:value="1739043404.675" table:style-name="ce4">
            <text:p>1739043404.67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689998626708984" table:formula="of:=[.B574]-[.A574]" table:style-name="ce1">
            <text:p>1.468999863</text:p>
          </table:table-cell>
          <table:table-cell table:style-name="ce1"/>
          <table:table-cell office:value-type="float" office:value="1.0809998512268064" table:formula="of:=[.H574] - [.$I$720]" table:style-name="ce1">
            <text:p>1.08099985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03.3729999" table:style-name="ce4">
            <text:p>1739043403.373</text:p>
          </table:table-cell>
          <table:table-cell office:value-type="float" office:value="1739043404.8110001" table:style-name="ce4">
            <text:p>1739043404.81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80002021789551" table:formula="of:=[.B575]-[.A575]" table:style-name="ce1">
            <text:p>1.438000202</text:p>
          </table:table-cell>
          <table:table-cell table:style-name="ce1"/>
          <table:table-cell office:value-type="float" office:value="1.0500001907348631" table:formula="of:=[.H575] - [.$I$720]" table:style-name="ce1">
            <text:p>1.05000019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03.506" table:style-name="ce4">
            <text:p>1739043403.506</text:p>
          </table:table-cell>
          <table:table-cell office:value-type="float" office:value="1739043404.9059999" table:style-name="ce4">
            <text:p>1739043404.90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99998569488525" table:formula="of:=[.B576]-[.A576]" table:style-name="ce1">
            <text:p>1.399999857</text:p>
          </table:table-cell>
          <table:table-cell table:style-name="ce1"/>
          <table:table-cell office:value-type="float" office:value="1.0119998455047605" table:formula="of:=[.H576] - [.$I$720]" table:style-name="ce1">
            <text:p>1.011999846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04.1400001" table:style-name="ce4">
            <text:p>1739043404.140</text:p>
          </table:table-cell>
          <table:table-cell office:value-type="float" office:value="1739043405.5009999" table:style-name="ce4">
            <text:p>1739043405.50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609998226165771" table:formula="of:=[.B577]-[.A577]" table:style-name="ce1">
            <text:p>1.360999823</text:p>
          </table:table-cell>
          <table:table-cell table:style-name="ce1"/>
          <table:table-cell office:value-type="float" office:value="0.97299981117248513" table:formula="of:=[.H577] - [.$I$720]" table:style-name="ce1">
            <text:p>0.97299981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04.54" table:style-name="ce4">
            <text:p>1739043404.540</text:p>
          </table:table-cell>
          <table:table-cell office:value-type="float" office:value="1739043407.2709999" table:style-name="ce4">
            <text:p>1739043407.27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7309999465942383" table:formula="of:=[.B578]-[.A578]" table:style-name="ce1">
            <text:p>2.730999947</text:p>
          </table:table-cell>
          <table:table-cell table:style-name="ce1"/>
          <table:table-cell office:value-type="float" office:value="2.3429999351501465" table:formula="of:=[.H578] - [.$I$720]" table:style-name="ce1">
            <text:p>2.34299993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04.573" table:style-name="ce4">
            <text:p>1739043404.573</text:p>
          </table:table-cell>
          <table:table-cell office:value-type="float" office:value="1739043407.382" table:style-name="ce4">
            <text:p>1739043407.38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8090000152587891" table:formula="of:=[.B579]-[.A579]" table:style-name="ce1">
            <text:p>2.809000015</text:p>
          </table:table-cell>
          <table:table-cell table:style-name="ce1"/>
          <table:table-cell office:value-type="float" office:value="2.4210000038146973" table:formula="of:=[.H579] - [.$I$720]" table:style-name="ce1">
            <text:p>2.42100000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06.1730001" table:style-name="ce4">
            <text:p>1739043406.173</text:p>
          </table:table-cell>
          <table:table-cell office:value-type="float" office:value="1739043407.477" table:style-name="ce4">
            <text:p>1739043407.47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039999008178711" table:formula="of:=[.B580]-[.A580]" table:style-name="ce1">
            <text:p>1.303999901</text:p>
          </table:table-cell>
          <table:table-cell table:style-name="ce1"/>
          <table:table-cell office:value-type="float" office:value="0.91599988937377907" table:formula="of:=[.H580] - [.$I$720]" table:style-name="ce1">
            <text:p>0.91599988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06.2060001" table:style-name="ce4">
            <text:p>1739043406.206</text:p>
          </table:table-cell>
          <table:table-cell office:value-type="float" office:value="1739043407.5710001" table:style-name="ce4">
            <text:p>1739043407.57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650000095367432" table:formula="of:=[.B581]-[.A581]" table:style-name="ce1">
            <text:p>1.36500001</text:p>
          </table:table-cell>
          <table:table-cell table:style-name="ce1"/>
          <table:table-cell office:value-type="float" office:value="0.97699999809265115" table:formula="of:=[.H581] - [.$I$720]" table:style-name="ce1">
            <text:p>0.97699999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06.273" table:style-name="ce4">
            <text:p>1739043406.273</text:p>
          </table:table-cell>
          <table:table-cell office:value-type="float" office:value="1739043407.675" table:style-name="ce4">
            <text:p>1739043407.67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19999504089355" table:formula="of:=[.B582]-[.A582]" table:style-name="ce1">
            <text:p>1.40199995</text:p>
          </table:table-cell>
          <table:table-cell table:style-name="ce1"/>
          <table:table-cell office:value-type="float" office:value="1.0139999389648435" table:formula="of:=[.H582] - [.$I$720]" table:style-name="ce1">
            <text:p>1.01399993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06.3729999" table:style-name="ce4">
            <text:p>1739043406.373</text:p>
          </table:table-cell>
          <table:table-cell office:value-type="float" office:value="1739043407.7709999" table:style-name="ce4">
            <text:p>1739043407.77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80000019073486" table:formula="of:=[.B583]-[.A583]" table:style-name="ce1">
            <text:p>1.398000002</text:p>
          </table:table-cell>
          <table:table-cell table:style-name="ce1"/>
          <table:table-cell office:value-type="float" office:value="1.0099999904632566" table:formula="of:=[.H583] - [.$I$720]" table:style-name="ce1">
            <text:p>1.0099999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06.573" table:style-name="ce4">
            <text:p>1739043406.573</text:p>
          </table:table-cell>
          <table:table-cell office:value-type="float" office:value="1739043407.875" table:style-name="ce4">
            <text:p>1739043407.87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020000457763672" table:formula="of:=[.B584]-[.A584]" table:style-name="ce1">
            <text:p>1.302000046</text:p>
          </table:table-cell>
          <table:table-cell table:style-name="ce1"/>
          <table:table-cell office:value-type="float" office:value="0.91400003433227517" table:formula="of:=[.H584] - [.$I$720]" table:style-name="ce1">
            <text:p>0.91400003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06.6059999" table:style-name="ce4">
            <text:p>1739043406.606</text:p>
          </table:table-cell>
          <table:table-cell office:value-type="float" office:value="1739043407.9809999" table:style-name="ce4">
            <text:p>1739043407.98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75" table:formula="of:=[.B585]-[.A585]" table:style-name="ce1">
            <text:p>1.375</text:p>
          </table:table-cell>
          <table:table-cell table:style-name="ce1"/>
          <table:table-cell office:value-type="float" office:value="0.98699998855590798" table:formula="of:=[.H585] - [.$I$720]" table:style-name="ce1">
            <text:p>0.98699998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06.6730001" table:style-name="ce4">
            <text:p>1739043406.673</text:p>
          </table:table-cell>
          <table:table-cell office:value-type="float" office:value="1739043408.079" table:style-name="ce4">
            <text:p>1739043408.07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59998989105225" table:formula="of:=[.B586]-[.A586]" table:style-name="ce1">
            <text:p>1.405999899</text:p>
          </table:table-cell>
          <table:table-cell table:style-name="ce1"/>
          <table:table-cell office:value-type="float" office:value="1.0179998874664304" table:formula="of:=[.H586] - [.$I$720]" table:style-name="ce1">
            <text:p>1.01799988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06.806" table:style-name="ce4">
            <text:p>1739043406.806</text:p>
          </table:table-cell>
          <table:table-cell office:value-type="float" office:value="1739043408.244" table:style-name="ce4">
            <text:p>1739043408.24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7999963760376" table:formula="of:=[.B587]-[.A587]" table:style-name="ce1">
            <text:p>1.437999964</text:p>
          </table:table-cell>
          <table:table-cell table:style-name="ce1"/>
          <table:table-cell office:value-type="float" office:value="1.049999952316284" table:formula="of:=[.H587] - [.$I$720]" table:style-name="ce1">
            <text:p>1.04999995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06.9400001" table:style-name="ce4">
            <text:p>1739043406.940</text:p>
          </table:table-cell>
          <table:table-cell office:value-type="float" office:value="1739043408.4219999" table:style-name="ce4">
            <text:p>1739043408.42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19998741149902" table:formula="of:=[.B588]-[.A588]" table:style-name="ce1">
            <text:p>1.481999874</text:p>
          </table:table-cell>
          <table:table-cell table:style-name="ce1"/>
          <table:table-cell office:value-type="float" office:value="1.0939998626708982" table:formula="of:=[.H588] - [.$I$720]" table:style-name="ce1">
            <text:p>1.09399986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06.973" table:style-name="ce4">
            <text:p>1739043406.973</text:p>
          </table:table-cell>
          <table:table-cell office:value-type="float" office:value="1739043408.527" table:style-name="ce4">
            <text:p>1739043408.52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539999008178711" table:formula="of:=[.B589]-[.A589]" table:style-name="ce1">
            <text:p>1.553999901</text:p>
          </table:table-cell>
          <table:table-cell table:style-name="ce1"/>
          <table:table-cell office:value-type="float" office:value="1.1659998893737791" table:formula="of:=[.H589] - [.$I$720]" table:style-name="ce1">
            <text:p>1.16599988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07.006" table:style-name="ce4">
            <text:p>1739043407.006</text:p>
          </table:table-cell>
          <table:table-cell office:value-type="float" office:value="1739043408.625" table:style-name="ce4">
            <text:p>1739043408.62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189999580383301" table:formula="of:=[.B590]-[.A590]" table:style-name="ce1">
            <text:p>1.618999958</text:p>
          </table:table-cell>
          <table:table-cell table:style-name="ce1"/>
          <table:table-cell office:value-type="float" office:value="1.2309999465942381" table:formula="of:=[.H590] - [.$I$720]" table:style-name="ce1">
            <text:p>1.23099994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07.3729999" table:style-name="ce4">
            <text:p>1739043407.373</text:p>
          </table:table-cell>
          <table:table-cell office:value-type="float" office:value="1739043408.7190001" table:style-name="ce4">
            <text:p>1739043408.71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460001945495605" table:formula="of:=[.B591]-[.A591]" table:style-name="ce1">
            <text:p>1.346000195</text:p>
          </table:table-cell>
          <table:table-cell table:style-name="ce1"/>
          <table:table-cell office:value-type="float" office:value="0.95800018310546853" table:formula="of:=[.H591] - [.$I$720]" table:style-name="ce1">
            <text:p>0.95800018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07.4059999" table:style-name="ce4">
            <text:p>1739043407.406</text:p>
          </table:table-cell>
          <table:table-cell office:value-type="float" office:value="1739043408.8280001" table:style-name="ce4">
            <text:p>1739043408.82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220001697540283" table:formula="of:=[.B592]-[.A592]" table:style-name="ce1">
            <text:p>1.42200017</text:p>
          </table:table-cell>
          <table:table-cell table:style-name="ce1"/>
          <table:table-cell office:value-type="float" office:value="1.0340001583099363" table:formula="of:=[.H592] - [.$I$720]" table:style-name="ce1">
            <text:p>1.03400015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07.7060001" table:style-name="ce4">
            <text:p>1739043407.706</text:p>
          </table:table-cell>
          <table:table-cell office:value-type="float" office:value="1739043408.921" table:style-name="ce4">
            <text:p>1739043408.92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149999141693115" table:formula="of:=[.B593]-[.A593]" table:style-name="ce1">
            <text:p>1.214999914</text:p>
          </table:table-cell>
          <table:table-cell table:style-name="ce1"/>
          <table:table-cell office:value-type="float" office:value="0.8269999027252195" table:formula="of:=[.H593] - [.$I$720]" table:style-name="ce1">
            <text:p>0.82699990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07.74" table:style-name="ce4">
            <text:p>1739043407.740</text:p>
          </table:table-cell>
          <table:table-cell office:value-type="float" office:value="1739043409.0190001" table:style-name="ce4">
            <text:p>1739043409.01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790000438690186" table:formula="of:=[.B594]-[.A594]" table:style-name="ce1">
            <text:p>1.279000044</text:p>
          </table:table-cell>
          <table:table-cell table:style-name="ce1"/>
          <table:table-cell office:value-type="float" office:value="0.89100003242492654" table:formula="of:=[.H594] - [.$I$720]" table:style-name="ce1">
            <text:p>0.89100003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07.773" table:style-name="ce4">
            <text:p>1739043407.773</text:p>
          </table:table-cell>
          <table:table-cell office:value-type="float" office:value="1739043409.108" table:style-name="ce4">
            <text:p>1739043409.10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350000381469727" table:formula="of:=[.B595]-[.A595]" table:style-name="ce1">
            <text:p>1.335000038</text:p>
          </table:table-cell>
          <table:table-cell table:style-name="ce1"/>
          <table:table-cell office:value-type="float" office:value="0.94700002670288064" table:formula="of:=[.H595] - [.$I$720]" table:style-name="ce1">
            <text:p>0.94700002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07.9400001" table:style-name="ce4">
            <text:p>1739043407.940</text:p>
          </table:table-cell>
          <table:table-cell office:value-type="float" office:value="1739043409.2119999" table:style-name="ce4">
            <text:p>1739043409.21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719998359680176" table:formula="of:=[.B596]-[.A596]" table:style-name="ce1">
            <text:p>1.271999836</text:p>
          </table:table-cell>
          <table:table-cell table:style-name="ce1"/>
          <table:table-cell office:value-type="float" office:value="0.88399982452392556" table:formula="of:=[.H596] - [.$I$720]" table:style-name="ce1">
            <text:p>0.88399982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07.973" table:style-name="ce4">
            <text:p>1739043407.973</text:p>
          </table:table-cell>
          <table:table-cell office:value-type="float" office:value="1739043409.3169999" table:style-name="ce4">
            <text:p>1739043409.31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439998626708984" table:formula="of:=[.B597]-[.A597]" table:style-name="ce1">
            <text:p>1.343999863</text:p>
          </table:table-cell>
          <table:table-cell table:style-name="ce1"/>
          <table:table-cell office:value-type="float" office:value="0.95599985122680642" table:formula="of:=[.H597] - [.$I$720]" table:style-name="ce1">
            <text:p>0.95599985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08.006" table:style-name="ce4">
            <text:p>1739043408.006</text:p>
          </table:table-cell>
          <table:table-cell office:value-type="float" office:value="1739043409.415" table:style-name="ce4">
            <text:p>1739043409.41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89999198913574" table:formula="of:=[.B598]-[.A598]" table:style-name="ce1">
            <text:p>1.40899992</text:p>
          </table:table-cell>
          <table:table-cell table:style-name="ce1"/>
          <table:table-cell office:value-type="float" office:value="1.0209999084472654" table:formula="of:=[.H598] - [.$I$720]" table:style-name="ce1">
            <text:p>1.02099990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08.1400001" table:style-name="ce4">
            <text:p>1739043408.140</text:p>
          </table:table-cell>
          <table:table-cell office:value-type="float" office:value="1739043409.5179999" table:style-name="ce4">
            <text:p>1739043409.51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779997825622559" table:formula="of:=[.B599]-[.A599]" table:style-name="ce1">
            <text:p>1.377999783</text:p>
          </table:table-cell>
          <table:table-cell table:style-name="ce1"/>
          <table:table-cell office:value-type="float" office:value="0.98999977111816384" table:formula="of:=[.H599] - [.$I$720]" table:style-name="ce1">
            <text:p>0.98999977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08.1730001" table:style-name="ce4">
            <text:p>1739043408.173</text:p>
          </table:table-cell>
          <table:table-cell office:value-type="float" office:value="1739043409.612" table:style-name="ce4">
            <text:p>1739043409.61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89998912811279" table:formula="of:=[.B600]-[.A600]" table:style-name="ce1">
            <text:p>1.438999891</text:p>
          </table:table-cell>
          <table:table-cell table:style-name="ce1"/>
          <table:table-cell office:value-type="float" office:value="1.0509998798370359" table:formula="of:=[.H600] - [.$I$720]" table:style-name="ce1">
            <text:p>1.0509998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08.473" table:style-name="ce4">
            <text:p>1739043408.473</text:p>
          </table:table-cell>
          <table:table-cell office:value-type="float" office:value="1739043409.707" table:style-name="ce4">
            <text:p>1739043409.70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339999675750732" table:formula="of:=[.B601]-[.A601]" table:style-name="ce1">
            <text:p>1.233999968</text:p>
          </table:table-cell>
          <table:table-cell table:style-name="ce1"/>
          <table:table-cell office:value-type="float" office:value="0.84599995613098122" table:formula="of:=[.H601] - [.$I$720]" table:style-name="ce1">
            <text:p>0.845999956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08.506" table:style-name="ce4">
            <text:p>1739043408.506</text:p>
          </table:table-cell>
          <table:table-cell office:value-type="float" office:value="1739043409.8" table:style-name="ce4">
            <text:p>1739043409.80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939999103546143" table:formula="of:=[.B602]-[.A602]" table:style-name="ce1">
            <text:p>1.29399991</text:p>
          </table:table-cell>
          <table:table-cell table:style-name="ce1"/>
          <table:table-cell office:value-type="float" office:value="0.90599989891052224" table:formula="of:=[.H602] - [.$I$720]" table:style-name="ce1">
            <text:p>0.90599989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08.573" table:style-name="ce4">
            <text:p>1739043408.573</text:p>
          </table:table-cell>
          <table:table-cell office:value-type="float" office:value="1739043414.5090001" table:style-name="ce4">
            <text:p>1739043414.50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5.9360001087188721" table:formula="of:=[.B603]-[.A603]" table:style-name="ce1">
            <text:p>5.936000109</text:p>
          </table:table-cell>
          <table:table-cell table:style-name="ce1"/>
          <table:table-cell office:value-type="float" office:value="5.5480000972747803" table:formula="of:=[.H603] - [.$I$720]" table:style-name="ce1">
            <text:p>5.54800009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13.2060001" table:style-name="ce4">
            <text:p>1739043413.206</text:p>
          </table:table-cell>
          <table:table-cell office:value-type="float" office:value="1739043414.6110001" table:style-name="ce4">
            <text:p>1739043414.61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49999713897705" table:formula="of:=[.B604]-[.A604]" table:style-name="ce1">
            <text:p>1.404999971</text:p>
          </table:table-cell>
          <table:table-cell table:style-name="ce1"/>
          <table:table-cell office:value-type="float" office:value="1.0169999599456785" table:formula="of:=[.H604] - [.$I$720]" table:style-name="ce1">
            <text:p>1.01699996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13.3399999" table:style-name="ce4">
            <text:p>1739043413.340</text:p>
          </table:table-cell>
          <table:table-cell office:value-type="float" office:value="1739043414.7650001" table:style-name="ce4">
            <text:p>1739043414.76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250001907348633" table:formula="of:=[.B605]-[.A605]" table:style-name="ce1">
            <text:p>1.425000191</text:p>
          </table:table-cell>
          <table:table-cell table:style-name="ce1"/>
          <table:table-cell office:value-type="float" office:value="1.0370001792907713" table:formula="of:=[.H605] - [.$I$720]" table:style-name="ce1">
            <text:p>1.03700017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13.573" table:style-name="ce4">
            <text:p>1739043413.573</text:p>
          </table:table-cell>
          <table:table-cell office:value-type="float" office:value="1739043415.9649999" table:style-name="ce4">
            <text:p>1739043415.96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3919999599456787" table:formula="of:=[.B606]-[.A606]" table:style-name="ce1">
            <text:p>2.39199996</text:p>
          </table:table-cell>
          <table:table-cell table:style-name="ce1"/>
          <table:table-cell office:value-type="float" office:value="2.0039999485015869" table:formula="of:=[.H606] - [.$I$720]" table:style-name="ce1">
            <text:p>2.00399994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13.8399999" table:style-name="ce4">
            <text:p>1739043413.840</text:p>
          </table:table-cell>
          <table:table-cell office:value-type="float" office:value="1739043416.0539999" table:style-name="ce4">
            <text:p>1739043416.05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2139999866485596" table:formula="of:=[.B607]-[.A607]" table:style-name="ce1">
            <text:p>2.213999987</text:p>
          </table:table-cell>
          <table:table-cell table:style-name="ce1"/>
          <table:table-cell office:value-type="float" office:value="1.8259999752044676" table:formula="of:=[.H607] - [.$I$720]" table:style-name="ce1">
            <text:p>1.82599997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14.7060001" table:style-name="ce4">
            <text:p>1739043414.706</text:p>
          </table:table-cell>
          <table:table-cell office:value-type="float" office:value="1739043416.1700001" table:style-name="ce4">
            <text:p>1739043416.17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639999866485596" table:formula="of:=[.B608]-[.A608]" table:style-name="ce1">
            <text:p>1.463999987</text:p>
          </table:table-cell>
          <table:table-cell table:style-name="ce1"/>
          <table:table-cell office:value-type="float" office:value="1.0759999752044676" table:formula="of:=[.H608] - [.$I$720]" table:style-name="ce1">
            <text:p>1.07599997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14.8729999" table:style-name="ce4">
            <text:p>1739043414.873</text:p>
          </table:table-cell>
          <table:table-cell office:value-type="float" office:value="1739043416.2739999" table:style-name="ce4">
            <text:p>1739043416.27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10000228881836" table:formula="of:=[.B609]-[.A609]" table:style-name="ce1">
            <text:p>1.401000023</text:p>
          </table:table-cell>
          <table:table-cell table:style-name="ce1"/>
          <table:table-cell office:value-type="float" office:value="1.0130000114440916" table:formula="of:=[.H609] - [.$I$720]" table:style-name="ce1">
            <text:p>1.01300001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14.9059999" table:style-name="ce4">
            <text:p>1739043414.906</text:p>
          </table:table-cell>
          <table:table-cell office:value-type="float" office:value="1739043416.375" table:style-name="ce4">
            <text:p>1739043416.37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690001010894775" table:formula="of:=[.B610]-[.A610]" table:style-name="ce1">
            <text:p>1.469000101</text:p>
          </table:table-cell>
          <table:table-cell table:style-name="ce1"/>
          <table:table-cell office:value-type="float" office:value="1.0810000896453855" table:formula="of:=[.H610] - [.$I$720]" table:style-name="ce1">
            <text:p>1.0810000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17.773" table:style-name="ce4">
            <text:p>1739043417.773</text:p>
          </table:table-cell>
          <table:table-cell office:value-type="float" office:value="1739043419.1110001" table:style-name="ce4">
            <text:p>1739043419.11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380000591278076" table:formula="of:=[.B611]-[.A611]" table:style-name="ce1">
            <text:p>1.338000059</text:p>
          </table:table-cell>
          <table:table-cell table:style-name="ce1"/>
          <table:table-cell office:value-type="float" office:value="0.9500000476837156" table:formula="of:=[.H611] - [.$I$720]" table:style-name="ce1">
            <text:p>0.95000004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17.806" table:style-name="ce4">
            <text:p>1739043417.806</text:p>
          </table:table-cell>
          <table:table-cell office:value-type="float" office:value="1739043419.22" table:style-name="ce4">
            <text:p>1739043419.22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140000343322754" table:formula="of:=[.B612]-[.A612]" table:style-name="ce1">
            <text:p>1.414000034</text:p>
          </table:table-cell>
          <table:table-cell table:style-name="ce1"/>
          <table:table-cell office:value-type="float" office:value="1.0260000228881834" table:formula="of:=[.H612] - [.$I$720]" table:style-name="ce1">
            <text:p>1.02600002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18.006" table:style-name="ce4">
            <text:p>1739043418.006</text:p>
          </table:table-cell>
          <table:table-cell office:value-type="float" office:value="1739043419.474" table:style-name="ce4">
            <text:p>1739043419.47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679999351501465" table:formula="of:=[.B613]-[.A613]" table:style-name="ce1">
            <text:p>1.467999935</text:p>
          </table:table-cell>
          <table:table-cell table:style-name="ce1"/>
          <table:table-cell office:value-type="float" office:value="1.0799999237060545" table:formula="of:=[.H613] - [.$I$720]" table:style-name="ce1">
            <text:p>1.07999992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18.24" table:style-name="ce4">
            <text:p>1739043418.240</text:p>
          </table:table-cell>
          <table:table-cell office:value-type="float" office:value="1739043419.5739999" table:style-name="ce4">
            <text:p>1739043419.57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339998722076416" table:formula="of:=[.B614]-[.A614]" table:style-name="ce1">
            <text:p>1.333999872</text:p>
          </table:table-cell>
          <table:table-cell table:style-name="ce1"/>
          <table:table-cell office:value-type="float" office:value="0.94599986076354958" table:formula="of:=[.H614] - [.$I$720]" table:style-name="ce1">
            <text:p>0.94599986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18.273" table:style-name="ce4">
            <text:p>1739043418.273</text:p>
          </table:table-cell>
          <table:table-cell office:value-type="float" office:value="1739043419.6760001" table:style-name="ce4">
            <text:p>1739043419.67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30001163482666" table:formula="of:=[.B615]-[.A615]" table:style-name="ce1">
            <text:p>1.403000116</text:p>
          </table:table-cell>
          <table:table-cell table:style-name="ce1"/>
          <table:table-cell office:value-type="float" office:value="1.0150001049041746" table:formula="of:=[.H615] - [.$I$720]" table:style-name="ce1">
            <text:p>1.01500010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18.306" table:style-name="ce4">
            <text:p>1739043418.306</text:p>
          </table:table-cell>
          <table:table-cell office:value-type="float" office:value="1739043419.7690001" table:style-name="ce4">
            <text:p>1739043419.76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630000591278076" table:formula="of:=[.B616]-[.A616]" table:style-name="ce1">
            <text:p>1.463000059</text:p>
          </table:table-cell>
          <table:table-cell table:style-name="ce1"/>
          <table:table-cell office:value-type="float" office:value="1.0750000476837156" table:formula="of:=[.H616] - [.$I$720]" table:style-name="ce1">
            <text:p>1.07500004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18.6059999" table:style-name="ce4">
            <text:p>1739043418.606</text:p>
          </table:table-cell>
          <table:table-cell office:value-type="float" office:value="1739043420.164" table:style-name="ce4">
            <text:p>1739043420.16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580000877380371" table:formula="of:=[.B617]-[.A617]" table:style-name="ce1">
            <text:p>1.558000088</text:p>
          </table:table-cell>
          <table:table-cell table:style-name="ce1"/>
          <table:table-cell office:value-type="float" office:value="1.1700000762939451" table:formula="of:=[.H617] - [.$I$720]" table:style-name="ce1">
            <text:p>1.170000076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19.24" table:style-name="ce4">
            <text:p>1739043419.240</text:p>
          </table:table-cell>
          <table:table-cell office:value-type="float" office:value="1739043420.744" table:style-name="ce4">
            <text:p>1739043420.74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039999485015869" table:formula="of:=[.B618]-[.A618]" table:style-name="ce1">
            <text:p>1.503999949</text:p>
          </table:table-cell>
          <table:table-cell table:style-name="ce1"/>
          <table:table-cell office:value-type="float" office:value="1.1159999370574949" table:formula="of:=[.H618] - [.$I$720]" table:style-name="ce1">
            <text:p>1.11599993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22.6400001" table:style-name="ce4">
            <text:p>1739043422.640</text:p>
          </table:table-cell>
          <table:table-cell office:value-type="float" office:value="1739043423.9330001" table:style-name="ce4">
            <text:p>1739043423.93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929999828338623" table:formula="of:=[.B619]-[.A619]" table:style-name="ce1">
            <text:p>1.292999983</text:p>
          </table:table-cell>
          <table:table-cell table:style-name="ce1"/>
          <table:table-cell office:value-type="float" office:value="0.90499997138977029" table:formula="of:=[.H619] - [.$I$720]" table:style-name="ce1">
            <text:p>0.90499997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26.3729999" table:style-name="ce4">
            <text:p>1739043426.373</text:p>
          </table:table-cell>
          <table:table-cell office:value-type="float" office:value="1739043427.6210001" table:style-name="ce4">
            <text:p>1739043427.62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480001449584961" table:formula="of:=[.B620]-[.A620]" table:style-name="ce1">
            <text:p>1.248000145</text:p>
          </table:table-cell>
          <table:table-cell table:style-name="ce1"/>
          <table:table-cell office:value-type="float" office:value="0.86000013351440407" table:formula="of:=[.H620] - [.$I$720]" table:style-name="ce1">
            <text:p>0.86000013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26.4059999" table:style-name="ce4">
            <text:p>1739043426.406</text:p>
          </table:table-cell>
          <table:table-cell office:value-type="float" office:value="1739043427.756" table:style-name="ce4">
            <text:p>1739043427.75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500001430511475" table:formula="of:=[.B621]-[.A621]" table:style-name="ce1">
            <text:p>1.350000143</text:p>
          </table:table-cell>
          <table:table-cell table:style-name="ce1"/>
          <table:table-cell office:value-type="float" office:value="0.96200013160705544" table:formula="of:=[.H621] - [.$I$720]" table:style-name="ce1">
            <text:p>0.96200013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26.573" table:style-name="ce4">
            <text:p>1739043426.573</text:p>
          </table:table-cell>
          <table:table-cell office:value-type="float" office:value="1739043427.848" table:style-name="ce4">
            <text:p>1739043427.84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750000953674316" table:formula="of:=[.B622]-[.A622]" table:style-name="ce1">
            <text:p>1.275000095</text:p>
          </table:table-cell>
          <table:table-cell table:style-name="ce1"/>
          <table:table-cell office:value-type="float" office:value="0.88700008392333962" table:formula="of:=[.H622] - [.$I$720]" table:style-name="ce1">
            <text:p>0.88700008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26.6059999" table:style-name="ce4">
            <text:p>1739043426.606</text:p>
          </table:table-cell>
          <table:table-cell office:value-type="float" office:value="1739043427.947" table:style-name="ce4">
            <text:p>1739043427.94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410000801086426" table:formula="of:=[.B623]-[.A623]" table:style-name="ce1">
            <text:p>1.34100008</text:p>
          </table:table-cell>
          <table:table-cell table:style-name="ce1"/>
          <table:table-cell office:value-type="float" office:value="0.95300006866455056" table:formula="of:=[.H623] - [.$I$720]" table:style-name="ce1">
            <text:p>0.95300006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26.6730001" table:style-name="ce4">
            <text:p>1739043426.673</text:p>
          </table:table-cell>
          <table:table-cell office:value-type="float" office:value="1739043428.0420001" table:style-name="ce4">
            <text:p>1739043428.04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689999580383301" table:formula="of:=[.B624]-[.A624]" table:style-name="ce1">
            <text:p>1.368999958</text:p>
          </table:table-cell>
          <table:table-cell table:style-name="ce1"/>
          <table:table-cell office:value-type="float" office:value="0.98099994659423806" table:formula="of:=[.H624] - [.$I$720]" table:style-name="ce1">
            <text:p>0.98099994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26.7060001" table:style-name="ce4">
            <text:p>1739043426.706</text:p>
          </table:table-cell>
          <table:table-cell office:value-type="float" office:value="1739043428.1370001" table:style-name="ce4">
            <text:p>1739043428.13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09999942779541" table:formula="of:=[.B625]-[.A625]" table:style-name="ce1">
            <text:p>1.430999994</text:p>
          </table:table-cell>
          <table:table-cell table:style-name="ce1"/>
          <table:table-cell office:value-type="float" office:value="1.0429999828338621" table:formula="of:=[.H625] - [.$I$720]" table:style-name="ce1">
            <text:p>1.04299998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26.74" table:style-name="ce4">
            <text:p>1739043426.740</text:p>
          </table:table-cell>
          <table:table-cell office:value-type="float" office:value="1739043428.2379999" table:style-name="ce4">
            <text:p>1739043428.23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97999906539917" table:formula="of:=[.B626]-[.A626]" table:style-name="ce1">
            <text:p>1.497999907</text:p>
          </table:table-cell>
          <table:table-cell table:style-name="ce1"/>
          <table:table-cell office:value-type="float" office:value="1.109999895095825" table:formula="of:=[.H626] - [.$I$720]" table:style-name="ce1">
            <text:p>1.10999989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27.1059999" table:style-name="ce4">
            <text:p>1739043427.106</text:p>
          </table:table-cell>
          <table:table-cell office:value-type="float" office:value="1739043428.3340001" table:style-name="ce4">
            <text:p>1739043428.33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280001640319824" table:formula="of:=[.B627]-[.A627]" table:style-name="ce1">
            <text:p>1.228000164</text:p>
          </table:table-cell>
          <table:table-cell table:style-name="ce1"/>
          <table:table-cell office:value-type="float" office:value="0.8400001525878904" table:formula="of:=[.H627] - [.$I$720]" table:style-name="ce1">
            <text:p>0.84000015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27.1400001" table:style-name="ce4">
            <text:p>1739043427.140</text:p>
          </table:table-cell>
          <table:table-cell office:value-type="float" office:value="1739043428.467" table:style-name="ce4">
            <text:p>1739043428.46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269999027252197" table:formula="of:=[.B628]-[.A628]" table:style-name="ce1">
            <text:p>1.326999903</text:p>
          </table:table-cell>
          <table:table-cell table:style-name="ce1"/>
          <table:table-cell office:value-type="float" office:value="0.93899989128112771" table:formula="of:=[.H628] - [.$I$720]" table:style-name="ce1">
            <text:p>0.93899989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27.306" table:style-name="ce4">
            <text:p>1739043427.306</text:p>
          </table:table-cell>
          <table:table-cell office:value-type="float" office:value="1739043428.5650001" table:style-name="ce4">
            <text:p>1739043428.56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590000629425049" table:formula="of:=[.B629]-[.A629]" table:style-name="ce1">
            <text:p>1.259000063</text:p>
          </table:table-cell>
          <table:table-cell table:style-name="ce1"/>
          <table:table-cell office:value-type="float" office:value="0.87100005149841286" table:formula="of:=[.H629] - [.$I$720]" table:style-name="ce1">
            <text:p>0.87100005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27.3399999" table:style-name="ce4">
            <text:p>1739043427.340</text:p>
          </table:table-cell>
          <table:table-cell office:value-type="float" office:value="1739043428.6570001" table:style-name="ce4">
            <text:p>1739043428.65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17000150680542" table:formula="of:=[.B630]-[.A630]" table:style-name="ce1">
            <text:p>1.317000151</text:p>
          </table:table-cell>
          <table:table-cell table:style-name="ce1"/>
          <table:table-cell office:value-type="float" office:value="0.92900013923644997" table:formula="of:=[.H630] - [.$I$720]" table:style-name="ce1">
            <text:p>0.92900013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27.3729999" table:style-name="ce4">
            <text:p>1739043427.373</text:p>
          </table:table-cell>
          <table:table-cell office:value-type="float" office:value="1739043428.76" table:style-name="ce4">
            <text:p>1739043428.76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870000839233398" table:formula="of:=[.B631]-[.A631]" table:style-name="ce1">
            <text:p>1.387000084</text:p>
          </table:table-cell>
          <table:table-cell table:style-name="ce1"/>
          <table:table-cell office:value-type="float" office:value="0.99900007247924782" table:formula="of:=[.H631] - [.$I$720]" table:style-name="ce1">
            <text:p>0.99900007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27.54" table:style-name="ce4">
            <text:p>1739043427.540</text:p>
          </table:table-cell>
          <table:table-cell office:value-type="float" office:value="1739043428.859" table:style-name="ce4">
            <text:p>1739043428.85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190000057220459" table:formula="of:=[.B632]-[.A632]" table:style-name="ce1">
            <text:p>1.319000006</text:p>
          </table:table-cell>
          <table:table-cell table:style-name="ce1"/>
          <table:table-cell office:value-type="float" office:value="0.93099999427795388" table:formula="of:=[.H632] - [.$I$720]" table:style-name="ce1">
            <text:p>0.93099999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27.573" table:style-name="ce4">
            <text:p>1739043427.573</text:p>
          </table:table-cell>
          <table:table-cell office:value-type="float" office:value="1739043428.9649999" table:style-name="ce4">
            <text:p>1739043428.96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19999599456787" table:formula="of:=[.B633]-[.A633]" table:style-name="ce1">
            <text:p>1.39199996</text:p>
          </table:table-cell>
          <table:table-cell table:style-name="ce1"/>
          <table:table-cell office:value-type="float" office:value="1.0039999485015867" table:formula="of:=[.H633] - [.$I$720]" table:style-name="ce1">
            <text:p>1.00399994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27.7060001" table:style-name="ce4">
            <text:p>1739043427.706</text:p>
          </table:table-cell>
          <table:table-cell office:value-type="float" office:value="1739043429.0650001" table:style-name="ce4">
            <text:p>1739043429.06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589999675750732" table:formula="of:=[.B634]-[.A634]" table:style-name="ce1">
            <text:p>1.358999968</text:p>
          </table:table-cell>
          <table:table-cell table:style-name="ce1"/>
          <table:table-cell office:value-type="float" office:value="0.97099995613098122" table:formula="of:=[.H634] - [.$I$720]" table:style-name="ce1">
            <text:p>0.970999956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27.773" table:style-name="ce4">
            <text:p>1739043427.773</text:p>
          </table:table-cell>
          <table:table-cell office:value-type="float" office:value="1739043429.1700001" table:style-name="ce4">
            <text:p>1739043429.17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70000743865967" table:formula="of:=[.B635]-[.A635]" table:style-name="ce1">
            <text:p>1.397000074</text:p>
          </table:table-cell>
          <table:table-cell table:style-name="ce1"/>
          <table:table-cell office:value-type="float" office:value="1.0090000629425047" table:formula="of:=[.H635] - [.$I$720]" table:style-name="ce1">
            <text:p>1.00900006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27.973" table:style-name="ce4">
            <text:p>1739043427.973</text:p>
          </table:table-cell>
          <table:table-cell office:value-type="float" office:value="1739043429.3710001" table:style-name="ce4">
            <text:p>1739043429.37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80000019073486" table:formula="of:=[.B636]-[.A636]" table:style-name="ce1">
            <text:p>1.398000002</text:p>
          </table:table-cell>
          <table:table-cell table:style-name="ce1"/>
          <table:table-cell office:value-type="float" office:value="1.0099999904632566" table:formula="of:=[.H636] - [.$I$720]" table:style-name="ce1">
            <text:p>1.0099999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28.1730001" table:style-name="ce4">
            <text:p>1739043428.173</text:p>
          </table:table-cell>
          <table:table-cell office:value-type="float" office:value="1739043429.5880001" table:style-name="ce4">
            <text:p>1739043429.58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149999618530273" table:formula="of:=[.B637]-[.A637]" table:style-name="ce1">
            <text:p>1.414999962</text:p>
          </table:table-cell>
          <table:table-cell table:style-name="ce1"/>
          <table:table-cell office:value-type="float" office:value="1.0269999504089353" table:formula="of:=[.H637] - [.$I$720]" table:style-name="ce1">
            <text:p>1.0269999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28.2060001" table:style-name="ce4">
            <text:p>1739043428.206</text:p>
          </table:table-cell>
          <table:table-cell office:value-type="float" office:value="1739043429.691" table:style-name="ce4">
            <text:p>1739043429.69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49998950958252" table:formula="of:=[.B638]-[.A638]" table:style-name="ce1">
            <text:p>1.484999895</text:p>
          </table:table-cell>
          <table:table-cell table:style-name="ce1"/>
          <table:table-cell office:value-type="float" office:value="1.0969998836517332" table:formula="of:=[.H638] - [.$I$720]" table:style-name="ce1">
            <text:p>1.09699988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28.9059999" table:style-name="ce4">
            <text:p>1739043428.906</text:p>
          </table:table-cell>
          <table:table-cell office:value-type="float" office:value="1739043430.5220001" table:style-name="ce4">
            <text:p>1739043430.52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160001754760742" table:formula="of:=[.B639]-[.A639]" table:style-name="ce1">
            <text:p>1.616000175</text:p>
          </table:table-cell>
          <table:table-cell table:style-name="ce1"/>
          <table:table-cell office:value-type="float" office:value="1.2280001640319822" table:formula="of:=[.H639] - [.$I$720]" table:style-name="ce1">
            <text:p>1.22800016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29.3729999" table:style-name="ce4">
            <text:p>1739043429.373</text:p>
          </table:table-cell>
          <table:table-cell office:value-type="float" office:value="1739043430.77" table:style-name="ce4">
            <text:p>1739043430.77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70000743865967" table:formula="of:=[.B640]-[.A640]" table:style-name="ce1">
            <text:p>1.397000074</text:p>
          </table:table-cell>
          <table:table-cell table:style-name="ce1"/>
          <table:table-cell office:value-type="float" office:value="1.0090000629425047" table:formula="of:=[.H640] - [.$I$720]" table:style-name="ce1">
            <text:p>1.00900006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29.4059999" table:style-name="ce4">
            <text:p>1739043429.406</text:p>
          </table:table-cell>
          <table:table-cell office:value-type="float" office:value="1739043430.865" table:style-name="ce4">
            <text:p>1739043430.86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590001106262207" table:formula="of:=[.B641]-[.A641]" table:style-name="ce1">
            <text:p>1.459000111</text:p>
          </table:table-cell>
          <table:table-cell table:style-name="ce1"/>
          <table:table-cell office:value-type="float" office:value="1.0710000991821287" table:formula="of:=[.H641] - [.$I$720]" table:style-name="ce1">
            <text:p>1.07100009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29.7060001" table:style-name="ce4">
            <text:p>1739043429.706</text:p>
          </table:table-cell>
          <table:table-cell office:value-type="float" office:value="1739043430.9649999" table:style-name="ce4">
            <text:p>1739043430.96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589998245239258" table:formula="of:=[.B642]-[.A642]" table:style-name="ce1">
            <text:p>1.258999825</text:p>
          </table:table-cell>
          <table:table-cell table:style-name="ce1"/>
          <table:table-cell office:value-type="float" office:value="0.87099981307983376" table:formula="of:=[.H642] - [.$I$720]" table:style-name="ce1">
            <text:p>0.87099981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29.74" table:style-name="ce4">
            <text:p>1739043429.740</text:p>
          </table:table-cell>
          <table:table-cell office:value-type="float" office:value="1739043431.066" table:style-name="ce4">
            <text:p>1739043431.06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259999752044678" table:formula="of:=[.B643]-[.A643]" table:style-name="ce1">
            <text:p>1.325999975</text:p>
          </table:table-cell>
          <table:table-cell table:style-name="ce1"/>
          <table:table-cell office:value-type="float" office:value="0.93799996376037575" table:formula="of:=[.H643] - [.$I$720]" table:style-name="ce1">
            <text:p>0.93799996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29.773" table:style-name="ce4">
            <text:p>1739043429.773</text:p>
          </table:table-cell>
          <table:table-cell office:value-type="float" office:value="1739043431.164" table:style-name="ce4">
            <text:p>1739043431.16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10000324249268" table:formula="of:=[.B644]-[.A644]" table:style-name="ce1">
            <text:p>1.391000032</text:p>
          </table:table-cell>
          <table:table-cell table:style-name="ce1"/>
          <table:table-cell office:value-type="float" office:value="1.0030000209808347" table:formula="of:=[.H644] - [.$I$720]" table:style-name="ce1">
            <text:p>1.00300002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30.1400001" table:style-name="ce4">
            <text:p>1739043430.140</text:p>
          </table:table-cell>
          <table:table-cell office:value-type="float" office:value="1739043431.7279999" table:style-name="ce4">
            <text:p>1739043431.72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879998207092285" table:formula="of:=[.B645]-[.A645]" table:style-name="ce1">
            <text:p>1.587999821</text:p>
          </table:table-cell>
          <table:table-cell table:style-name="ce1"/>
          <table:table-cell office:value-type="float" office:value="1.1999998092651365" table:formula="of:=[.H645] - [.$I$720]" table:style-name="ce1">
            <text:p>1.19999980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30.3729999" table:style-name="ce4">
            <text:p>1739043430.373</text:p>
          </table:table-cell>
          <table:table-cell office:value-type="float" office:value="1739043431.8280001" table:style-name="ce4">
            <text:p>1739043431.82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550001621246338" table:formula="of:=[.B646]-[.A646]" table:style-name="ce1">
            <text:p>1.455000162</text:p>
          </table:table-cell>
          <table:table-cell table:style-name="ce1"/>
          <table:table-cell office:value-type="float" office:value="1.0670001506805418" table:formula="of:=[.H646] - [.$I$720]" table:style-name="ce1">
            <text:p>1.06700015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30.6730001" table:style-name="ce4">
            <text:p>1739043430.673</text:p>
          </table:table-cell>
          <table:table-cell office:value-type="float" office:value="1739043431.925" table:style-name="ce4">
            <text:p>1739043431.92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519998550415039" table:formula="of:=[.B647]-[.A647]" table:style-name="ce1">
            <text:p>1.251999855</text:p>
          </table:table-cell>
          <table:table-cell table:style-name="ce1"/>
          <table:table-cell office:value-type="float" office:value="0.86399984359741189" table:formula="of:=[.H647] - [.$I$720]" table:style-name="ce1">
            <text:p>0.86399984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30.7060001" table:style-name="ce4">
            <text:p>1739043430.706</text:p>
          </table:table-cell>
          <table:table-cell office:value-type="float" office:value="1739043432.0190001" table:style-name="ce4">
            <text:p>1739043432.01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12999963760376" table:formula="of:=[.B648]-[.A648]" table:style-name="ce1">
            <text:p>1.312999964</text:p>
          </table:table-cell>
          <table:table-cell table:style-name="ce1"/>
          <table:table-cell office:value-type="float" office:value="0.92499995231628396" table:formula="of:=[.H648] - [.$I$720]" table:style-name="ce1">
            <text:p>0.92499995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30.74" table:style-name="ce4">
            <text:p>1739043430.740</text:p>
          </table:table-cell>
          <table:table-cell office:value-type="float" office:value="1739043432.1170001" table:style-name="ce4">
            <text:p>1739043432.11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77000093460083" table:formula="of:=[.B649]-[.A649]" table:style-name="ce1">
            <text:p>1.377000093</text:p>
          </table:table-cell>
          <table:table-cell table:style-name="ce1"/>
          <table:table-cell office:value-type="float" office:value="0.98900008201599099" table:formula="of:=[.H649] - [.$I$720]" table:style-name="ce1">
            <text:p>0.98900008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30.9059999" table:style-name="ce4">
            <text:p>1739043430.906</text:p>
          </table:table-cell>
          <table:table-cell office:value-type="float" office:value="1739043432.26" table:style-name="ce4">
            <text:p>1739043432.26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540000915527344" table:formula="of:=[.B650]-[.A650]" table:style-name="ce1">
            <text:p>1.354000092</text:p>
          </table:table-cell>
          <table:table-cell table:style-name="ce1"/>
          <table:table-cell office:value-type="float" office:value="0.96600008010864236" table:formula="of:=[.H650] - [.$I$720]" table:style-name="ce1">
            <text:p>0.9660000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33.04" table:style-name="ce4">
            <text:p>1739043433.040</text:p>
          </table:table-cell>
          <table:table-cell office:value-type="float" office:value="1739043434.197" table:style-name="ce4">
            <text:p>1739043434.19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1570000648498535" table:formula="of:=[.B651]-[.A651]" table:style-name="ce1">
            <text:p>1.157000065</text:p>
          </table:table-cell>
          <table:table-cell table:style-name="ce1"/>
          <table:table-cell office:value-type="float" office:value="0.7690000534057615" table:formula="of:=[.H651] - [.$I$720]" table:style-name="ce1">
            <text:p>0.76900005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34.8729999" table:style-name="ce4">
            <text:p>1739043434.873</text:p>
          </table:table-cell>
          <table:table-cell office:value-type="float" office:value="1739043436.2550001" table:style-name="ce4">
            <text:p>1739043436.25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82000207901001" table:formula="of:=[.B652]-[.A652]" table:style-name="ce1">
            <text:p>1.382000208</text:p>
          </table:table-cell>
          <table:table-cell table:style-name="ce1"/>
          <table:table-cell office:value-type="float" office:value="0.99400019645690896" table:formula="of:=[.H652] - [.$I$720]" table:style-name="ce1">
            <text:p>0.994000196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34.9400001" table:style-name="ce4">
            <text:p>1739043434.940</text:p>
          </table:table-cell>
          <table:table-cell office:value-type="float" office:value="1739043436.348" table:style-name="ce4">
            <text:p>1739043436.34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79999923706055" table:formula="of:=[.B653]-[.A653]" table:style-name="ce1">
            <text:p>1.407999992</text:p>
          </table:table-cell>
          <table:table-cell table:style-name="ce1"/>
          <table:table-cell office:value-type="float" office:value="1.0199999809265134" table:formula="of:=[.H653] - [.$I$720]" table:style-name="ce1">
            <text:p>1.01999998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35.1400001" table:style-name="ce4">
            <text:p>1739043435.140</text:p>
          </table:table-cell>
          <table:table-cell office:value-type="float" office:value="1739043436.454" table:style-name="ce4">
            <text:p>1739043436.45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139998912811279" table:formula="of:=[.B654]-[.A654]" table:style-name="ce1">
            <text:p>1.313999891</text:p>
          </table:table-cell>
          <table:table-cell table:style-name="ce1"/>
          <table:table-cell office:value-type="float" office:value="0.92599987983703591" table:formula="of:=[.H654] - [.$I$720]" table:style-name="ce1">
            <text:p>0.9259998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35.1730001" table:style-name="ce4">
            <text:p>1739043435.173</text:p>
          </table:table-cell>
          <table:table-cell office:value-type="float" office:value="1739043436.55" table:style-name="ce4">
            <text:p>1739043436.55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769998550415039" table:formula="of:=[.B655]-[.A655]" table:style-name="ce1">
            <text:p>1.376999855</text:p>
          </table:table-cell>
          <table:table-cell table:style-name="ce1"/>
          <table:table-cell office:value-type="float" office:value="0.98899984359741189" table:formula="of:=[.H655] - [.$I$720]" table:style-name="ce1">
            <text:p>0.98899984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35.306" table:style-name="ce4">
            <text:p>1739043435.306</text:p>
          </table:table-cell>
          <table:table-cell office:value-type="float" office:value="1739043441.0799999" table:style-name="ce4">
            <text:p>1739043441.08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5.7739999294281006" table:formula="of:=[.B656]-[.A656]" table:style-name="ce1">
            <text:p>5.773999929</text:p>
          </table:table-cell>
          <table:table-cell table:style-name="ce1"/>
          <table:table-cell office:value-type="float" office:value="5.3859999179840088" table:formula="of:=[.H656] - [.$I$720]" table:style-name="ce1">
            <text:p>5.38599991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39.9400001" table:style-name="ce4">
            <text:p>1739043439.940</text:p>
          </table:table-cell>
          <table:table-cell office:value-type="float" office:value="1739043441.6400001" table:style-name="ce4">
            <text:p>1739043441.64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7000000476837158" table:formula="of:=[.B657]-[.A657]" table:style-name="ce1">
            <text:p>1.700000048</text:p>
          </table:table-cell>
          <table:table-cell table:style-name="ce1"/>
          <table:table-cell office:value-type="float" office:value="1.3120000362396238" table:formula="of:=[.H657] - [.$I$720]" table:style-name="ce1">
            <text:p>1.312000036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40.3399999" table:style-name="ce4">
            <text:p>1739043440.340</text:p>
          </table:table-cell>
          <table:table-cell office:value-type="float" office:value="1739043441.753" table:style-name="ce4">
            <text:p>1739043441.75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130001068115234" table:formula="of:=[.B658]-[.A658]" table:style-name="ce1">
            <text:p>1.413000107</text:p>
          </table:table-cell>
          <table:table-cell table:style-name="ce1"/>
          <table:table-cell office:value-type="float" office:value="1.0250000953674314" table:formula="of:=[.H658] - [.$I$720]" table:style-name="ce1">
            <text:p>1.02500009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40.506" table:style-name="ce4">
            <text:p>1739043440.506</text:p>
          </table:table-cell>
          <table:table-cell office:value-type="float" office:value="1739043441.934" table:style-name="ce4">
            <text:p>1739043441.93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279999732971191" table:formula="of:=[.B659]-[.A659]" table:style-name="ce1">
            <text:p>1.427999973</text:p>
          </table:table-cell>
          <table:table-cell table:style-name="ce1"/>
          <table:table-cell office:value-type="float" office:value="1.0399999618530271" table:formula="of:=[.H659] - [.$I$720]" table:style-name="ce1">
            <text:p>1.03999996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40.7060001" table:style-name="ce4">
            <text:p>1739043440.706</text:p>
          </table:table-cell>
          <table:table-cell office:value-type="float" office:value="1739043442.0710001" table:style-name="ce4">
            <text:p>1739043442.07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650000095367432" table:formula="of:=[.B660]-[.A660]" table:style-name="ce1">
            <text:p>1.36500001</text:p>
          </table:table-cell>
          <table:table-cell table:style-name="ce1"/>
          <table:table-cell office:value-type="float" office:value="0.97699999809265115" table:formula="of:=[.H660] - [.$I$720]" table:style-name="ce1">
            <text:p>0.97699999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40.773" table:style-name="ce4">
            <text:p>1739043440.773</text:p>
          </table:table-cell>
          <table:table-cell office:value-type="float" office:value="1739043442.1719999" table:style-name="ce4">
            <text:p>1739043442.17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89999294281006" table:formula="of:=[.B661]-[.A661]" table:style-name="ce1">
            <text:p>1.398999929</text:p>
          </table:table-cell>
          <table:table-cell table:style-name="ce1"/>
          <table:table-cell office:value-type="float" office:value="1.0109999179840086" table:formula="of:=[.H661] - [.$I$720]" table:style-name="ce1">
            <text:p>1.01099991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42.073" table:style-name="ce4">
            <text:p>1739043442.073</text:p>
          </table:table-cell>
          <table:table-cell office:value-type="float" office:value="1739043443.391" table:style-name="ce4">
            <text:p>1739043443.39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180000782012939" table:formula="of:=[.B662]-[.A662]" table:style-name="ce1">
            <text:p>1.318000078</text:p>
          </table:table-cell>
          <table:table-cell table:style-name="ce1"/>
          <table:table-cell office:value-type="float" office:value="0.93000006675720193" table:formula="of:=[.H662] - [.$I$720]" table:style-name="ce1">
            <text:p>0.93000006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42.4400001" table:style-name="ce4">
            <text:p>1739043442.440</text:p>
          </table:table-cell>
          <table:table-cell office:value-type="float" office:value="1739043444.592" table:style-name="ce4">
            <text:p>1739043444.59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1519999504089355" table:formula="of:=[.B663]-[.A663]" table:style-name="ce1">
            <text:p>2.15199995</text:p>
          </table:table-cell>
          <table:table-cell table:style-name="ce1"/>
          <table:table-cell office:value-type="float" office:value="1.7639999389648435" table:formula="of:=[.H663] - [.$I$720]" table:style-name="ce1">
            <text:p>1.76399993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42.74" table:style-name="ce4">
            <text:p>1739043442.740</text:p>
          </table:table-cell>
          <table:table-cell office:value-type="float" office:value="1739043444.596" table:style-name="ce4">
            <text:p>1739043444.59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8559999465942383" table:formula="of:=[.B664]-[.A664]" table:style-name="ce1">
            <text:p>1.855999947</text:p>
          </table:table-cell>
          <table:table-cell table:style-name="ce1"/>
          <table:table-cell office:value-type="float" office:value="1.4679999351501463" table:formula="of:=[.H664] - [.$I$720]" table:style-name="ce1">
            <text:p>1.46799993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43.073" table:style-name="ce4">
            <text:p>1739043443.073</text:p>
          </table:table-cell>
          <table:table-cell office:value-type="float" office:value="1739043444.698" table:style-name="ce4">
            <text:p>1739043444.69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25" table:formula="of:=[.B665]-[.A665]" table:style-name="ce1">
            <text:p>1.625</text:p>
          </table:table-cell>
          <table:table-cell table:style-name="ce1"/>
          <table:table-cell office:value-type="float" office:value="1.236999988555908" table:formula="of:=[.H665] - [.$I$720]" table:style-name="ce1">
            <text:p>1.23699998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43.4059999" table:style-name="ce4">
            <text:p>1739043443.406</text:p>
          </table:table-cell>
          <table:table-cell office:value-type="float" office:value="1739043444.7019999" table:style-name="ce4">
            <text:p>1739043444.70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960000038146973" table:formula="of:=[.B666]-[.A666]" table:style-name="ce1">
            <text:p>1.296000004</text:p>
          </table:table-cell>
          <table:table-cell table:style-name="ce1"/>
          <table:table-cell office:value-type="float" office:value="0.90799999237060525" table:formula="of:=[.H666] - [.$I$720]" table:style-name="ce1">
            <text:p>0.90799999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43.4400001" table:style-name="ce4">
            <text:p>1739043443.440</text:p>
          </table:table-cell>
          <table:table-cell office:value-type="float" office:value="1739043444.7309999" table:style-name="ce4">
            <text:p>1739043444.73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909998893737793" table:formula="of:=[.B667]-[.A667]" table:style-name="ce1">
            <text:p>1.290999889</text:p>
          </table:table-cell>
          <table:table-cell table:style-name="ce1"/>
          <table:table-cell office:value-type="float" office:value="0.90299987792968728" table:formula="of:=[.H667] - [.$I$720]" table:style-name="ce1">
            <text:p>0.90299987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43.473" table:style-name="ce4">
            <text:p>1739043443.473</text:p>
          </table:table-cell>
          <table:table-cell office:value-type="float" office:value="1739043444.823" table:style-name="ce4">
            <text:p>1739043444.82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499999046325684" table:formula="of:=[.B668]-[.A668]" table:style-name="ce1">
            <text:p>1.349999905</text:p>
          </table:table-cell>
          <table:table-cell table:style-name="ce1"/>
          <table:table-cell office:value-type="float" office:value="0.96199989318847634" table:formula="of:=[.H668] - [.$I$720]" table:style-name="ce1">
            <text:p>0.96199989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43.8729999" table:style-name="ce4">
            <text:p>1739043443.873</text:p>
          </table:table-cell>
          <table:table-cell office:value-type="float" office:value="1739043444.921" table:style-name="ce4">
            <text:p>1739043444.92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0480000972747803" table:formula="of:=[.B669]-[.A669]" table:style-name="ce1">
            <text:p>1.048000097</text:p>
          </table:table-cell>
          <table:table-cell table:style-name="ce1"/>
          <table:table-cell office:value-type="float" office:value="0.66000008583068825" table:formula="of:=[.H669] - [.$I$720]" table:style-name="ce1">
            <text:p>0.660000086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43.9059999" table:style-name="ce4">
            <text:p>1739043443.906</text:p>
          </table:table-cell>
          <table:table-cell office:value-type="float" office:value="1739043445.0150001" table:style-name="ce4">
            <text:p>1739043445.01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1090002059936523" table:formula="of:=[.B670]-[.A670]" table:style-name="ce1">
            <text:p>1.109000206</text:p>
          </table:table-cell>
          <table:table-cell table:style-name="ce1"/>
          <table:table-cell office:value-type="float" office:value="0.72100019454956032" table:formula="of:=[.H670] - [.$I$720]" table:style-name="ce1">
            <text:p>0.72100019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43.9400001" table:style-name="ce4">
            <text:p>1739043443.940</text:p>
          </table:table-cell>
          <table:table-cell office:value-type="float" office:value="1739043445.112" table:style-name="ce4">
            <text:p>1739043445.11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1719999313354492" table:formula="of:=[.B671]-[.A671]" table:style-name="ce1">
            <text:p>1.171999931</text:p>
          </table:table-cell>
          <table:table-cell table:style-name="ce1"/>
          <table:table-cell office:value-type="float" office:value="0.7839999198913572" table:formula="of:=[.H671] - [.$I$720]" table:style-name="ce1">
            <text:p>0.7839999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43.973" table:style-name="ce4">
            <text:p>1739043443.973</text:p>
          </table:table-cell>
          <table:table-cell office:value-type="float" office:value="1739043445.2160001" table:style-name="ce4">
            <text:p>1739043445.21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430000305175781" table:formula="of:=[.B672]-[.A672]" table:style-name="ce1">
            <text:p>1.243000031</text:p>
          </table:table-cell>
          <table:table-cell table:style-name="ce1"/>
          <table:table-cell office:value-type="float" office:value="0.85500001907348611" table:formula="of:=[.H672] - [.$I$720]" table:style-name="ce1">
            <text:p>0.85500001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44.006" table:style-name="ce4">
            <text:p>1739043444.006</text:p>
          </table:table-cell>
          <table:table-cell office:value-type="float" office:value="1739043445.3080001" table:style-name="ce4">
            <text:p>1739043445.30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020000457763672" table:formula="of:=[.B673]-[.A673]" table:style-name="ce1">
            <text:p>1.302000046</text:p>
          </table:table-cell>
          <table:table-cell table:style-name="ce1"/>
          <table:table-cell office:value-type="float" office:value="0.91400003433227517" table:formula="of:=[.H673] - [.$I$720]" table:style-name="ce1">
            <text:p>0.91400003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44.04" table:style-name="ce4">
            <text:p>1739043444.040</text:p>
          </table:table-cell>
          <table:table-cell office:value-type="float" office:value="1739043445.4089999" table:style-name="ce4">
            <text:p>1739043445.40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689999580383301" table:formula="of:=[.B674]-[.A674]" table:style-name="ce1">
            <text:p>1.368999958</text:p>
          </table:table-cell>
          <table:table-cell table:style-name="ce1"/>
          <table:table-cell office:value-type="float" office:value="0.98099994659423806" table:formula="of:=[.H674] - [.$I$720]" table:style-name="ce1">
            <text:p>0.98099994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44.273" table:style-name="ce4">
            <text:p>1739043444.273</text:p>
          </table:table-cell>
          <table:table-cell office:value-type="float" office:value="1739043445.513" table:style-name="ce4">
            <text:p>1739043445.51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400000095367432" table:formula="of:=[.B675]-[.A675]" table:style-name="ce1">
            <text:p>1.24000001</text:p>
          </table:table-cell>
          <table:table-cell table:style-name="ce1"/>
          <table:table-cell office:value-type="float" office:value="0.85199999809265115" table:formula="of:=[.H675] - [.$I$720]" table:style-name="ce1">
            <text:p>0.85199999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44.306" table:style-name="ce4">
            <text:p>1739043444.306</text:p>
          </table:table-cell>
          <table:table-cell office:value-type="float" office:value="1739043445.6459999" table:style-name="ce4">
            <text:p>1739043445.64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399999141693115" table:formula="of:=[.B676]-[.A676]" table:style-name="ce1">
            <text:p>1.339999914</text:p>
          </table:table-cell>
          <table:table-cell table:style-name="ce1"/>
          <table:table-cell office:value-type="float" office:value="0.9519999027252195" table:formula="of:=[.H676] - [.$I$720]" table:style-name="ce1">
            <text:p>0.95199990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44.3399999" table:style-name="ce4">
            <text:p>1739043444.340</text:p>
          </table:table-cell>
          <table:table-cell office:value-type="float" office:value="1739043445.747" table:style-name="ce4">
            <text:p>1739043445.74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70000648498535" table:formula="of:=[.B677]-[.A677]" table:style-name="ce1">
            <text:p>1.407000065</text:p>
          </table:table-cell>
          <table:table-cell table:style-name="ce1"/>
          <table:table-cell office:value-type="float" office:value="1.0190000534057615" table:formula="of:=[.H677] - [.$I$720]" table:style-name="ce1">
            <text:p>1.01900005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45.54" table:style-name="ce4">
            <text:p>1739043445.540</text:p>
          </table:table-cell>
          <table:table-cell office:value-type="float" office:value="1739043447.2750001" table:style-name="ce4">
            <text:p>1739043447.27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7350001335144043" table:formula="of:=[.B678]-[.A678]" table:style-name="ce1">
            <text:p>1.735000134</text:p>
          </table:table-cell>
          <table:table-cell table:style-name="ce1"/>
          <table:table-cell office:value-type="float" office:value="1.3470001220703123" table:formula="of:=[.H678] - [.$I$720]" table:style-name="ce1">
            <text:p>1.34700012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46.4400001" table:style-name="ce4">
            <text:p>1739043446.440</text:p>
          </table:table-cell>
          <table:table-cell office:value-type="float" office:value="1739043447.8429999" table:style-name="ce4">
            <text:p>1739043447.84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29998779296875" table:formula="of:=[.B679]-[.A679]" table:style-name="ce1">
            <text:p>1.402999878</text:p>
          </table:table-cell>
          <table:table-cell table:style-name="ce1"/>
          <table:table-cell office:value-type="float" office:value="1.0149998664855955" table:formula="of:=[.H679] - [.$I$720]" table:style-name="ce1">
            <text:p>1.014999866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46.6730001" table:style-name="ce4">
            <text:p>1739043446.673</text:p>
          </table:table-cell>
          <table:table-cell office:value-type="float" office:value="1739043447.9360001" table:style-name="ce4">
            <text:p>1739043447.93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630000114440918" table:formula="of:=[.B680]-[.A680]" table:style-name="ce1">
            <text:p>1.263000011</text:p>
          </table:table-cell>
          <table:table-cell table:style-name="ce1"/>
          <table:table-cell office:value-type="float" office:value="0.87499999999999978" table:formula="of:=[.H680] - [.$I$720]" table:style-name="ce1">
            <text:p>0.87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46.7060001" table:style-name="ce4">
            <text:p>1739043446.706</text:p>
          </table:table-cell>
          <table:table-cell office:value-type="float" office:value="1739043448.187" table:style-name="ce4">
            <text:p>1739043448.18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09999465942383" table:formula="of:=[.B681]-[.A681]" table:style-name="ce1">
            <text:p>1.480999947</text:p>
          </table:table-cell>
          <table:table-cell table:style-name="ce1"/>
          <table:table-cell office:value-type="float" office:value="1.0929999351501463" table:formula="of:=[.H681] - [.$I$720]" table:style-name="ce1">
            <text:p>1.09299993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47.04" table:style-name="ce4">
            <text:p>1739043447.040</text:p>
          </table:table-cell>
          <table:table-cell office:value-type="float" office:value="1739043448.276" table:style-name="ce4">
            <text:p>1739043448.27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360000610351563" table:formula="of:=[.B682]-[.A682]" table:style-name="ce1">
            <text:p>1.236000061</text:p>
          </table:table-cell>
          <table:table-cell table:style-name="ce1"/>
          <table:table-cell office:value-type="float" office:value="0.84800004959106423" table:formula="of:=[.H682] - [.$I$720]" table:style-name="ce1">
            <text:p>0.8480000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47.073" table:style-name="ce4">
            <text:p>1739043447.073</text:p>
          </table:table-cell>
          <table:table-cell office:value-type="float" office:value="1739043448.372" table:style-name="ce4">
            <text:p>1739043448.37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990000247955322" table:formula="of:=[.B683]-[.A683]" table:style-name="ce1">
            <text:p>1.299000025</text:p>
          </table:table-cell>
          <table:table-cell table:style-name="ce1"/>
          <table:table-cell office:value-type="float" office:value="0.91100001335144021" table:formula="of:=[.H683] - [.$I$720]" table:style-name="ce1">
            <text:p>0.91100001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47.6400001" table:style-name="ce4">
            <text:p>1739043447.640</text:p>
          </table:table-cell>
          <table:table-cell office:value-type="float" office:value="1739043449.911" table:style-name="ce4">
            <text:p>1739043449.91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2709999084472656" table:formula="of:=[.B684]-[.A684]" table:style-name="ce1">
            <text:p>2.270999908</text:p>
          </table:table-cell>
          <table:table-cell table:style-name="ce1"/>
          <table:table-cell office:value-type="float" office:value="1.8829998970031736" table:formula="of:=[.H684] - [.$I$720]" table:style-name="ce1">
            <text:p>1.88299989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48.7060001" table:style-name="ce4">
            <text:p>1739043448.706</text:p>
          </table:table-cell>
          <table:table-cell office:value-type="float" office:value="1739043450.1429999" table:style-name="ce4">
            <text:p>1739043450.14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69997978210449" table:formula="of:=[.B685]-[.A685]" table:style-name="ce1">
            <text:p>1.436999798</text:p>
          </table:table-cell>
          <table:table-cell table:style-name="ce1"/>
          <table:table-cell office:value-type="float" office:value="1.0489997863769529" table:formula="of:=[.H685] - [.$I$720]" table:style-name="ce1">
            <text:p>1.048999786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49.006" table:style-name="ce4">
            <text:p>1739043449.006</text:p>
          </table:table-cell>
          <table:table-cell office:value-type="float" office:value="1739043450.2420001" table:style-name="ce4">
            <text:p>1739043450.24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360000610351563" table:formula="of:=[.B686]-[.A686]" table:style-name="ce1">
            <text:p>1.236000061</text:p>
          </table:table-cell>
          <table:table-cell table:style-name="ce1"/>
          <table:table-cell office:value-type="float" office:value="0.84800004959106423" table:formula="of:=[.H686] - [.$I$720]" table:style-name="ce1">
            <text:p>0.8480000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49.04" table:style-name="ce4">
            <text:p>1739043449.040</text:p>
          </table:table-cell>
          <table:table-cell office:value-type="float" office:value="1739043450.3510001" table:style-name="ce4">
            <text:p>1739043450.35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110001087188721" table:formula="of:=[.B687]-[.A687]" table:style-name="ce1">
            <text:p>1.311000109</text:p>
          </table:table-cell>
          <table:table-cell table:style-name="ce1"/>
          <table:table-cell office:value-type="float" office:value="0.92300009727478005" table:formula="of:=[.H687] - [.$I$720]" table:style-name="ce1">
            <text:p>0.92300009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49.1059999" table:style-name="ce4">
            <text:p>1739043449.106</text:p>
          </table:table-cell>
          <table:table-cell office:value-type="float" office:value="1739043453.401" table:style-name="ce4">
            <text:p>1739043453.40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4.2950000762939453" table:formula="of:=[.B688]-[.A688]" table:style-name="ce1">
            <text:p>4.295000076</text:p>
          </table:table-cell>
          <table:table-cell table:style-name="ce1"/>
          <table:table-cell office:value-type="float" office:value="3.9070000648498535" table:formula="of:=[.H688] - [.$I$720]" table:style-name="ce1">
            <text:p>3.90700006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49.3399999" table:style-name="ce4">
            <text:p>1739043449.340</text:p>
          </table:table-cell>
          <table:table-cell office:value-type="float" office:value="1739043453.5120001" table:style-name="ce4">
            <text:p>1739043453.51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4.1720001697540283" table:formula="of:=[.B689]-[.A689]" table:style-name="ce1">
            <text:p>4.17200017</text:p>
          </table:table-cell>
          <table:table-cell table:style-name="ce1"/>
          <table:table-cell office:value-type="float" office:value="3.7840001583099365" table:formula="of:=[.H689] - [.$I$720]" table:style-name="ce1">
            <text:p>3.78400015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52.306" table:style-name="ce4">
            <text:p>1739043452.306</text:p>
          </table:table-cell>
          <table:table-cell office:value-type="float" office:value="1739043454.016" table:style-name="ce4">
            <text:p>1739043454.01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7100000381469727" table:formula="of:=[.B690]-[.A690]" table:style-name="ce1">
            <text:p>1.710000038</text:p>
          </table:table-cell>
          <table:table-cell table:style-name="ce1"/>
          <table:table-cell office:value-type="float" office:value="1.3220000267028806" table:formula="of:=[.H690] - [.$I$720]" table:style-name="ce1">
            <text:p>1.322000027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53.04" table:style-name="ce4">
            <text:p>1739043453.040</text:p>
          </table:table-cell>
          <table:table-cell office:value-type="float" office:value="1739043455.115" table:style-name="ce4">
            <text:p>1739043455.11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0750000476837158" table:formula="of:=[.B691]-[.A691]" table:style-name="ce1">
            <text:p>2.075000048</text:p>
          </table:table-cell>
          <table:table-cell table:style-name="ce1"/>
          <table:table-cell office:value-type="float" office:value="1.6870000362396238" table:formula="of:=[.H691] - [.$I$720]" table:style-name="ce1">
            <text:p>1.687000036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53.9059999" table:style-name="ce4">
            <text:p>1739043453.906</text:p>
          </table:table-cell>
          <table:table-cell office:value-type="float" office:value="1739043455.223" table:style-name="ce4">
            <text:p>1739043455.22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17000150680542" table:formula="of:=[.B692]-[.A692]" table:style-name="ce1">
            <text:p>1.317000151</text:p>
          </table:table-cell>
          <table:table-cell table:style-name="ce1"/>
          <table:table-cell office:value-type="float" office:value="0.92900013923644997" table:formula="of:=[.H692] - [.$I$720]" table:style-name="ce1">
            <text:p>0.929000139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54.4059999" table:style-name="ce4">
            <text:p>1739043454.406</text:p>
          </table:table-cell>
          <table:table-cell office:value-type="float" office:value="1739043455.7939999" table:style-name="ce4">
            <text:p>1739043455.79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880000114440918" table:formula="of:=[.B693]-[.A693]" table:style-name="ce1">
            <text:p>1.388000011</text:p>
          </table:table-cell>
          <table:table-cell table:style-name="ce1"/>
          <table:table-cell office:value-type="float" office:value="0.99999999999999978" table:formula="of:=[.H693] - [.$I$720]" table:style-name="ce1">
            <text:p>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54.573" table:style-name="ce4">
            <text:p>1739043454.573</text:p>
          </table:table-cell>
          <table:table-cell office:value-type="float" office:value="1739043455.888" table:style-name="ce4">
            <text:p>1739043455.88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15000057220459" table:formula="of:=[.B694]-[.A694]" table:style-name="ce1">
            <text:p>1.315000057</text:p>
          </table:table-cell>
          <table:table-cell table:style-name="ce1"/>
          <table:table-cell office:value-type="float" office:value="0.92700004577636697" table:formula="of:=[.H694] - [.$I$720]" table:style-name="ce1">
            <text:p>0.927000046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54.6400001" table:style-name="ce4">
            <text:p>1739043454.640</text:p>
          </table:table-cell>
          <table:table-cell office:value-type="float" office:value="1739043456.0309999" table:style-name="ce4">
            <text:p>1739043456.03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09997940063477" table:formula="of:=[.B695]-[.A695]" table:style-name="ce1">
            <text:p>1.390999794</text:p>
          </table:table-cell>
          <table:table-cell table:style-name="ce1"/>
          <table:table-cell office:value-type="float" office:value="1.0029997825622556" table:formula="of:=[.H695] - [.$I$720]" table:style-name="ce1">
            <text:p>1.00299978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54.973" table:style-name="ce4">
            <text:p>1739043454.973</text:p>
          </table:table-cell>
          <table:table-cell office:value-type="float" office:value="1739043456.1300001" table:style-name="ce4">
            <text:p>1739043456.13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1570000648498535" table:formula="of:=[.B696]-[.A696]" table:style-name="ce1">
            <text:p>1.157000065</text:p>
          </table:table-cell>
          <table:table-cell table:style-name="ce1"/>
          <table:table-cell office:value-type="float" office:value="0.7690000534057615" table:formula="of:=[.H696] - [.$I$720]" table:style-name="ce1">
            <text:p>0.76900005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55.006" table:style-name="ce4">
            <text:p>1739043455.006</text:p>
          </table:table-cell>
          <table:table-cell office:value-type="float" office:value="1739043456.227" table:style-name="ce4">
            <text:p>1739043456.22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209999561309814" table:formula="of:=[.B697]-[.A697]" table:style-name="ce1">
            <text:p>1.220999956</text:p>
          </table:table-cell>
          <table:table-cell table:style-name="ce1"/>
          <table:table-cell office:value-type="float" office:value="0.83299994468688943" table:formula="of:=[.H697] - [.$I$720]" table:style-name="ce1">
            <text:p>0.83299994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55.04" table:style-name="ce4">
            <text:p>1739043455.040</text:p>
          </table:table-cell>
          <table:table-cell office:value-type="float" office:value="1739043456.3329999" table:style-name="ce4">
            <text:p>1739043456.33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929999828338623" table:formula="of:=[.B698]-[.A698]" table:style-name="ce1">
            <text:p>1.292999983</text:p>
          </table:table-cell>
          <table:table-cell table:style-name="ce1"/>
          <table:table-cell office:value-type="float" office:value="0.90499997138977029" table:formula="of:=[.H698] - [.$I$720]" table:style-name="ce1">
            <text:p>0.90499997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55.54" table:style-name="ce4">
            <text:p>1739043455.540</text:p>
          </table:table-cell>
          <table:table-cell office:value-type="float" office:value="1739043457.0190001" table:style-name="ce4">
            <text:p>1739043457.01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90000915527344" table:formula="of:=[.B699]-[.A699]" table:style-name="ce1">
            <text:p>1.479000092</text:p>
          </table:table-cell>
          <table:table-cell table:style-name="ce1"/>
          <table:table-cell office:value-type="float" office:value="1.0910000801086424" table:formula="of:=[.H699] - [.$I$720]" table:style-name="ce1">
            <text:p>1.0910000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55.806" table:style-name="ce4">
            <text:p>1739043455.806</text:p>
          </table:table-cell>
          <table:table-cell office:value-type="float" office:value="1739043457.112" table:style-name="ce4">
            <text:p>1739043457.11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059999942779541" table:formula="of:=[.B700]-[.A700]" table:style-name="ce1">
            <text:p>1.305999994</text:p>
          </table:table-cell>
          <table:table-cell table:style-name="ce1"/>
          <table:table-cell office:value-type="float" office:value="0.91799998283386208" table:formula="of:=[.H700] - [.$I$720]" table:style-name="ce1">
            <text:p>0.91799998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55.8399999" table:style-name="ce4">
            <text:p>1739043455.840</text:p>
          </table:table-cell>
          <table:table-cell office:value-type="float" office:value="1739043457.25" table:style-name="ce4">
            <text:p>1739043457.25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100000858306885" table:formula="of:=[.B701]-[.A701]" table:style-name="ce1">
            <text:p>1.410000086</text:p>
          </table:table-cell>
          <table:table-cell table:style-name="ce1"/>
          <table:table-cell office:value-type="float" office:value="1.0220000743865965" table:formula="of:=[.H701] - [.$I$720]" table:style-name="ce1">
            <text:p>1.02200007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56.1730001" table:style-name="ce4">
            <text:p>1739043456.173</text:p>
          </table:table-cell>
          <table:table-cell office:value-type="float" office:value="1739043457.8469999" table:style-name="ce4">
            <text:p>1739043457.84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739997863769531" table:formula="of:=[.B702]-[.A702]" table:style-name="ce1">
            <text:p>1.673999786</text:p>
          </table:table-cell>
          <table:table-cell table:style-name="ce1"/>
          <table:table-cell office:value-type="float" office:value="1.2859997749328611" table:formula="of:=[.H702] - [.$I$720]" table:style-name="ce1">
            <text:p>1.285999775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56.2060001" table:style-name="ce4">
            <text:p>1739043456.206</text:p>
          </table:table-cell>
          <table:table-cell office:value-type="float" office:value="1739043457.9590001" table:style-name="ce4">
            <text:p>1739043457.95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753000020980835" table:formula="of:=[.B703]-[.A703]" table:style-name="ce1">
            <text:p>1.753000021</text:p>
          </table:table-cell>
          <table:table-cell table:style-name="ce1"/>
          <table:table-cell office:value-type="float" office:value="1.3650000095367429" table:formula="of:=[.H703] - [.$I$720]" table:style-name="ce1">
            <text:p>1.3650000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56.74" table:style-name="ce4">
            <text:p>1739043456.740</text:p>
          </table:table-cell>
          <table:table-cell office:value-type="float" office:value="1739043458.401" table:style-name="ce4">
            <text:p>1739043458.40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610000133514404" table:formula="of:=[.B704]-[.A704]" table:style-name="ce1">
            <text:p>1.661000013</text:p>
          </table:table-cell>
          <table:table-cell table:style-name="ce1"/>
          <table:table-cell office:value-type="float" office:value="1.2730000019073484" table:formula="of:=[.H704] - [.$I$720]" table:style-name="ce1">
            <text:p>1.27300000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57.1730001" table:style-name="ce4">
            <text:p>1739043457.173</text:p>
          </table:table-cell>
          <table:table-cell office:value-type="float" office:value="1739043458.655" table:style-name="ce4">
            <text:p>1739043458.65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19998741149902" table:formula="of:=[.B705]-[.A705]" table:style-name="ce1">
            <text:p>1.481999874</text:p>
          </table:table-cell>
          <table:table-cell table:style-name="ce1"/>
          <table:table-cell office:value-type="float" office:value="1.0939998626708982" table:formula="of:=[.H705] - [.$I$720]" table:style-name="ce1">
            <text:p>1.09399986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57.9059999" table:style-name="ce4">
            <text:p>1739043457.906</text:p>
          </table:table-cell>
          <table:table-cell office:value-type="float" office:value="1739043459.3169999" table:style-name="ce4">
            <text:p>1739043459.31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110000133514404" table:formula="of:=[.B706]-[.A706]" table:style-name="ce1">
            <text:p>1.411000013</text:p>
          </table:table-cell>
          <table:table-cell table:style-name="ce1"/>
          <table:table-cell office:value-type="float" office:value="1.0230000019073484" table:formula="of:=[.H706] - [.$I$720]" table:style-name="ce1">
            <text:p>1.02300000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58.04" table:style-name="ce4">
            <text:p>1739043458.040</text:p>
          </table:table-cell>
          <table:table-cell office:value-type="float" office:value="1739043459.4100001" table:style-name="ce4">
            <text:p>1739043459.41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700001239776611" table:formula="of:=[.B707]-[.A707]" table:style-name="ce1">
            <text:p>1.370000124</text:p>
          </table:table-cell>
          <table:table-cell table:style-name="ce1"/>
          <table:table-cell office:value-type="float" office:value="0.98200011253356911" table:formula="of:=[.H707] - [.$I$720]" table:style-name="ce1">
            <text:p>0.98200011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58.073" table:style-name="ce4">
            <text:p>1739043458.073</text:p>
          </table:table-cell>
          <table:table-cell office:value-type="float" office:value="1739043459.5039999" table:style-name="ce4">
            <text:p>1739043459.50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09999942779541" table:formula="of:=[.B708]-[.A708]" table:style-name="ce1">
            <text:p>1.430999994</text:p>
          </table:table-cell>
          <table:table-cell table:style-name="ce1"/>
          <table:table-cell office:value-type="float" office:value="1.0429999828338621" table:formula="of:=[.H708] - [.$I$720]" table:style-name="ce1">
            <text:p>1.04299998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58.306" table:style-name="ce4">
            <text:p>1739043458.306</text:p>
          </table:table-cell>
          <table:table-cell office:value-type="float" office:value="1739043459.6830001" table:style-name="ce4">
            <text:p>1739043459.68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77000093460083" table:formula="of:=[.B709]-[.A709]" table:style-name="ce1">
            <text:p>1.377000093</text:p>
          </table:table-cell>
          <table:table-cell table:style-name="ce1"/>
          <table:table-cell office:value-type="float" office:value="0.98900008201599099" table:formula="of:=[.H709] - [.$I$720]" table:style-name="ce1">
            <text:p>0.98900008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58.6730001" table:style-name="ce4">
            <text:p>1739043458.673</text:p>
          </table:table-cell>
          <table:table-cell office:value-type="float" office:value="1739043461.2179999" table:style-name="ce4">
            <text:p>1739043461.21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5449998378753662" table:formula="of:=[.B710]-[.A710]" table:style-name="ce1">
            <text:p>2.544999838</text:p>
          </table:table-cell>
          <table:table-cell table:style-name="ce1"/>
          <table:table-cell office:value-type="float" office:value="2.1569998264312744" table:formula="of:=[.H710] - [.$I$720]" table:style-name="ce1">
            <text:p>2.156999826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60.006" table:style-name="ce4">
            <text:p>1739043460.006</text:p>
          </table:table-cell>
          <table:table-cell office:value-type="float" office:value="1739043461.312" table:style-name="ce4">
            <text:p>1739043461.31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059999942779541" table:formula="of:=[.B711]-[.A711]" table:style-name="ce1">
            <text:p>1.305999994</text:p>
          </table:table-cell>
          <table:table-cell table:style-name="ce1"/>
          <table:table-cell office:value-type="float" office:value="0.91799998283386208" table:formula="of:=[.H711] - [.$I$720]" table:style-name="ce1">
            <text:p>0.917999983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60.1730001" table:style-name="ce4">
            <text:p>1739043460.173</text:p>
          </table:table-cell>
          <table:table-cell office:value-type="float" office:value="1739043461.572" table:style-name="ce4">
            <text:p>1739043461.57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89999294281006" table:formula="of:=[.B712]-[.A712]" table:style-name="ce1">
            <text:p>1.398999929</text:p>
          </table:table-cell>
          <table:table-cell table:style-name="ce1"/>
          <table:table-cell office:value-type="float" office:value="1.0109999179840086" table:formula="of:=[.H712] - [.$I$720]" table:style-name="ce1">
            <text:p>1.01099991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60.2060001" table:style-name="ce4">
            <text:p>1739043460.206</text:p>
          </table:table-cell>
          <table:table-cell office:value-type="float" office:value="1739043461.6949999" table:style-name="ce4">
            <text:p>1739043461.69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89998435974121" table:formula="of:=[.B713]-[.A713]" table:style-name="ce1">
            <text:p>1.488999844</text:p>
          </table:table-cell>
          <table:table-cell table:style-name="ce1"/>
          <table:table-cell office:value-type="float" office:value="1.1009998321533201" table:formula="of:=[.H713] - [.$I$720]" table:style-name="ce1">
            <text:p>1.100999832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60.573" table:style-name="ce4">
            <text:p>1739043460.573</text:p>
          </table:table-cell>
          <table:table-cell office:value-type="float" office:value="1739043461.973" table:style-name="ce4">
            <text:p>1739043461.97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00000953674316" table:formula="of:=[.B714]-[.A714]" table:style-name="ce1">
            <text:p>1.400000095</text:p>
          </table:table-cell>
          <table:table-cell table:style-name="ce1"/>
          <table:table-cell office:value-type="float" office:value="1.0120000839233396" table:formula="of:=[.H714] - [.$I$720]" table:style-name="ce1">
            <text:p>1.012000084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60.8729999" table:style-name="ce4">
            <text:p>1739043460.873</text:p>
          </table:table-cell>
          <table:table-cell office:value-type="float" office:value="1739043462.3380001" table:style-name="ce4">
            <text:p>1739043462.33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650001525878906" table:formula="of:=[.B715]-[.A715]" table:style-name="ce1">
            <text:p>1.465000153</text:p>
          </table:table-cell>
          <table:table-cell table:style-name="ce1"/>
          <table:table-cell office:value-type="float" office:value="1.0770001411437986" table:formula="of:=[.H715] - [.$I$720]" table:style-name="ce1">
            <text:p>1.077000141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61.2060001" table:style-name="ce4">
            <text:p>1739043461.206</text:p>
          </table:table-cell>
          <table:table-cell office:value-type="float" office:value="1739043462.4360001" table:style-name="ce4">
            <text:p>1739043462.43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300000190734863" table:formula="of:=[.B716]-[.A716]" table:style-name="ce1">
            <text:p>1.230000019</text:p>
          </table:table-cell>
          <table:table-cell table:style-name="ce1"/>
          <table:table-cell office:value-type="float" office:value="0.84200000762939431" table:formula="of:=[.H716] - [.$I$720]" table:style-name="ce1">
            <text:p>0.842000008</text:p>
          </table:table-cell>
          <table:table-cell office:value-type="float" office:value="1.0590000152587888" table:formula="of:=[.$J$719]" table:style-name="ce1">
            <text:p>1.059000015</text:p>
          </table:table-cell>
          <table:table-cell table:number-columns-repeated="16373"/>
        </table:table-row>
        <table:table-row table:style-name="ro1">
          <table:table-cell office:value-type="float" office:value="1739043461.24" table:style-name="ce6">
            <text:p>1739043461.240</text:p>
          </table:table-cell>
          <table:table-cell office:value-type="float" office:value="1739043462.569" table:style-name="ce6">
            <text:p>1739043462.569</text:p>
          </table:table-cell>
          <table:table-cell office:value-type="float" office:value="480" table:style-name="ce3">
            <text:p>480</text:p>
          </table:table-cell>
          <table:table-cell office:value-type="float" office:value="640" table:style-name="ce3">
            <text:p>640</text:p>
          </table:table-cell>
          <table:table-cell office:value-type="float" office:value="1280" table:style-name="ce3">
            <text:p>1280</text:p>
          </table:table-cell>
          <table:table-cell office:value-type="float" office:value="614400" table:style-name="ce3">
            <text:p>614400</text:p>
          </table:table-cell>
          <table:table-cell table:style-name="ce3"/>
          <table:table-cell office:value-type="float" office:value="1.3289999961853027" table:formula="of:=[.B717]-[.A717]" table:style-name="ce3">
            <text:p>1.328999996</text:p>
          </table:table-cell>
          <table:table-cell table:style-name="ce3"/>
          <table:table-cell office:value-type="float" office:value="0.94099998474121072" table:formula="of:=[.H717] - [.$I$720]" table:style-name="ce3">
            <text:p>0.940999985</text:p>
          </table:table-cell>
          <table:table-cell office:value-type="float" office:value="1.0590000152587888" table:formula="of:=[.$J$719]" table:style-name="ce3">
            <text:p>1.059000015</text:p>
          </table:table-cell>
          <table:table-cell table:number-columns-repeated="16373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4"/>
          <table:table-cell table:number-columns-repeated="4" table:style-name="ce1"/>
          <table:table-cell office:value-type="string" table:style-name="ce1">
            <text:p>Median latency of robot (s)</text:p>
          </table:table-cell>
          <table:table-cell office:value-type="float" office:value="1.4470000267028809" table:formula="of:=MEDIAN([.H29:.H717])" table:style-name="ce1">
            <text:p>1.447000027</text:p>
          </table:table-cell>
          <table:table-cell office:value-type="string" table:style-name="ce1">
            <text:p>Median latency of robot (s)</text:p>
          </table:table-cell>
          <table:table-cell office:value-type="float" office:value="1.0590000152587888" table:formula="of:=[.H719]-[.$I$720]" table:style-name="ce1">
            <text:p>1.059000015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4"/>
          <table:table-cell table:number-columns-repeated="4" table:style-name="ce1"/>
          <table:table-cell office:value-type="string" table:style-name="ce1">
            <text:p>Mean frequency rap for 5 mins (Hz)</text:p>
          </table:table-cell>
          <table:table-cell office:value-type="float" office:value="2.2976776445965572" table:formula="of:=COUNT([.H29:.H717]) / ([.A717] - [.A29])" table:style-name="ce1">
            <text:p>2.297677645</text:p>
          </table:table-cell>
          <table:table-cell office:value-type="float" office:value="0.38800001144409202" table:style-name="ce1">
            <text:p>0.388000011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table:style-name="ce1">
            <text:p>Throughput received(MB/sec)</text:p>
          </table:table-cell>
          <table:table-cell office:value-type="float" office:value="1.4116931448401246" table:formula="of:=[.H720]*[.F717]*0.000001" table:style-name="ce1">
            <text:p>1.411693145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table:style-name="ce1">
            <text:p>Test 1 rap 1 oak image stereo</text:p>
          </table:table-cell>
          <table:table-cell table:number-columns-repeated="16377" table:style-name="ce1"/>
        </table:table-row>
        <table:table-row table:number-rows-repeated="10478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8">
      <number:number number:decimal-places="3" number:min-decimal-places="3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dc:creator>Kapoor Gaurav (kapu)</dc:creator>
    <dc:date>2025-02-11T13:37:03Z</dc:date>
    <meta:editing-cycles>11</meta:editing-cycles>
    <meta:editing-duration>PT433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1389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32.7623622047244pt" svg:width="1008.251968503937pt" chart:style-name="Crt0">
        <chart:title chart:style-name="CT00">
          <text:p text:style-name="a0" text:class-names="" text:cond-style-name="">Latency test 1 rap(s)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90"/>
          </chart:axis>
          <chart:series chart:label-cell-address="local-table.$B$1" chart:values-cell-range-address="local-table.$B$2:.$B$690" chart:class="chart:line" chart:attached-axis="primary-y" chart:style-name="G0S0">
            <chart:data-point chart:repeated="689"/>
          </chart:series>
          <chart:series chart:label-cell-address="local-table.$C$1" chart:values-cell-range-address="local-table.$C$2:.$C$690" chart:class="chart:line" chart:attached-axis="primary-y" chart:style-name="G0S1">
            <chart:data-point chart:repeated="68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latency</text:p>
              </table:table-cell>
              <table:table-cell office:value-type="string">
                <text:p>median_secs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3.7130000591278098"/>
            <table:table-cell office:value-type="float" office:value="1.05900001525879"/>
          </table:table-row>
          <table:table-row>
            <table:table-cell office:value-type="string">
              <text:p>2</text:p>
            </table:table-cell>
            <table:table-cell office:value-type="float" office:value="3.7510001659393302"/>
            <table:table-cell office:value-type="float" office:value="1.05900001525879"/>
          </table:table-row>
          <table:table-row>
            <table:table-cell office:value-type="string">
              <text:p>3</text:p>
            </table:table-cell>
            <table:table-cell office:value-type="float" office:value="1.8840000629425"/>
            <table:table-cell office:value-type="float" office:value="1.05900001525879"/>
          </table:table-row>
          <table:table-row>
            <table:table-cell office:value-type="string">
              <text:p>4</text:p>
            </table:table-cell>
            <table:table-cell office:value-type="float" office:value="0.92100000381469704"/>
            <table:table-cell office:value-type="float" office:value="1.05900001525879"/>
          </table:table-row>
          <table:table-row>
            <table:table-cell office:value-type="string">
              <text:p>5</text:p>
            </table:table-cell>
            <table:table-cell office:value-type="float" office:value="0.99600005149841297"/>
            <table:table-cell office:value-type="float" office:value="1.05900001525879"/>
          </table:table-row>
          <table:table-row>
            <table:table-cell office:value-type="string">
              <text:p>6</text:p>
            </table:table-cell>
            <table:table-cell office:value-type="float" office:value="1.4980001449585001"/>
            <table:table-cell office:value-type="float" office:value="1.05900001525879"/>
          </table:table-row>
          <table:table-row>
            <table:table-cell office:value-type="string">
              <text:p>7</text:p>
            </table:table-cell>
            <table:table-cell office:value-type="float" office:value="1.5730001926422099"/>
            <table:table-cell office:value-type="float" office:value="1.05900001525879"/>
          </table:table-row>
          <table:table-row>
            <table:table-cell office:value-type="string">
              <text:p>8</text:p>
            </table:table-cell>
            <table:table-cell office:value-type="float" office:value="1.1730000972747801"/>
            <table:table-cell office:value-type="float" office:value="1.05900001525879"/>
          </table:table-row>
          <table:table-row>
            <table:table-cell office:value-type="string">
              <text:p>9</text:p>
            </table:table-cell>
            <table:table-cell office:value-type="float" office:value="1.0099999904632599"/>
            <table:table-cell office:value-type="float" office:value="1.05900001525879"/>
          </table:table-row>
          <table:table-row>
            <table:table-cell office:value-type="string">
              <text:p>10</text:p>
            </table:table-cell>
            <table:table-cell office:value-type="float" office:value="1.0879998207092301"/>
            <table:table-cell office:value-type="float" office:value="1.05900001525879"/>
          </table:table-row>
          <table:table-row>
            <table:table-cell office:value-type="string">
              <text:p>11</text:p>
            </table:table-cell>
            <table:table-cell office:value-type="float" office:value="1.1550002098083501"/>
            <table:table-cell office:value-type="float" office:value="1.05900001525879"/>
          </table:table-row>
          <table:table-row>
            <table:table-cell office:value-type="string">
              <text:p>12</text:p>
            </table:table-cell>
            <table:table-cell office:value-type="float" office:value="2.0599999427795401"/>
            <table:table-cell office:value-type="float" office:value="1.05900001525879"/>
          </table:table-row>
          <table:table-row>
            <table:table-cell office:value-type="string">
              <text:p>13</text:p>
            </table:table-cell>
            <table:table-cell office:value-type="float" office:value="0.98900008201599099"/>
            <table:table-cell office:value-type="float" office:value="1.05900001525879"/>
          </table:table-row>
          <table:table-row>
            <table:table-cell office:value-type="string">
              <text:p>14</text:p>
            </table:table-cell>
            <table:table-cell office:value-type="float" office:value="1.06200003623962"/>
            <table:table-cell office:value-type="float" office:value="1.05900001525879"/>
          </table:table-row>
          <table:table-row>
            <table:table-cell office:value-type="string">
              <text:p>15</text:p>
            </table:table-cell>
            <table:table-cell office:value-type="float" office:value="1.0820000171661399"/>
            <table:table-cell office:value-type="float" office:value="1.05900001525879"/>
          </table:table-row>
          <table:table-row>
            <table:table-cell office:value-type="string">
              <text:p>16</text:p>
            </table:table-cell>
            <table:table-cell office:value-type="float" office:value="1.2969999313354501"/>
            <table:table-cell office:value-type="float" office:value="1.05900001525879"/>
          </table:table-row>
          <table:table-row>
            <table:table-cell office:value-type="string">
              <text:p>17</text:p>
            </table:table-cell>
            <table:table-cell office:value-type="float" office:value="1.4670000076293901"/>
            <table:table-cell office:value-type="float" office:value="1.05900001525879"/>
          </table:table-row>
          <table:table-row>
            <table:table-cell office:value-type="string">
              <text:p>18</text:p>
            </table:table-cell>
            <table:table-cell office:value-type="float" office:value="1.1949999332428001"/>
            <table:table-cell office:value-type="float" office:value="1.05900001525879"/>
          </table:table-row>
          <table:table-row>
            <table:table-cell office:value-type="string">
              <text:p>19</text:p>
            </table:table-cell>
            <table:table-cell office:value-type="float" office:value="1.5599999427795399"/>
            <table:table-cell office:value-type="float" office:value="1.05900001525879"/>
          </table:table-row>
          <table:table-row>
            <table:table-cell office:value-type="string">
              <text:p>20</text:p>
            </table:table-cell>
            <table:table-cell office:value-type="float" office:value="1.7290000915527299"/>
            <table:table-cell office:value-type="float" office:value="1.05900001525879"/>
          </table:table-row>
          <table:table-row>
            <table:table-cell office:value-type="string">
              <text:p>21</text:p>
            </table:table-cell>
            <table:table-cell office:value-type="float" office:value="1.74900007247925"/>
            <table:table-cell office:value-type="float" office:value="1.05900001525879"/>
          </table:table-row>
          <table:table-row>
            <table:table-cell office:value-type="string">
              <text:p>22</text:p>
            </table:table-cell>
            <table:table-cell office:value-type="float" office:value="1.7260000705719001"/>
            <table:table-cell office:value-type="float" office:value="1.05900001525879"/>
          </table:table-row>
          <table:table-row>
            <table:table-cell office:value-type="string">
              <text:p>23</text:p>
            </table:table-cell>
            <table:table-cell office:value-type="float" office:value="0.92699980735778797"/>
            <table:table-cell office:value-type="float" office:value="1.05900001525879"/>
          </table:table-row>
          <table:table-row>
            <table:table-cell office:value-type="string">
              <text:p>24</text:p>
            </table:table-cell>
            <table:table-cell office:value-type="float" office:value="1.0209999084472701"/>
            <table:table-cell office:value-type="float" office:value="1.05900001525879"/>
          </table:table-row>
          <table:table-row>
            <table:table-cell office:value-type="string">
              <text:p>25</text:p>
            </table:table-cell>
            <table:table-cell office:value-type="float" office:value="1.10800004005432"/>
            <table:table-cell office:value-type="float" office:value="1.05900001525879"/>
          </table:table-row>
          <table:table-row>
            <table:table-cell office:value-type="string">
              <text:p>26</text:p>
            </table:table-cell>
            <table:table-cell office:value-type="float" office:value="1.1549999713897701"/>
            <table:table-cell office:value-type="float" office:value="1.05900001525879"/>
          </table:table-row>
          <table:table-row>
            <table:table-cell office:value-type="string">
              <text:p>27</text:p>
            </table:table-cell>
            <table:table-cell office:value-type="float" office:value="1.16000008583069"/>
            <table:table-cell office:value-type="float" office:value="1.05900001525879"/>
          </table:table-row>
          <table:table-row>
            <table:table-cell office:value-type="string">
              <text:p>28</text:p>
            </table:table-cell>
            <table:table-cell office:value-type="float" office:value="1.1340000629425"/>
            <table:table-cell office:value-type="float" office:value="1.05900001525879"/>
          </table:table-row>
          <table:table-row>
            <table:table-cell office:value-type="string">
              <text:p>29</text:p>
            </table:table-cell>
            <table:table-cell office:value-type="float" office:value="1.1130001544952399"/>
            <table:table-cell office:value-type="float" office:value="1.05900001525879"/>
          </table:table-row>
          <table:table-row>
            <table:table-cell office:value-type="string">
              <text:p>30</text:p>
            </table:table-cell>
            <table:table-cell office:value-type="float" office:value="1.0369999408721899"/>
            <table:table-cell office:value-type="float" office:value="1.05900001525879"/>
          </table:table-row>
          <table:table-row>
            <table:table-cell office:value-type="string">
              <text:p>31</text:p>
            </table:table-cell>
            <table:table-cell office:value-type="float" office:value="1.13800001144409"/>
            <table:table-cell office:value-type="float" office:value="1.05900001525879"/>
          </table:table-row>
          <table:table-row>
            <table:table-cell office:value-type="string">
              <text:p>32</text:p>
            </table:table-cell>
            <table:table-cell office:value-type="float" office:value="1.03499984741211"/>
            <table:table-cell office:value-type="float" office:value="1.05900001525879"/>
          </table:table-row>
          <table:table-row>
            <table:table-cell office:value-type="string">
              <text:p>33</text:p>
            </table:table-cell>
            <table:table-cell office:value-type="float" office:value="2.4390001296997101"/>
            <table:table-cell office:value-type="float" office:value="1.05900001525879"/>
          </table:table-row>
          <table:table-row>
            <table:table-cell office:value-type="string">
              <text:p>34</text:p>
            </table:table-cell>
            <table:table-cell office:value-type="float" office:value="2.2809998989105198"/>
            <table:table-cell office:value-type="float" office:value="1.05900001525879"/>
          </table:table-row>
          <table:table-row>
            <table:table-cell office:value-type="string">
              <text:p>35</text:p>
            </table:table-cell>
            <table:table-cell office:value-type="float" office:value="2.2509999275207502"/>
            <table:table-cell office:value-type="float" office:value="1.05900001525879"/>
          </table:table-row>
          <table:table-row>
            <table:table-cell office:value-type="string">
              <text:p>36</text:p>
            </table:table-cell>
            <table:table-cell office:value-type="float" office:value="0.95599985122680597"/>
            <table:table-cell office:value-type="float" office:value="1.05900001525879"/>
          </table:table-row>
          <table:table-row>
            <table:table-cell office:value-type="string">
              <text:p>37</text:p>
            </table:table-cell>
            <table:table-cell office:value-type="float" office:value="0.92499995231628396"/>
            <table:table-cell office:value-type="float" office:value="1.05900001525879"/>
          </table:table-row>
          <table:table-row>
            <table:table-cell office:value-type="string">
              <text:p>38</text:p>
            </table:table-cell>
            <table:table-cell office:value-type="float" office:value="0.99900007247924805"/>
            <table:table-cell office:value-type="float" office:value="1.05900001525879"/>
          </table:table-row>
          <table:table-row>
            <table:table-cell office:value-type="string">
              <text:p>39</text:p>
            </table:table-cell>
            <table:table-cell office:value-type="float" office:value="1.0239999294280999"/>
            <table:table-cell office:value-type="float" office:value="1.05900001525879"/>
          </table:table-row>
          <table:table-row>
            <table:table-cell office:value-type="string">
              <text:p>40</text:p>
            </table:table-cell>
            <table:table-cell office:value-type="float" office:value="1.9900000095367401"/>
            <table:table-cell office:value-type="float" office:value="1.05900001525879"/>
          </table:table-row>
          <table:table-row>
            <table:table-cell office:value-type="string">
              <text:p>41</text:p>
            </table:table-cell>
            <table:table-cell office:value-type="float" office:value="0.91700005531311002"/>
            <table:table-cell office:value-type="float" office:value="1.05900001525879"/>
          </table:table-row>
          <table:table-row>
            <table:table-cell office:value-type="string">
              <text:p>42</text:p>
            </table:table-cell>
            <table:table-cell office:value-type="float" office:value="0.98500013351440396"/>
            <table:table-cell office:value-type="float" office:value="1.05900001525879"/>
          </table:table-row>
          <table:table-row>
            <table:table-cell office:value-type="string">
              <text:p>43</text:p>
            </table:table-cell>
            <table:table-cell office:value-type="float" office:value="1.0559999942779501"/>
            <table:table-cell office:value-type="float" office:value="1.05900001525879"/>
          </table:table-row>
          <table:table-row>
            <table:table-cell office:value-type="string">
              <text:p>44</text:p>
            </table:table-cell>
            <table:table-cell office:value-type="float" office:value="1.0920000076293901"/>
            <table:table-cell office:value-type="float" office:value="1.05900001525879"/>
          </table:table-row>
          <table:table-row>
            <table:table-cell office:value-type="string">
              <text:p>45</text:p>
            </table:table-cell>
            <table:table-cell office:value-type="float" office:value="0.94000005722045898"/>
            <table:table-cell office:value-type="float" office:value="1.05900001525879"/>
          </table:table-row>
          <table:table-row>
            <table:table-cell office:value-type="string">
              <text:p>46</text:p>
            </table:table-cell>
            <table:table-cell office:value-type="float" office:value="1.05000019073486"/>
            <table:table-cell office:value-type="float" office:value="1.05900001525879"/>
          </table:table-row>
          <table:table-row>
            <table:table-cell office:value-type="string">
              <text:p>47</text:p>
            </table:table-cell>
            <table:table-cell office:value-type="float" office:value="0.98300004005432096"/>
            <table:table-cell office:value-type="float" office:value="1.05900001525879"/>
          </table:table-row>
          <table:table-row>
            <table:table-cell office:value-type="string">
              <text:p>48</text:p>
            </table:table-cell>
            <table:table-cell office:value-type="float" office:value="1.0970001220703101"/>
            <table:table-cell office:value-type="float" office:value="1.05900001525879"/>
          </table:table-row>
          <table:table-row>
            <table:table-cell office:value-type="string">
              <text:p>49</text:p>
            </table:table-cell>
            <table:table-cell office:value-type="float" office:value="1.0370001792907699"/>
            <table:table-cell office:value-type="float" office:value="1.05900001525879"/>
          </table:table-row>
          <table:table-row>
            <table:table-cell office:value-type="string">
              <text:p>50</text:p>
            </table:table-cell>
            <table:table-cell office:value-type="float" office:value="2.21399998664856"/>
            <table:table-cell office:value-type="float" office:value="1.05900001525879"/>
          </table:table-row>
          <table:table-row>
            <table:table-cell office:value-type="string">
              <text:p>51</text:p>
            </table:table-cell>
            <table:table-cell office:value-type="float" office:value="2.2810001373290998"/>
            <table:table-cell office:value-type="float" office:value="1.05900001525879"/>
          </table:table-row>
          <table:table-row>
            <table:table-cell office:value-type="string">
              <text:p>52</text:p>
            </table:table-cell>
            <table:table-cell office:value-type="float" office:value="2.2490000724792498"/>
            <table:table-cell office:value-type="float" office:value="1.05900001525879"/>
          </table:table-row>
          <table:table-row>
            <table:table-cell office:value-type="string">
              <text:p>53</text:p>
            </table:table-cell>
            <table:table-cell office:value-type="float" office:value="1.2469999790191599"/>
            <table:table-cell office:value-type="float" office:value="1.05900001525879"/>
          </table:table-row>
          <table:table-row>
            <table:table-cell office:value-type="string">
              <text:p>54</text:p>
            </table:table-cell>
            <table:table-cell office:value-type="float" office:value="0.92300009727478005"/>
            <table:table-cell office:value-type="float" office:value="1.05900001525879"/>
          </table:table-row>
          <table:table-row>
            <table:table-cell office:value-type="string">
              <text:p>55</text:p>
            </table:table-cell>
            <table:table-cell office:value-type="float" office:value="1.0010001659393299"/>
            <table:table-cell office:value-type="float" office:value="1.05900001525879"/>
          </table:table-row>
          <table:table-row>
            <table:table-cell office:value-type="string">
              <text:p>56</text:p>
            </table:table-cell>
            <table:table-cell office:value-type="float" office:value="1.07100009918213"/>
            <table:table-cell office:value-type="float" office:value="1.05900001525879"/>
          </table:table-row>
          <table:table-row>
            <table:table-cell office:value-type="string">
              <text:p>57</text:p>
            </table:table-cell>
            <table:table-cell office:value-type="float" office:value="1.0420000553131099"/>
            <table:table-cell office:value-type="float" office:value="1.05900001525879"/>
          </table:table-row>
          <table:table-row>
            <table:table-cell office:value-type="string">
              <text:p>58</text:p>
            </table:table-cell>
            <table:table-cell office:value-type="float" office:value="1.17499995231628"/>
            <table:table-cell office:value-type="float" office:value="1.05900001525879"/>
          </table:table-row>
          <table:table-row>
            <table:table-cell office:value-type="string">
              <text:p>59</text:p>
            </table:table-cell>
            <table:table-cell office:value-type="float" office:value="1.0969998836517301"/>
            <table:table-cell office:value-type="float" office:value="1.05900001525879"/>
          </table:table-row>
          <table:table-row>
            <table:table-cell office:value-type="string">
              <text:p>60</text:p>
            </table:table-cell>
            <table:table-cell office:value-type="float" office:value="1.1340000629425"/>
            <table:table-cell office:value-type="float" office:value="1.05900001525879"/>
          </table:table-row>
          <table:table-row>
            <table:table-cell office:value-type="string">
              <text:p>61</text:p>
            </table:table-cell>
            <table:table-cell office:value-type="float" office:value="1.1540000438690201"/>
            <table:table-cell office:value-type="float" office:value="1.05900001525879"/>
          </table:table-row>
          <table:table-row>
            <table:table-cell office:value-type="string">
              <text:p>62</text:p>
            </table:table-cell>
            <table:table-cell office:value-type="float" office:value="1.07500004768372"/>
            <table:table-cell office:value-type="float" office:value="1.05900001525879"/>
          </table:table-row>
          <table:table-row>
            <table:table-cell office:value-type="string">
              <text:p>63</text:p>
            </table:table-cell>
            <table:table-cell office:value-type="float" office:value="0.99900007247924805"/>
            <table:table-cell office:value-type="float" office:value="1.05900001525879"/>
          </table:table-row>
          <table:table-row>
            <table:table-cell office:value-type="string">
              <text:p>64</text:p>
            </table:table-cell>
            <table:table-cell office:value-type="float" office:value="1.0639998912811299"/>
            <table:table-cell office:value-type="float" office:value="1.05900001525879"/>
          </table:table-row>
          <table:table-row>
            <table:table-cell office:value-type="string">
              <text:p>65</text:p>
            </table:table-cell>
            <table:table-cell office:value-type="float" office:value="1.4800000190734901"/>
            <table:table-cell office:value-type="float" office:value="1.05900001525879"/>
          </table:table-row>
          <table:table-row>
            <table:table-cell office:value-type="string">
              <text:p>66</text:p>
            </table:table-cell>
            <table:table-cell office:value-type="float" office:value="1.16900014877319"/>
            <table:table-cell office:value-type="float" office:value="1.05900001525879"/>
          </table:table-row>
          <table:table-row>
            <table:table-cell office:value-type="string">
              <text:p>67</text:p>
            </table:table-cell>
            <table:table-cell office:value-type="float" office:value="2.0650000572204599"/>
            <table:table-cell office:value-type="float" office:value="1.05900001525879"/>
          </table:table-row>
          <table:table-row>
            <table:table-cell office:value-type="string">
              <text:p>68</text:p>
            </table:table-cell>
            <table:table-cell office:value-type="float" office:value="1.83400011062622"/>
            <table:table-cell office:value-type="float" office:value="1.05900001525879"/>
          </table:table-row>
          <table:table-row>
            <table:table-cell office:value-type="string">
              <text:p>69</text:p>
            </table:table-cell>
            <table:table-cell office:value-type="float" office:value="3.1030001640319802"/>
            <table:table-cell office:value-type="float" office:value="1.05900001525879"/>
          </table:table-row>
          <table:table-row>
            <table:table-cell office:value-type="string">
              <text:p>70</text:p>
            </table:table-cell>
            <table:table-cell office:value-type="float" office:value="0.99000000953674305"/>
            <table:table-cell office:value-type="float" office:value="1.05900001525879"/>
          </table:table-row>
          <table:table-row>
            <table:table-cell office:value-type="string">
              <text:p>71</text:p>
            </table:table-cell>
            <table:table-cell office:value-type="float" office:value="0.95799994468688898"/>
            <table:table-cell office:value-type="float" office:value="1.05900001525879"/>
          </table:table-row>
          <table:table-row>
            <table:table-cell office:value-type="string">
              <text:p>72</text:p>
            </table:table-cell>
            <table:table-cell office:value-type="float" office:value="0.74500012397766102"/>
            <table:table-cell office:value-type="float" office:value="1.05900001525879"/>
          </table:table-row>
          <table:table-row>
            <table:table-cell office:value-type="string">
              <text:p>73</text:p>
            </table:table-cell>
            <table:table-cell office:value-type="float" office:value="0.787999868392944"/>
            <table:table-cell office:value-type="float" office:value="1.05900001525879"/>
          </table:table-row>
          <table:table-row>
            <table:table-cell office:value-type="string">
              <text:p>74</text:p>
            </table:table-cell>
            <table:table-cell office:value-type="float" office:value="0.863999843597412"/>
            <table:table-cell office:value-type="float" office:value="1.05900001525879"/>
          </table:table-row>
          <table:table-row>
            <table:table-cell office:value-type="string">
              <text:p>75</text:p>
            </table:table-cell>
            <table:table-cell office:value-type="float" office:value="0.93599987030029297"/>
            <table:table-cell office:value-type="float" office:value="1.05900001525879"/>
          </table:table-row>
          <table:table-row>
            <table:table-cell office:value-type="string">
              <text:p>76</text:p>
            </table:table-cell>
            <table:table-cell office:value-type="float" office:value="0.95000004768371504"/>
            <table:table-cell office:value-type="float" office:value="1.05900001525879"/>
          </table:table-row>
          <table:table-row>
            <table:table-cell office:value-type="string">
              <text:p>77</text:p>
            </table:table-cell>
            <table:table-cell office:value-type="float" office:value="1.0199999809265099"/>
            <table:table-cell office:value-type="float" office:value="1.05900001525879"/>
          </table:table-row>
          <table:table-row>
            <table:table-cell office:value-type="string">
              <text:p>78</text:p>
            </table:table-cell>
            <table:table-cell office:value-type="float" office:value="1.0909998416900599"/>
            <table:table-cell office:value-type="float" office:value="1.05900001525879"/>
          </table:table-row>
          <table:table-row>
            <table:table-cell office:value-type="string">
              <text:p>79</text:p>
            </table:table-cell>
            <table:table-cell office:value-type="float" office:value="0.92999982833862305"/>
            <table:table-cell office:value-type="float" office:value="1.05900001525879"/>
          </table:table-row>
          <table:table-row>
            <table:table-cell office:value-type="string">
              <text:p>80</text:p>
            </table:table-cell>
            <table:table-cell office:value-type="float" office:value="1.2119998931884799"/>
            <table:table-cell office:value-type="float" office:value="1.05900001525879"/>
          </table:table-row>
          <table:table-row>
            <table:table-cell office:value-type="string">
              <text:p>81</text:p>
            </table:table-cell>
            <table:table-cell office:value-type="float" office:value="1.1629998683929399"/>
            <table:table-cell office:value-type="float" office:value="1.05900001525879"/>
          </table:table-row>
          <table:table-row>
            <table:table-cell office:value-type="string">
              <text:p>82</text:p>
            </table:table-cell>
            <table:table-cell office:value-type="float" office:value="1.1640000343322801"/>
            <table:table-cell office:value-type="float" office:value="1.05900001525879"/>
          </table:table-row>
          <table:table-row>
            <table:table-cell office:value-type="string">
              <text:p>83</text:p>
            </table:table-cell>
            <table:table-cell office:value-type="float" office:value="3.52600002288818"/>
            <table:table-cell office:value-type="float" office:value="1.05900001525879"/>
          </table:table-row>
          <table:table-row>
            <table:table-cell office:value-type="string">
              <text:p>84</text:p>
            </table:table-cell>
            <table:table-cell office:value-type="float" office:value="0.96599984169006303"/>
            <table:table-cell office:value-type="float" office:value="1.05900001525879"/>
          </table:table-row>
          <table:table-row>
            <table:table-cell office:value-type="string">
              <text:p>85</text:p>
            </table:table-cell>
            <table:table-cell office:value-type="float" office:value="1.03999996185303"/>
            <table:table-cell office:value-type="float" office:value="1.05900001525879"/>
          </table:table-row>
          <table:table-row>
            <table:table-cell office:value-type="string">
              <text:p>86</text:p>
            </table:table-cell>
            <table:table-cell office:value-type="float" office:value="1.07200002670288"/>
            <table:table-cell office:value-type="float" office:value="1.05900001525879"/>
          </table:table-row>
          <table:table-row>
            <table:table-cell office:value-type="string">
              <text:p>87</text:p>
            </table:table-cell>
            <table:table-cell office:value-type="float" office:value="1.08999991416931"/>
            <table:table-cell office:value-type="float" office:value="1.05900001525879"/>
          </table:table-row>
          <table:table-row>
            <table:table-cell office:value-type="string">
              <text:p>88</text:p>
            </table:table-cell>
            <table:table-cell office:value-type="float" office:value="0.99800014495849598"/>
            <table:table-cell office:value-type="float" office:value="1.05900001525879"/>
          </table:table-row>
          <table:table-row>
            <table:table-cell office:value-type="string">
              <text:p>89</text:p>
            </table:table-cell>
            <table:table-cell office:value-type="float" office:value="1.0789999961853001"/>
            <table:table-cell office:value-type="float" office:value="1.05900001525879"/>
          </table:table-row>
          <table:table-row>
            <table:table-cell office:value-type="string">
              <text:p>90</text:p>
            </table:table-cell>
            <table:table-cell office:value-type="float" office:value="1.9800000190734901"/>
            <table:table-cell office:value-type="float" office:value="1.05900001525879"/>
          </table:table-row>
          <table:table-row>
            <table:table-cell office:value-type="string">
              <text:p>91</text:p>
            </table:table-cell>
            <table:table-cell office:value-type="float" office:value="1.7650001049041699"/>
            <table:table-cell office:value-type="float" office:value="1.05900001525879"/>
          </table:table-row>
          <table:table-row>
            <table:table-cell office:value-type="string">
              <text:p>92</text:p>
            </table:table-cell>
            <table:table-cell office:value-type="float" office:value="1.11199998855591"/>
            <table:table-cell office:value-type="float" office:value="1.05900001525879"/>
          </table:table-row>
          <table:table-row>
            <table:table-cell office:value-type="string">
              <text:p>93</text:p>
            </table:table-cell>
            <table:table-cell office:value-type="float" office:value="2.4860000610351598"/>
            <table:table-cell office:value-type="float" office:value="1.05900001525879"/>
          </table:table-row>
          <table:table-row>
            <table:table-cell office:value-type="string">
              <text:p>94</text:p>
            </table:table-cell>
            <table:table-cell office:value-type="float" office:value="2.3529999256134002"/>
            <table:table-cell office:value-type="float" office:value="1.05900001525879"/>
          </table:table-row>
          <table:table-row>
            <table:table-cell office:value-type="string">
              <text:p>95</text:p>
            </table:table-cell>
            <table:table-cell office:value-type="float" office:value="1.20499992370605"/>
            <table:table-cell office:value-type="float" office:value="1.05900001525879"/>
          </table:table-row>
          <table:table-row>
            <table:table-cell office:value-type="string">
              <text:p>96</text:p>
            </table:table-cell>
            <table:table-cell office:value-type="float" office:value="1.13900017738342"/>
            <table:table-cell office:value-type="float" office:value="1.05900001525879"/>
          </table:table-row>
          <table:table-row>
            <table:table-cell office:value-type="string">
              <text:p>97</text:p>
            </table:table-cell>
            <table:table-cell office:value-type="float" office:value="1.7430000305175799"/>
            <table:table-cell office:value-type="float" office:value="1.05900001525879"/>
          </table:table-row>
          <table:table-row>
            <table:table-cell office:value-type="string">
              <text:p>98</text:p>
            </table:table-cell>
            <table:table-cell office:value-type="float" office:value="1.17500019073486"/>
            <table:table-cell office:value-type="float" office:value="1.05900001525879"/>
          </table:table-row>
          <table:table-row>
            <table:table-cell office:value-type="string">
              <text:p>99</text:p>
            </table:table-cell>
            <table:table-cell office:value-type="float" office:value="0.97599983215331998"/>
            <table:table-cell office:value-type="float" office:value="1.05900001525879"/>
          </table:table-row>
          <table:table-row>
            <table:table-cell office:value-type="string">
              <text:p>100</text:p>
            </table:table-cell>
            <table:table-cell office:value-type="float" office:value="1.21399998664856"/>
            <table:table-cell office:value-type="float" office:value="1.05900001525879"/>
          </table:table-row>
          <table:table-row>
            <table:table-cell office:value-type="string">
              <text:p>101</text:p>
            </table:table-cell>
            <table:table-cell office:value-type="float" office:value="1.2440001964569101"/>
            <table:table-cell office:value-type="float" office:value="1.05900001525879"/>
          </table:table-row>
          <table:table-row>
            <table:table-cell office:value-type="string">
              <text:p>102</text:p>
            </table:table-cell>
            <table:table-cell office:value-type="float" office:value="1.1940000057220499"/>
            <table:table-cell office:value-type="float" office:value="1.05900001525879"/>
          </table:table-row>
          <table:table-row>
            <table:table-cell office:value-type="string">
              <text:p>103</text:p>
            </table:table-cell>
            <table:table-cell office:value-type="float" office:value="1.03200006484985"/>
            <table:table-cell office:value-type="float" office:value="1.05900001525879"/>
          </table:table-row>
          <table:table-row>
            <table:table-cell office:value-type="string">
              <text:p>104</text:p>
            </table:table-cell>
            <table:table-cell office:value-type="float" office:value="1.63899993896484"/>
            <table:table-cell office:value-type="float" office:value="1.05900001525879"/>
          </table:table-row>
          <table:table-row>
            <table:table-cell office:value-type="string">
              <text:p>105</text:p>
            </table:table-cell>
            <table:table-cell office:value-type="float" office:value="1.5059998035430899"/>
            <table:table-cell office:value-type="float" office:value="1.05900001525879"/>
          </table:table-row>
          <table:table-row>
            <table:table-cell office:value-type="string">
              <text:p>106</text:p>
            </table:table-cell>
            <table:table-cell office:value-type="float" office:value="1.22399997711182"/>
            <table:table-cell office:value-type="float" office:value="1.05900001525879"/>
          </table:table-row>
          <table:table-row>
            <table:table-cell office:value-type="string">
              <text:p>107</text:p>
            </table:table-cell>
            <table:table-cell office:value-type="float" office:value="1.2709999084472701"/>
            <table:table-cell office:value-type="float" office:value="1.05900001525879"/>
          </table:table-row>
          <table:table-row>
            <table:table-cell office:value-type="string">
              <text:p>108</text:p>
            </table:table-cell>
            <table:table-cell office:value-type="float" office:value="1.0329999923706099"/>
            <table:table-cell office:value-type="float" office:value="1.05900001525879"/>
          </table:table-row>
          <table:table-row>
            <table:table-cell office:value-type="string">
              <text:p>109</text:p>
            </table:table-cell>
            <table:table-cell office:value-type="float" office:value="3.2219998836517298"/>
            <table:table-cell office:value-type="float" office:value="1.05900001525879"/>
          </table:table-row>
          <table:table-row>
            <table:table-cell office:value-type="string">
              <text:p>110</text:p>
            </table:table-cell>
            <table:table-cell office:value-type="float" office:value="1.3099999427795399"/>
            <table:table-cell office:value-type="float" office:value="1.05900001525879"/>
          </table:table-row>
          <table:table-row>
            <table:table-cell office:value-type="string">
              <text:p>111</text:p>
            </table:table-cell>
            <table:table-cell office:value-type="float" office:value="0.95300006866455"/>
            <table:table-cell office:value-type="float" office:value="1.05900001525879"/>
          </table:table-row>
          <table:table-row>
            <table:table-cell office:value-type="string">
              <text:p>112</text:p>
            </table:table-cell>
            <table:table-cell office:value-type="float" office:value="2.3800001144409202"/>
            <table:table-cell office:value-type="float" office:value="1.05900001525879"/>
          </table:table-row>
          <table:table-row>
            <table:table-cell office:value-type="string">
              <text:p>113</text:p>
            </table:table-cell>
            <table:table-cell office:value-type="float" office:value="0.99200010299682595"/>
            <table:table-cell office:value-type="float" office:value="1.05900001525879"/>
          </table:table-row>
          <table:table-row>
            <table:table-cell office:value-type="string">
              <text:p>114</text:p>
            </table:table-cell>
            <table:table-cell office:value-type="float" office:value="1.18299984931946"/>
            <table:table-cell office:value-type="float" office:value="1.05900001525879"/>
          </table:table-row>
          <table:table-row>
            <table:table-cell office:value-type="string">
              <text:p>115</text:p>
            </table:table-cell>
            <table:table-cell office:value-type="float" office:value="1.3510000705719001"/>
            <table:table-cell office:value-type="float" office:value="1.05900001525879"/>
          </table:table-row>
          <table:table-row>
            <table:table-cell office:value-type="string">
              <text:p>116</text:p>
            </table:table-cell>
            <table:table-cell office:value-type="float" office:value="1.0519998073577901"/>
            <table:table-cell office:value-type="float" office:value="1.05900001525879"/>
          </table:table-row>
          <table:table-row>
            <table:table-cell office:value-type="string">
              <text:p>117</text:p>
            </table:table-cell>
            <table:table-cell office:value-type="float" office:value="1.07500004768372"/>
            <table:table-cell office:value-type="float" office:value="1.05900001525879"/>
          </table:table-row>
          <table:table-row>
            <table:table-cell office:value-type="string">
              <text:p>118</text:p>
            </table:table-cell>
            <table:table-cell office:value-type="float" office:value="1.54099988937378"/>
            <table:table-cell office:value-type="float" office:value="1.05900001525879"/>
          </table:table-row>
          <table:table-row>
            <table:table-cell office:value-type="string">
              <text:p>119</text:p>
            </table:table-cell>
            <table:table-cell office:value-type="float" office:value="1.3739998340606701"/>
            <table:table-cell office:value-type="float" office:value="1.05900001525879"/>
          </table:table-row>
          <table:table-row>
            <table:table-cell office:value-type="string">
              <text:p>120</text:p>
            </table:table-cell>
            <table:table-cell office:value-type="float" office:value="0.75200009346008301"/>
            <table:table-cell office:value-type="float" office:value="1.05900001525879"/>
          </table:table-row>
          <table:table-row>
            <table:table-cell office:value-type="string">
              <text:p>121</text:p>
            </table:table-cell>
            <table:table-cell office:value-type="float" office:value="0.866000175476074"/>
            <table:table-cell office:value-type="float" office:value="1.05900001525879"/>
          </table:table-row>
          <table:table-row>
            <table:table-cell office:value-type="string">
              <text:p>122</text:p>
            </table:table-cell>
            <table:table-cell office:value-type="float" office:value="1.65199995040894"/>
            <table:table-cell office:value-type="float" office:value="1.05900001525879"/>
          </table:table-row>
          <table:table-row>
            <table:table-cell office:value-type="string">
              <text:p>123</text:p>
            </table:table-cell>
            <table:table-cell office:value-type="float" office:value="1.73200011253357"/>
            <table:table-cell office:value-type="float" office:value="1.05900001525879"/>
          </table:table-row>
          <table:table-row>
            <table:table-cell office:value-type="string">
              <text:p>124</text:p>
            </table:table-cell>
            <table:table-cell office:value-type="float" office:value="0.91499996185302701"/>
            <table:table-cell office:value-type="float" office:value="1.05900001525879"/>
          </table:table-row>
          <table:table-row>
            <table:table-cell office:value-type="string">
              <text:p>125</text:p>
            </table:table-cell>
            <table:table-cell office:value-type="float" office:value="2.4389998912811302"/>
            <table:table-cell office:value-type="float" office:value="1.05900001525879"/>
          </table:table-row>
          <table:table-row>
            <table:table-cell office:value-type="string">
              <text:p>126</text:p>
            </table:table-cell>
            <table:table-cell office:value-type="float" office:value="1.0090000629425"/>
            <table:table-cell office:value-type="float" office:value="1.05900001525879"/>
          </table:table-row>
          <table:table-row>
            <table:table-cell office:value-type="string">
              <text:p>127</text:p>
            </table:table-cell>
            <table:table-cell office:value-type="float" office:value="2.52300000190735"/>
            <table:table-cell office:value-type="float" office:value="1.05900001525879"/>
          </table:table-row>
          <table:table-row>
            <table:table-cell office:value-type="string">
              <text:p>128</text:p>
            </table:table-cell>
            <table:table-cell office:value-type="float" office:value="2.3650000095367401"/>
            <table:table-cell office:value-type="float" office:value="1.05900001525879"/>
          </table:table-row>
          <table:table-row>
            <table:table-cell office:value-type="string">
              <text:p>129</text:p>
            </table:table-cell>
            <table:table-cell office:value-type="float" office:value="1.33500003814697"/>
            <table:table-cell office:value-type="float" office:value="1.05900001525879"/>
          </table:table-row>
          <table:table-row>
            <table:table-cell office:value-type="string">
              <text:p>130</text:p>
            </table:table-cell>
            <table:table-cell office:value-type="float" office:value="1.30900001525879"/>
            <table:table-cell office:value-type="float" office:value="1.05900001525879"/>
          </table:table-row>
          <table:table-row>
            <table:table-cell office:value-type="string">
              <text:p>131</text:p>
            </table:table-cell>
            <table:table-cell office:value-type="float" office:value="0.90499997138976995"/>
            <table:table-cell office:value-type="float" office:value="1.05900001525879"/>
          </table:table-row>
          <table:table-row>
            <table:table-cell office:value-type="string">
              <text:p>132</text:p>
            </table:table-cell>
            <table:table-cell office:value-type="float" office:value="0.94200015068054199"/>
            <table:table-cell office:value-type="float" office:value="1.05900001525879"/>
          </table:table-row>
          <table:table-row>
            <table:table-cell office:value-type="string">
              <text:p>133</text:p>
            </table:table-cell>
            <table:table-cell office:value-type="float" office:value="0.90899991989135698"/>
            <table:table-cell office:value-type="float" office:value="1.05900001525879"/>
          </table:table-row>
          <table:table-row>
            <table:table-cell office:value-type="string">
              <text:p>134</text:p>
            </table:table-cell>
            <table:table-cell office:value-type="float" office:value="0.96899986267089799"/>
            <table:table-cell office:value-type="float" office:value="1.05900001525879"/>
          </table:table-row>
          <table:table-row>
            <table:table-cell office:value-type="string">
              <text:p>135</text:p>
            </table:table-cell>
            <table:table-cell office:value-type="float" office:value="1.4979999065399201"/>
            <table:table-cell office:value-type="float" office:value="1.05900001525879"/>
          </table:table-row>
          <table:table-row>
            <table:table-cell office:value-type="string">
              <text:p>136</text:p>
            </table:table-cell>
            <table:table-cell office:value-type="float" office:value="1.1669998168945299"/>
            <table:table-cell office:value-type="float" office:value="1.05900001525879"/>
          </table:table-row>
          <table:table-row>
            <table:table-cell office:value-type="string">
              <text:p>137</text:p>
            </table:table-cell>
            <table:table-cell office:value-type="float" office:value="1.2409999370575"/>
            <table:table-cell office:value-type="float" office:value="1.05900001525879"/>
          </table:table-row>
          <table:table-row>
            <table:table-cell office:value-type="string">
              <text:p>138</text:p>
            </table:table-cell>
            <table:table-cell office:value-type="float" office:value="1.0030000209808301"/>
            <table:table-cell office:value-type="float" office:value="1.05900001525879"/>
          </table:table-row>
          <table:table-row>
            <table:table-cell office:value-type="string">
              <text:p>139</text:p>
            </table:table-cell>
            <table:table-cell office:value-type="float" office:value="1.0680000782012899"/>
            <table:table-cell office:value-type="float" office:value="1.05900001525879"/>
          </table:table-row>
          <table:table-row>
            <table:table-cell office:value-type="string">
              <text:p>140</text:p>
            </table:table-cell>
            <table:table-cell office:value-type="float" office:value="1.1130001544952399"/>
            <table:table-cell office:value-type="float" office:value="1.05900001525879"/>
          </table:table-row>
          <table:table-row>
            <table:table-cell office:value-type="string">
              <text:p>141</text:p>
            </table:table-cell>
            <table:table-cell office:value-type="float" office:value="1.0190000534057599"/>
            <table:table-cell office:value-type="float" office:value="1.05900001525879"/>
          </table:table-row>
          <table:table-row>
            <table:table-cell office:value-type="string">
              <text:p>142</text:p>
            </table:table-cell>
            <table:table-cell office:value-type="float" office:value="1.05299997329712"/>
            <table:table-cell office:value-type="float" office:value="1.05900001525879"/>
          </table:table-row>
          <table:table-row>
            <table:table-cell office:value-type="string">
              <text:p>143</text:p>
            </table:table-cell>
            <table:table-cell office:value-type="float" office:value="1.5559999942779501"/>
            <table:table-cell office:value-type="float" office:value="1.05900001525879"/>
          </table:table-row>
          <table:table-row>
            <table:table-cell office:value-type="string">
              <text:p>144</text:p>
            </table:table-cell>
            <table:table-cell office:value-type="float" office:value="1.18799996376038"/>
            <table:table-cell office:value-type="float" office:value="1.05900001525879"/>
          </table:table-row>
          <table:table-row>
            <table:table-cell office:value-type="string">
              <text:p>145</text:p>
            </table:table-cell>
            <table:table-cell office:value-type="float" office:value="0.99900007247924805"/>
            <table:table-cell office:value-type="float" office:value="1.05900001525879"/>
          </table:table-row>
          <table:table-row>
            <table:table-cell office:value-type="string">
              <text:p>146</text:p>
            </table:table-cell>
            <table:table-cell office:value-type="float" office:value="1.1800000667571999"/>
            <table:table-cell office:value-type="float" office:value="1.05900001525879"/>
          </table:table-row>
          <table:table-row>
            <table:table-cell office:value-type="string">
              <text:p>147</text:p>
            </table:table-cell>
            <table:table-cell office:value-type="float" office:value="1.29099988937378"/>
            <table:table-cell office:value-type="float" office:value="1.05900001525879"/>
          </table:table-row>
          <table:table-row>
            <table:table-cell office:value-type="string">
              <text:p>148</text:p>
            </table:table-cell>
            <table:table-cell office:value-type="float" office:value="1.04500007629395"/>
            <table:table-cell office:value-type="float" office:value="1.05900001525879"/>
          </table:table-row>
          <table:table-row>
            <table:table-cell office:value-type="string">
              <text:p>149</text:p>
            </table:table-cell>
            <table:table-cell office:value-type="float" office:value="0.97699999809265103"/>
            <table:table-cell office:value-type="float" office:value="1.05900001525879"/>
          </table:table-row>
          <table:table-row>
            <table:table-cell office:value-type="string">
              <text:p>150</text:p>
            </table:table-cell>
            <table:table-cell office:value-type="float" office:value="0.99900007247924805"/>
            <table:table-cell office:value-type="float" office:value="1.05900001525879"/>
          </table:table-row>
          <table:table-row>
            <table:table-cell office:value-type="string">
              <text:p>151</text:p>
            </table:table-cell>
            <table:table-cell office:value-type="float" office:value="1.9170000553131099"/>
            <table:table-cell office:value-type="float" office:value="1.05900001525879"/>
          </table:table-row>
          <table:table-row>
            <table:table-cell office:value-type="string">
              <text:p>152</text:p>
            </table:table-cell>
            <table:table-cell office:value-type="float" office:value="1.01399993896484"/>
            <table:table-cell office:value-type="float" office:value="1.05900001525879"/>
          </table:table-row>
          <table:table-row>
            <table:table-cell office:value-type="string">
              <text:p>153</text:p>
            </table:table-cell>
            <table:table-cell office:value-type="float" office:value="0.95399999618530196"/>
            <table:table-cell office:value-type="float" office:value="1.05900001525879"/>
          </table:table-row>
          <table:table-row>
            <table:table-cell office:value-type="string">
              <text:p>154</text:p>
            </table:table-cell>
            <table:table-cell office:value-type="float" office:value="0.988999843597412"/>
            <table:table-cell office:value-type="float" office:value="1.05900001525879"/>
          </table:table-row>
          <table:table-row>
            <table:table-cell office:value-type="string">
              <text:p>155</text:p>
            </table:table-cell>
            <table:table-cell office:value-type="float" office:value="1.01699995994568"/>
            <table:table-cell office:value-type="float" office:value="1.05900001525879"/>
          </table:table-row>
          <table:table-row>
            <table:table-cell office:value-type="string">
              <text:p>156</text:p>
            </table:table-cell>
            <table:table-cell office:value-type="float" office:value="1.0859999656677199"/>
            <table:table-cell office:value-type="float" office:value="1.05900001525879"/>
          </table:table-row>
          <table:table-row>
            <table:table-cell office:value-type="string">
              <text:p>157</text:p>
            </table:table-cell>
            <table:table-cell office:value-type="float" office:value="1.0109999179840099"/>
            <table:table-cell office:value-type="float" office:value="1.05900001525879"/>
          </table:table-row>
          <table:table-row>
            <table:table-cell office:value-type="string">
              <text:p>158</text:p>
            </table:table-cell>
            <table:table-cell office:value-type="float" office:value="1.09899997711182"/>
            <table:table-cell office:value-type="float" office:value="1.05900001525879"/>
          </table:table-row>
          <table:table-row>
            <table:table-cell office:value-type="string">
              <text:p>159</text:p>
            </table:table-cell>
            <table:table-cell office:value-type="float" office:value="1.11199998855591"/>
            <table:table-cell office:value-type="float" office:value="1.05900001525879"/>
          </table:table-row>
          <table:table-row>
            <table:table-cell office:value-type="string">
              <text:p>160</text:p>
            </table:table-cell>
            <table:table-cell office:value-type="float" office:value="1.01400017738342"/>
            <table:table-cell office:value-type="float" office:value="1.05900001525879"/>
          </table:table-row>
          <table:table-row>
            <table:table-cell office:value-type="string">
              <text:p>161</text:p>
            </table:table-cell>
            <table:table-cell office:value-type="float" office:value="1.29900002479553"/>
            <table:table-cell office:value-type="float" office:value="1.05900001525879"/>
          </table:table-row>
          <table:table-row>
            <table:table-cell office:value-type="string">
              <text:p>162</text:p>
            </table:table-cell>
            <table:table-cell office:value-type="float" office:value="1.0740001201629601"/>
            <table:table-cell office:value-type="float" office:value="1.05900001525879"/>
          </table:table-row>
          <table:table-row>
            <table:table-cell office:value-type="string">
              <text:p>163</text:p>
            </table:table-cell>
            <table:table-cell office:value-type="float" office:value="0.90000009536743097"/>
            <table:table-cell office:value-type="float" office:value="1.05900001525879"/>
          </table:table-row>
          <table:table-row>
            <table:table-cell office:value-type="string">
              <text:p>164</text:p>
            </table:table-cell>
            <table:table-cell office:value-type="float" office:value="3.18799996376038"/>
            <table:table-cell office:value-type="float" office:value="1.05900001525879"/>
          </table:table-row>
          <table:table-row>
            <table:table-cell office:value-type="string">
              <text:p>165</text:p>
            </table:table-cell>
            <table:table-cell office:value-type="float" office:value="3.1470000743865998"/>
            <table:table-cell office:value-type="float" office:value="1.05900001525879"/>
          </table:table-row>
          <table:table-row>
            <table:table-cell office:value-type="string">
              <text:p>166</text:p>
            </table:table-cell>
            <table:table-cell office:value-type="float" office:value="1.12100005149841"/>
            <table:table-cell office:value-type="float" office:value="1.05900001525879"/>
          </table:table-row>
          <table:table-row>
            <table:table-cell office:value-type="string">
              <text:p>167</text:p>
            </table:table-cell>
            <table:table-cell office:value-type="float" office:value="0.90399980545043901"/>
            <table:table-cell office:value-type="float" office:value="1.05900001525879"/>
          </table:table-row>
          <table:table-row>
            <table:table-cell office:value-type="string">
              <text:p>168</text:p>
            </table:table-cell>
            <table:table-cell office:value-type="float" office:value="1.01300001144409"/>
            <table:table-cell office:value-type="float" office:value="1.05900001525879"/>
          </table:table-row>
          <table:table-row>
            <table:table-cell office:value-type="string">
              <text:p>169</text:p>
            </table:table-cell>
            <table:table-cell office:value-type="float" office:value="1.08500003814697"/>
            <table:table-cell office:value-type="float" office:value="1.05900001525879"/>
          </table:table-row>
          <table:table-row>
            <table:table-cell office:value-type="string">
              <text:p>170</text:p>
            </table:table-cell>
            <table:table-cell office:value-type="float" office:value="1.21399998664856"/>
            <table:table-cell office:value-type="float" office:value="1.05900001525879"/>
          </table:table-row>
          <table:table-row>
            <table:table-cell office:value-type="string">
              <text:p>171</text:p>
            </table:table-cell>
            <table:table-cell office:value-type="float" office:value="1.2599999904632599"/>
            <table:table-cell office:value-type="float" office:value="1.05900001525879"/>
          </table:table-row>
          <table:table-row>
            <table:table-cell office:value-type="string">
              <text:p>172</text:p>
            </table:table-cell>
            <table:table-cell office:value-type="float" office:value="1.0340001583099401"/>
            <table:table-cell office:value-type="float" office:value="1.05900001525879"/>
          </table:table-row>
          <table:table-row>
            <table:table-cell office:value-type="string">
              <text:p>173</text:p>
            </table:table-cell>
            <table:table-cell office:value-type="float" office:value="0.99300003051757801"/>
            <table:table-cell office:value-type="float" office:value="1.05900001525879"/>
          </table:table-row>
          <table:table-row>
            <table:table-cell office:value-type="string">
              <text:p>174</text:p>
            </table:table-cell>
            <table:table-cell office:value-type="float" office:value="1.01300001144409"/>
            <table:table-cell office:value-type="float" office:value="1.05900001525879"/>
          </table:table-row>
          <table:table-row>
            <table:table-cell office:value-type="string">
              <text:p>175</text:p>
            </table:table-cell>
            <table:table-cell office:value-type="float" office:value="1.05400013923645"/>
            <table:table-cell office:value-type="float" office:value="1.05900001525879"/>
          </table:table-row>
          <table:table-row>
            <table:table-cell office:value-type="string">
              <text:p>176</text:p>
            </table:table-cell>
            <table:table-cell office:value-type="float" office:value="0.99000000953674305"/>
            <table:table-cell office:value-type="float" office:value="1.05900001525879"/>
          </table:table-row>
          <table:table-row>
            <table:table-cell office:value-type="string">
              <text:p>177</text:p>
            </table:table-cell>
            <table:table-cell office:value-type="float" office:value="1.0420000553131099"/>
            <table:table-cell office:value-type="float" office:value="1.05900001525879"/>
          </table:table-row>
          <table:table-row>
            <table:table-cell office:value-type="string">
              <text:p>178</text:p>
            </table:table-cell>
            <table:table-cell office:value-type="float" office:value="1.1090002059936499"/>
            <table:table-cell office:value-type="float" office:value="1.05900001525879"/>
          </table:table-row>
          <table:table-row>
            <table:table-cell office:value-type="string">
              <text:p>179</text:p>
            </table:table-cell>
            <table:table-cell office:value-type="float" office:value="1.125"/>
            <table:table-cell office:value-type="float" office:value="1.05900001525879"/>
          </table:table-row>
          <table:table-row>
            <table:table-cell office:value-type="string">
              <text:p>180</text:p>
            </table:table-cell>
            <table:table-cell office:value-type="float" office:value="1.0279998779296899"/>
            <table:table-cell office:value-type="float" office:value="1.05900001525879"/>
          </table:table-row>
          <table:table-row>
            <table:table-cell office:value-type="string">
              <text:p>181</text:p>
            </table:table-cell>
            <table:table-cell office:value-type="float" office:value="1.0680000782012899"/>
            <table:table-cell office:value-type="float" office:value="1.05900001525879"/>
          </table:table-row>
          <table:table-row>
            <table:table-cell office:value-type="string">
              <text:p>182</text:p>
            </table:table-cell>
            <table:table-cell office:value-type="float" office:value="2.3870000839233398"/>
            <table:table-cell office:value-type="float" office:value="1.05900001525879"/>
          </table:table-row>
          <table:table-row>
            <table:table-cell office:value-type="string">
              <text:p>183</text:p>
            </table:table-cell>
            <table:table-cell office:value-type="float" office:value="1.28600001335144"/>
            <table:table-cell office:value-type="float" office:value="1.05900001525879"/>
          </table:table-row>
          <table:table-row>
            <table:table-cell office:value-type="string">
              <text:p>184</text:p>
            </table:table-cell>
            <table:table-cell office:value-type="float" office:value="1.1040000915527299"/>
            <table:table-cell office:value-type="float" office:value="1.05900001525879"/>
          </table:table-row>
          <table:table-row>
            <table:table-cell office:value-type="string">
              <text:p>185</text:p>
            </table:table-cell>
            <table:table-cell office:value-type="float" office:value="1.04900002479553"/>
            <table:table-cell office:value-type="float" office:value="1.05900001525879"/>
          </table:table-row>
          <table:table-row>
            <table:table-cell office:value-type="string">
              <text:p>186</text:p>
            </table:table-cell>
            <table:table-cell office:value-type="float" office:value="1.4779999256134"/>
            <table:table-cell office:value-type="float" office:value="1.05900001525879"/>
          </table:table-row>
          <table:table-row>
            <table:table-cell office:value-type="string">
              <text:p>187</text:p>
            </table:table-cell>
            <table:table-cell office:value-type="float" office:value="1.0820000171661399"/>
            <table:table-cell office:value-type="float" office:value="1.05900001525879"/>
          </table:table-row>
          <table:table-row>
            <table:table-cell office:value-type="string">
              <text:p>188</text:p>
            </table:table-cell>
            <table:table-cell office:value-type="float" office:value="0.89700007438659601"/>
            <table:table-cell office:value-type="float" office:value="1.05900001525879"/>
          </table:table-row>
          <table:table-row>
            <table:table-cell office:value-type="string">
              <text:p>189</text:p>
            </table:table-cell>
            <table:table-cell office:value-type="float" office:value="0.96700000762939398"/>
            <table:table-cell office:value-type="float" office:value="1.05900001525879"/>
          </table:table-row>
          <table:table-row>
            <table:table-cell office:value-type="string">
              <text:p>190</text:p>
            </table:table-cell>
            <table:table-cell office:value-type="float" office:value="1.16499996185303"/>
            <table:table-cell office:value-type="float" office:value="1.05900001525879"/>
          </table:table-row>
          <table:table-row>
            <table:table-cell office:value-type="string">
              <text:p>191</text:p>
            </table:table-cell>
            <table:table-cell office:value-type="float" office:value="0.91200017929077104"/>
            <table:table-cell office:value-type="float" office:value="1.05900001525879"/>
          </table:table-row>
          <table:table-row>
            <table:table-cell office:value-type="string">
              <text:p>192</text:p>
            </table:table-cell>
            <table:table-cell office:value-type="float" office:value="0.88299989700317405"/>
            <table:table-cell office:value-type="float" office:value="1.05900001525879"/>
          </table:table-row>
          <table:table-row>
            <table:table-cell office:value-type="string">
              <text:p>193</text:p>
            </table:table-cell>
            <table:table-cell office:value-type="float" office:value="1.4040000438690201"/>
            <table:table-cell office:value-type="float" office:value="1.05900001525879"/>
          </table:table-row>
          <table:table-row>
            <table:table-cell office:value-type="string">
              <text:p>194</text:p>
            </table:table-cell>
            <table:table-cell office:value-type="float" office:value="1.2400000095367401"/>
            <table:table-cell office:value-type="float" office:value="1.05900001525879"/>
          </table:table-row>
          <table:table-row>
            <table:table-cell office:value-type="string">
              <text:p>195</text:p>
            </table:table-cell>
            <table:table-cell office:value-type="float" office:value="1.04999995231628"/>
            <table:table-cell office:value-type="float" office:value="1.05900001525879"/>
          </table:table-row>
          <table:table-row>
            <table:table-cell office:value-type="string">
              <text:p>196</text:p>
            </table:table-cell>
            <table:table-cell office:value-type="float" office:value="1.08899998664856"/>
            <table:table-cell office:value-type="float" office:value="1.05900001525879"/>
          </table:table-row>
          <table:table-row>
            <table:table-cell office:value-type="string">
              <text:p>197</text:p>
            </table:table-cell>
            <table:table-cell office:value-type="float" office:value="1.09299993515015"/>
            <table:table-cell office:value-type="float" office:value="1.05900001525879"/>
          </table:table-row>
          <table:table-row>
            <table:table-cell office:value-type="string">
              <text:p>198</text:p>
            </table:table-cell>
            <table:table-cell office:value-type="float" office:value="1.06299996376038"/>
            <table:table-cell office:value-type="float" office:value="1.05900001525879"/>
          </table:table-row>
          <table:table-row>
            <table:table-cell office:value-type="string">
              <text:p>199</text:p>
            </table:table-cell>
            <table:table-cell office:value-type="float" office:value="1.09300017356873"/>
            <table:table-cell office:value-type="float" office:value="1.05900001525879"/>
          </table:table-row>
          <table:table-row>
            <table:table-cell office:value-type="string">
              <text:p>200</text:p>
            </table:table-cell>
            <table:table-cell office:value-type="float" office:value="1.12899994850159"/>
            <table:table-cell office:value-type="float" office:value="1.05900001525879"/>
          </table:table-row>
          <table:table-row>
            <table:table-cell office:value-type="string">
              <text:p>201</text:p>
            </table:table-cell>
            <table:table-cell office:value-type="float" office:value="1.54500007629395"/>
            <table:table-cell office:value-type="float" office:value="1.05900001525879"/>
          </table:table-row>
          <table:table-row>
            <table:table-cell office:value-type="string">
              <text:p>202</text:p>
            </table:table-cell>
            <table:table-cell office:value-type="float" office:value="1.1979999542236299"/>
            <table:table-cell office:value-type="float" office:value="1.05900001525879"/>
          </table:table-row>
          <table:table-row>
            <table:table-cell office:value-type="string">
              <text:p>203</text:p>
            </table:table-cell>
            <table:table-cell office:value-type="float" office:value="1.17000007629395"/>
            <table:table-cell office:value-type="float" office:value="1.05900001525879"/>
          </table:table-row>
          <table:table-row>
            <table:table-cell office:value-type="string">
              <text:p>204</text:p>
            </table:table-cell>
            <table:table-cell office:value-type="float" office:value="0.97600007057189897"/>
            <table:table-cell office:value-type="float" office:value="1.05900001525879"/>
          </table:table-row>
          <table:table-row>
            <table:table-cell office:value-type="string">
              <text:p>205</text:p>
            </table:table-cell>
            <table:table-cell office:value-type="float" office:value="1.12599992752075"/>
            <table:table-cell office:value-type="float" office:value="1.05900001525879"/>
          </table:table-row>
          <table:table-row>
            <table:table-cell office:value-type="string">
              <text:p>206</text:p>
            </table:table-cell>
            <table:table-cell office:value-type="float" office:value="1.7259998321533201"/>
            <table:table-cell office:value-type="float" office:value="1.05900001525879"/>
          </table:table-row>
          <table:table-row>
            <table:table-cell office:value-type="string">
              <text:p>207</text:p>
            </table:table-cell>
            <table:table-cell office:value-type="float" office:value="1.7960000038146999"/>
            <table:table-cell office:value-type="float" office:value="1.05900001525879"/>
          </table:table-row>
          <table:table-row>
            <table:table-cell office:value-type="string">
              <text:p>208</text:p>
            </table:table-cell>
            <table:table-cell office:value-type="float" office:value="0.96700000762939398"/>
            <table:table-cell office:value-type="float" office:value="1.05900001525879"/>
          </table:table-row>
          <table:table-row>
            <table:table-cell office:value-type="string">
              <text:p>209</text:p>
            </table:table-cell>
            <table:table-cell office:value-type="float" office:value="1.0429999828338601"/>
            <table:table-cell office:value-type="float" office:value="1.05900001525879"/>
          </table:table-row>
          <table:table-row>
            <table:table-cell office:value-type="string">
              <text:p>210</text:p>
            </table:table-cell>
            <table:table-cell office:value-type="float" office:value="1.0120000839233401"/>
            <table:table-cell office:value-type="float" office:value="1.05900001525879"/>
          </table:table-row>
          <table:table-row>
            <table:table-cell office:value-type="string">
              <text:p>211</text:p>
            </table:table-cell>
            <table:table-cell office:value-type="float" office:value="0.87800002098083496"/>
            <table:table-cell office:value-type="float" office:value="1.05900001525879"/>
          </table:table-row>
          <table:table-row>
            <table:table-cell office:value-type="string">
              <text:p>212</text:p>
            </table:table-cell>
            <table:table-cell office:value-type="float" office:value="1.03200006484985"/>
            <table:table-cell office:value-type="float" office:value="1.05900001525879"/>
          </table:table-row>
          <table:table-row>
            <table:table-cell office:value-type="string">
              <text:p>213</text:p>
            </table:table-cell>
            <table:table-cell office:value-type="float" office:value="1.04399991035461"/>
            <table:table-cell office:value-type="float" office:value="1.05900001525879"/>
          </table:table-row>
          <table:table-row>
            <table:table-cell office:value-type="string">
              <text:p>214</text:p>
            </table:table-cell>
            <table:table-cell office:value-type="float" office:value="1.0869998931884799"/>
            <table:table-cell office:value-type="float" office:value="1.05900001525879"/>
          </table:table-row>
          <table:table-row>
            <table:table-cell office:value-type="string">
              <text:p>215</text:p>
            </table:table-cell>
            <table:table-cell office:value-type="float" office:value="1.1310000419616699"/>
            <table:table-cell office:value-type="float" office:value="1.05900001525879"/>
          </table:table-row>
          <table:table-row>
            <table:table-cell office:value-type="string">
              <text:p>216</text:p>
            </table:table-cell>
            <table:table-cell office:value-type="float" office:value="1.2070000171661399"/>
            <table:table-cell office:value-type="float" office:value="1.05900001525879"/>
          </table:table-row>
          <table:table-row>
            <table:table-cell office:value-type="string">
              <text:p>217</text:p>
            </table:table-cell>
            <table:table-cell office:value-type="float" office:value="1.1099998950958301"/>
            <table:table-cell office:value-type="float" office:value="1.05900001525879"/>
          </table:table-row>
          <table:table-row>
            <table:table-cell office:value-type="string">
              <text:p>218</text:p>
            </table:table-cell>
            <table:table-cell office:value-type="float" office:value="1.1940000057220499"/>
            <table:table-cell office:value-type="float" office:value="1.05900001525879"/>
          </table:table-row>
          <table:table-row>
            <table:table-cell office:value-type="string">
              <text:p>219</text:p>
            </table:table-cell>
            <table:table-cell office:value-type="float" office:value="0.86699986457824696"/>
            <table:table-cell office:value-type="float" office:value="1.05900001525879"/>
          </table:table-row>
          <table:table-row>
            <table:table-cell office:value-type="string">
              <text:p>220</text:p>
            </table:table-cell>
            <table:table-cell office:value-type="float" office:value="1.19600009918213"/>
            <table:table-cell office:value-type="float" office:value="1.05900001525879"/>
          </table:table-row>
          <table:table-row>
            <table:table-cell office:value-type="string">
              <text:p>221</text:p>
            </table:table-cell>
            <table:table-cell office:value-type="float" office:value="1.27699995040894"/>
            <table:table-cell office:value-type="float" office:value="1.05900001525879"/>
          </table:table-row>
          <table:table-row>
            <table:table-cell office:value-type="string">
              <text:p>222</text:p>
            </table:table-cell>
            <table:table-cell office:value-type="float" office:value="2.5420000553131099"/>
            <table:table-cell office:value-type="float" office:value="1.05900001525879"/>
          </table:table-row>
          <table:table-row>
            <table:table-cell office:value-type="string">
              <text:p>223</text:p>
            </table:table-cell>
            <table:table-cell office:value-type="float" office:value="1.0920000076293901"/>
            <table:table-cell office:value-type="float" office:value="1.05900001525879"/>
          </table:table-row>
          <table:table-row>
            <table:table-cell office:value-type="string">
              <text:p>224</text:p>
            </table:table-cell>
            <table:table-cell office:value-type="float" office:value="4.0349998474121103"/>
            <table:table-cell office:value-type="float" office:value="1.05900001525879"/>
          </table:table-row>
          <table:table-row>
            <table:table-cell office:value-type="string">
              <text:p>225</text:p>
            </table:table-cell>
            <table:table-cell office:value-type="float" office:value="4.0889999866485596"/>
            <table:table-cell office:value-type="float" office:value="1.05900001525879"/>
          </table:table-row>
          <table:table-row>
            <table:table-cell office:value-type="string">
              <text:p>226</text:p>
            </table:table-cell>
            <table:table-cell office:value-type="float" office:value="0.89800000190734797"/>
            <table:table-cell office:value-type="float" office:value="1.05900001525879"/>
          </table:table-row>
          <table:table-row>
            <table:table-cell office:value-type="string">
              <text:p>227</text:p>
            </table:table-cell>
            <table:table-cell office:value-type="float" office:value="2.33899998664856"/>
            <table:table-cell office:value-type="float" office:value="1.05900001525879"/>
          </table:table-row>
          <table:table-row>
            <table:table-cell office:value-type="string">
              <text:p>228</text:p>
            </table:table-cell>
            <table:table-cell office:value-type="float" office:value="0.89100003242492598"/>
            <table:table-cell office:value-type="float" office:value="1.05900001525879"/>
          </table:table-row>
          <table:table-row>
            <table:table-cell office:value-type="string">
              <text:p>229</text:p>
            </table:table-cell>
            <table:table-cell office:value-type="float" office:value="0.97800016403198198"/>
            <table:table-cell office:value-type="float" office:value="1.05900001525879"/>
          </table:table-row>
          <table:table-row>
            <table:table-cell office:value-type="string">
              <text:p>230</text:p>
            </table:table-cell>
            <table:table-cell office:value-type="float" office:value="0.92900013923644997"/>
            <table:table-cell office:value-type="float" office:value="1.05900001525879"/>
          </table:table-row>
          <table:table-row>
            <table:table-cell office:value-type="string">
              <text:p>231</text:p>
            </table:table-cell>
            <table:table-cell office:value-type="float" office:value="1.00499987602234"/>
            <table:table-cell office:value-type="float" office:value="1.05900001525879"/>
          </table:table-row>
          <table:table-row>
            <table:table-cell office:value-type="string">
              <text:p>232</text:p>
            </table:table-cell>
            <table:table-cell office:value-type="float" office:value="1.07499980926514"/>
            <table:table-cell office:value-type="float" office:value="1.05900001525879"/>
          </table:table-row>
          <table:table-row>
            <table:table-cell office:value-type="string">
              <text:p>233</text:p>
            </table:table-cell>
            <table:table-cell office:value-type="float" office:value="1.1310000419616699"/>
            <table:table-cell office:value-type="float" office:value="1.05900001525879"/>
          </table:table-row>
          <table:table-row>
            <table:table-cell office:value-type="string">
              <text:p>234</text:p>
            </table:table-cell>
            <table:table-cell office:value-type="float" office:value="1.08999991416931"/>
            <table:table-cell office:value-type="float" office:value="1.05900001525879"/>
          </table:table-row>
          <table:table-row>
            <table:table-cell office:value-type="string">
              <text:p>235</text:p>
            </table:table-cell>
            <table:table-cell office:value-type="float" office:value="1.0020000934600799"/>
            <table:table-cell office:value-type="float" office:value="1.05900001525879"/>
          </table:table-row>
          <table:table-row>
            <table:table-cell office:value-type="string">
              <text:p>236</text:p>
            </table:table-cell>
            <table:table-cell office:value-type="float" office:value="1.1340000629425"/>
            <table:table-cell office:value-type="float" office:value="1.05900001525879"/>
          </table:table-row>
          <table:table-row>
            <table:table-cell office:value-type="string">
              <text:p>237</text:p>
            </table:table-cell>
            <table:table-cell office:value-type="float" office:value="1.04900002479553"/>
            <table:table-cell office:value-type="float" office:value="1.05900001525879"/>
          </table:table-row>
          <table:table-row>
            <table:table-cell office:value-type="string">
              <text:p>238</text:p>
            </table:table-cell>
            <table:table-cell office:value-type="float" office:value="1.125"/>
            <table:table-cell office:value-type="float" office:value="1.05900001525879"/>
          </table:table-row>
          <table:table-row>
            <table:table-cell office:value-type="string">
              <text:p>239</text:p>
            </table:table-cell>
            <table:table-cell office:value-type="float" office:value="1.1530001163482699"/>
            <table:table-cell office:value-type="float" office:value="1.05900001525879"/>
          </table:table-row>
          <table:table-row>
            <table:table-cell office:value-type="string">
              <text:p>240</text:p>
            </table:table-cell>
            <table:table-cell office:value-type="float" office:value="1.06300020217895"/>
            <table:table-cell office:value-type="float" office:value="1.05900001525879"/>
          </table:table-row>
          <table:table-row>
            <table:table-cell office:value-type="string">
              <text:p>241</text:p>
            </table:table-cell>
            <table:table-cell office:value-type="float" office:value="1.13900017738342"/>
            <table:table-cell office:value-type="float" office:value="1.05900001525879"/>
          </table:table-row>
          <table:table-row>
            <table:table-cell office:value-type="string">
              <text:p>242</text:p>
            </table:table-cell>
            <table:table-cell office:value-type="float" office:value="1.07999992370605"/>
            <table:table-cell office:value-type="float" office:value="1.05900001525879"/>
          </table:table-row>
          <table:table-row>
            <table:table-cell office:value-type="string">
              <text:p>243</text:p>
            </table:table-cell>
            <table:table-cell office:value-type="float" office:value="1.15100002288818"/>
            <table:table-cell office:value-type="float" office:value="1.05900001525879"/>
          </table:table-row>
          <table:table-row>
            <table:table-cell office:value-type="string">
              <text:p>244</text:p>
            </table:table-cell>
            <table:table-cell office:value-type="float" office:value="1.1889998912811299"/>
            <table:table-cell office:value-type="float" office:value="1.05900001525879"/>
          </table:table-row>
          <table:table-row>
            <table:table-cell office:value-type="string">
              <text:p>245</text:p>
            </table:table-cell>
            <table:table-cell office:value-type="float" office:value="1.7980000972747801"/>
            <table:table-cell office:value-type="float" office:value="1.05900001525879"/>
          </table:table-row>
          <table:table-row>
            <table:table-cell office:value-type="string">
              <text:p>246</text:p>
            </table:table-cell>
            <table:table-cell office:value-type="float" office:value="1.6010000705719001"/>
            <table:table-cell office:value-type="float" office:value="1.05900001525879"/>
          </table:table-row>
          <table:table-row>
            <table:table-cell office:value-type="string">
              <text:p>247</text:p>
            </table:table-cell>
            <table:table-cell office:value-type="float" office:value="1.0150001049041699"/>
            <table:table-cell office:value-type="float" office:value="1.05900001525879"/>
          </table:table-row>
          <table:table-row>
            <table:table-cell office:value-type="string">
              <text:p>248</text:p>
            </table:table-cell>
            <table:table-cell office:value-type="float" office:value="1.1140000820159901"/>
            <table:table-cell office:value-type="float" office:value="1.05900001525879"/>
          </table:table-row>
          <table:table-row>
            <table:table-cell office:value-type="string">
              <text:p>249</text:p>
            </table:table-cell>
            <table:table-cell office:value-type="float" office:value="1.1540000438690201"/>
            <table:table-cell office:value-type="float" office:value="1.05900001525879"/>
          </table:table-row>
          <table:table-row>
            <table:table-cell office:value-type="string">
              <text:p>250</text:p>
            </table:table-cell>
            <table:table-cell office:value-type="float" office:value="0.90199995040893499"/>
            <table:table-cell office:value-type="float" office:value="1.05900001525879"/>
          </table:table-row>
          <table:table-row>
            <table:table-cell office:value-type="string">
              <text:p>251</text:p>
            </table:table-cell>
            <table:table-cell office:value-type="float" office:value="0.96799993515014604"/>
            <table:table-cell office:value-type="float" office:value="1.05900001525879"/>
          </table:table-row>
          <table:table-row>
            <table:table-cell office:value-type="string">
              <text:p>252</text:p>
            </table:table-cell>
            <table:table-cell office:value-type="float" office:value="1.04499983787537"/>
            <table:table-cell office:value-type="float" office:value="1.05900001525879"/>
          </table:table-row>
          <table:table-row>
            <table:table-cell office:value-type="string">
              <text:p>253</text:p>
            </table:table-cell>
            <table:table-cell office:value-type="float" office:value="0.91400003433227495"/>
            <table:table-cell office:value-type="float" office:value="1.05900001525879"/>
          </table:table-row>
          <table:table-row>
            <table:table-cell office:value-type="string">
              <text:p>254</text:p>
            </table:table-cell>
            <table:table-cell office:value-type="float" office:value="1.00399994850159"/>
            <table:table-cell office:value-type="float" office:value="1.05900001525879"/>
          </table:table-row>
          <table:table-row>
            <table:table-cell office:value-type="string">
              <text:p>255</text:p>
            </table:table-cell>
            <table:table-cell office:value-type="float" office:value="0.92899990081787098"/>
            <table:table-cell office:value-type="float" office:value="1.05900001525879"/>
          </table:table-row>
          <table:table-row>
            <table:table-cell office:value-type="string">
              <text:p>256</text:p>
            </table:table-cell>
            <table:table-cell office:value-type="float" office:value="1.04100012779236"/>
            <table:table-cell office:value-type="float" office:value="1.05900001525879"/>
          </table:table-row>
          <table:table-row>
            <table:table-cell office:value-type="string">
              <text:p>257</text:p>
            </table:table-cell>
            <table:table-cell office:value-type="float" office:value="0.87999987602233898"/>
            <table:table-cell office:value-type="float" office:value="1.05900001525879"/>
          </table:table-row>
          <table:table-row>
            <table:table-cell office:value-type="string">
              <text:p>258</text:p>
            </table:table-cell>
            <table:table-cell office:value-type="float" office:value="0.99699997901916504"/>
            <table:table-cell office:value-type="float" office:value="1.05900001525879"/>
          </table:table-row>
          <table:table-row>
            <table:table-cell office:value-type="string">
              <text:p>259</text:p>
            </table:table-cell>
            <table:table-cell office:value-type="float" office:value="2.2309999465942401"/>
            <table:table-cell office:value-type="float" office:value="1.05900001525879"/>
          </table:table-row>
          <table:table-row>
            <table:table-cell office:value-type="string">
              <text:p>260</text:p>
            </table:table-cell>
            <table:table-cell office:value-type="float" office:value="1.2699999809265099"/>
            <table:table-cell office:value-type="float" office:value="1.05900001525879"/>
          </table:table-row>
          <table:table-row>
            <table:table-cell office:value-type="string">
              <text:p>261</text:p>
            </table:table-cell>
            <table:table-cell office:value-type="float" office:value="1.7780001163482699"/>
            <table:table-cell office:value-type="float" office:value="1.05900001525879"/>
          </table:table-row>
          <table:table-row>
            <table:table-cell office:value-type="string">
              <text:p>262</text:p>
            </table:table-cell>
            <table:table-cell office:value-type="float" office:value="0.92899990081787098"/>
            <table:table-cell office:value-type="float" office:value="1.05900001525879"/>
          </table:table-row>
          <table:table-row>
            <table:table-cell office:value-type="string">
              <text:p>263</text:p>
            </table:table-cell>
            <table:table-cell office:value-type="float" office:value="0.99600005149841297"/>
            <table:table-cell office:value-type="float" office:value="1.05900001525879"/>
          </table:table-row>
          <table:table-row>
            <table:table-cell office:value-type="string">
              <text:p>264</text:p>
            </table:table-cell>
            <table:table-cell office:value-type="float" office:value="1.31599998474121"/>
            <table:table-cell office:value-type="float" office:value="1.05900001525879"/>
          </table:table-row>
          <table:table-row>
            <table:table-cell office:value-type="string">
              <text:p>265</text:p>
            </table:table-cell>
            <table:table-cell office:value-type="float" office:value="1.1280000209808301"/>
            <table:table-cell office:value-type="float" office:value="1.05900001525879"/>
          </table:table-row>
          <table:table-row>
            <table:table-cell office:value-type="string">
              <text:p>266</text:p>
            </table:table-cell>
            <table:table-cell office:value-type="float" office:value="1.02300000190735"/>
            <table:table-cell office:value-type="float" office:value="1.05900001525879"/>
          </table:table-row>
          <table:table-row>
            <table:table-cell office:value-type="string">
              <text:p>267</text:p>
            </table:table-cell>
            <table:table-cell office:value-type="float" office:value="1.0060000419616699"/>
            <table:table-cell office:value-type="float" office:value="1.05900001525879"/>
          </table:table-row>
          <table:table-row>
            <table:table-cell office:value-type="string">
              <text:p>268</text:p>
            </table:table-cell>
            <table:table-cell office:value-type="float" office:value="1.98600006103516"/>
            <table:table-cell office:value-type="float" office:value="1.05900001525879"/>
          </table:table-row>
          <table:table-row>
            <table:table-cell office:value-type="string">
              <text:p>269</text:p>
            </table:table-cell>
            <table:table-cell office:value-type="float" office:value="2.0160000324249299"/>
            <table:table-cell office:value-type="float" office:value="1.05900001525879"/>
          </table:table-row>
          <table:table-row>
            <table:table-cell office:value-type="string">
              <text:p>270</text:p>
            </table:table-cell>
            <table:table-cell office:value-type="float" office:value="2.08500003814697"/>
            <table:table-cell office:value-type="float" office:value="1.05900001525879"/>
          </table:table-row>
          <table:table-row>
            <table:table-cell office:value-type="string">
              <text:p>271</text:p>
            </table:table-cell>
            <table:table-cell office:value-type="float" office:value="1.1010000705719001"/>
            <table:table-cell office:value-type="float" office:value="1.05900001525879"/>
          </table:table-row>
          <table:table-row>
            <table:table-cell office:value-type="string">
              <text:p>272</text:p>
            </table:table-cell>
            <table:table-cell office:value-type="float" office:value="0.79899978637695301"/>
            <table:table-cell office:value-type="float" office:value="1.05900001525879"/>
          </table:table-row>
          <table:table-row>
            <table:table-cell office:value-type="string">
              <text:p>273</text:p>
            </table:table-cell>
            <table:table-cell office:value-type="float" office:value="0.91899991035461404"/>
            <table:table-cell office:value-type="float" office:value="1.05900001525879"/>
          </table:table-row>
          <table:table-row>
            <table:table-cell office:value-type="string">
              <text:p>274</text:p>
            </table:table-cell>
            <table:table-cell office:value-type="float" office:value="0.99499988555908203"/>
            <table:table-cell office:value-type="float" office:value="1.05900001525879"/>
          </table:table-row>
          <table:table-row>
            <table:table-cell office:value-type="string">
              <text:p>275</text:p>
            </table:table-cell>
            <table:table-cell office:value-type="float" office:value="1.03600001335144"/>
            <table:table-cell office:value-type="float" office:value="1.05900001525879"/>
          </table:table-row>
          <table:table-row>
            <table:table-cell office:value-type="string">
              <text:p>276</text:p>
            </table:table-cell>
            <table:table-cell office:value-type="float" office:value="1.1190001964569101"/>
            <table:table-cell office:value-type="float" office:value="1.05900001525879"/>
          </table:table-row>
          <table:table-row>
            <table:table-cell office:value-type="string">
              <text:p>277</text:p>
            </table:table-cell>
            <table:table-cell office:value-type="float" office:value="2.5880000591278098"/>
            <table:table-cell office:value-type="float" office:value="1.05900001525879"/>
          </table:table-row>
          <table:table-row>
            <table:table-cell office:value-type="string">
              <text:p>278</text:p>
            </table:table-cell>
            <table:table-cell office:value-type="float" office:value="0.94400000572204601"/>
            <table:table-cell office:value-type="float" office:value="1.05900001525879"/>
          </table:table-row>
          <table:table-row>
            <table:table-cell office:value-type="string">
              <text:p>279</text:p>
            </table:table-cell>
            <table:table-cell office:value-type="float" office:value="1.0310001373291"/>
            <table:table-cell office:value-type="float" office:value="1.05900001525879"/>
          </table:table-row>
          <table:table-row>
            <table:table-cell office:value-type="string">
              <text:p>280</text:p>
            </table:table-cell>
            <table:table-cell office:value-type="float" office:value="1.3690001964569101"/>
            <table:table-cell office:value-type="float" office:value="1.05900001525879"/>
          </table:table-row>
          <table:table-row>
            <table:table-cell office:value-type="string">
              <text:p>281</text:p>
            </table:table-cell>
            <table:table-cell office:value-type="float" office:value="1.2420001029968299"/>
            <table:table-cell office:value-type="float" office:value="1.05900001525879"/>
          </table:table-row>
          <table:table-row>
            <table:table-cell office:value-type="string">
              <text:p>282</text:p>
            </table:table-cell>
            <table:table-cell office:value-type="float" office:value="1.1619999408721899"/>
            <table:table-cell office:value-type="float" office:value="1.05900001525879"/>
          </table:table-row>
          <table:table-row>
            <table:table-cell office:value-type="string">
              <text:p>283</text:p>
            </table:table-cell>
            <table:table-cell office:value-type="float" office:value="0.99399995803832997"/>
            <table:table-cell office:value-type="float" office:value="1.05900001525879"/>
          </table:table-row>
          <table:table-row>
            <table:table-cell office:value-type="string">
              <text:p>284</text:p>
            </table:table-cell>
            <table:table-cell office:value-type="float" office:value="1.10800004005432"/>
            <table:table-cell office:value-type="float" office:value="1.05900001525879"/>
          </table:table-row>
          <table:table-row>
            <table:table-cell office:value-type="string">
              <text:p>285</text:p>
            </table:table-cell>
            <table:table-cell office:value-type="float" office:value="0.99699997901916504"/>
            <table:table-cell office:value-type="float" office:value="1.05900001525879"/>
          </table:table-row>
          <table:table-row>
            <table:table-cell office:value-type="string">
              <text:p>286</text:p>
            </table:table-cell>
            <table:table-cell office:value-type="float" office:value="1.1540000438690201"/>
            <table:table-cell office:value-type="float" office:value="1.05900001525879"/>
          </table:table-row>
          <table:table-row>
            <table:table-cell office:value-type="string">
              <text:p>287</text:p>
            </table:table-cell>
            <table:table-cell office:value-type="float" office:value="1.0740001201629601"/>
            <table:table-cell office:value-type="float" office:value="1.05900001525879"/>
          </table:table-row>
          <table:table-row>
            <table:table-cell office:value-type="string">
              <text:p>288</text:p>
            </table:table-cell>
            <table:table-cell office:value-type="float" office:value="1.0429999828338601"/>
            <table:table-cell office:value-type="float" office:value="1.05900001525879"/>
          </table:table-row>
          <table:table-row>
            <table:table-cell office:value-type="string">
              <text:p>289</text:p>
            </table:table-cell>
            <table:table-cell office:value-type="float" office:value="1.0910000801086399"/>
            <table:table-cell office:value-type="float" office:value="1.05900001525879"/>
          </table:table-row>
          <table:table-row>
            <table:table-cell office:value-type="string">
              <text:p>290</text:p>
            </table:table-cell>
            <table:table-cell office:value-type="float" office:value="1.0199999809265099"/>
            <table:table-cell office:value-type="float" office:value="1.05900001525879"/>
          </table:table-row>
          <table:table-row>
            <table:table-cell office:value-type="string">
              <text:p>291</text:p>
            </table:table-cell>
            <table:table-cell office:value-type="float" office:value="1.1800000667571999"/>
            <table:table-cell office:value-type="float" office:value="1.05900001525879"/>
          </table:table-row>
          <table:table-row>
            <table:table-cell office:value-type="string">
              <text:p>292</text:p>
            </table:table-cell>
            <table:table-cell office:value-type="float" office:value="1.11100006103516"/>
            <table:table-cell office:value-type="float" office:value="1.05900001525879"/>
          </table:table-row>
          <table:table-row>
            <table:table-cell office:value-type="string">
              <text:p>293</text:p>
            </table:table-cell>
            <table:table-cell office:value-type="float" office:value="1.0390000343322801"/>
            <table:table-cell office:value-type="float" office:value="1.05900001525879"/>
          </table:table-row>
          <table:table-row>
            <table:table-cell office:value-type="string">
              <text:p>294</text:p>
            </table:table-cell>
            <table:table-cell office:value-type="float" office:value="0.97499990463256803"/>
            <table:table-cell office:value-type="float" office:value="1.05900001525879"/>
          </table:table-row>
          <table:table-row>
            <table:table-cell office:value-type="string">
              <text:p>295</text:p>
            </table:table-cell>
            <table:table-cell office:value-type="float" office:value="1.1010000705719001"/>
            <table:table-cell office:value-type="float" office:value="1.05900001525879"/>
          </table:table-row>
          <table:table-row>
            <table:table-cell office:value-type="string">
              <text:p>296</text:p>
            </table:table-cell>
            <table:table-cell office:value-type="float" office:value="2.2400000095367401"/>
            <table:table-cell office:value-type="float" office:value="1.05900001525879"/>
          </table:table-row>
          <table:table-row>
            <table:table-cell office:value-type="string">
              <text:p>297</text:p>
            </table:table-cell>
            <table:table-cell office:value-type="float" office:value="2.3249998092651398"/>
            <table:table-cell office:value-type="float" office:value="1.05900001525879"/>
          </table:table-row>
          <table:table-row>
            <table:table-cell office:value-type="string">
              <text:p>298</text:p>
            </table:table-cell>
            <table:table-cell office:value-type="float" office:value="1.10800004005432"/>
            <table:table-cell office:value-type="float" office:value="1.05900001525879"/>
          </table:table-row>
          <table:table-row>
            <table:table-cell office:value-type="string">
              <text:p>299</text:p>
            </table:table-cell>
            <table:table-cell office:value-type="float" office:value="0.88499999046325695"/>
            <table:table-cell office:value-type="float" office:value="1.05900001525879"/>
          </table:table-row>
          <table:table-row>
            <table:table-cell office:value-type="string">
              <text:p>300</text:p>
            </table:table-cell>
            <table:table-cell office:value-type="float" office:value="0.96399998664855902"/>
            <table:table-cell office:value-type="float" office:value="1.05900001525879"/>
          </table:table-row>
          <table:table-row>
            <table:table-cell office:value-type="string">
              <text:p>301</text:p>
            </table:table-cell>
            <table:table-cell office:value-type="float" office:value="2.6150000095367401"/>
            <table:table-cell office:value-type="float" office:value="1.05900001525879"/>
          </table:table-row>
          <table:table-row>
            <table:table-cell office:value-type="string">
              <text:p>302</text:p>
            </table:table-cell>
            <table:table-cell office:value-type="float" office:value="0.95900011062622004"/>
            <table:table-cell office:value-type="float" office:value="1.05900001525879"/>
          </table:table-row>
          <table:table-row>
            <table:table-cell office:value-type="string">
              <text:p>303</text:p>
            </table:table-cell>
            <table:table-cell office:value-type="float" office:value="1.77300000190735"/>
            <table:table-cell office:value-type="float" office:value="1.05900001525879"/>
          </table:table-row>
          <table:table-row>
            <table:table-cell office:value-type="string">
              <text:p>304</text:p>
            </table:table-cell>
            <table:table-cell office:value-type="float" office:value="1.1729998588562001"/>
            <table:table-cell office:value-type="float" office:value="1.05900001525879"/>
          </table:table-row>
          <table:table-row>
            <table:table-cell office:value-type="string">
              <text:p>305</text:p>
            </table:table-cell>
            <table:table-cell office:value-type="float" office:value="1.1590001583099401"/>
            <table:table-cell office:value-type="float" office:value="1.05900001525879"/>
          </table:table-row>
          <table:table-row>
            <table:table-cell office:value-type="string">
              <text:p>306</text:p>
            </table:table-cell>
            <table:table-cell office:value-type="float" office:value="1.1310000419616699"/>
            <table:table-cell office:value-type="float" office:value="1.05900001525879"/>
          </table:table-row>
          <table:table-row>
            <table:table-cell office:value-type="string">
              <text:p>307</text:p>
            </table:table-cell>
            <table:table-cell office:value-type="float" office:value="1.10199999809265"/>
            <table:table-cell office:value-type="float" office:value="1.05900001525879"/>
          </table:table-row>
          <table:table-row>
            <table:table-cell office:value-type="string">
              <text:p>308</text:p>
            </table:table-cell>
            <table:table-cell office:value-type="float" office:value="0.97000002861022905"/>
            <table:table-cell office:value-type="float" office:value="1.05900001525879"/>
          </table:table-row>
          <table:table-row>
            <table:table-cell office:value-type="string">
              <text:p>309</text:p>
            </table:table-cell>
            <table:table-cell office:value-type="float" office:value="1.0389997959137001"/>
            <table:table-cell office:value-type="float" office:value="1.05900001525879"/>
          </table:table-row>
          <table:table-row>
            <table:table-cell office:value-type="string">
              <text:p>310</text:p>
            </table:table-cell>
            <table:table-cell office:value-type="float" office:value="1.10700011253357"/>
            <table:table-cell office:value-type="float" office:value="1.05900001525879"/>
          </table:table-row>
          <table:table-row>
            <table:table-cell office:value-type="string">
              <text:p>311</text:p>
            </table:table-cell>
            <table:table-cell office:value-type="float" office:value="1.0859999656677199"/>
            <table:table-cell office:value-type="float" office:value="1.05900001525879"/>
          </table:table-row>
          <table:table-row>
            <table:table-cell office:value-type="string">
              <text:p>312</text:p>
            </table:table-cell>
            <table:table-cell office:value-type="float" office:value="1.09000015258789"/>
            <table:table-cell office:value-type="float" office:value="1.05900001525879"/>
          </table:table-row>
          <table:table-row>
            <table:table-cell office:value-type="string">
              <text:p>313</text:p>
            </table:table-cell>
            <table:table-cell office:value-type="float" office:value="1.16000008583069"/>
            <table:table-cell office:value-type="float" office:value="1.05900001525879"/>
          </table:table-row>
          <table:table-row>
            <table:table-cell office:value-type="string">
              <text:p>314</text:p>
            </table:table-cell>
            <table:table-cell office:value-type="float" office:value="1.2039999961853001"/>
            <table:table-cell office:value-type="float" office:value="1.05900001525879"/>
          </table:table-row>
          <table:table-row>
            <table:table-cell office:value-type="string">
              <text:p>315</text:p>
            </table:table-cell>
            <table:table-cell office:value-type="float" office:value="1.2130000591278101"/>
            <table:table-cell office:value-type="float" office:value="1.05900001525879"/>
          </table:table-row>
          <table:table-row>
            <table:table-cell office:value-type="string">
              <text:p>316</text:p>
            </table:table-cell>
            <table:table-cell office:value-type="float" office:value="0.92100000381469704"/>
            <table:table-cell office:value-type="float" office:value="1.05900001525879"/>
          </table:table-row>
          <table:table-row>
            <table:table-cell office:value-type="string">
              <text:p>317</text:p>
            </table:table-cell>
            <table:table-cell office:value-type="float" office:value="1.09899997711182"/>
            <table:table-cell office:value-type="float" office:value="1.05900001525879"/>
          </table:table-row>
          <table:table-row>
            <table:table-cell office:value-type="string">
              <text:p>318</text:p>
            </table:table-cell>
            <table:table-cell office:value-type="float" office:value="1.07500004768372"/>
            <table:table-cell office:value-type="float" office:value="1.05900001525879"/>
          </table:table-row>
          <table:table-row>
            <table:table-cell office:value-type="string">
              <text:p>319</text:p>
            </table:table-cell>
            <table:table-cell office:value-type="float" office:value="1.0510001182556199"/>
            <table:table-cell office:value-type="float" office:value="1.05900001525879"/>
          </table:table-row>
          <table:table-row>
            <table:table-cell office:value-type="string">
              <text:p>320</text:p>
            </table:table-cell>
            <table:table-cell office:value-type="float" office:value="1.08999991416931"/>
            <table:table-cell office:value-type="float" office:value="1.05900001525879"/>
          </table:table-row>
          <table:table-row>
            <table:table-cell office:value-type="string">
              <text:p>321</text:p>
            </table:table-cell>
            <table:table-cell office:value-type="float" office:value="3.9660000801086399"/>
            <table:table-cell office:value-type="float" office:value="1.05900001525879"/>
          </table:table-row>
          <table:table-row>
            <table:table-cell office:value-type="string">
              <text:p>322</text:p>
            </table:table-cell>
            <table:table-cell office:value-type="float" office:value="3.0740001201629599"/>
            <table:table-cell office:value-type="float" office:value="1.05900001525879"/>
          </table:table-row>
          <table:table-row>
            <table:table-cell office:value-type="string">
              <text:p>323</text:p>
            </table:table-cell>
            <table:table-cell office:value-type="float" office:value="1.05700016021729"/>
            <table:table-cell office:value-type="float" office:value="1.05900001525879"/>
          </table:table-row>
          <table:table-row>
            <table:table-cell office:value-type="string">
              <text:p>324</text:p>
            </table:table-cell>
            <table:table-cell office:value-type="float" office:value="1.0549998283386199"/>
            <table:table-cell office:value-type="float" office:value="1.05900001525879"/>
          </table:table-row>
          <table:table-row>
            <table:table-cell office:value-type="string">
              <text:p>325</text:p>
            </table:table-cell>
            <table:table-cell office:value-type="float" office:value="1.09400010108948"/>
            <table:table-cell office:value-type="float" office:value="1.05900001525879"/>
          </table:table-row>
          <table:table-row>
            <table:table-cell office:value-type="string">
              <text:p>326</text:p>
            </table:table-cell>
            <table:table-cell office:value-type="float" office:value="1.91499996185303"/>
            <table:table-cell office:value-type="float" office:value="1.05900001525879"/>
          </table:table-row>
          <table:table-row>
            <table:table-cell office:value-type="string">
              <text:p>327</text:p>
            </table:table-cell>
            <table:table-cell office:value-type="float" office:value="1.03099989891052"/>
            <table:table-cell office:value-type="float" office:value="1.05900001525879"/>
          </table:table-row>
          <table:table-row>
            <table:table-cell office:value-type="string">
              <text:p>328</text:p>
            </table:table-cell>
            <table:table-cell office:value-type="float" office:value="1.0369999408721899"/>
            <table:table-cell office:value-type="float" office:value="1.05900001525879"/>
          </table:table-row>
          <table:table-row>
            <table:table-cell office:value-type="string">
              <text:p>329</text:p>
            </table:table-cell>
            <table:table-cell office:value-type="float" office:value="0.97300004959106401"/>
            <table:table-cell office:value-type="float" office:value="1.05900001525879"/>
          </table:table-row>
          <table:table-row>
            <table:table-cell office:value-type="string">
              <text:p>330</text:p>
            </table:table-cell>
            <table:table-cell office:value-type="float" office:value="1.04900002479553"/>
            <table:table-cell office:value-type="float" office:value="1.05900001525879"/>
          </table:table-row>
          <table:table-row>
            <table:table-cell office:value-type="string">
              <text:p>331</text:p>
            </table:table-cell>
            <table:table-cell office:value-type="float" office:value="1.0510001182556199"/>
            <table:table-cell office:value-type="float" office:value="1.05900001525879"/>
          </table:table-row>
          <table:table-row>
            <table:table-cell office:value-type="string">
              <text:p>332</text:p>
            </table:table-cell>
            <table:table-cell office:value-type="float" office:value="1.17000007629395"/>
            <table:table-cell office:value-type="float" office:value="1.05900001525879"/>
          </table:table-row>
          <table:table-row>
            <table:table-cell office:value-type="string">
              <text:p>333</text:p>
            </table:table-cell>
            <table:table-cell office:value-type="float" office:value="1.7400000095367401"/>
            <table:table-cell office:value-type="float" office:value="1.05900001525879"/>
          </table:table-row>
          <table:table-row>
            <table:table-cell office:value-type="string">
              <text:p>334</text:p>
            </table:table-cell>
            <table:table-cell office:value-type="float" office:value="1.7790000438690201"/>
            <table:table-cell office:value-type="float" office:value="1.05900001525879"/>
          </table:table-row>
          <table:table-row>
            <table:table-cell office:value-type="string">
              <text:p>335</text:p>
            </table:table-cell>
            <table:table-cell office:value-type="float" office:value="0.99900007247924805"/>
            <table:table-cell office:value-type="float" office:value="1.05900001525879"/>
          </table:table-row>
          <table:table-row>
            <table:table-cell office:value-type="string">
              <text:p>336</text:p>
            </table:table-cell>
            <table:table-cell office:value-type="float" office:value="1.1150000095367401"/>
            <table:table-cell office:value-type="float" office:value="1.05900001525879"/>
          </table:table-row>
          <table:table-row>
            <table:table-cell office:value-type="string">
              <text:p>337</text:p>
            </table:table-cell>
            <table:table-cell office:value-type="float" office:value="1.4009997844696001"/>
            <table:table-cell office:value-type="float" office:value="1.05900001525879"/>
          </table:table-row>
          <table:table-row>
            <table:table-cell office:value-type="string">
              <text:p>338</text:p>
            </table:table-cell>
            <table:table-cell office:value-type="float" office:value="1.00399994850159"/>
            <table:table-cell office:value-type="float" office:value="1.05900001525879"/>
          </table:table-row>
          <table:table-row>
            <table:table-cell office:value-type="string">
              <text:p>339</text:p>
            </table:table-cell>
            <table:table-cell office:value-type="float" office:value="1.60199999809265"/>
            <table:table-cell office:value-type="float" office:value="1.05900001525879"/>
          </table:table-row>
          <table:table-row>
            <table:table-cell office:value-type="string">
              <text:p>340</text:p>
            </table:table-cell>
            <table:table-cell office:value-type="float" office:value="1.14199995994568"/>
            <table:table-cell office:value-type="float" office:value="1.05900001525879"/>
          </table:table-row>
          <table:table-row>
            <table:table-cell office:value-type="string">
              <text:p>341</text:p>
            </table:table-cell>
            <table:table-cell office:value-type="float" office:value="0.61999988555908203"/>
            <table:table-cell office:value-type="float" office:value="1.05900001525879"/>
          </table:table-row>
          <table:table-row>
            <table:table-cell office:value-type="string">
              <text:p>342</text:p>
            </table:table-cell>
            <table:table-cell office:value-type="float" office:value="0.69000005722045898"/>
            <table:table-cell office:value-type="float" office:value="1.05900001525879"/>
          </table:table-row>
          <table:table-row>
            <table:table-cell office:value-type="string">
              <text:p>343</text:p>
            </table:table-cell>
            <table:table-cell office:value-type="float" office:value="0.79999995231628396"/>
            <table:table-cell office:value-type="float" office:value="1.05900001525879"/>
          </table:table-row>
          <table:table-row>
            <table:table-cell office:value-type="string">
              <text:p>344</text:p>
            </table:table-cell>
            <table:table-cell office:value-type="float" office:value="0.86899995803832997"/>
            <table:table-cell office:value-type="float" office:value="1.05900001525879"/>
          </table:table-row>
          <table:table-row>
            <table:table-cell office:value-type="string">
              <text:p>345</text:p>
            </table:table-cell>
            <table:table-cell office:value-type="float" office:value="0.94300007820129395"/>
            <table:table-cell office:value-type="float" office:value="1.05900001525879"/>
          </table:table-row>
          <table:table-row>
            <table:table-cell office:value-type="string">
              <text:p>346</text:p>
            </table:table-cell>
            <table:table-cell office:value-type="float" office:value="0.98400020599365201"/>
            <table:table-cell office:value-type="float" office:value="1.05900001525879"/>
          </table:table-row>
          <table:table-row>
            <table:table-cell office:value-type="string">
              <text:p>347</text:p>
            </table:table-cell>
            <table:table-cell office:value-type="float" office:value="1.06599998474121"/>
            <table:table-cell office:value-type="float" office:value="1.05900001525879"/>
          </table:table-row>
          <table:table-row>
            <table:table-cell office:value-type="string">
              <text:p>348</text:p>
            </table:table-cell>
            <table:table-cell office:value-type="float" office:value="1.11199998855591"/>
            <table:table-cell office:value-type="float" office:value="1.05900001525879"/>
          </table:table-row>
          <table:table-row>
            <table:table-cell office:value-type="string">
              <text:p>349</text:p>
            </table:table-cell>
            <table:table-cell office:value-type="float" office:value="1.3780000209808301"/>
            <table:table-cell office:value-type="float" office:value="1.05900001525879"/>
          </table:table-row>
          <table:table-row>
            <table:table-cell office:value-type="string">
              <text:p>350</text:p>
            </table:table-cell>
            <table:table-cell office:value-type="float" office:value="1.00399994850159"/>
            <table:table-cell office:value-type="float" office:value="1.05900001525879"/>
          </table:table-row>
          <table:table-row>
            <table:table-cell office:value-type="string">
              <text:p>351</text:p>
            </table:table-cell>
            <table:table-cell office:value-type="float" office:value="1.08100008964539"/>
            <table:table-cell office:value-type="float" office:value="1.05900001525879"/>
          </table:table-row>
          <table:table-row>
            <table:table-cell office:value-type="string">
              <text:p>352</text:p>
            </table:table-cell>
            <table:table-cell office:value-type="float" office:value="2.13800001144409"/>
            <table:table-cell office:value-type="float" office:value="1.05900001525879"/>
          </table:table-row>
          <table:table-row>
            <table:table-cell office:value-type="string">
              <text:p>353</text:p>
            </table:table-cell>
            <table:table-cell office:value-type="float" office:value="0.99200010299682595"/>
            <table:table-cell office:value-type="float" office:value="1.05900001525879"/>
          </table:table-row>
          <table:table-row>
            <table:table-cell office:value-type="string">
              <text:p>354</text:p>
            </table:table-cell>
            <table:table-cell office:value-type="float" office:value="1.125"/>
            <table:table-cell office:value-type="float" office:value="1.05900001525879"/>
          </table:table-row>
          <table:table-row>
            <table:table-cell office:value-type="string">
              <text:p>355</text:p>
            </table:table-cell>
            <table:table-cell office:value-type="float" office:value="1.0220000743866"/>
            <table:table-cell office:value-type="float" office:value="1.05900001525879"/>
          </table:table-row>
          <table:table-row>
            <table:table-cell office:value-type="string">
              <text:p>356</text:p>
            </table:table-cell>
            <table:table-cell office:value-type="float" office:value="1.76800012588501"/>
            <table:table-cell office:value-type="float" office:value="1.05900001525879"/>
          </table:table-row>
          <table:table-row>
            <table:table-cell office:value-type="string">
              <text:p>357</text:p>
            </table:table-cell>
            <table:table-cell office:value-type="float" office:value="1.5699999332428001"/>
            <table:table-cell office:value-type="float" office:value="1.05900001525879"/>
          </table:table-row>
          <table:table-row>
            <table:table-cell office:value-type="string">
              <text:p>358</text:p>
            </table:table-cell>
            <table:table-cell office:value-type="float" office:value="1.09899997711182"/>
            <table:table-cell office:value-type="float" office:value="1.05900001525879"/>
          </table:table-row>
          <table:table-row>
            <table:table-cell office:value-type="string">
              <text:p>359</text:p>
            </table:table-cell>
            <table:table-cell office:value-type="float" office:value="1.17900013923645"/>
            <table:table-cell office:value-type="float" office:value="1.05900001525879"/>
          </table:table-row>
          <table:table-row>
            <table:table-cell office:value-type="string">
              <text:p>360</text:p>
            </table:table-cell>
            <table:table-cell office:value-type="float" office:value="1.1410000324249301"/>
            <table:table-cell office:value-type="float" office:value="1.05900001525879"/>
          </table:table-row>
          <table:table-row>
            <table:table-cell office:value-type="string">
              <text:p>361</text:p>
            </table:table-cell>
            <table:table-cell office:value-type="float" office:value="1.11100006103516"/>
            <table:table-cell office:value-type="float" office:value="1.05900001525879"/>
          </table:table-row>
          <table:table-row>
            <table:table-cell office:value-type="string">
              <text:p>362</text:p>
            </table:table-cell>
            <table:table-cell office:value-type="float" office:value="0.97200012207031194"/>
            <table:table-cell office:value-type="float" office:value="1.05900001525879"/>
          </table:table-row>
          <table:table-row>
            <table:table-cell office:value-type="string">
              <text:p>363</text:p>
            </table:table-cell>
            <table:table-cell office:value-type="float" office:value="1.02699995040894"/>
            <table:table-cell office:value-type="float" office:value="1.05900001525879"/>
          </table:table-row>
          <table:table-row>
            <table:table-cell office:value-type="string">
              <text:p>364</text:p>
            </table:table-cell>
            <table:table-cell office:value-type="float" office:value="1.2739999294280999"/>
            <table:table-cell office:value-type="float" office:value="1.05900001525879"/>
          </table:table-row>
          <table:table-row>
            <table:table-cell office:value-type="string">
              <text:p>365</text:p>
            </table:table-cell>
            <table:table-cell office:value-type="float" office:value="1.04400014877319"/>
            <table:table-cell office:value-type="float" office:value="1.05900001525879"/>
          </table:table-row>
          <table:table-row>
            <table:table-cell office:value-type="string">
              <text:p>366</text:p>
            </table:table-cell>
            <table:table-cell office:value-type="float" office:value="0.97499990463256803"/>
            <table:table-cell office:value-type="float" office:value="1.05900001525879"/>
          </table:table-row>
          <table:table-row>
            <table:table-cell office:value-type="string">
              <text:p>367</text:p>
            </table:table-cell>
            <table:table-cell office:value-type="float" office:value="1.0829999446868901"/>
            <table:table-cell office:value-type="float" office:value="1.05900001525879"/>
          </table:table-row>
          <table:table-row>
            <table:table-cell office:value-type="string">
              <text:p>368</text:p>
            </table:table-cell>
            <table:table-cell office:value-type="float" office:value="1.01799988746643"/>
            <table:table-cell office:value-type="float" office:value="1.05900001525879"/>
          </table:table-row>
          <table:table-row>
            <table:table-cell office:value-type="string">
              <text:p>369</text:p>
            </table:table-cell>
            <table:table-cell office:value-type="float" office:value="1.09899997711182"/>
            <table:table-cell office:value-type="float" office:value="1.05900001525879"/>
          </table:table-row>
          <table:table-row>
            <table:table-cell office:value-type="string">
              <text:p>370</text:p>
            </table:table-cell>
            <table:table-cell office:value-type="float" office:value="1.1309998035430899"/>
            <table:table-cell office:value-type="float" office:value="1.05900001525879"/>
          </table:table-row>
          <table:table-row>
            <table:table-cell office:value-type="string">
              <text:p>371</text:p>
            </table:table-cell>
            <table:table-cell office:value-type="float" office:value="1.01300001144409"/>
            <table:table-cell office:value-type="float" office:value="1.05900001525879"/>
          </table:table-row>
          <table:table-row>
            <table:table-cell office:value-type="string">
              <text:p>372</text:p>
            </table:table-cell>
            <table:table-cell office:value-type="float" office:value="0.88499999046325695"/>
            <table:table-cell office:value-type="float" office:value="1.05900001525879"/>
          </table:table-row>
          <table:table-row>
            <table:table-cell office:value-type="string">
              <text:p>373</text:p>
            </table:table-cell>
            <table:table-cell office:value-type="float" office:value="0.96600008010864202"/>
            <table:table-cell office:value-type="float" office:value="1.05900001525879"/>
          </table:table-row>
          <table:table-row>
            <table:table-cell office:value-type="string">
              <text:p>374</text:p>
            </table:table-cell>
            <table:table-cell office:value-type="float" office:value="1.04400014877319"/>
            <table:table-cell office:value-type="float" office:value="1.05900001525879"/>
          </table:table-row>
          <table:table-row>
            <table:table-cell office:value-type="string">
              <text:p>375</text:p>
            </table:table-cell>
            <table:table-cell office:value-type="float" office:value="1.05799984931946"/>
            <table:table-cell office:value-type="float" office:value="1.05900001525879"/>
          </table:table-row>
          <table:table-row>
            <table:table-cell office:value-type="string">
              <text:p>376</text:p>
            </table:table-cell>
            <table:table-cell office:value-type="float" office:value="1.15100002288818"/>
            <table:table-cell office:value-type="float" office:value="1.05900001525879"/>
          </table:table-row>
          <table:table-row>
            <table:table-cell office:value-type="string">
              <text:p>377</text:p>
            </table:table-cell>
            <table:table-cell office:value-type="float" office:value="1.2030000686645499"/>
            <table:table-cell office:value-type="float" office:value="1.05900001525879"/>
          </table:table-row>
          <table:table-row>
            <table:table-cell office:value-type="string">
              <text:p>378</text:p>
            </table:table-cell>
            <table:table-cell office:value-type="float" office:value="2.52300000190735"/>
            <table:table-cell office:value-type="float" office:value="1.05900001525879"/>
          </table:table-row>
          <table:table-row>
            <table:table-cell office:value-type="string">
              <text:p>379</text:p>
            </table:table-cell>
            <table:table-cell office:value-type="float" office:value="1.0469999313354501"/>
            <table:table-cell office:value-type="float" office:value="1.05900001525879"/>
          </table:table-row>
          <table:table-row>
            <table:table-cell office:value-type="string">
              <text:p>380</text:p>
            </table:table-cell>
            <table:table-cell office:value-type="float" office:value="3.45099997520447"/>
            <table:table-cell office:value-type="float" office:value="1.05900001525879"/>
          </table:table-row>
          <table:table-row>
            <table:table-cell office:value-type="string">
              <text:p>381</text:p>
            </table:table-cell>
            <table:table-cell office:value-type="float" office:value="0.91799998283386197"/>
            <table:table-cell office:value-type="float" office:value="1.05900001525879"/>
          </table:table-row>
          <table:table-row>
            <table:table-cell office:value-type="string">
              <text:p>382</text:p>
            </table:table-cell>
            <table:table-cell office:value-type="float" office:value="0.98600006103515603"/>
            <table:table-cell office:value-type="float" office:value="1.05900001525879"/>
          </table:table-row>
          <table:table-row>
            <table:table-cell office:value-type="string">
              <text:p>383</text:p>
            </table:table-cell>
            <table:table-cell office:value-type="float" office:value="1.0419998168945299"/>
            <table:table-cell office:value-type="float" office:value="1.05900001525879"/>
          </table:table-row>
          <table:table-row>
            <table:table-cell office:value-type="string">
              <text:p>384</text:p>
            </table:table-cell>
            <table:table-cell office:value-type="float" office:value="1.44199991226196"/>
            <table:table-cell office:value-type="float" office:value="1.05900001525879"/>
          </table:table-row>
          <table:table-row>
            <table:table-cell office:value-type="string">
              <text:p>385</text:p>
            </table:table-cell>
            <table:table-cell office:value-type="float" office:value="0.92200016975402799"/>
            <table:table-cell office:value-type="float" office:value="1.05900001525879"/>
          </table:table-row>
          <table:table-row>
            <table:table-cell office:value-type="string">
              <text:p>386</text:p>
            </table:table-cell>
            <table:table-cell office:value-type="float" office:value="1.0559999942779501"/>
            <table:table-cell office:value-type="float" office:value="1.05900001525879"/>
          </table:table-row>
          <table:table-row>
            <table:table-cell office:value-type="string">
              <text:p>387</text:p>
            </table:table-cell>
            <table:table-cell office:value-type="float" office:value="2.1549999713897701"/>
            <table:table-cell office:value-type="float" office:value="1.05900001525879"/>
          </table:table-row>
          <table:table-row>
            <table:table-cell office:value-type="string">
              <text:p>388</text:p>
            </table:table-cell>
            <table:table-cell office:value-type="float" office:value="2.1919999122619598"/>
            <table:table-cell office:value-type="float" office:value="1.05900001525879"/>
          </table:table-row>
          <table:table-row>
            <table:table-cell office:value-type="string">
              <text:p>389</text:p>
            </table:table-cell>
            <table:table-cell office:value-type="float" office:value="0.88499999046325695"/>
            <table:table-cell office:value-type="float" office:value="1.05900001525879"/>
          </table:table-row>
          <table:table-row>
            <table:table-cell office:value-type="string">
              <text:p>390</text:p>
            </table:table-cell>
            <table:table-cell office:value-type="float" office:value="0.93199992179870605"/>
            <table:table-cell office:value-type="float" office:value="1.05900001525879"/>
          </table:table-row>
          <table:table-row>
            <table:table-cell office:value-type="string">
              <text:p>391</text:p>
            </table:table-cell>
            <table:table-cell office:value-type="float" office:value="0.85000014305114702"/>
            <table:table-cell office:value-type="float" office:value="1.05900001525879"/>
          </table:table-row>
          <table:table-row>
            <table:table-cell office:value-type="string">
              <text:p>392</text:p>
            </table:table-cell>
            <table:table-cell office:value-type="float" office:value="1.08899998664856"/>
            <table:table-cell office:value-type="float" office:value="1.05900001525879"/>
          </table:table-row>
          <table:table-row>
            <table:table-cell office:value-type="string">
              <text:p>393</text:p>
            </table:table-cell>
            <table:table-cell office:value-type="float" office:value="0.94700002670288097"/>
            <table:table-cell office:value-type="float" office:value="1.05900001525879"/>
          </table:table-row>
          <table:table-row>
            <table:table-cell office:value-type="string">
              <text:p>394</text:p>
            </table:table-cell>
            <table:table-cell office:value-type="float" office:value="1.0730001926422099"/>
            <table:table-cell office:value-type="float" office:value="1.05900001525879"/>
          </table:table-row>
          <table:table-row>
            <table:table-cell office:value-type="string">
              <text:p>395</text:p>
            </table:table-cell>
            <table:table-cell office:value-type="float" office:value="1.1370000839233401"/>
            <table:table-cell office:value-type="float" office:value="1.05900001525879"/>
          </table:table-row>
          <table:table-row>
            <table:table-cell office:value-type="string">
              <text:p>396</text:p>
            </table:table-cell>
            <table:table-cell office:value-type="float" office:value="1.1239998340606701"/>
            <table:table-cell office:value-type="float" office:value="1.05900001525879"/>
          </table:table-row>
          <table:table-row>
            <table:table-cell office:value-type="string">
              <text:p>397</text:p>
            </table:table-cell>
            <table:table-cell office:value-type="float" office:value="1.1679999828338601"/>
            <table:table-cell office:value-type="float" office:value="1.05900001525879"/>
          </table:table-row>
          <table:table-row>
            <table:table-cell office:value-type="string">
              <text:p>398</text:p>
            </table:table-cell>
            <table:table-cell office:value-type="float" office:value="1.16999983787537"/>
            <table:table-cell office:value-type="float" office:value="1.05900001525879"/>
          </table:table-row>
          <table:table-row>
            <table:table-cell office:value-type="string">
              <text:p>399</text:p>
            </table:table-cell>
            <table:table-cell office:value-type="float" office:value="1.1239998340606701"/>
            <table:table-cell office:value-type="float" office:value="1.05900001525879"/>
          </table:table-row>
          <table:table-row>
            <table:table-cell office:value-type="string">
              <text:p>400</text:p>
            </table:table-cell>
            <table:table-cell office:value-type="float" office:value="1.04400014877319"/>
            <table:table-cell office:value-type="float" office:value="1.05900001525879"/>
          </table:table-row>
          <table:table-row>
            <table:table-cell office:value-type="string">
              <text:p>401</text:p>
            </table:table-cell>
            <table:table-cell office:value-type="float" office:value="0.99600005149841297"/>
            <table:table-cell office:value-type="float" office:value="1.05900001525879"/>
          </table:table-row>
          <table:table-row>
            <table:table-cell office:value-type="string">
              <text:p>402</text:p>
            </table:table-cell>
            <table:table-cell office:value-type="float" office:value="2.1099998950958301"/>
            <table:table-cell office:value-type="float" office:value="1.05900001525879"/>
          </table:table-row>
          <table:table-row>
            <table:table-cell office:value-type="string">
              <text:p>403</text:p>
            </table:table-cell>
            <table:table-cell office:value-type="float" office:value="1.9170000553131099"/>
            <table:table-cell office:value-type="float" office:value="1.05900001525879"/>
          </table:table-row>
          <table:table-row>
            <table:table-cell office:value-type="string">
              <text:p>404</text:p>
            </table:table-cell>
            <table:table-cell office:value-type="float" office:value="1.0569999217987101"/>
            <table:table-cell office:value-type="float" office:value="1.05900001525879"/>
          </table:table-row>
          <table:table-row>
            <table:table-cell office:value-type="string">
              <text:p>405</text:p>
            </table:table-cell>
            <table:table-cell office:value-type="float" office:value="1.0920000076293901"/>
            <table:table-cell office:value-type="float" office:value="1.05900001525879"/>
          </table:table-row>
          <table:table-row>
            <table:table-cell office:value-type="string">
              <text:p>406</text:p>
            </table:table-cell>
            <table:table-cell office:value-type="float" office:value="1.1270000934600799"/>
            <table:table-cell office:value-type="float" office:value="1.05900001525879"/>
          </table:table-row>
          <table:table-row>
            <table:table-cell office:value-type="string">
              <text:p>407</text:p>
            </table:table-cell>
            <table:table-cell office:value-type="float" office:value="1.13399982452393"/>
            <table:table-cell office:value-type="float" office:value="1.05900001525879"/>
          </table:table-row>
          <table:table-row>
            <table:table-cell office:value-type="string">
              <text:p>408</text:p>
            </table:table-cell>
            <table:table-cell office:value-type="float" office:value="1.0730001926422099"/>
            <table:table-cell office:value-type="float" office:value="1.05900001525879"/>
          </table:table-row>
          <table:table-row>
            <table:table-cell office:value-type="string">
              <text:p>409</text:p>
            </table:table-cell>
            <table:table-cell office:value-type="float" office:value="1.1230001449585001"/>
            <table:table-cell office:value-type="float" office:value="1.05900001525879"/>
          </table:table-row>
          <table:table-row>
            <table:table-cell office:value-type="string">
              <text:p>410</text:p>
            </table:table-cell>
            <table:table-cell office:value-type="float" office:value="0.96099996566772405"/>
            <table:table-cell office:value-type="float" office:value="1.05900001525879"/>
          </table:table-row>
          <table:table-row>
            <table:table-cell office:value-type="string">
              <text:p>411</text:p>
            </table:table-cell>
            <table:table-cell office:value-type="float" office:value="1.0339999198913601"/>
            <table:table-cell office:value-type="float" office:value="1.05900001525879"/>
          </table:table-row>
          <table:table-row>
            <table:table-cell office:value-type="string">
              <text:p>412</text:p>
            </table:table-cell>
            <table:table-cell office:value-type="float" office:value="0.95199990272521895"/>
            <table:table-cell office:value-type="float" office:value="1.05900001525879"/>
          </table:table-row>
          <table:table-row>
            <table:table-cell office:value-type="string">
              <text:p>413</text:p>
            </table:table-cell>
            <table:table-cell office:value-type="float" office:value="0.97900009155273404"/>
            <table:table-cell office:value-type="float" office:value="1.05900001525879"/>
          </table:table-row>
          <table:table-row>
            <table:table-cell office:value-type="string">
              <text:p>414</text:p>
            </table:table-cell>
            <table:table-cell office:value-type="float" office:value="1.06699991226196"/>
            <table:table-cell office:value-type="float" office:value="1.05900001525879"/>
          </table:table-row>
          <table:table-row>
            <table:table-cell office:value-type="string">
              <text:p>415</text:p>
            </table:table-cell>
            <table:table-cell office:value-type="float" office:value="1.1219999790191599"/>
            <table:table-cell office:value-type="float" office:value="1.05900001525879"/>
          </table:table-row>
          <table:table-row>
            <table:table-cell office:value-type="string">
              <text:p>416</text:p>
            </table:table-cell>
            <table:table-cell office:value-type="float" office:value="1.03200006484985"/>
            <table:table-cell office:value-type="float" office:value="1.05900001525879"/>
          </table:table-row>
          <table:table-row>
            <table:table-cell office:value-type="string">
              <text:p>417</text:p>
            </table:table-cell>
            <table:table-cell office:value-type="float" office:value="3.4100000858306898"/>
            <table:table-cell office:value-type="float" office:value="1.05900001525879"/>
          </table:table-row>
          <table:table-row>
            <table:table-cell office:value-type="string">
              <text:p>418</text:p>
            </table:table-cell>
            <table:table-cell office:value-type="float" office:value="1.0030000209808301"/>
            <table:table-cell office:value-type="float" office:value="1.05900001525879"/>
          </table:table-row>
          <table:table-row>
            <table:table-cell office:value-type="string">
              <text:p>419</text:p>
            </table:table-cell>
            <table:table-cell office:value-type="float" office:value="1.0520000457763701"/>
            <table:table-cell office:value-type="float" office:value="1.05900001525879"/>
          </table:table-row>
          <table:table-row>
            <table:table-cell office:value-type="string">
              <text:p>420</text:p>
            </table:table-cell>
            <table:table-cell office:value-type="float" office:value="0.95899987220764105"/>
            <table:table-cell office:value-type="float" office:value="1.05900001525879"/>
          </table:table-row>
          <table:table-row>
            <table:table-cell office:value-type="string">
              <text:p>421</text:p>
            </table:table-cell>
            <table:table-cell office:value-type="float" office:value="1.03600001335144"/>
            <table:table-cell office:value-type="float" office:value="1.05900001525879"/>
          </table:table-row>
          <table:table-row>
            <table:table-cell office:value-type="string">
              <text:p>422</text:p>
            </table:table-cell>
            <table:table-cell office:value-type="float" office:value="1.1170001029968299"/>
            <table:table-cell office:value-type="float" office:value="1.05900001525879"/>
          </table:table-row>
          <table:table-row>
            <table:table-cell office:value-type="string">
              <text:p>423</text:p>
            </table:table-cell>
            <table:table-cell office:value-type="float" office:value="1.19700002670288"/>
            <table:table-cell office:value-type="float" office:value="1.05900001525879"/>
          </table:table-row>
          <table:table-row>
            <table:table-cell office:value-type="string">
              <text:p>424</text:p>
            </table:table-cell>
            <table:table-cell office:value-type="float" office:value="0.97100019454955999"/>
            <table:table-cell office:value-type="float" office:value="1.05900001525879"/>
          </table:table-row>
          <table:table-row>
            <table:table-cell office:value-type="string">
              <text:p>425</text:p>
            </table:table-cell>
            <table:table-cell office:value-type="float" office:value="1.0030000209808301"/>
            <table:table-cell office:value-type="float" office:value="1.05900001525879"/>
          </table:table-row>
          <table:table-row>
            <table:table-cell office:value-type="string">
              <text:p>426</text:p>
            </table:table-cell>
            <table:table-cell office:value-type="float" office:value="1.23599982261658"/>
            <table:table-cell office:value-type="float" office:value="1.05900001525879"/>
          </table:table-row>
          <table:table-row>
            <table:table-cell office:value-type="string">
              <text:p>427</text:p>
            </table:table-cell>
            <table:table-cell office:value-type="float" office:value="4.1010000705719003"/>
            <table:table-cell office:value-type="float" office:value="1.05900001525879"/>
          </table:table-row>
          <table:table-row>
            <table:table-cell office:value-type="string">
              <text:p>428</text:p>
            </table:table-cell>
            <table:table-cell office:value-type="float" office:value="4.1630001068115199"/>
            <table:table-cell office:value-type="float" office:value="1.05900001525879"/>
          </table:table-row>
          <table:table-row>
            <table:table-cell office:value-type="string">
              <text:p>429</text:p>
            </table:table-cell>
            <table:table-cell office:value-type="float" office:value="0.99699997901916504"/>
            <table:table-cell office:value-type="float" office:value="1.05900001525879"/>
          </table:table-row>
          <table:table-row>
            <table:table-cell office:value-type="string">
              <text:p>430</text:p>
            </table:table-cell>
            <table:table-cell office:value-type="float" office:value="1.06599998474121"/>
            <table:table-cell office:value-type="float" office:value="1.05900001525879"/>
          </table:table-row>
          <table:table-row>
            <table:table-cell office:value-type="string">
              <text:p>431</text:p>
            </table:table-cell>
            <table:table-cell office:value-type="float" office:value="1.51799988746643"/>
            <table:table-cell office:value-type="float" office:value="1.05900001525879"/>
          </table:table-row>
          <table:table-row>
            <table:table-cell office:value-type="string">
              <text:p>432</text:p>
            </table:table-cell>
            <table:table-cell office:value-type="float" office:value="1.5770001411437999"/>
            <table:table-cell office:value-type="float" office:value="1.05900001525879"/>
          </table:table-row>
          <table:table-row>
            <table:table-cell office:value-type="string">
              <text:p>433</text:p>
            </table:table-cell>
            <table:table-cell office:value-type="float" office:value="1.1640000343322801"/>
            <table:table-cell office:value-type="float" office:value="1.05900001525879"/>
          </table:table-row>
          <table:table-row>
            <table:table-cell office:value-type="string">
              <text:p>434</text:p>
            </table:table-cell>
            <table:table-cell office:value-type="float" office:value="0.924000024795532"/>
            <table:table-cell office:value-type="float" office:value="1.05900001525879"/>
          </table:table-row>
          <table:table-row>
            <table:table-cell office:value-type="string">
              <text:p>435</text:p>
            </table:table-cell>
            <table:table-cell office:value-type="float" office:value="1.0509998798370399"/>
            <table:table-cell office:value-type="float" office:value="1.05900001525879"/>
          </table:table-row>
          <table:table-row>
            <table:table-cell office:value-type="string">
              <text:p>436</text:p>
            </table:table-cell>
            <table:table-cell office:value-type="float" office:value="0.90799999237060502"/>
            <table:table-cell office:value-type="float" office:value="1.05900001525879"/>
          </table:table-row>
          <table:table-row>
            <table:table-cell office:value-type="string">
              <text:p>437</text:p>
            </table:table-cell>
            <table:table-cell office:value-type="float" office:value="2.0669999122619598"/>
            <table:table-cell office:value-type="float" office:value="1.05900001525879"/>
          </table:table-row>
          <table:table-row>
            <table:table-cell office:value-type="string">
              <text:p>438</text:p>
            </table:table-cell>
            <table:table-cell office:value-type="float" office:value="1.9350001811981199"/>
            <table:table-cell office:value-type="float" office:value="1.05900001525879"/>
          </table:table-row>
          <table:table-row>
            <table:table-cell office:value-type="string">
              <text:p>439</text:p>
            </table:table-cell>
            <table:table-cell office:value-type="float" office:value="0.90799999237060502"/>
            <table:table-cell office:value-type="float" office:value="1.05900001525879"/>
          </table:table-row>
          <table:table-row>
            <table:table-cell office:value-type="string">
              <text:p>440</text:p>
            </table:table-cell>
            <table:table-cell office:value-type="float" office:value="0.970999956130981"/>
            <table:table-cell office:value-type="float" office:value="1.05900001525879"/>
          </table:table-row>
          <table:table-row>
            <table:table-cell office:value-type="string">
              <text:p>441</text:p>
            </table:table-cell>
            <table:table-cell office:value-type="float" office:value="2.07599997520447"/>
            <table:table-cell office:value-type="float" office:value="1.05900001525879"/>
          </table:table-row>
          <table:table-row>
            <table:table-cell office:value-type="string">
              <text:p>442</text:p>
            </table:table-cell>
            <table:table-cell office:value-type="float" office:value="2.0559999942779501"/>
            <table:table-cell office:value-type="float" office:value="1.05900001525879"/>
          </table:table-row>
          <table:table-row>
            <table:table-cell office:value-type="string">
              <text:p>443</text:p>
            </table:table-cell>
            <table:table-cell office:value-type="float" office:value="1.95599985122681"/>
            <table:table-cell office:value-type="float" office:value="1.05900001525879"/>
          </table:table-row>
          <table:table-row>
            <table:table-cell office:value-type="string">
              <text:p>444</text:p>
            </table:table-cell>
            <table:table-cell office:value-type="float" office:value="1.1089999675750699"/>
            <table:table-cell office:value-type="float" office:value="1.05900001525879"/>
          </table:table-row>
          <table:table-row>
            <table:table-cell office:value-type="string">
              <text:p>445</text:p>
            </table:table-cell>
            <table:table-cell office:value-type="float" office:value="0.91599988937377896"/>
            <table:table-cell office:value-type="float" office:value="1.05900001525879"/>
          </table:table-row>
          <table:table-row>
            <table:table-cell office:value-type="string">
              <text:p>446</text:p>
            </table:table-cell>
            <table:table-cell office:value-type="float" office:value="1"/>
            <table:table-cell office:value-type="float" office:value="1.05900001525879"/>
          </table:table-row>
          <table:table-row>
            <table:table-cell office:value-type="string">
              <text:p>447</text:p>
            </table:table-cell>
            <table:table-cell office:value-type="float" office:value="0.89000010490417403"/>
            <table:table-cell office:value-type="float" office:value="1.05900001525879"/>
          </table:table-row>
          <table:table-row>
            <table:table-cell office:value-type="string">
              <text:p>448</text:p>
            </table:table-cell>
            <table:table-cell office:value-type="float" office:value="1.09299993515015"/>
            <table:table-cell office:value-type="float" office:value="1.05900001525879"/>
          </table:table-row>
          <table:table-row>
            <table:table-cell office:value-type="string">
              <text:p>449</text:p>
            </table:table-cell>
            <table:table-cell office:value-type="float" office:value="0.88700008392333995"/>
            <table:table-cell office:value-type="float" office:value="1.05900001525879"/>
          </table:table-row>
          <table:table-row>
            <table:table-cell office:value-type="string">
              <text:p>450</text:p>
            </table:table-cell>
            <table:table-cell office:value-type="float" office:value="0.96600008010864202"/>
            <table:table-cell office:value-type="float" office:value="1.05900001525879"/>
          </table:table-row>
          <table:table-row>
            <table:table-cell office:value-type="string">
              <text:p>451</text:p>
            </table:table-cell>
            <table:table-cell office:value-type="float" office:value="0.76600003242492698"/>
            <table:table-cell office:value-type="float" office:value="1.05900001525879"/>
          </table:table-row>
          <table:table-row>
            <table:table-cell office:value-type="string">
              <text:p>452</text:p>
            </table:table-cell>
            <table:table-cell office:value-type="float" office:value="0.83500003814697199"/>
            <table:table-cell office:value-type="float" office:value="1.05900001525879"/>
          </table:table-row>
          <table:table-row>
            <table:table-cell office:value-type="string">
              <text:p>453</text:p>
            </table:table-cell>
            <table:table-cell office:value-type="float" office:value="0.84099984169006303"/>
            <table:table-cell office:value-type="float" office:value="1.05900001525879"/>
          </table:table-row>
          <table:table-row>
            <table:table-cell office:value-type="string">
              <text:p>454</text:p>
            </table:table-cell>
            <table:table-cell office:value-type="float" office:value="0.90600013732910101"/>
            <table:table-cell office:value-type="float" office:value="1.05900001525879"/>
          </table:table-row>
          <table:table-row>
            <table:table-cell office:value-type="string">
              <text:p>455</text:p>
            </table:table-cell>
            <table:table-cell office:value-type="float" office:value="0.97900009155273404"/>
            <table:table-cell office:value-type="float" office:value="1.05900001525879"/>
          </table:table-row>
          <table:table-row>
            <table:table-cell office:value-type="string">
              <text:p>456</text:p>
            </table:table-cell>
            <table:table-cell office:value-type="float" office:value="1.0870001316070601"/>
            <table:table-cell office:value-type="float" office:value="1.05900001525879"/>
          </table:table-row>
          <table:table-row>
            <table:table-cell office:value-type="string">
              <text:p>457</text:p>
            </table:table-cell>
            <table:table-cell office:value-type="float" office:value="1.09300017356873"/>
            <table:table-cell office:value-type="float" office:value="1.05900001525879"/>
          </table:table-row>
          <table:table-row>
            <table:table-cell office:value-type="string">
              <text:p>458</text:p>
            </table:table-cell>
            <table:table-cell office:value-type="float" office:value="1.0559999942779501"/>
            <table:table-cell office:value-type="float" office:value="1.05900001525879"/>
          </table:table-row>
          <table:table-row>
            <table:table-cell office:value-type="string">
              <text:p>459</text:p>
            </table:table-cell>
            <table:table-cell office:value-type="float" office:value="0.91400003433227495"/>
            <table:table-cell office:value-type="float" office:value="1.05900001525879"/>
          </table:table-row>
          <table:table-row>
            <table:table-cell office:value-type="string">
              <text:p>460</text:p>
            </table:table-cell>
            <table:table-cell office:value-type="float" office:value="2.4460000991821298"/>
            <table:table-cell office:value-type="float" office:value="1.05900001525879"/>
          </table:table-row>
          <table:table-row>
            <table:table-cell office:value-type="string">
              <text:p>461</text:p>
            </table:table-cell>
            <table:table-cell office:value-type="float" office:value="2.2479999065399201"/>
            <table:table-cell office:value-type="float" office:value="1.05900001525879"/>
          </table:table-row>
          <table:table-row>
            <table:table-cell office:value-type="string">
              <text:p>462</text:p>
            </table:table-cell>
            <table:table-cell office:value-type="float" office:value="0.97600007057189897"/>
            <table:table-cell office:value-type="float" office:value="1.05900001525879"/>
          </table:table-row>
          <table:table-row>
            <table:table-cell office:value-type="string">
              <text:p>463</text:p>
            </table:table-cell>
            <table:table-cell office:value-type="float" office:value="1.0559999942779501"/>
            <table:table-cell office:value-type="float" office:value="1.05900001525879"/>
          </table:table-row>
          <table:table-row>
            <table:table-cell office:value-type="string">
              <text:p>464</text:p>
            </table:table-cell>
            <table:table-cell office:value-type="float" office:value="1.0719997882843"/>
            <table:table-cell office:value-type="float" office:value="1.05900001525879"/>
          </table:table-row>
          <table:table-row>
            <table:table-cell office:value-type="string">
              <text:p>465</text:p>
            </table:table-cell>
            <table:table-cell office:value-type="float" office:value="1.05399990081787"/>
            <table:table-cell office:value-type="float" office:value="1.05900001525879"/>
          </table:table-row>
          <table:table-row>
            <table:table-cell office:value-type="string">
              <text:p>466</text:p>
            </table:table-cell>
            <table:table-cell office:value-type="float" office:value="1.0220000743866"/>
            <table:table-cell office:value-type="float" office:value="1.05900001525879"/>
          </table:table-row>
          <table:table-row>
            <table:table-cell office:value-type="string">
              <text:p>467</text:p>
            </table:table-cell>
            <table:table-cell office:value-type="float" office:value="0.82400012016296398"/>
            <table:table-cell office:value-type="float" office:value="1.05900001525879"/>
          </table:table-row>
          <table:table-row>
            <table:table-cell office:value-type="string">
              <text:p>468</text:p>
            </table:table-cell>
            <table:table-cell office:value-type="float" office:value="0.89100003242492598"/>
            <table:table-cell office:value-type="float" office:value="1.05900001525879"/>
          </table:table-row>
          <table:table-row>
            <table:table-cell office:value-type="string">
              <text:p>469</text:p>
            </table:table-cell>
            <table:table-cell office:value-type="float" office:value="0.84700012207031194"/>
            <table:table-cell office:value-type="float" office:value="1.05900001525879"/>
          </table:table-row>
          <table:table-row>
            <table:table-cell office:value-type="string">
              <text:p>470</text:p>
            </table:table-cell>
            <table:table-cell office:value-type="float" office:value="0.91300010681152299"/>
            <table:table-cell office:value-type="float" office:value="1.05900001525879"/>
          </table:table-row>
          <table:table-row>
            <table:table-cell office:value-type="string">
              <text:p>471</text:p>
            </table:table-cell>
            <table:table-cell office:value-type="float" office:value="0.97699999809265103"/>
            <table:table-cell office:value-type="float" office:value="1.05900001525879"/>
          </table:table-row>
          <table:table-row>
            <table:table-cell office:value-type="string">
              <text:p>472</text:p>
            </table:table-cell>
            <table:table-cell office:value-type="float" office:value="1.1489999294280999"/>
            <table:table-cell office:value-type="float" office:value="1.05900001525879"/>
          </table:table-row>
          <table:table-row>
            <table:table-cell office:value-type="string">
              <text:p>473</text:p>
            </table:table-cell>
            <table:table-cell office:value-type="float" office:value="1.23600006103516"/>
            <table:table-cell office:value-type="float" office:value="1.05900001525879"/>
          </table:table-row>
          <table:table-row>
            <table:table-cell office:value-type="string">
              <text:p>474</text:p>
            </table:table-cell>
            <table:table-cell office:value-type="float" office:value="1.05399990081787"/>
            <table:table-cell office:value-type="float" office:value="1.05900001525879"/>
          </table:table-row>
          <table:table-row>
            <table:table-cell office:value-type="string">
              <text:p>475</text:p>
            </table:table-cell>
            <table:table-cell office:value-type="float" office:value="1.1349999904632599"/>
            <table:table-cell office:value-type="float" office:value="1.05900001525879"/>
          </table:table-row>
          <table:table-row>
            <table:table-cell office:value-type="string">
              <text:p>476</text:p>
            </table:table-cell>
            <table:table-cell office:value-type="float" office:value="0.94200015068054199"/>
            <table:table-cell office:value-type="float" office:value="1.05900001525879"/>
          </table:table-row>
          <table:table-row>
            <table:table-cell office:value-type="string">
              <text:p>477</text:p>
            </table:table-cell>
            <table:table-cell office:value-type="float" office:value="1.01300001144409"/>
            <table:table-cell office:value-type="float" office:value="1.05900001525879"/>
          </table:table-row>
          <table:table-row>
            <table:table-cell office:value-type="string">
              <text:p>478</text:p>
            </table:table-cell>
            <table:table-cell office:value-type="float" office:value="1.0869998931884799"/>
            <table:table-cell office:value-type="float" office:value="1.05900001525879"/>
          </table:table-row>
          <table:table-row>
            <table:table-cell office:value-type="string">
              <text:p>479</text:p>
            </table:table-cell>
            <table:table-cell office:value-type="float" office:value="2.7170000076293901"/>
            <table:table-cell office:value-type="float" office:value="1.05900001525879"/>
          </table:table-row>
          <table:table-row>
            <table:table-cell office:value-type="string">
              <text:p>480</text:p>
            </table:table-cell>
            <table:table-cell office:value-type="float" office:value="2.7709999084472701"/>
            <table:table-cell office:value-type="float" office:value="1.05900001525879"/>
          </table:table-row>
          <table:table-row>
            <table:table-cell office:value-type="string">
              <text:p>481</text:p>
            </table:table-cell>
            <table:table-cell office:value-type="float" office:value="2.6000001430511501"/>
            <table:table-cell office:value-type="float" office:value="1.05900001525879"/>
          </table:table-row>
          <table:table-row>
            <table:table-cell office:value-type="string">
              <text:p>482</text:p>
            </table:table-cell>
            <table:table-cell office:value-type="float" office:value="1.09400010108948"/>
            <table:table-cell office:value-type="float" office:value="1.05900001525879"/>
          </table:table-row>
          <table:table-row>
            <table:table-cell office:value-type="string">
              <text:p>483</text:p>
            </table:table-cell>
            <table:table-cell office:value-type="float" office:value="0.84999990463256803"/>
            <table:table-cell office:value-type="float" office:value="1.05900001525879"/>
          </table:table-row>
          <table:table-row>
            <table:table-cell office:value-type="string">
              <text:p>484</text:p>
            </table:table-cell>
            <table:table-cell office:value-type="float" office:value="0.97199988365173295"/>
            <table:table-cell office:value-type="float" office:value="1.05900001525879"/>
          </table:table-row>
          <table:table-row>
            <table:table-cell office:value-type="string">
              <text:p>485</text:p>
            </table:table-cell>
            <table:table-cell office:value-type="float" office:value="0.82500004768371504"/>
            <table:table-cell office:value-type="float" office:value="1.05900001525879"/>
          </table:table-row>
          <table:table-row>
            <table:table-cell office:value-type="string">
              <text:p>486</text:p>
            </table:table-cell>
            <table:table-cell office:value-type="float" office:value="0.89400005340576105"/>
            <table:table-cell office:value-type="float" office:value="1.05900001525879"/>
          </table:table-row>
          <table:table-row>
            <table:table-cell office:value-type="string">
              <text:p>487</text:p>
            </table:table-cell>
            <table:table-cell office:value-type="float" office:value="4.3610000610351598"/>
            <table:table-cell office:value-type="float" office:value="1.05900001525879"/>
          </table:table-row>
          <table:table-row>
            <table:table-cell office:value-type="string">
              <text:p>488</text:p>
            </table:table-cell>
            <table:table-cell office:value-type="float" office:value="1.5460000038146999"/>
            <table:table-cell office:value-type="float" office:value="1.05900001525879"/>
          </table:table-row>
          <table:table-row>
            <table:table-cell office:value-type="string">
              <text:p>489</text:p>
            </table:table-cell>
            <table:table-cell office:value-type="float" office:value="0.98099994659423795"/>
            <table:table-cell office:value-type="float" office:value="1.05900001525879"/>
          </table:table-row>
          <table:table-row>
            <table:table-cell office:value-type="string">
              <text:p>490</text:p>
            </table:table-cell>
            <table:table-cell office:value-type="float" office:value="1.0470001697540301"/>
            <table:table-cell office:value-type="float" office:value="1.05900001525879"/>
          </table:table-row>
          <table:table-row>
            <table:table-cell office:value-type="string">
              <text:p>491</text:p>
            </table:table-cell>
            <table:table-cell office:value-type="float" office:value="1.1090002059936499"/>
            <table:table-cell office:value-type="float" office:value="1.05900001525879"/>
          </table:table-row>
          <table:table-row>
            <table:table-cell office:value-type="string">
              <text:p>492</text:p>
            </table:table-cell>
            <table:table-cell office:value-type="float" office:value="1.1170001029968299"/>
            <table:table-cell office:value-type="float" office:value="1.05900001525879"/>
          </table:table-row>
          <table:table-row>
            <table:table-cell office:value-type="string">
              <text:p>493</text:p>
            </table:table-cell>
            <table:table-cell office:value-type="float" office:value="1.1129999160766599"/>
            <table:table-cell office:value-type="float" office:value="1.05900001525879"/>
          </table:table-row>
          <table:table-row>
            <table:table-cell office:value-type="string">
              <text:p>494</text:p>
            </table:table-cell>
            <table:table-cell office:value-type="float" office:value="1.05900001525879"/>
            <table:table-cell office:value-type="float" office:value="1.05900001525879"/>
          </table:table-row>
          <table:table-row>
            <table:table-cell office:value-type="string">
              <text:p>495</text:p>
            </table:table-cell>
            <table:table-cell office:value-type="float" office:value="1.03999996185303"/>
            <table:table-cell office:value-type="float" office:value="1.05900001525879"/>
          </table:table-row>
          <table:table-row>
            <table:table-cell office:value-type="string">
              <text:p>496</text:p>
            </table:table-cell>
            <table:table-cell office:value-type="float" office:value="0.91899991035461404"/>
            <table:table-cell office:value-type="float" office:value="1.05900001525879"/>
          </table:table-row>
          <table:table-row>
            <table:table-cell office:value-type="string">
              <text:p>497</text:p>
            </table:table-cell>
            <table:table-cell office:value-type="float" office:value="2.3459999561309801"/>
            <table:table-cell office:value-type="float" office:value="1.05900001525879"/>
          </table:table-row>
          <table:table-row>
            <table:table-cell office:value-type="string">
              <text:p>498</text:p>
            </table:table-cell>
            <table:table-cell office:value-type="float" office:value="2.41499996185303"/>
            <table:table-cell office:value-type="float" office:value="1.05900001525879"/>
          </table:table-row>
          <table:table-row>
            <table:table-cell office:value-type="string">
              <text:p>499</text:p>
            </table:table-cell>
            <table:table-cell office:value-type="float" office:value="2.4719998836517298"/>
            <table:table-cell office:value-type="float" office:value="1.05900001525879"/>
          </table:table-row>
          <table:table-row>
            <table:table-cell office:value-type="string">
              <text:p>500</text:p>
            </table:table-cell>
            <table:table-cell office:value-type="float" office:value="0.90000009536743097"/>
            <table:table-cell office:value-type="float" office:value="1.05900001525879"/>
          </table:table-row>
          <table:table-row>
            <table:table-cell office:value-type="string">
              <text:p>501</text:p>
            </table:table-cell>
            <table:table-cell office:value-type="float" office:value="0.96300005912780695"/>
            <table:table-cell office:value-type="float" office:value="1.05900001525879"/>
          </table:table-row>
          <table:table-row>
            <table:table-cell office:value-type="string">
              <text:p>502</text:p>
            </table:table-cell>
            <table:table-cell office:value-type="float" office:value="1.0429999828338601"/>
            <table:table-cell office:value-type="float" office:value="1.05900001525879"/>
          </table:table-row>
          <table:table-row>
            <table:table-cell office:value-type="string">
              <text:p>503</text:p>
            </table:table-cell>
            <table:table-cell office:value-type="float" office:value="0.96900010108947698"/>
            <table:table-cell office:value-type="float" office:value="1.05900001525879"/>
          </table:table-row>
          <table:table-row>
            <table:table-cell office:value-type="string">
              <text:p>504</text:p>
            </table:table-cell>
            <table:table-cell office:value-type="float" office:value="1.0920000076293901"/>
            <table:table-cell office:value-type="float" office:value="1.05900001525879"/>
          </table:table-row>
          <table:table-row>
            <table:table-cell office:value-type="string">
              <text:p>505</text:p>
            </table:table-cell>
            <table:table-cell office:value-type="float" office:value="3.72699999809265"/>
            <table:table-cell office:value-type="float" office:value="1.05900001525879"/>
          </table:table-row>
          <table:table-row>
            <table:table-cell office:value-type="string">
              <text:p>506</text:p>
            </table:table-cell>
            <table:table-cell office:value-type="float" office:value="3.7569999694824201"/>
            <table:table-cell office:value-type="float" office:value="1.05900001525879"/>
          </table:table-row>
          <table:table-row>
            <table:table-cell office:value-type="string">
              <text:p>507</text:p>
            </table:table-cell>
            <table:table-cell office:value-type="float" office:value="1.0340001583099401"/>
            <table:table-cell office:value-type="float" office:value="1.05900001525879"/>
          </table:table-row>
          <table:table-row>
            <table:table-cell office:value-type="string">
              <text:p>508</text:p>
            </table:table-cell>
            <table:table-cell office:value-type="float" office:value="1.09800004959106"/>
            <table:table-cell office:value-type="float" office:value="1.05900001525879"/>
          </table:table-row>
          <table:table-row>
            <table:table-cell office:value-type="string">
              <text:p>509</text:p>
            </table:table-cell>
            <table:table-cell office:value-type="float" office:value="1.1589999198913601"/>
            <table:table-cell office:value-type="float" office:value="1.05900001525879"/>
          </table:table-row>
          <table:table-row>
            <table:table-cell office:value-type="string">
              <text:p>510</text:p>
            </table:table-cell>
            <table:table-cell office:value-type="float" office:value="1.2409999370575"/>
            <table:table-cell office:value-type="float" office:value="1.05900001525879"/>
          </table:table-row>
          <table:table-row>
            <table:table-cell office:value-type="string">
              <text:p>511</text:p>
            </table:table-cell>
            <table:table-cell office:value-type="float" office:value="0.91199994087219205"/>
            <table:table-cell office:value-type="float" office:value="1.05900001525879"/>
          </table:table-row>
          <table:table-row>
            <table:table-cell office:value-type="string">
              <text:p>512</text:p>
            </table:table-cell>
            <table:table-cell office:value-type="float" office:value="0.98300004005432096"/>
            <table:table-cell office:value-type="float" office:value="1.05900001525879"/>
          </table:table-row>
          <table:table-row>
            <table:table-cell office:value-type="string">
              <text:p>513</text:p>
            </table:table-cell>
            <table:table-cell office:value-type="float" office:value="0.96000003814697199"/>
            <table:table-cell office:value-type="float" office:value="1.05900001525879"/>
          </table:table-row>
          <table:table-row>
            <table:table-cell office:value-type="string">
              <text:p>514</text:p>
            </table:table-cell>
            <table:table-cell office:value-type="float" office:value="1.04399991035461"/>
            <table:table-cell office:value-type="float" office:value="1.05900001525879"/>
          </table:table-row>
          <table:table-row>
            <table:table-cell office:value-type="string">
              <text:p>515</text:p>
            </table:table-cell>
            <table:table-cell office:value-type="float" office:value="1.0910000801086399"/>
            <table:table-cell office:value-type="float" office:value="1.05900001525879"/>
          </table:table-row>
          <table:table-row>
            <table:table-cell office:value-type="string">
              <text:p>516</text:p>
            </table:table-cell>
            <table:table-cell office:value-type="float" office:value="1.1619999408721899"/>
            <table:table-cell office:value-type="float" office:value="1.05900001525879"/>
          </table:table-row>
          <table:table-row>
            <table:table-cell office:value-type="string">
              <text:p>517</text:p>
            </table:table-cell>
            <table:table-cell office:value-type="float" office:value="1.7590000629425"/>
            <table:table-cell office:value-type="float" office:value="1.05900001525879"/>
          </table:table-row>
          <table:table-row>
            <table:table-cell office:value-type="string">
              <text:p>518</text:p>
            </table:table-cell>
            <table:table-cell office:value-type="float" office:value="1.5510001182556199"/>
            <table:table-cell office:value-type="float" office:value="1.05900001525879"/>
          </table:table-row>
          <table:table-row>
            <table:table-cell office:value-type="string">
              <text:p>519</text:p>
            </table:table-cell>
            <table:table-cell office:value-type="float" office:value="1.08499979972839"/>
            <table:table-cell office:value-type="float" office:value="1.05900001525879"/>
          </table:table-row>
          <table:table-row>
            <table:table-cell office:value-type="string">
              <text:p>520</text:p>
            </table:table-cell>
            <table:table-cell office:value-type="float" office:value="0.94299983978271495"/>
            <table:table-cell office:value-type="float" office:value="1.05900001525879"/>
          </table:table-row>
          <table:table-row>
            <table:table-cell office:value-type="string">
              <text:p>521</text:p>
            </table:table-cell>
            <table:table-cell office:value-type="float" office:value="1.00399994850159"/>
            <table:table-cell office:value-type="float" office:value="1.05900001525879"/>
          </table:table-row>
          <table:table-row>
            <table:table-cell office:value-type="string">
              <text:p>522</text:p>
            </table:table-cell>
            <table:table-cell office:value-type="float" office:value="1.0650000572204601"/>
            <table:table-cell office:value-type="float" office:value="1.05900001525879"/>
          </table:table-row>
          <table:table-row>
            <table:table-cell office:value-type="string">
              <text:p>523</text:p>
            </table:table-cell>
            <table:table-cell office:value-type="float" office:value="1.0299999713897701"/>
            <table:table-cell office:value-type="float" office:value="1.05900001525879"/>
          </table:table-row>
          <table:table-row>
            <table:table-cell office:value-type="string">
              <text:p>524</text:p>
            </table:table-cell>
            <table:table-cell office:value-type="float" office:value="0.94099998474121105"/>
            <table:table-cell office:value-type="float" office:value="1.05900001525879"/>
          </table:table-row>
          <table:table-row>
            <table:table-cell office:value-type="string">
              <text:p>525</text:p>
            </table:table-cell>
            <table:table-cell office:value-type="float" office:value="1.01399993896484"/>
            <table:table-cell office:value-type="float" office:value="1.05900001525879"/>
          </table:table-row>
          <table:table-row>
            <table:table-cell office:value-type="string">
              <text:p>526</text:p>
            </table:table-cell>
            <table:table-cell office:value-type="float" office:value="1.07599997520447"/>
            <table:table-cell office:value-type="float" office:value="1.05900001525879"/>
          </table:table-row>
          <table:table-row>
            <table:table-cell office:value-type="string">
              <text:p>527</text:p>
            </table:table-cell>
            <table:table-cell office:value-type="float" office:value="2.7650001049041699"/>
            <table:table-cell office:value-type="float" office:value="1.05900001525879"/>
          </table:table-row>
          <table:table-row>
            <table:table-cell office:value-type="string">
              <text:p>528</text:p>
            </table:table-cell>
            <table:table-cell office:value-type="float" office:value="2.8310000896453902"/>
            <table:table-cell office:value-type="float" office:value="1.05900001525879"/>
          </table:table-row>
          <table:table-row>
            <table:table-cell office:value-type="string">
              <text:p>529</text:p>
            </table:table-cell>
            <table:table-cell office:value-type="float" office:value="1.03200006484985"/>
            <table:table-cell office:value-type="float" office:value="1.05900001525879"/>
          </table:table-row>
          <table:table-row>
            <table:table-cell office:value-type="string">
              <text:p>530</text:p>
            </table:table-cell>
            <table:table-cell office:value-type="float" office:value="0.91400003433227495"/>
            <table:table-cell office:value-type="float" office:value="1.05900001525879"/>
          </table:table-row>
          <table:table-row>
            <table:table-cell office:value-type="string">
              <text:p>531</text:p>
            </table:table-cell>
            <table:table-cell office:value-type="float" office:value="0.94400000572204601"/>
            <table:table-cell office:value-type="float" office:value="1.05900001525879"/>
          </table:table-row>
          <table:table-row>
            <table:table-cell office:value-type="string">
              <text:p>532</text:p>
            </table:table-cell>
            <table:table-cell office:value-type="float" office:value="0.90999984741210904"/>
            <table:table-cell office:value-type="float" office:value="1.05900001525879"/>
          </table:table-row>
          <table:table-row>
            <table:table-cell office:value-type="string">
              <text:p>533</text:p>
            </table:table-cell>
            <table:table-cell office:value-type="float" office:value="0.98199987411499001"/>
            <table:table-cell office:value-type="float" office:value="1.05900001525879"/>
          </table:table-row>
          <table:table-row>
            <table:table-cell office:value-type="string">
              <text:p>534</text:p>
            </table:table-cell>
            <table:table-cell office:value-type="float" office:value="1.1310000419616699"/>
            <table:table-cell office:value-type="float" office:value="1.05900001525879"/>
          </table:table-row>
          <table:table-row>
            <table:table-cell office:value-type="string">
              <text:p>535</text:p>
            </table:table-cell>
            <table:table-cell office:value-type="float" office:value="1.2020001411437999"/>
            <table:table-cell office:value-type="float" office:value="1.05900001525879"/>
          </table:table-row>
          <table:table-row>
            <table:table-cell office:value-type="string">
              <text:p>536</text:p>
            </table:table-cell>
            <table:table-cell office:value-type="float" office:value="1.0780000686645499"/>
            <table:table-cell office:value-type="float" office:value="1.05900001525879"/>
          </table:table-row>
          <table:table-row>
            <table:table-cell office:value-type="string">
              <text:p>537</text:p>
            </table:table-cell>
            <table:table-cell office:value-type="float" office:value="0.88800001144409102"/>
            <table:table-cell office:value-type="float" office:value="1.05900001525879"/>
          </table:table-row>
          <table:table-row>
            <table:table-cell office:value-type="string">
              <text:p>538</text:p>
            </table:table-cell>
            <table:table-cell office:value-type="float" office:value="0.980000019073486"/>
            <table:table-cell office:value-type="float" office:value="1.05900001525879"/>
          </table:table-row>
          <table:table-row>
            <table:table-cell office:value-type="string">
              <text:p>539</text:p>
            </table:table-cell>
            <table:table-cell office:value-type="float" office:value="1.00399994850159"/>
            <table:table-cell office:value-type="float" office:value="1.05900001525879"/>
          </table:table-row>
          <table:table-row>
            <table:table-cell office:value-type="string">
              <text:p>540</text:p>
            </table:table-cell>
            <table:table-cell office:value-type="float" office:value="0.99300003051757801"/>
            <table:table-cell office:value-type="float" office:value="1.05900001525879"/>
          </table:table-row>
          <table:table-row>
            <table:table-cell office:value-type="string">
              <text:p>541</text:p>
            </table:table-cell>
            <table:table-cell office:value-type="float" office:value="1.1679999828338601"/>
            <table:table-cell office:value-type="float" office:value="1.05900001525879"/>
          </table:table-row>
          <table:table-row>
            <table:table-cell office:value-type="string">
              <text:p>542</text:p>
            </table:table-cell>
            <table:table-cell office:value-type="float" office:value="1.0680000782012899"/>
            <table:table-cell office:value-type="float" office:value="1.05900001525879"/>
          </table:table-row>
          <table:table-row>
            <table:table-cell office:value-type="string">
              <text:p>543</text:p>
            </table:table-cell>
            <table:table-cell office:value-type="float" office:value="1.1280000209808301"/>
            <table:table-cell office:value-type="float" office:value="1.05900001525879"/>
          </table:table-row>
          <table:table-row>
            <table:table-cell office:value-type="string">
              <text:p>544</text:p>
            </table:table-cell>
            <table:table-cell office:value-type="float" office:value="0.94299983978271495"/>
            <table:table-cell office:value-type="float" office:value="1.05900001525879"/>
          </table:table-row>
          <table:table-row>
            <table:table-cell office:value-type="string">
              <text:p>545</text:p>
            </table:table-cell>
            <table:table-cell office:value-type="float" office:value="1.0199999809265099"/>
            <table:table-cell office:value-type="float" office:value="1.05900001525879"/>
          </table:table-row>
          <table:table-row>
            <table:table-cell office:value-type="string">
              <text:p>546</text:p>
            </table:table-cell>
            <table:table-cell office:value-type="float" office:value="1.08099985122681"/>
            <table:table-cell office:value-type="float" office:value="1.05900001525879"/>
          </table:table-row>
          <table:table-row>
            <table:table-cell office:value-type="string">
              <text:p>547</text:p>
            </table:table-cell>
            <table:table-cell office:value-type="float" office:value="1.05000019073486"/>
            <table:table-cell office:value-type="float" office:value="1.05900001525879"/>
          </table:table-row>
          <table:table-row>
            <table:table-cell office:value-type="string">
              <text:p>548</text:p>
            </table:table-cell>
            <table:table-cell office:value-type="float" office:value="1.0119998455047601"/>
            <table:table-cell office:value-type="float" office:value="1.05900001525879"/>
          </table:table-row>
          <table:table-row>
            <table:table-cell office:value-type="string">
              <text:p>549</text:p>
            </table:table-cell>
            <table:table-cell office:value-type="float" office:value="0.97299981117248502"/>
            <table:table-cell office:value-type="float" office:value="1.05900001525879"/>
          </table:table-row>
          <table:table-row>
            <table:table-cell office:value-type="string">
              <text:p>550</text:p>
            </table:table-cell>
            <table:table-cell office:value-type="float" office:value="2.34299993515015"/>
            <table:table-cell office:value-type="float" office:value="1.05900001525879"/>
          </table:table-row>
          <table:table-row>
            <table:table-cell office:value-type="string">
              <text:p>551</text:p>
            </table:table-cell>
            <table:table-cell office:value-type="float" office:value="2.4210000038146999"/>
            <table:table-cell office:value-type="float" office:value="1.05900001525879"/>
          </table:table-row>
          <table:table-row>
            <table:table-cell office:value-type="string">
              <text:p>552</text:p>
            </table:table-cell>
            <table:table-cell office:value-type="float" office:value="0.91599988937377896"/>
            <table:table-cell office:value-type="float" office:value="1.05900001525879"/>
          </table:table-row>
          <table:table-row>
            <table:table-cell office:value-type="string">
              <text:p>553</text:p>
            </table:table-cell>
            <table:table-cell office:value-type="float" office:value="0.97699999809265103"/>
            <table:table-cell office:value-type="float" office:value="1.05900001525879"/>
          </table:table-row>
          <table:table-row>
            <table:table-cell office:value-type="string">
              <text:p>554</text:p>
            </table:table-cell>
            <table:table-cell office:value-type="float" office:value="1.01399993896484"/>
            <table:table-cell office:value-type="float" office:value="1.05900001525879"/>
          </table:table-row>
          <table:table-row>
            <table:table-cell office:value-type="string">
              <text:p>555</text:p>
            </table:table-cell>
            <table:table-cell office:value-type="float" office:value="1.0099999904632599"/>
            <table:table-cell office:value-type="float" office:value="1.05900001525879"/>
          </table:table-row>
          <table:table-row>
            <table:table-cell office:value-type="string">
              <text:p>556</text:p>
            </table:table-cell>
            <table:table-cell office:value-type="float" office:value="0.91400003433227495"/>
            <table:table-cell office:value-type="float" office:value="1.05900001525879"/>
          </table:table-row>
          <table:table-row>
            <table:table-cell office:value-type="string">
              <text:p>557</text:p>
            </table:table-cell>
            <table:table-cell office:value-type="float" office:value="0.98699998855590798"/>
            <table:table-cell office:value-type="float" office:value="1.05900001525879"/>
          </table:table-row>
          <table:table-row>
            <table:table-cell office:value-type="string">
              <text:p>558</text:p>
            </table:table-cell>
            <table:table-cell office:value-type="float" office:value="1.01799988746643"/>
            <table:table-cell office:value-type="float" office:value="1.05900001525879"/>
          </table:table-row>
          <table:table-row>
            <table:table-cell office:value-type="string">
              <text:p>559</text:p>
            </table:table-cell>
            <table:table-cell office:value-type="float" office:value="1.04999995231628"/>
            <table:table-cell office:value-type="float" office:value="1.05900001525879"/>
          </table:table-row>
          <table:table-row>
            <table:table-cell office:value-type="string">
              <text:p>560</text:p>
            </table:table-cell>
            <table:table-cell office:value-type="float" office:value="1.0939998626709"/>
            <table:table-cell office:value-type="float" office:value="1.05900001525879"/>
          </table:table-row>
          <table:table-row>
            <table:table-cell office:value-type="string">
              <text:p>561</text:p>
            </table:table-cell>
            <table:table-cell office:value-type="float" office:value="1.16599988937378"/>
            <table:table-cell office:value-type="float" office:value="1.05900001525879"/>
          </table:table-row>
          <table:table-row>
            <table:table-cell office:value-type="string">
              <text:p>562</text:p>
            </table:table-cell>
            <table:table-cell office:value-type="float" office:value="1.2309999465942401"/>
            <table:table-cell office:value-type="float" office:value="1.05900001525879"/>
          </table:table-row>
          <table:table-row>
            <table:table-cell office:value-type="string">
              <text:p>563</text:p>
            </table:table-cell>
            <table:table-cell office:value-type="float" office:value="0.95800018310546797"/>
            <table:table-cell office:value-type="float" office:value="1.05900001525879"/>
          </table:table-row>
          <table:table-row>
            <table:table-cell office:value-type="string">
              <text:p>564</text:p>
            </table:table-cell>
            <table:table-cell office:value-type="float" office:value="1.0340001583099401"/>
            <table:table-cell office:value-type="float" office:value="1.05900001525879"/>
          </table:table-row>
          <table:table-row>
            <table:table-cell office:value-type="string">
              <text:p>565</text:p>
            </table:table-cell>
            <table:table-cell office:value-type="float" office:value="0.82699990272521895"/>
            <table:table-cell office:value-type="float" office:value="1.05900001525879"/>
          </table:table-row>
          <table:table-row>
            <table:table-cell office:value-type="string">
              <text:p>566</text:p>
            </table:table-cell>
            <table:table-cell office:value-type="float" office:value="0.89100003242492598"/>
            <table:table-cell office:value-type="float" office:value="1.05900001525879"/>
          </table:table-row>
          <table:table-row>
            <table:table-cell office:value-type="string">
              <text:p>567</text:p>
            </table:table-cell>
            <table:table-cell office:value-type="float" office:value="0.94700002670288097"/>
            <table:table-cell office:value-type="float" office:value="1.05900001525879"/>
          </table:table-row>
          <table:table-row>
            <table:table-cell office:value-type="string">
              <text:p>568</text:p>
            </table:table-cell>
            <table:table-cell office:value-type="float" office:value="0.883999824523925"/>
            <table:table-cell office:value-type="float" office:value="1.05900001525879"/>
          </table:table-row>
          <table:table-row>
            <table:table-cell office:value-type="string">
              <text:p>569</text:p>
            </table:table-cell>
            <table:table-cell office:value-type="float" office:value="0.95599985122680597"/>
            <table:table-cell office:value-type="float" office:value="1.05900001525879"/>
          </table:table-row>
          <table:table-row>
            <table:table-cell office:value-type="string">
              <text:p>570</text:p>
            </table:table-cell>
            <table:table-cell office:value-type="float" office:value="1.0209999084472701"/>
            <table:table-cell office:value-type="float" office:value="1.05900001525879"/>
          </table:table-row>
          <table:table-row>
            <table:table-cell office:value-type="string">
              <text:p>571</text:p>
            </table:table-cell>
            <table:table-cell office:value-type="float" office:value="0.98999977111816395"/>
            <table:table-cell office:value-type="float" office:value="1.05900001525879"/>
          </table:table-row>
          <table:table-row>
            <table:table-cell office:value-type="string">
              <text:p>572</text:p>
            </table:table-cell>
            <table:table-cell office:value-type="float" office:value="1.0509998798370399"/>
            <table:table-cell office:value-type="float" office:value="1.05900001525879"/>
          </table:table-row>
          <table:table-row>
            <table:table-cell office:value-type="string">
              <text:p>573</text:p>
            </table:table-cell>
            <table:table-cell office:value-type="float" office:value="0.845999956130981"/>
            <table:table-cell office:value-type="float" office:value="1.05900001525879"/>
          </table:table-row>
          <table:table-row>
            <table:table-cell office:value-type="string">
              <text:p>574</text:p>
            </table:table-cell>
            <table:table-cell office:value-type="float" office:value="0.90599989891052202"/>
            <table:table-cell office:value-type="float" office:value="1.05900001525879"/>
          </table:table-row>
          <table:table-row>
            <table:table-cell office:value-type="string">
              <text:p>575</text:p>
            </table:table-cell>
            <table:table-cell office:value-type="float" office:value="5.5480000972747803"/>
            <table:table-cell office:value-type="float" office:value="1.05900001525879"/>
          </table:table-row>
          <table:table-row>
            <table:table-cell office:value-type="string">
              <text:p>576</text:p>
            </table:table-cell>
            <table:table-cell office:value-type="float" office:value="1.01699995994568"/>
            <table:table-cell office:value-type="float" office:value="1.05900001525879"/>
          </table:table-row>
          <table:table-row>
            <table:table-cell office:value-type="string">
              <text:p>577</text:p>
            </table:table-cell>
            <table:table-cell office:value-type="float" office:value="1.0370001792907699"/>
            <table:table-cell office:value-type="float" office:value="1.05900001525879"/>
          </table:table-row>
          <table:table-row>
            <table:table-cell office:value-type="string">
              <text:p>578</text:p>
            </table:table-cell>
            <table:table-cell office:value-type="float" office:value="2.00399994850159"/>
            <table:table-cell office:value-type="float" office:value="1.05900001525879"/>
          </table:table-row>
          <table:table-row>
            <table:table-cell office:value-type="string">
              <text:p>579</text:p>
            </table:table-cell>
            <table:table-cell office:value-type="float" office:value="1.82599997520447"/>
            <table:table-cell office:value-type="float" office:value="1.05900001525879"/>
          </table:table-row>
          <table:table-row>
            <table:table-cell office:value-type="string">
              <text:p>580</text:p>
            </table:table-cell>
            <table:table-cell office:value-type="float" office:value="1.07599997520447"/>
            <table:table-cell office:value-type="float" office:value="1.05900001525879"/>
          </table:table-row>
          <table:table-row>
            <table:table-cell office:value-type="string">
              <text:p>581</text:p>
            </table:table-cell>
            <table:table-cell office:value-type="float" office:value="1.01300001144409"/>
            <table:table-cell office:value-type="float" office:value="1.05900001525879"/>
          </table:table-row>
          <table:table-row>
            <table:table-cell office:value-type="string">
              <text:p>582</text:p>
            </table:table-cell>
            <table:table-cell office:value-type="float" office:value="1.08100008964539"/>
            <table:table-cell office:value-type="float" office:value="1.05900001525879"/>
          </table:table-row>
          <table:table-row>
            <table:table-cell office:value-type="string">
              <text:p>583</text:p>
            </table:table-cell>
            <table:table-cell office:value-type="float" office:value="0.95000004768371504"/>
            <table:table-cell office:value-type="float" office:value="1.05900001525879"/>
          </table:table-row>
          <table:table-row>
            <table:table-cell office:value-type="string">
              <text:p>584</text:p>
            </table:table-cell>
            <table:table-cell office:value-type="float" office:value="1.02600002288818"/>
            <table:table-cell office:value-type="float" office:value="1.05900001525879"/>
          </table:table-row>
          <table:table-row>
            <table:table-cell office:value-type="string">
              <text:p>585</text:p>
            </table:table-cell>
            <table:table-cell office:value-type="float" office:value="1.07999992370605"/>
            <table:table-cell office:value-type="float" office:value="1.05900001525879"/>
          </table:table-row>
          <table:table-row>
            <table:table-cell office:value-type="string">
              <text:p>586</text:p>
            </table:table-cell>
            <table:table-cell office:value-type="float" office:value="0.94599986076354903"/>
            <table:table-cell office:value-type="float" office:value="1.05900001525879"/>
          </table:table-row>
          <table:table-row>
            <table:table-cell office:value-type="string">
              <text:p>587</text:p>
            </table:table-cell>
            <table:table-cell office:value-type="float" office:value="1.0150001049041699"/>
            <table:table-cell office:value-type="float" office:value="1.05900001525879"/>
          </table:table-row>
          <table:table-row>
            <table:table-cell office:value-type="string">
              <text:p>588</text:p>
            </table:table-cell>
            <table:table-cell office:value-type="float" office:value="1.07500004768372"/>
            <table:table-cell office:value-type="float" office:value="1.05900001525879"/>
          </table:table-row>
          <table:table-row>
            <table:table-cell office:value-type="string">
              <text:p>589</text:p>
            </table:table-cell>
            <table:table-cell office:value-type="float" office:value="1.17000007629395"/>
            <table:table-cell office:value-type="float" office:value="1.05900001525879"/>
          </table:table-row>
          <table:table-row>
            <table:table-cell office:value-type="string">
              <text:p>590</text:p>
            </table:table-cell>
            <table:table-cell office:value-type="float" office:value="1.1159999370575"/>
            <table:table-cell office:value-type="float" office:value="1.05900001525879"/>
          </table:table-row>
          <table:table-row>
            <table:table-cell office:value-type="string">
              <text:p>591</text:p>
            </table:table-cell>
            <table:table-cell office:value-type="float" office:value="0.90499997138976995"/>
            <table:table-cell office:value-type="float" office:value="1.05900001525879"/>
          </table:table-row>
          <table:table-row>
            <table:table-cell office:value-type="string">
              <text:p>592</text:p>
            </table:table-cell>
            <table:table-cell office:value-type="float" office:value="0.86000013351440396"/>
            <table:table-cell office:value-type="float" office:value="1.05900001525879"/>
          </table:table-row>
          <table:table-row>
            <table:table-cell office:value-type="string">
              <text:p>593</text:p>
            </table:table-cell>
            <table:table-cell office:value-type="float" office:value="0.962000131607055"/>
            <table:table-cell office:value-type="float" office:value="1.05900001525879"/>
          </table:table-row>
          <table:table-row>
            <table:table-cell office:value-type="string">
              <text:p>594</text:p>
            </table:table-cell>
            <table:table-cell office:value-type="float" office:value="0.88700008392333995"/>
            <table:table-cell office:value-type="float" office:value="1.05900001525879"/>
          </table:table-row>
          <table:table-row>
            <table:table-cell office:value-type="string">
              <text:p>595</text:p>
            </table:table-cell>
            <table:table-cell office:value-type="float" office:value="0.95300006866455"/>
            <table:table-cell office:value-type="float" office:value="1.05900001525879"/>
          </table:table-row>
          <table:table-row>
            <table:table-cell office:value-type="string">
              <text:p>596</text:p>
            </table:table-cell>
            <table:table-cell office:value-type="float" office:value="0.98099994659423795"/>
            <table:table-cell office:value-type="float" office:value="1.05900001525879"/>
          </table:table-row>
          <table:table-row>
            <table:table-cell office:value-type="string">
              <text:p>597</text:p>
            </table:table-cell>
            <table:table-cell office:value-type="float" office:value="1.0429999828338601"/>
            <table:table-cell office:value-type="float" office:value="1.05900001525879"/>
          </table:table-row>
          <table:table-row>
            <table:table-cell office:value-type="string">
              <text:p>598</text:p>
            </table:table-cell>
            <table:table-cell office:value-type="float" office:value="1.1099998950958301"/>
            <table:table-cell office:value-type="float" office:value="1.05900001525879"/>
          </table:table-row>
          <table:table-row>
            <table:table-cell office:value-type="string">
              <text:p>599</text:p>
            </table:table-cell>
            <table:table-cell office:value-type="float" office:value="0.84000015258788996"/>
            <table:table-cell office:value-type="float" office:value="1.05900001525879"/>
          </table:table-row>
          <table:table-row>
            <table:table-cell office:value-type="string">
              <text:p>600</text:p>
            </table:table-cell>
            <table:table-cell office:value-type="float" office:value="0.93899989128112804"/>
            <table:table-cell office:value-type="float" office:value="1.05900001525879"/>
          </table:table-row>
          <table:table-row>
            <table:table-cell office:value-type="string">
              <text:p>601</text:p>
            </table:table-cell>
            <table:table-cell office:value-type="float" office:value="0.87100005149841297"/>
            <table:table-cell office:value-type="float" office:value="1.05900001525879"/>
          </table:table-row>
          <table:table-row>
            <table:table-cell office:value-type="string">
              <text:p>602</text:p>
            </table:table-cell>
            <table:table-cell office:value-type="float" office:value="0.92900013923644997"/>
            <table:table-cell office:value-type="float" office:value="1.05900001525879"/>
          </table:table-row>
          <table:table-row>
            <table:table-cell office:value-type="string">
              <text:p>603</text:p>
            </table:table-cell>
            <table:table-cell office:value-type="float" office:value="0.99900007247924805"/>
            <table:table-cell office:value-type="float" office:value="1.05900001525879"/>
          </table:table-row>
          <table:table-row>
            <table:table-cell office:value-type="string">
              <text:p>604</text:p>
            </table:table-cell>
            <table:table-cell office:value-type="float" office:value="0.93099999427795399"/>
            <table:table-cell office:value-type="float" office:value="1.05900001525879"/>
          </table:table-row>
          <table:table-row>
            <table:table-cell office:value-type="string">
              <text:p>605</text:p>
            </table:table-cell>
            <table:table-cell office:value-type="float" office:value="1.00399994850159"/>
            <table:table-cell office:value-type="float" office:value="1.05900001525879"/>
          </table:table-row>
          <table:table-row>
            <table:table-cell office:value-type="string">
              <text:p>606</text:p>
            </table:table-cell>
            <table:table-cell office:value-type="float" office:value="0.970999956130981"/>
            <table:table-cell office:value-type="float" office:value="1.05900001525879"/>
          </table:table-row>
          <table:table-row>
            <table:table-cell office:value-type="string">
              <text:p>607</text:p>
            </table:table-cell>
            <table:table-cell office:value-type="float" office:value="1.0090000629425"/>
            <table:table-cell office:value-type="float" office:value="1.05900001525879"/>
          </table:table-row>
          <table:table-row>
            <table:table-cell office:value-type="string">
              <text:p>608</text:p>
            </table:table-cell>
            <table:table-cell office:value-type="float" office:value="1.0099999904632599"/>
            <table:table-cell office:value-type="float" office:value="1.05900001525879"/>
          </table:table-row>
          <table:table-row>
            <table:table-cell office:value-type="string">
              <text:p>609</text:p>
            </table:table-cell>
            <table:table-cell office:value-type="float" office:value="1.02699995040894"/>
            <table:table-cell office:value-type="float" office:value="1.05900001525879"/>
          </table:table-row>
          <table:table-row>
            <table:table-cell office:value-type="string">
              <text:p>610</text:p>
            </table:table-cell>
            <table:table-cell office:value-type="float" office:value="1.0969998836517301"/>
            <table:table-cell office:value-type="float" office:value="1.05900001525879"/>
          </table:table-row>
          <table:table-row>
            <table:table-cell office:value-type="string">
              <text:p>611</text:p>
            </table:table-cell>
            <table:table-cell office:value-type="float" office:value="1.22800016403198"/>
            <table:table-cell office:value-type="float" office:value="1.05900001525879"/>
          </table:table-row>
          <table:table-row>
            <table:table-cell office:value-type="string">
              <text:p>612</text:p>
            </table:table-cell>
            <table:table-cell office:value-type="float" office:value="1.0090000629425"/>
            <table:table-cell office:value-type="float" office:value="1.05900001525879"/>
          </table:table-row>
          <table:table-row>
            <table:table-cell office:value-type="string">
              <text:p>613</text:p>
            </table:table-cell>
            <table:table-cell office:value-type="float" office:value="1.07100009918213"/>
            <table:table-cell office:value-type="float" office:value="1.05900001525879"/>
          </table:table-row>
          <table:table-row>
            <table:table-cell office:value-type="string">
              <text:p>614</text:p>
            </table:table-cell>
            <table:table-cell office:value-type="float" office:value="0.87099981307983398"/>
            <table:table-cell office:value-type="float" office:value="1.05900001525879"/>
          </table:table-row>
          <table:table-row>
            <table:table-cell office:value-type="string">
              <text:p>615</text:p>
            </table:table-cell>
            <table:table-cell office:value-type="float" office:value="0.93799996376037598"/>
            <table:table-cell office:value-type="float" office:value="1.05900001525879"/>
          </table:table-row>
          <table:table-row>
            <table:table-cell office:value-type="string">
              <text:p>616</text:p>
            </table:table-cell>
            <table:table-cell office:value-type="float" office:value="1.0030000209808301"/>
            <table:table-cell office:value-type="float" office:value="1.05900001525879"/>
          </table:table-row>
          <table:table-row>
            <table:table-cell office:value-type="string">
              <text:p>617</text:p>
            </table:table-cell>
            <table:table-cell office:value-type="float" office:value="1.19999980926514"/>
            <table:table-cell office:value-type="float" office:value="1.05900001525879"/>
          </table:table-row>
          <table:table-row>
            <table:table-cell office:value-type="string">
              <text:p>618</text:p>
            </table:table-cell>
            <table:table-cell office:value-type="float" office:value="1.06700015068054"/>
            <table:table-cell office:value-type="float" office:value="1.05900001525879"/>
          </table:table-row>
          <table:table-row>
            <table:table-cell office:value-type="string">
              <text:p>619</text:p>
            </table:table-cell>
            <table:table-cell office:value-type="float" office:value="0.863999843597412"/>
            <table:table-cell office:value-type="float" office:value="1.05900001525879"/>
          </table:table-row>
          <table:table-row>
            <table:table-cell office:value-type="string">
              <text:p>620</text:p>
            </table:table-cell>
            <table:table-cell office:value-type="float" office:value="0.92499995231628396"/>
            <table:table-cell office:value-type="float" office:value="1.05900001525879"/>
          </table:table-row>
          <table:table-row>
            <table:table-cell office:value-type="string">
              <text:p>621</text:p>
            </table:table-cell>
            <table:table-cell office:value-type="float" office:value="0.98900008201599099"/>
            <table:table-cell office:value-type="float" office:value="1.05900001525879"/>
          </table:table-row>
          <table:table-row>
            <table:table-cell office:value-type="string">
              <text:p>622</text:p>
            </table:table-cell>
            <table:table-cell office:value-type="float" office:value="0.96600008010864202"/>
            <table:table-cell office:value-type="float" office:value="1.05900001525879"/>
          </table:table-row>
          <table:table-row>
            <table:table-cell office:value-type="string">
              <text:p>623</text:p>
            </table:table-cell>
            <table:table-cell office:value-type="float" office:value="0.76900005340576105"/>
            <table:table-cell office:value-type="float" office:value="1.05900001525879"/>
          </table:table-row>
          <table:table-row>
            <table:table-cell office:value-type="string">
              <text:p>624</text:p>
            </table:table-cell>
            <table:table-cell office:value-type="float" office:value="0.99400019645690896"/>
            <table:table-cell office:value-type="float" office:value="1.05900001525879"/>
          </table:table-row>
          <table:table-row>
            <table:table-cell office:value-type="string">
              <text:p>625</text:p>
            </table:table-cell>
            <table:table-cell office:value-type="float" office:value="1.0199999809265099"/>
            <table:table-cell office:value-type="float" office:value="1.05900001525879"/>
          </table:table-row>
          <table:table-row>
            <table:table-cell office:value-type="string">
              <text:p>626</text:p>
            </table:table-cell>
            <table:table-cell office:value-type="float" office:value="0.92599987983703602"/>
            <table:table-cell office:value-type="float" office:value="1.05900001525879"/>
          </table:table-row>
          <table:table-row>
            <table:table-cell office:value-type="string">
              <text:p>627</text:p>
            </table:table-cell>
            <table:table-cell office:value-type="float" office:value="0.988999843597412"/>
            <table:table-cell office:value-type="float" office:value="1.05900001525879"/>
          </table:table-row>
          <table:table-row>
            <table:table-cell office:value-type="string">
              <text:p>628</text:p>
            </table:table-cell>
            <table:table-cell office:value-type="float" office:value="5.3859999179840097"/>
            <table:table-cell office:value-type="float" office:value="1.05900001525879"/>
          </table:table-row>
          <table:table-row>
            <table:table-cell office:value-type="string">
              <text:p>629</text:p>
            </table:table-cell>
            <table:table-cell office:value-type="float" office:value="1.31200003623962"/>
            <table:table-cell office:value-type="float" office:value="1.05900001525879"/>
          </table:table-row>
          <table:table-row>
            <table:table-cell office:value-type="string">
              <text:p>630</text:p>
            </table:table-cell>
            <table:table-cell office:value-type="float" office:value="1.0250000953674301"/>
            <table:table-cell office:value-type="float" office:value="1.05900001525879"/>
          </table:table-row>
          <table:table-row>
            <table:table-cell office:value-type="string">
              <text:p>631</text:p>
            </table:table-cell>
            <table:table-cell office:value-type="float" office:value="1.03999996185303"/>
            <table:table-cell office:value-type="float" office:value="1.05900001525879"/>
          </table:table-row>
          <table:table-row>
            <table:table-cell office:value-type="string">
              <text:p>632</text:p>
            </table:table-cell>
            <table:table-cell office:value-type="float" office:value="0.97699999809265103"/>
            <table:table-cell office:value-type="float" office:value="1.05900001525879"/>
          </table:table-row>
          <table:table-row>
            <table:table-cell office:value-type="string">
              <text:p>633</text:p>
            </table:table-cell>
            <table:table-cell office:value-type="float" office:value="1.0109999179840099"/>
            <table:table-cell office:value-type="float" office:value="1.05900001525879"/>
          </table:table-row>
          <table:table-row>
            <table:table-cell office:value-type="string">
              <text:p>634</text:p>
            </table:table-cell>
            <table:table-cell office:value-type="float" office:value="0.93000006675720204"/>
            <table:table-cell office:value-type="float" office:value="1.05900001525879"/>
          </table:table-row>
          <table:table-row>
            <table:table-cell office:value-type="string">
              <text:p>635</text:p>
            </table:table-cell>
            <table:table-cell office:value-type="float" office:value="1.76399993896484"/>
            <table:table-cell office:value-type="float" office:value="1.05900001525879"/>
          </table:table-row>
          <table:table-row>
            <table:table-cell office:value-type="string">
              <text:p>636</text:p>
            </table:table-cell>
            <table:table-cell office:value-type="float" office:value="1.46799993515015"/>
            <table:table-cell office:value-type="float" office:value="1.05900001525879"/>
          </table:table-row>
          <table:table-row>
            <table:table-cell office:value-type="string">
              <text:p>637</text:p>
            </table:table-cell>
            <table:table-cell office:value-type="float" office:value="1.23699998855591"/>
            <table:table-cell office:value-type="float" office:value="1.05900001525879"/>
          </table:table-row>
          <table:table-row>
            <table:table-cell office:value-type="string">
              <text:p>638</text:p>
            </table:table-cell>
            <table:table-cell office:value-type="float" office:value="0.90799999237060502"/>
            <table:table-cell office:value-type="float" office:value="1.05900001525879"/>
          </table:table-row>
          <table:table-row>
            <table:table-cell office:value-type="string">
              <text:p>639</text:p>
            </table:table-cell>
            <table:table-cell office:value-type="float" office:value="0.90299987792968694"/>
            <table:table-cell office:value-type="float" office:value="1.05900001525879"/>
          </table:table-row>
          <table:table-row>
            <table:table-cell office:value-type="string">
              <text:p>640</text:p>
            </table:table-cell>
            <table:table-cell office:value-type="float" office:value="0.96199989318847601"/>
            <table:table-cell office:value-type="float" office:value="1.05900001525879"/>
          </table:table-row>
          <table:table-row>
            <table:table-cell office:value-type="string">
              <text:p>641</text:p>
            </table:table-cell>
            <table:table-cell office:value-type="float" office:value="0.66000008583068803"/>
            <table:table-cell office:value-type="float" office:value="1.05900001525879"/>
          </table:table-row>
          <table:table-row>
            <table:table-cell office:value-type="string">
              <text:p>642</text:p>
            </table:table-cell>
            <table:table-cell office:value-type="float" office:value="0.72100019454955999"/>
            <table:table-cell office:value-type="float" office:value="1.05900001525879"/>
          </table:table-row>
          <table:table-row>
            <table:table-cell office:value-type="string">
              <text:p>643</text:p>
            </table:table-cell>
            <table:table-cell office:value-type="float" office:value="0.78399991989135698"/>
            <table:table-cell office:value-type="float" office:value="1.05900001525879"/>
          </table:table-row>
          <table:table-row>
            <table:table-cell office:value-type="string">
              <text:p>644</text:p>
            </table:table-cell>
            <table:table-cell office:value-type="float" office:value="0.855000019073486"/>
            <table:table-cell office:value-type="float" office:value="1.05900001525879"/>
          </table:table-row>
          <table:table-row>
            <table:table-cell office:value-type="string">
              <text:p>645</text:p>
            </table:table-cell>
            <table:table-cell office:value-type="float" office:value="0.91400003433227495"/>
            <table:table-cell office:value-type="float" office:value="1.05900001525879"/>
          </table:table-row>
          <table:table-row>
            <table:table-cell office:value-type="string">
              <text:p>646</text:p>
            </table:table-cell>
            <table:table-cell office:value-type="float" office:value="0.98099994659423795"/>
            <table:table-cell office:value-type="float" office:value="1.05900001525879"/>
          </table:table-row>
          <table:table-row>
            <table:table-cell office:value-type="string">
              <text:p>647</text:p>
            </table:table-cell>
            <table:table-cell office:value-type="float" office:value="0.85199999809265103"/>
            <table:table-cell office:value-type="float" office:value="1.05900001525879"/>
          </table:table-row>
          <table:table-row>
            <table:table-cell office:value-type="string">
              <text:p>648</text:p>
            </table:table-cell>
            <table:table-cell office:value-type="float" office:value="0.95199990272521895"/>
            <table:table-cell office:value-type="float" office:value="1.05900001525879"/>
          </table:table-row>
          <table:table-row>
            <table:table-cell office:value-type="string">
              <text:p>649</text:p>
            </table:table-cell>
            <table:table-cell office:value-type="float" office:value="1.0190000534057599"/>
            <table:table-cell office:value-type="float" office:value="1.05900001525879"/>
          </table:table-row>
          <table:table-row>
            <table:table-cell office:value-type="string">
              <text:p>650</text:p>
            </table:table-cell>
            <table:table-cell office:value-type="float" office:value="1.3470001220703101"/>
            <table:table-cell office:value-type="float" office:value="1.05900001525879"/>
          </table:table-row>
          <table:table-row>
            <table:table-cell office:value-type="string">
              <text:p>651</text:p>
            </table:table-cell>
            <table:table-cell office:value-type="float" office:value="1.0149998664855999"/>
            <table:table-cell office:value-type="float" office:value="1.05900001525879"/>
          </table:table-row>
          <table:table-row>
            <table:table-cell office:value-type="string">
              <text:p>652</text:p>
            </table:table-cell>
            <table:table-cell office:value-type="float" office:value="0.875"/>
            <table:table-cell office:value-type="float" office:value="1.05900001525879"/>
          </table:table-row>
          <table:table-row>
            <table:table-cell office:value-type="string">
              <text:p>653</text:p>
            </table:table-cell>
            <table:table-cell office:value-type="float" office:value="1.09299993515015"/>
            <table:table-cell office:value-type="float" office:value="1.05900001525879"/>
          </table:table-row>
          <table:table-row>
            <table:table-cell office:value-type="string">
              <text:p>654</text:p>
            </table:table-cell>
            <table:table-cell office:value-type="float" office:value="0.84800004959106401"/>
            <table:table-cell office:value-type="float" office:value="1.05900001525879"/>
          </table:table-row>
          <table:table-row>
            <table:table-cell office:value-type="string">
              <text:p>655</text:p>
            </table:table-cell>
            <table:table-cell office:value-type="float" office:value="0.91100001335143999"/>
            <table:table-cell office:value-type="float" office:value="1.05900001525879"/>
          </table:table-row>
          <table:table-row>
            <table:table-cell office:value-type="string">
              <text:p>656</text:p>
            </table:table-cell>
            <table:table-cell office:value-type="float" office:value="1.8829998970031701"/>
            <table:table-cell office:value-type="float" office:value="1.05900001525879"/>
          </table:table-row>
          <table:table-row>
            <table:table-cell office:value-type="string">
              <text:p>657</text:p>
            </table:table-cell>
            <table:table-cell office:value-type="float" office:value="1.04899978637695"/>
            <table:table-cell office:value-type="float" office:value="1.05900001525879"/>
          </table:table-row>
          <table:table-row>
            <table:table-cell office:value-type="string">
              <text:p>658</text:p>
            </table:table-cell>
            <table:table-cell office:value-type="float" office:value="0.84800004959106401"/>
            <table:table-cell office:value-type="float" office:value="1.05900001525879"/>
          </table:table-row>
          <table:table-row>
            <table:table-cell office:value-type="string">
              <text:p>659</text:p>
            </table:table-cell>
            <table:table-cell office:value-type="float" office:value="0.92300009727478005"/>
            <table:table-cell office:value-type="float" office:value="1.05900001525879"/>
          </table:table-row>
          <table:table-row>
            <table:table-cell office:value-type="string">
              <text:p>660</text:p>
            </table:table-cell>
            <table:table-cell office:value-type="float" office:value="3.90700006484985"/>
            <table:table-cell office:value-type="float" office:value="1.05900001525879"/>
          </table:table-row>
          <table:table-row>
            <table:table-cell office:value-type="string">
              <text:p>661</text:p>
            </table:table-cell>
            <table:table-cell office:value-type="float" office:value="3.7840001583099401"/>
            <table:table-cell office:value-type="float" office:value="1.05900001525879"/>
          </table:table-row>
          <table:table-row>
            <table:table-cell office:value-type="string">
              <text:p>662</text:p>
            </table:table-cell>
            <table:table-cell office:value-type="float" office:value="1.32200002670288"/>
            <table:table-cell office:value-type="float" office:value="1.05900001525879"/>
          </table:table-row>
          <table:table-row>
            <table:table-cell office:value-type="string">
              <text:p>663</text:p>
            </table:table-cell>
            <table:table-cell office:value-type="float" office:value="1.68700003623962"/>
            <table:table-cell office:value-type="float" office:value="1.05900001525879"/>
          </table:table-row>
          <table:table-row>
            <table:table-cell office:value-type="string">
              <text:p>664</text:p>
            </table:table-cell>
            <table:table-cell office:value-type="float" office:value="0.92900013923644997"/>
            <table:table-cell office:value-type="float" office:value="1.05900001525879"/>
          </table:table-row>
          <table:table-row>
            <table:table-cell office:value-type="string">
              <text:p>665</text:p>
            </table:table-cell>
            <table:table-cell office:value-type="float" office:value="1"/>
            <table:table-cell office:value-type="float" office:value="1.05900001525879"/>
          </table:table-row>
          <table:table-row>
            <table:table-cell office:value-type="string">
              <text:p>666</text:p>
            </table:table-cell>
            <table:table-cell office:value-type="float" office:value="0.92700004577636697"/>
            <table:table-cell office:value-type="float" office:value="1.05900001525879"/>
          </table:table-row>
          <table:table-row>
            <table:table-cell office:value-type="string">
              <text:p>667</text:p>
            </table:table-cell>
            <table:table-cell office:value-type="float" office:value="1.0029997825622601"/>
            <table:table-cell office:value-type="float" office:value="1.05900001525879"/>
          </table:table-row>
          <table:table-row>
            <table:table-cell office:value-type="string">
              <text:p>668</text:p>
            </table:table-cell>
            <table:table-cell office:value-type="float" office:value="0.76900005340576105"/>
            <table:table-cell office:value-type="float" office:value="1.05900001525879"/>
          </table:table-row>
          <table:table-row>
            <table:table-cell office:value-type="string">
              <text:p>669</text:p>
            </table:table-cell>
            <table:table-cell office:value-type="float" office:value="0.83299994468688898"/>
            <table:table-cell office:value-type="float" office:value="1.05900001525879"/>
          </table:table-row>
          <table:table-row>
            <table:table-cell office:value-type="string">
              <text:p>670</text:p>
            </table:table-cell>
            <table:table-cell office:value-type="float" office:value="0.90499997138976995"/>
            <table:table-cell office:value-type="float" office:value="1.05900001525879"/>
          </table:table-row>
          <table:table-row>
            <table:table-cell office:value-type="string">
              <text:p>671</text:p>
            </table:table-cell>
            <table:table-cell office:value-type="float" office:value="1.0910000801086399"/>
            <table:table-cell office:value-type="float" office:value="1.05900001525879"/>
          </table:table-row>
          <table:table-row>
            <table:table-cell office:value-type="string">
              <text:p>672</text:p>
            </table:table-cell>
            <table:table-cell office:value-type="float" office:value="0.91799998283386197"/>
            <table:table-cell office:value-type="float" office:value="1.05900001525879"/>
          </table:table-row>
          <table:table-row>
            <table:table-cell office:value-type="string">
              <text:p>673</text:p>
            </table:table-cell>
            <table:table-cell office:value-type="float" office:value="1.0220000743866"/>
            <table:table-cell office:value-type="float" office:value="1.05900001525879"/>
          </table:table-row>
          <table:table-row>
            <table:table-cell office:value-type="string">
              <text:p>674</text:p>
            </table:table-cell>
            <table:table-cell office:value-type="float" office:value="1.28599977493286"/>
            <table:table-cell office:value-type="float" office:value="1.05900001525879"/>
          </table:table-row>
          <table:table-row>
            <table:table-cell office:value-type="string">
              <text:p>675</text:p>
            </table:table-cell>
            <table:table-cell office:value-type="float" office:value="1.3650000095367401"/>
            <table:table-cell office:value-type="float" office:value="1.05900001525879"/>
          </table:table-row>
          <table:table-row>
            <table:table-cell office:value-type="string">
              <text:p>676</text:p>
            </table:table-cell>
            <table:table-cell office:value-type="float" office:value="1.27300000190735"/>
            <table:table-cell office:value-type="float" office:value="1.05900001525879"/>
          </table:table-row>
          <table:table-row>
            <table:table-cell office:value-type="string">
              <text:p>677</text:p>
            </table:table-cell>
            <table:table-cell office:value-type="float" office:value="1.0939998626709"/>
            <table:table-cell office:value-type="float" office:value="1.05900001525879"/>
          </table:table-row>
          <table:table-row>
            <table:table-cell office:value-type="string">
              <text:p>678</text:p>
            </table:table-cell>
            <table:table-cell office:value-type="float" office:value="1.02300000190735"/>
            <table:table-cell office:value-type="float" office:value="1.05900001525879"/>
          </table:table-row>
          <table:table-row>
            <table:table-cell office:value-type="string">
              <text:p>679</text:p>
            </table:table-cell>
            <table:table-cell office:value-type="float" office:value="0.982000112533569"/>
            <table:table-cell office:value-type="float" office:value="1.05900001525879"/>
          </table:table-row>
          <table:table-row>
            <table:table-cell office:value-type="string">
              <text:p>680</text:p>
            </table:table-cell>
            <table:table-cell office:value-type="float" office:value="1.0429999828338601"/>
            <table:table-cell office:value-type="float" office:value="1.05900001525879"/>
          </table:table-row>
          <table:table-row>
            <table:table-cell office:value-type="string">
              <text:p>681</text:p>
            </table:table-cell>
            <table:table-cell office:value-type="float" office:value="0.98900008201599099"/>
            <table:table-cell office:value-type="float" office:value="1.05900001525879"/>
          </table:table-row>
          <table:table-row>
            <table:table-cell office:value-type="string">
              <text:p>682</text:p>
            </table:table-cell>
            <table:table-cell office:value-type="float" office:value="2.15699982643127"/>
            <table:table-cell office:value-type="float" office:value="1.05900001525879"/>
          </table:table-row>
          <table:table-row>
            <table:table-cell office:value-type="string">
              <text:p>683</text:p>
            </table:table-cell>
            <table:table-cell office:value-type="float" office:value="0.91799998283386197"/>
            <table:table-cell office:value-type="float" office:value="1.05900001525879"/>
          </table:table-row>
          <table:table-row>
            <table:table-cell office:value-type="string">
              <text:p>684</text:p>
            </table:table-cell>
            <table:table-cell office:value-type="float" office:value="1.0109999179840099"/>
            <table:table-cell office:value-type="float" office:value="1.05900001525879"/>
          </table:table-row>
          <table:table-row>
            <table:table-cell office:value-type="string">
              <text:p>685</text:p>
            </table:table-cell>
            <table:table-cell office:value-type="float" office:value="1.1009998321533201"/>
            <table:table-cell office:value-type="float" office:value="1.05900001525879"/>
          </table:table-row>
          <table:table-row>
            <table:table-cell office:value-type="string">
              <text:p>686</text:p>
            </table:table-cell>
            <table:table-cell office:value-type="float" office:value="1.0120000839233401"/>
            <table:table-cell office:value-type="float" office:value="1.05900001525879"/>
          </table:table-row>
          <table:table-row>
            <table:table-cell office:value-type="string">
              <text:p>687</text:p>
            </table:table-cell>
            <table:table-cell office:value-type="float" office:value="1.0770001411437999"/>
            <table:table-cell office:value-type="float" office:value="1.05900001525879"/>
          </table:table-row>
          <table:table-row>
            <table:table-cell office:value-type="string">
              <text:p>688</text:p>
            </table:table-cell>
            <table:table-cell office:value-type="float" office:value="0.84200000762939398"/>
            <table:table-cell office:value-type="float" office:value="1.05900001525879"/>
          </table:table-row>
          <table:table-row>
            <table:table-cell office:value-type="string">
              <text:p>689</text:p>
            </table:table-cell>
            <table:table-cell office:value-type="float" office:value="0.94099998474121105"/>
            <table:table-cell office:value-type="float" office:value="1.05900001525879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